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uth Korea_coronavirus" table:style-name="ta1">
        <table:shapes>
          <draw:frame draw:z-index="0" draw:style-name="gr1" draw:text-style-name="P1" svg:width="6.2988in" svg:height="3.5429in" svg:x="637.0972in" svg:y="1.1063in">
            <draw:object draw:notify-on-update-of-ranges="'South Korea_coronavirus'.B1:'South Korea_coronavirus'.SG1 'South Korea_coronavirus'.A3:'South Korea_coronavirus'.A3 'South Korea_coronavirus'.B3:'South Korea_coronavirus'.SG3 'South Korea_coronavirus'.A4:'South Korea_coronavirus'.A4 'South Korea_coronavirus'.B4:'South Korea_coronavirus'.SG4 'South Korea_coronavirus'.A5:'South Korea_coronavirus'.A5 'South Korea_coronavirus'.B5:'South Korea_coronavirus'.SG5 'South Korea_coronavirus'.A6:'South Korea_coronavirus'.A6 'South Korea_coronavirus'.B6:'South Korea_coronavirus'.S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5" table:number-columns-repeated="34" table:default-cell-style-name="Default"/>
        <table:table-column table:style-name="co6" table:default-cell-style-name="Default"/>
        <table:table-column table:style-name="co5" table:number-columns-repeated="14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18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22" table:default-cell-style-name="Default"/>
        <table:table-column table:style-name="co6" table:number-columns-repeated="2" table:default-cell-style-name="Default"/>
        <table:table-column table:style-name="co5" table:number-columns-repeated="4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8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9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float" office:value="51268999" calcext:value-type="float">
            <text:p>51268999</text:p>
          </table:table-cell>
          <table:table-cell office:value-type="float" office:value="51268998.9735056" calcext:value-type="float">
            <text:p>51268998.9735056</text:p>
          </table:table-cell>
          <table:table-cell office:value-type="float" office:value="51268998.9015837" calcext:value-type="float">
            <text:p>51268998.9015837</text:p>
          </table:table-cell>
          <table:table-cell office:value-type="float" office:value="51268998.79227" calcext:value-type="float">
            <text:p>51268998.79227</text:p>
          </table:table-cell>
          <table:table-cell office:value-type="float" office:value="51268998.6502636" calcext:value-type="float">
            <text:p>51268998.6502636</text:p>
          </table:table-cell>
          <table:table-cell office:value-type="float" office:value="51268998.4778983" calcext:value-type="float">
            <text:p>51268998.4778983</text:p>
          </table:table-cell>
          <table:table-cell office:value-type="float" office:value="51268998.2757938" calcext:value-type="float">
            <text:p>51268998.2757938</text:p>
          </table:table-cell>
          <table:table-cell office:value-type="float" office:value="51268998.0432862" calcext:value-type="float">
            <text:p>51268998.0432862</text:p>
          </table:table-cell>
          <table:table-cell office:value-type="float" office:value="51268997.7787072" calcext:value-type="float">
            <text:p>51268997.7787072</text:p>
          </table:table-cell>
          <table:table-cell office:value-type="float" office:value="51268997.4795587" calcext:value-type="float">
            <text:p>51268997.4795587</text:p>
          </table:table-cell>
          <table:table-cell office:value-type="float" office:value="51268997.1426147" calcext:value-type="float">
            <text:p>51268997.1426147</text:p>
          </table:table-cell>
          <table:table-cell office:value-type="float" office:value="51268996.7639704" calcext:value-type="float">
            <text:p>51268996.7639704</text:p>
          </table:table-cell>
          <table:table-cell office:value-type="float" office:value="51268996.3390545" calcext:value-type="float">
            <text:p>51268996.3390545</text:p>
          </table:table-cell>
          <table:table-cell office:value-type="float" office:value="51268995.8626122" calcext:value-type="float">
            <text:p>51268995.8626122</text:p>
          </table:table-cell>
          <table:table-cell office:value-type="float" office:value="51268995.3286673" calcext:value-type="float">
            <text:p>51268995.3286673</text:p>
          </table:table-cell>
          <table:table-cell office:value-type="float" office:value="51268994.7304644" calcext:value-type="float">
            <text:p>51268994.7304644</text:p>
          </table:table-cell>
          <table:table-cell office:value-type="float" office:value="51268994.0603962" calcext:value-type="float">
            <text:p>51268994.0603962</text:p>
          </table:table-cell>
          <table:table-cell office:value-type="float" office:value="51268993.3099148" calcext:value-type="float">
            <text:p>51268993.3099148</text:p>
          </table:table-cell>
          <table:table-cell office:value-type="float" office:value="51268992.4694283" calcext:value-type="float">
            <text:p>51268992.4694283</text:p>
          </table:table-cell>
          <table:table-cell office:value-type="float" office:value="51268991.528182" calcext:value-type="float">
            <text:p>51268991.528182</text:p>
          </table:table-cell>
          <table:table-cell office:value-type="float" office:value="51268990.4741237" calcext:value-type="float">
            <text:p>51268990.4741237</text:p>
          </table:table-cell>
          <table:table-cell office:value-type="float" office:value="51268989.2937508" calcext:value-type="float">
            <text:p>51268989.2937508</text:p>
          </table:table-cell>
          <table:table-cell office:value-type="float" office:value="51268987.9719387" calcext:value-type="float">
            <text:p>51268987.9719387</text:p>
          </table:table-cell>
          <table:table-cell office:value-type="float" office:value="51268986.491748" calcext:value-type="float">
            <text:p>51268986.491748</text:p>
          </table:table-cell>
          <table:table-cell office:value-type="float" office:value="51268984.8342075" calcext:value-type="float">
            <text:p>51268984.8342075</text:p>
          </table:table-cell>
          <table:table-cell office:value-type="float" office:value="51268982.9780722" calcext:value-type="float">
            <text:p>51268982.9780722</text:p>
          </table:table-cell>
          <table:table-cell office:value-type="float" office:value="51268980.8995503" calcext:value-type="float">
            <text:p>51268980.8995503</text:p>
          </table:table-cell>
          <table:table-cell office:value-type="float" office:value="51268978.5719992" calcext:value-type="float">
            <text:p>51268978.5719992</text:p>
          </table:table-cell>
          <table:table-cell office:value-type="float" office:value="51268975.9655844" calcext:value-type="float">
            <text:p>51268975.9655844</text:p>
          </table:table-cell>
          <table:table-cell office:value-type="float" office:value="51268973.0468955" calcext:value-type="float">
            <text:p>51268973.0468955</text:p>
          </table:table-cell>
          <table:table-cell office:value-type="float" office:value="51268969.7785197" calcext:value-type="float">
            <text:p>51268969.7785197</text:p>
          </table:table-cell>
          <table:table-cell office:value-type="float" office:value="51268966.1185616" calcext:value-type="float">
            <text:p>51268966.1185616</text:p>
          </table:table-cell>
          <table:table-cell office:value-type="float" office:value="51268962.0201063" calcext:value-type="float">
            <text:p>51268962.0201063</text:p>
          </table:table-cell>
          <table:table-cell office:value-type="float" office:value="51268957.4306181" calcext:value-type="float">
            <text:p>51268957.4306181</text:p>
          </table:table-cell>
          <table:table-cell office:value-type="float" office:value="51268952.2912668" calcext:value-type="float">
            <text:p>51268952.2912668</text:p>
          </table:table-cell>
          <table:table-cell office:value-type="float" office:value="51268946.5361741" calcext:value-type="float">
            <text:p>51268946.5361741</text:p>
          </table:table-cell>
          <table:table-cell office:value-type="float" office:value="51268940.0915687" calcext:value-type="float">
            <text:p>51268940.0915687</text:p>
          </table:table-cell>
          <table:table-cell office:value-type="float" office:value="51268932.8748407" calcext:value-type="float">
            <text:p>51268932.8748407</text:p>
          </table:table-cell>
          <table:table-cell office:value-type="float" office:value="51268924.7934831" calcext:value-type="float">
            <text:p>51268924.7934831</text:p>
          </table:table-cell>
          <table:table-cell office:value-type="float" office:value="51268915.7439058" calcext:value-type="float">
            <text:p>51268915.7439058</text:p>
          </table:table-cell>
          <table:table-cell office:value-type="float" office:value="51268905.6101078" calcext:value-type="float">
            <text:p>51268905.6101078</text:p>
          </table:table-cell>
          <table:table-cell office:value-type="float" office:value="51268894.26219" calcext:value-type="float">
            <text:p>51268894.26219</text:p>
          </table:table-cell>
          <table:table-cell office:value-type="float" office:value="51268881.5546905" calcext:value-type="float">
            <text:p>51268881.5546905</text:p>
          </table:table-cell>
          <table:table-cell office:value-type="float" office:value="51268867.3247201" calcext:value-type="float">
            <text:p>51268867.3247201</text:p>
          </table:table-cell>
          <table:table-cell office:value-type="float" office:value="51268851.3898743" calcext:value-type="float">
            <text:p>51268851.3898743</text:p>
          </table:table-cell>
          <table:table-cell office:value-type="float" office:value="51268833.5458954" calcext:value-type="float">
            <text:p>51268833.5458954</text:p>
          </table:table-cell>
          <table:table-cell office:value-type="float" office:value="51268813.5640538" calcext:value-type="float">
            <text:p>51268813.5640538</text:p>
          </table:table-cell>
          <table:table-cell office:value-type="float" office:value="51268791.1882169" calcext:value-type="float">
            <text:p>51268791.1882169</text:p>
          </table:table-cell>
          <table:table-cell office:value-type="float" office:value="51268766.1315662" calcext:value-type="float">
            <text:p>51268766.1315662</text:p>
          </table:table-cell>
          <table:table-cell office:value-type="float" office:value="51268738.0729204" calcext:value-type="float">
            <text:p>51268738.0729204</text:p>
          </table:table-cell>
          <table:table-cell office:value-type="float" office:value="51268706.6526189" calcext:value-type="float">
            <text:p>51268706.6526189</text:p>
          </table:table-cell>
          <table:table-cell office:value-type="float" office:value="51268671.4679122" calcext:value-type="float">
            <text:p>51268671.4679122</text:p>
          </table:table-cell>
          <table:table-cell office:value-type="float" office:value="51268632.0678004" calcext:value-type="float">
            <text:p>51268632.0678004</text:p>
          </table:table-cell>
          <table:table-cell office:value-type="float" office:value="51268587.9472513" calcext:value-type="float">
            <text:p>51268587.9472513</text:p>
          </table:table-cell>
          <table:table-cell office:value-type="float" office:value="51268538.5407288" calcext:value-type="float">
            <text:p>51268538.5407288</text:p>
          </table:table-cell>
          <table:table-cell office:value-type="float" office:value="51268483.2149454" calcext:value-type="float">
            <text:p>51268483.2149454</text:p>
          </table:table-cell>
          <table:table-cell office:value-type="float" office:value="51268421.2607442" calcext:value-type="float">
            <text:p>51268421.2607442</text:p>
          </table:table-cell>
          <table:table-cell office:value-type="float" office:value="51268351.8840109" calcext:value-type="float">
            <text:p>51268351.8840109</text:p>
          </table:table-cell>
          <table:table-cell office:value-type="float" office:value="51268274.1954983" calcext:value-type="float">
            <text:p>51268274.1954983</text:p>
          </table:table-cell>
          <table:table-cell office:value-type="float" office:value="51268187.1994301" calcext:value-type="float">
            <text:p>51268187.1994301</text:p>
          </table:table-cell>
          <table:table-cell office:value-type="float" office:value="51268089.7807376" calcext:value-type="float">
            <text:p>51268089.7807376</text:p>
          </table:table-cell>
          <table:table-cell office:value-type="float" office:value="51267980.6907741" calcext:value-type="float">
            <text:p>51267980.6907741</text:p>
          </table:table-cell>
          <table:table-cell office:value-type="float" office:value="51267858.531316" calcext:value-type="float">
            <text:p>51267858.531316</text:p>
          </table:table-cell>
          <table:table-cell office:value-type="float" office:value="51267721.7366425" calcext:value-type="float">
            <text:p>51267721.7366425</text:p>
          </table:table-cell>
          <table:table-cell office:value-type="float" office:value="51267568.5534773" calcext:value-type="float">
            <text:p>51267568.5534773</text:p>
          </table:table-cell>
          <table:table-cell office:value-type="float" office:value="51267397.0185285" calcext:value-type="float">
            <text:p>51267397.0185285</text:p>
          </table:table-cell>
          <table:table-cell office:value-type="float" office:value="51267204.9333346" calcext:value-type="float">
            <text:p>51267204.9333346</text:p>
          </table:table-cell>
          <table:table-cell office:value-type="float" office:value="51266989.8360984" calcext:value-type="float">
            <text:p>51266989.8360984</text:p>
          </table:table-cell>
          <table:table-cell office:value-type="float" office:value="51266748.9701589" calcext:value-type="float">
            <text:p>51266748.9701589</text:p>
          </table:table-cell>
          <table:table-cell office:value-type="float" office:value="51266479.2486868" calcext:value-type="float">
            <text:p>51266479.2486868</text:p>
          </table:table-cell>
          <table:table-cell office:value-type="float" office:value="51266177.2151424" calcext:value-type="float">
            <text:p>51266177.2151424</text:p>
          </table:table-cell>
          <table:table-cell office:value-type="float" office:value="51265838.9990209" calcext:value-type="float">
            <text:p>51265838.9990209</text:p>
          </table:table-cell>
          <table:table-cell office:value-type="float" office:value="51265460.2663152" calcext:value-type="float">
            <text:p>51265460.2663152</text:p>
          </table:table-cell>
          <table:table-cell office:value-type="float" office:value="51265036.1641043" calcext:value-type="float">
            <text:p>51265036.1641043</text:p>
          </table:table-cell>
          <table:table-cell office:value-type="float" office:value="51264561.2588992" calcext:value-type="float">
            <text:p>51264561.2588992</text:p>
          </table:table-cell>
          <table:table-cell office:value-type="float" office:value="51264029.4702296" calcext:value-type="float">
            <text:p>51264029.4702296</text:p>
          </table:table-cell>
          <table:table-cell office:value-type="float" office:value="51263434.0132537" calcext:value-type="float">
            <text:p>51263434.0132537</text:p>
          </table:table-cell>
          <table:table-cell office:value-type="float" office:value="51262767.4467596" calcext:value-type="float">
            <text:p>51262767.4467596</text:p>
          </table:table-cell>
          <table:table-cell office:value-type="float" office:value="51262022.4592461" calcext:value-type="float">
            <text:p>51262022.4592461</text:p>
          </table:table-cell>
          <table:table-cell office:value-type="float" office:value="51261197.4396279" calcext:value-type="float">
            <text:p>51261197.4396279</text:p>
          </table:table-cell>
          <table:table-cell office:value-type="float" office:value="51260329.218609" calcext:value-type="float">
            <text:p>51260329.218609</text:p>
          </table:table-cell>
          <table:table-cell office:value-type="float" office:value="51259602.0813182" calcext:value-type="float">
            <text:p>51259602.0813182</text:p>
          </table:table-cell>
          <table:table-cell office:value-type="float" office:value="51259244.4510598" calcext:value-type="float">
            <text:p>51259244.4510598</text:p>
          </table:table-cell>
          <table:table-cell office:value-type="float" office:value="51259098.6909979" calcext:value-type="float">
            <text:p>51259098.6909979</text:p>
          </table:table-cell>
          <table:table-cell office:value-type="float" office:value="51258997.8421296" calcext:value-type="float">
            <text:p>51258997.8421296</text:p>
          </table:table-cell>
          <table:table-cell office:value-type="float" office:value="51258903.3640706" calcext:value-type="float">
            <text:p>51258903.3640706</text:p>
          </table:table-cell>
          <table:table-cell office:value-type="float" office:value="51258809.4798192" calcext:value-type="float">
            <text:p>51258809.4798192</text:p>
          </table:table-cell>
          <table:table-cell office:value-type="float" office:value="51258715.9907599" calcext:value-type="float">
            <text:p>51258715.9907599</text:p>
          </table:table-cell>
          <table:table-cell office:value-type="float" office:value="51258623.4793595" calcext:value-type="float">
            <text:p>51258623.4793595</text:p>
          </table:table-cell>
          <table:table-cell office:value-type="float" office:value="51258532.5090249" calcext:value-type="float">
            <text:p>51258532.5090249</text:p>
          </table:table-cell>
          <table:table-cell office:value-type="float" office:value="51258443.5176508" calcext:value-type="float">
            <text:p>51258443.5176508</text:p>
          </table:table-cell>
          <table:table-cell office:value-type="float" office:value="51258356.8253085" calcext:value-type="float">
            <text:p>51258356.8253085</text:p>
          </table:table-cell>
          <table:table-cell office:value-type="float" office:value="51258272.6562847" calcext:value-type="float">
            <text:p>51258272.6562847</text:p>
          </table:table-cell>
          <table:table-cell office:value-type="float" office:value="51258191.1593071" calcext:value-type="float">
            <text:p>51258191.1593071</text:p>
          </table:table-cell>
          <table:table-cell office:value-type="float" office:value="51258112.4240752" calcext:value-type="float">
            <text:p>51258112.4240752</text:p>
          </table:table-cell>
          <table:table-cell office:value-type="float" office:value="51258036.4944582" calcext:value-type="float">
            <text:p>51258036.4944582</text:p>
          </table:table-cell>
          <table:table-cell office:value-type="float" office:value="51257963.3789849" calcext:value-type="float">
            <text:p>51257963.3789849</text:p>
          </table:table-cell>
          <table:table-cell office:value-type="float" office:value="51257893.0591579" calcext:value-type="float">
            <text:p>51257893.0591579</text:p>
          </table:table-cell>
          <table:table-cell office:value-type="float" office:value="51257825.4960331" calcext:value-type="float">
            <text:p>51257825.4960331</text:p>
          </table:table-cell>
          <table:table-cell office:value-type="float" office:value="51257760.6354207" calcext:value-type="float">
            <text:p>51257760.6354207</text:p>
          </table:table-cell>
          <table:table-cell office:value-type="float" office:value="51257698.4119852" calcext:value-type="float">
            <text:p>51257698.4119852</text:p>
          </table:table-cell>
          <table:table-cell office:value-type="float" office:value="51257638.752472" calcext:value-type="float">
            <text:p>51257638.752472</text:p>
          </table:table-cell>
          <table:table-cell office:value-type="float" office:value="51257581.5782386" calcext:value-type="float">
            <text:p>51257581.5782386</text:p>
          </table:table-cell>
          <table:table-cell office:value-type="float" office:value="51257526.8072319" calcext:value-type="float">
            <text:p>51257526.8072319</text:p>
          </table:table-cell>
          <table:table-cell office:value-type="float" office:value="51257474.3555274" calcext:value-type="float">
            <text:p>51257474.3555274</text:p>
          </table:table-cell>
          <table:table-cell office:value-type="float" office:value="51257424.1385187" calcext:value-type="float">
            <text:p>51257424.1385187</text:p>
          </table:table-cell>
          <table:table-cell office:value-type="float" office:value="51257376.0718312" calcext:value-type="float">
            <text:p>51257376.0718312</text:p>
          </table:table-cell>
          <table:table-cell office:value-type="float" office:value="51257330.0720166" calcext:value-type="float">
            <text:p>51257330.0720166</text:p>
          </table:table-cell>
          <table:table-cell office:value-type="float" office:value="51257286.0570747" calcext:value-type="float">
            <text:p>51257286.0570747</text:p>
          </table:table-cell>
          <table:table-cell office:value-type="float" office:value="51257243.9468377" calcext:value-type="float">
            <text:p>51257243.9468377</text:p>
          </table:table-cell>
          <table:table-cell office:value-type="float" office:value="51257203.6632478" calcext:value-type="float">
            <text:p>51257203.6632478</text:p>
          </table:table-cell>
          <table:table-cell office:value-type="float" office:value="51257165.1305494" calcext:value-type="float">
            <text:p>51257165.1305494</text:p>
          </table:table-cell>
          <table:table-cell office:value-type="float" office:value="51257128.2754161" calcext:value-type="float">
            <text:p>51257128.2754161</text:p>
          </table:table-cell>
          <table:table-cell office:value-type="float" office:value="51257093.027025" calcext:value-type="float">
            <text:p>51257093.027025</text:p>
          </table:table-cell>
          <table:table-cell office:value-type="float" office:value="51257059.3170919" calcext:value-type="float">
            <text:p>51257059.3170919</text:p>
          </table:table-cell>
          <table:table-cell office:value-type="float" office:value="51257027.0798749" calcext:value-type="float">
            <text:p>51257027.0798749</text:p>
          </table:table-cell>
          <table:table-cell office:value-type="float" office:value="51256996.2521556" calcext:value-type="float">
            <text:p>51256996.2521556</text:p>
          </table:table-cell>
          <table:table-cell office:value-type="float" office:value="51256966.7732009" calcext:value-type="float">
            <text:p>51256966.7732009</text:p>
          </table:table-cell>
          <table:table-cell office:value-type="float" office:value="51256938.584713" calcext:value-type="float">
            <text:p>51256938.584713</text:p>
          </table:table-cell>
          <table:table-cell office:value-type="float" office:value="51256911.6307692" calcext:value-type="float">
            <text:p>51256911.6307692</text:p>
          </table:table-cell>
          <table:table-cell office:value-type="float" office:value="51256885.8577548" calcext:value-type="float">
            <text:p>51256885.8577548</text:p>
          </table:table-cell>
          <table:table-cell office:value-type="float" office:value="51256861.2142914" calcext:value-type="float">
            <text:p>51256861.2142914</text:p>
          </table:table-cell>
          <table:table-cell office:value-type="float" office:value="51256837.6511627" calcext:value-type="float">
            <text:p>51256837.6511627</text:p>
          </table:table-cell>
          <table:table-cell office:value-type="float" office:value="51256815.1212383" calcext:value-type="float">
            <text:p>51256815.1212383</text:p>
          </table:table-cell>
          <table:table-cell office:value-type="float" office:value="51256793.5793973" calcext:value-type="float">
            <text:p>51256793.5793973</text:p>
          </table:table-cell>
          <table:table-cell office:value-type="float" office:value="51256772.982452" calcext:value-type="float">
            <text:p>51256772.982452</text:p>
          </table:table-cell>
          <table:table-cell office:value-type="float" office:value="51256753.2890728" calcext:value-type="float">
            <text:p>51256753.2890728</text:p>
          </table:table-cell>
          <table:table-cell office:value-type="float" office:value="51256734.4597144" calcext:value-type="float">
            <text:p>51256734.4597144</text:p>
          </table:table-cell>
          <table:table-cell office:value-type="float" office:value="51256716.456543" calcext:value-type="float">
            <text:p>51256716.456543</text:p>
          </table:table-cell>
          <table:table-cell office:value-type="float" office:value="51256699.2433668" calcext:value-type="float">
            <text:p>51256699.2433668</text:p>
          </table:table-cell>
          <table:table-cell office:value-type="float" office:value="51256682.7855671" calcext:value-type="float">
            <text:p>51256682.7855671</text:p>
          </table:table-cell>
          <table:table-cell office:value-type="float" office:value="51256667.050033" calcext:value-type="float">
            <text:p>51256667.050033</text:p>
          </table:table-cell>
          <table:table-cell office:value-type="float" office:value="51256652.0050972" calcext:value-type="float">
            <text:p>51256652.0050972</text:p>
          </table:table-cell>
          <table:table-cell office:value-type="float" office:value="51256637.6204747" calcext:value-type="float">
            <text:p>51256637.6204747</text:p>
          </table:table-cell>
          <table:table-cell office:value-type="float" office:value="51256623.8672038" calcext:value-type="float">
            <text:p>51256623.8672038</text:p>
          </table:table-cell>
          <table:table-cell office:value-type="float" office:value="51256610.7175892" calcext:value-type="float">
            <text:p>51256610.7175892</text:p>
          </table:table-cell>
          <table:table-cell office:value-type="float" office:value="51256598.1451475" calcext:value-type="float">
            <text:p>51256598.1451475</text:p>
          </table:table-cell>
          <table:table-cell office:value-type="float" office:value="51256586.1245546" calcext:value-type="float">
            <text:p>51256586.1245546</text:p>
          </table:table-cell>
          <table:table-cell office:value-type="float" office:value="51256574.6315956" calcext:value-type="float">
            <text:p>51256574.6315956</text:p>
          </table:table-cell>
          <table:table-cell office:value-type="float" office:value="51256563.6431157" calcext:value-type="float">
            <text:p>51256563.6431157</text:p>
          </table:table-cell>
          <table:table-cell office:value-type="float" office:value="51256553.1369685" calcext:value-type="float">
            <text:p>51256553.1369685</text:p>
          </table:table-cell>
          <table:table-cell office:value-type="float" office:value="51256543.0919313" calcext:value-type="float">
            <text:p>51256543.0919313</text:p>
          </table:table-cell>
          <table:table-cell office:value-type="float" office:value="51256533.4872396" calcext:value-type="float">
            <text:p>51256533.4872396</text:p>
          </table:table-cell>
          <table:table-cell office:value-type="float" office:value="51256524.298772" calcext:value-type="float">
            <text:p>51256524.298772</text:p>
          </table:table-cell>
          <table:table-cell office:value-type="float" office:value="51256515.4642584" calcext:value-type="float">
            <text:p>51256515.4642584</text:p>
          </table:table-cell>
          <table:table-cell office:value-type="float" office:value="51256506.5700625" calcext:value-type="float">
            <text:p>51256506.5700625</text:p>
          </table:table-cell>
          <table:table-cell office:value-type="float" office:value="51256493.9629273" calcext:value-type="float">
            <text:p>51256493.9629273</text:p>
          </table:table-cell>
          <table:table-cell office:value-type="float" office:value="51256467.6125341" calcext:value-type="float">
            <text:p>51256467.6125341</text:p>
          </table:table-cell>
          <table:table-cell office:value-type="float" office:value="51256437.0214336" calcext:value-type="float">
            <text:p>51256437.0214336</text:p>
          </table:table-cell>
          <table:table-cell office:value-type="float" office:value="51256406.7499981" calcext:value-type="float">
            <text:p>51256406.7499981</text:p>
          </table:table-cell>
          <table:table-cell office:value-type="float" office:value="51256376.9426334" calcext:value-type="float">
            <text:p>51256376.9426334</text:p>
          </table:table-cell>
          <table:table-cell office:value-type="float" office:value="51256347.4444401" calcext:value-type="float">
            <text:p>51256347.4444401</text:p>
          </table:table-cell>
          <table:table-cell office:value-type="float" office:value="51256318.1145409" calcext:value-type="float">
            <text:p>51256318.1145409</text:p>
          </table:table-cell>
          <table:table-cell office:value-type="float" office:value="51256288.8435667" calcext:value-type="float">
            <text:p>51256288.8435667</text:p>
          </table:table-cell>
          <table:table-cell office:value-type="float" office:value="51256259.5480141" calcext:value-type="float">
            <text:p>51256259.5480141</text:p>
          </table:table-cell>
          <table:table-cell office:value-type="float" office:value="51256230.1641199" calcext:value-type="float">
            <text:p>51256230.1641199</text:p>
          </table:table-cell>
          <table:table-cell office:value-type="float" office:value="51256200.6430469" calcext:value-type="float">
            <text:p>51256200.6430469</text:p>
          </table:table-cell>
          <table:table-cell office:value-type="float" office:value="51256170.9472255" calcext:value-type="float">
            <text:p>51256170.9472255</text:p>
          </table:table-cell>
          <table:table-cell office:value-type="float" office:value="51256141.0475897" calcext:value-type="float">
            <text:p>51256141.0475897</text:p>
          </table:table-cell>
          <table:table-cell office:value-type="float" office:value="51256110.9214905" calcext:value-type="float">
            <text:p>51256110.9214905</text:p>
          </table:table-cell>
          <table:table-cell office:value-type="float" office:value="51256080.5511177" calcext:value-type="float">
            <text:p>51256080.5511177</text:p>
          </table:table-cell>
          <table:table-cell office:value-type="float" office:value="51256049.922309" calcext:value-type="float">
            <text:p>51256049.922309</text:p>
          </table:table-cell>
          <table:table-cell office:value-type="float" office:value="51256019.0236509" calcext:value-type="float">
            <text:p>51256019.0236509</text:p>
          </table:table-cell>
          <table:table-cell office:value-type="float" office:value="51255987.8457984" calcext:value-type="float">
            <text:p>51255987.8457984</text:p>
          </table:table-cell>
          <table:table-cell office:value-type="float" office:value="51255956.3809621" calcext:value-type="float">
            <text:p>51255956.3809621</text:p>
          </table:table-cell>
          <table:table-cell office:value-type="float" office:value="51255924.6225205" calcext:value-type="float">
            <text:p>51255924.6225205</text:p>
          </table:table-cell>
          <table:table-cell office:value-type="float" office:value="51255892.5647267" calcext:value-type="float">
            <text:p>51255892.5647267</text:p>
          </table:table-cell>
          <table:table-cell office:value-type="float" office:value="51255860.2024872" calcext:value-type="float">
            <text:p>51255860.2024872</text:p>
          </table:table-cell>
          <table:table-cell office:value-type="float" office:value="51255827.5311949" calcext:value-type="float">
            <text:p>51255827.5311949</text:p>
          </table:table-cell>
          <table:table-cell office:value-type="float" office:value="51255794.5466026" calcext:value-type="float">
            <text:p>51255794.5466026</text:p>
          </table:table-cell>
          <table:table-cell office:value-type="float" office:value="51255761.2447274" calcext:value-type="float">
            <text:p>51255761.2447274</text:p>
          </table:table-cell>
          <table:table-cell office:value-type="float" office:value="51255727.6217786" calcext:value-type="float">
            <text:p>51255727.6217786</text:p>
          </table:table-cell>
          <table:table-cell office:value-type="float" office:value="51255693.6741029" calcext:value-type="float">
            <text:p>51255693.6741029</text:p>
          </table:table-cell>
          <table:table-cell office:value-type="float" office:value="51255659.3981433" calcext:value-type="float">
            <text:p>51255659.3981433</text:p>
          </table:table-cell>
          <table:table-cell office:value-type="float" office:value="51255624.7904079" calcext:value-type="float">
            <text:p>51255624.7904079</text:p>
          </table:table-cell>
          <table:table-cell office:value-type="float" office:value="51255589.8474458" calcext:value-type="float">
            <text:p>51255589.8474458</text:p>
          </table:table-cell>
          <table:table-cell office:value-type="float" office:value="51255554.5658296" calcext:value-type="float">
            <text:p>51255554.5658296</text:p>
          </table:table-cell>
          <table:table-cell office:value-type="float" office:value="51255518.9421413" calcext:value-type="float">
            <text:p>51255518.9421413</text:p>
          </table:table-cell>
          <table:table-cell office:value-type="float" office:value="51255482.9729621" calcext:value-type="float">
            <text:p>51255482.9729621</text:p>
          </table:table-cell>
          <table:table-cell office:value-type="float" office:value="51255446.6548647" calcext:value-type="float">
            <text:p>51255446.6548647</text:p>
          </table:table-cell>
          <table:table-cell office:value-type="float" office:value="51255409.9844069" calcext:value-type="float">
            <text:p>51255409.9844069</text:p>
          </table:table-cell>
          <table:table-cell office:value-type="float" office:value="51255372.9581272" calcext:value-type="float">
            <text:p>51255372.9581272</text:p>
          </table:table-cell>
          <table:table-cell office:value-type="float" office:value="51255335.5725409" calcext:value-type="float">
            <text:p>51255335.5725409</text:p>
          </table:table-cell>
          <table:table-cell office:value-type="float" office:value="51255297.8241375" calcext:value-type="float">
            <text:p>51255297.8241375</text:p>
          </table:table-cell>
          <table:table-cell office:value-type="float" office:value="51255259.7093786" calcext:value-type="float">
            <text:p>51255259.7093786</text:p>
          </table:table-cell>
          <table:table-cell office:value-type="float" office:value="51255221.224696" calcext:value-type="float">
            <text:p>51255221.224696</text:p>
          </table:table-cell>
          <table:table-cell office:value-type="float" office:value="51255182.3664904" calcext:value-type="float">
            <text:p>51255182.3664904</text:p>
          </table:table-cell>
          <table:table-cell office:value-type="float" office:value="51255143.1311301" calcext:value-type="float">
            <text:p>51255143.1311301</text:p>
          </table:table-cell>
          <table:table-cell office:value-type="float" office:value="51255103.5149501" calcext:value-type="float">
            <text:p>51255103.5149501</text:p>
          </table:table-cell>
          <table:table-cell office:value-type="float" office:value="51255063.5142516" calcext:value-type="float">
            <text:p>51255063.5142516</text:p>
          </table:table-cell>
          <table:table-cell office:value-type="float" office:value="51255023.1253008" calcext:value-type="float">
            <text:p>51255023.1253008</text:p>
          </table:table-cell>
          <table:table-cell office:value-type="float" office:value="51254982.3443287" calcext:value-type="float">
            <text:p>51254982.3443287</text:p>
          </table:table-cell>
          <table:table-cell office:value-type="float" office:value="51254941.1675305" calcext:value-type="float">
            <text:p>51254941.1675305</text:p>
          </table:table-cell>
          <table:table-cell office:value-type="float" office:value="51254899.5910649" calcext:value-type="float">
            <text:p>51254899.5910649</text:p>
          </table:table-cell>
          <table:table-cell office:value-type="float" office:value="51254857.6110537" calcext:value-type="float">
            <text:p>51254857.6110537</text:p>
          </table:table-cell>
          <table:table-cell office:value-type="float" office:value="51254815.2235827" calcext:value-type="float">
            <text:p>51254815.2235827</text:p>
          </table:table-cell>
          <table:table-cell office:value-type="float" office:value="51254772.4246952" calcext:value-type="float">
            <text:p>51254772.4246952</text:p>
          </table:table-cell>
          <table:table-cell office:value-type="float" office:value="51254729.2103971" calcext:value-type="float">
            <text:p>51254729.2103971</text:p>
          </table:table-cell>
          <table:table-cell office:value-type="float" office:value="51254685.5766643" calcext:value-type="float">
            <text:p>51254685.5766643</text:p>
          </table:table-cell>
          <table:table-cell office:value-type="float" office:value="51254641.5194207" calcext:value-type="float">
            <text:p>51254641.5194207</text:p>
          </table:table-cell>
          <table:table-cell office:value-type="float" office:value="51254597.0345705" calcext:value-type="float">
            <text:p>51254597.0345705</text:p>
          </table:table-cell>
          <table:table-cell office:value-type="float" office:value="51254552.1179533" calcext:value-type="float">
            <text:p>51254552.1179533</text:p>
          </table:table-cell>
          <table:table-cell office:value-type="float" office:value="51254506.765392" calcext:value-type="float">
            <text:p>51254506.765392</text:p>
          </table:table-cell>
          <table:table-cell office:value-type="float" office:value="51254460.9726524" calcext:value-type="float">
            <text:p>51254460.9726524</text:p>
          </table:table-cell>
          <table:table-cell office:value-type="float" office:value="51254414.7354746" calcext:value-type="float">
            <text:p>51254414.7354746</text:p>
          </table:table-cell>
          <table:table-cell office:value-type="float" office:value="51254368.0495427" calcext:value-type="float">
            <text:p>51254368.0495427</text:p>
          </table:table-cell>
          <table:table-cell office:value-type="float" office:value="51254320.9105029" calcext:value-type="float">
            <text:p>51254320.9105029</text:p>
          </table:table-cell>
          <table:table-cell office:value-type="float" office:value="51254273.3139584" calcext:value-type="float">
            <text:p>51254273.3139584</text:p>
          </table:table-cell>
          <table:table-cell office:value-type="float" office:value="51254225.2554782" calcext:value-type="float">
            <text:p>51254225.2554782</text:p>
          </table:table-cell>
          <table:table-cell office:value-type="float" office:value="51254176.7305727" calcext:value-type="float">
            <text:p>51254176.7305727</text:p>
          </table:table-cell>
          <table:table-cell office:value-type="float" office:value="51254127.7347129" calcext:value-type="float">
            <text:p>51254127.7347129</text:p>
          </table:table-cell>
          <table:table-cell office:value-type="float" office:value="51254078.2633383" calcext:value-type="float">
            <text:p>51254078.2633383</text:p>
          </table:table-cell>
          <table:table-cell office:value-type="float" office:value="51254028.3118383" calcext:value-type="float">
            <text:p>51254028.3118383</text:p>
          </table:table-cell>
          <table:table-cell office:value-type="float" office:value="51253977.8755568" calcext:value-type="float">
            <text:p>51253977.8755568</text:p>
          </table:table-cell>
          <table:table-cell office:value-type="float" office:value="51253926.9497909" calcext:value-type="float">
            <text:p>51253926.9497909</text:p>
          </table:table-cell>
          <table:table-cell office:value-type="float" office:value="51253875.5297945" calcext:value-type="float">
            <text:p>51253875.5297945</text:p>
          </table:table-cell>
          <table:table-cell office:value-type="float" office:value="51253823.6107752" calcext:value-type="float">
            <text:p>51253823.6107752</text:p>
          </table:table-cell>
          <table:table-cell office:value-type="float" office:value="51253771.1878918" calcext:value-type="float">
            <text:p>51253771.1878918</text:p>
          </table:table-cell>
          <table:table-cell office:value-type="float" office:value="51253718.2562591" calcext:value-type="float">
            <text:p>51253718.2562591</text:p>
          </table:table-cell>
          <table:table-cell office:value-type="float" office:value="51253664.8109437" calcext:value-type="float">
            <text:p>51253664.8109437</text:p>
          </table:table-cell>
          <table:table-cell office:value-type="float" office:value="51253610.8469612" calcext:value-type="float">
            <text:p>51253610.8469612</text:p>
          </table:table-cell>
          <table:table-cell office:value-type="float" office:value="51253556.359283" calcext:value-type="float">
            <text:p>51253556.359283</text:p>
          </table:table-cell>
          <table:table-cell office:value-type="float" office:value="51253501.3428337" calcext:value-type="float">
            <text:p>51253501.3428337</text:p>
          </table:table-cell>
          <table:table-cell office:value-type="float" office:value="51253445.7924875" calcext:value-type="float">
            <text:p>51253445.7924875</text:p>
          </table:table-cell>
          <table:table-cell office:value-type="float" office:value="51253389.7030618" calcext:value-type="float">
            <text:p>51253389.7030618</text:p>
          </table:table-cell>
          <table:table-cell office:value-type="float" office:value="51253333.06933" calcext:value-type="float">
            <text:p>51253333.06933</text:p>
          </table:table-cell>
          <table:table-cell office:value-type="float" office:value="51253275.886017" calcext:value-type="float">
            <text:p>51253275.886017</text:p>
          </table:table-cell>
          <table:table-cell office:value-type="float" office:value="51253218.1477957" calcext:value-type="float">
            <text:p>51253218.1477957</text:p>
          </table:table-cell>
          <table:table-cell office:value-type="float" office:value="51253159.8492803" calcext:value-type="float">
            <text:p>51253159.8492803</text:p>
          </table:table-cell>
          <table:table-cell office:value-type="float" office:value="51253100.9850385" calcext:value-type="float">
            <text:p>51253100.9850385</text:p>
          </table:table-cell>
          <table:table-cell office:value-type="float" office:value="51253041.5495877" calcext:value-type="float">
            <text:p>51253041.5495877</text:p>
          </table:table-cell>
          <table:table-cell office:value-type="float" office:value="51252981.5373924" calcext:value-type="float">
            <text:p>51252981.5373924</text:p>
          </table:table-cell>
          <table:table-cell office:value-type="float" office:value="51252920.9428548" calcext:value-type="float">
            <text:p>51252920.9428548</text:p>
          </table:table-cell>
          <table:table-cell office:value-type="float" office:value="51252859.7603292" calcext:value-type="float">
            <text:p>51252859.7603292</text:p>
          </table:table-cell>
          <table:table-cell office:value-type="float" office:value="51252797.9841176" calcext:value-type="float">
            <text:p>51252797.9841176</text:p>
          </table:table-cell>
          <table:table-cell office:value-type="float" office:value="51252735.6084671" calcext:value-type="float">
            <text:p>51252735.6084671</text:p>
          </table:table-cell>
          <table:table-cell office:value-type="float" office:value="51252672.6275603" calcext:value-type="float">
            <text:p>51252672.6275603</text:p>
          </table:table-cell>
          <table:table-cell office:value-type="float" office:value="51252609.0355293" calcext:value-type="float">
            <text:p>51252609.0355293</text:p>
          </table:table-cell>
          <table:table-cell office:value-type="float" office:value="51252544.826452" calcext:value-type="float">
            <text:p>51252544.826452</text:p>
          </table:table-cell>
          <table:table-cell office:value-type="float" office:value="51252479.9943502" calcext:value-type="float">
            <text:p>51252479.9943502</text:p>
          </table:table-cell>
          <table:table-cell office:value-type="float" office:value="51252414.5331808" calcext:value-type="float">
            <text:p>51252414.5331808</text:p>
          </table:table-cell>
          <table:table-cell office:value-type="float" office:value="51252348.4368442" calcext:value-type="float">
            <text:p>51252348.4368442</text:p>
          </table:table-cell>
          <table:table-cell office:value-type="float" office:value="51252281.6991832" calcext:value-type="float">
            <text:p>51252281.6991832</text:p>
          </table:table-cell>
          <table:table-cell office:value-type="float" office:value="51252214.31398" calcext:value-type="float">
            <text:p>51252214.31398</text:p>
          </table:table-cell>
          <table:table-cell office:value-type="float" office:value="51252146.2749586" calcext:value-type="float">
            <text:p>51252146.2749586</text:p>
          </table:table-cell>
          <table:table-cell office:value-type="float" office:value="51252077.5757826" calcext:value-type="float">
            <text:p>51252077.5757826</text:p>
          </table:table-cell>
          <table:table-cell office:value-type="float" office:value="51252008.2100508" calcext:value-type="float">
            <text:p>51252008.2100508</text:p>
          </table:table-cell>
          <table:table-cell office:value-type="float" office:value="51251938.1713033" calcext:value-type="float">
            <text:p>51251938.1713033</text:p>
          </table:table-cell>
          <table:table-cell office:value-type="float" office:value="51251867.4530173" calcext:value-type="float">
            <text:p>51251867.4530173</text:p>
          </table:table-cell>
          <table:table-cell office:value-type="float" office:value="51251796.0486042" calcext:value-type="float">
            <text:p>51251796.0486042</text:p>
          </table:table-cell>
          <table:table-cell office:value-type="float" office:value="51251723.9514151" calcext:value-type="float">
            <text:p>51251723.9514151</text:p>
          </table:table-cell>
          <table:table-cell office:value-type="float" office:value="51251651.1547701" calcext:value-type="float">
            <text:p>51251651.1547701</text:p>
          </table:table-cell>
          <table:table-cell office:value-type="float" office:value="51251577.6517856" calcext:value-type="float">
            <text:p>51251577.6517856</text:p>
          </table:table-cell>
          <table:table-cell office:value-type="float" office:value="51251503.435717" calcext:value-type="float">
            <text:p>51251503.435717</text:p>
          </table:table-cell>
          <table:table-cell office:value-type="float" office:value="51251428.4996188" calcext:value-type="float">
            <text:p>51251428.4996188</text:p>
          </table:table-cell>
          <table:table-cell office:value-type="float" office:value="51251352.8365149" calcext:value-type="float">
            <text:p>51251352.8365149</text:p>
          </table:table-cell>
          <table:table-cell office:value-type="float" office:value="51251276.4393594" calcext:value-type="float">
            <text:p>51251276.4393594</text:p>
          </table:table-cell>
          <table:table-cell office:value-type="float" office:value="51251199.3010285" calcext:value-type="float">
            <text:p>51251199.3010285</text:p>
          </table:table-cell>
          <table:table-cell office:value-type="float" office:value="51251121.4143665" calcext:value-type="float">
            <text:p>51251121.4143665</text:p>
          </table:table-cell>
          <table:table-cell office:value-type="float" office:value="51251042.7720994" calcext:value-type="float">
            <text:p>51251042.7720994</text:p>
          </table:table-cell>
          <table:table-cell office:value-type="float" office:value="51250963.3669084" calcext:value-type="float">
            <text:p>51250963.3669084</text:p>
          </table:table-cell>
          <table:table-cell office:value-type="float" office:value="51250883.1914084" calcext:value-type="float">
            <text:p>51250883.1914084</text:p>
          </table:table-cell>
          <table:table-cell office:value-type="float" office:value="51250802.2381329" calcext:value-type="float">
            <text:p>51250802.2381329</text:p>
          </table:table-cell>
          <table:table-cell office:value-type="float" office:value="51250720.4995521" calcext:value-type="float">
            <text:p>51250720.4995521</text:p>
          </table:table-cell>
          <table:table-cell office:value-type="float" office:value="51250637.968047" calcext:value-type="float">
            <text:p>51250637.968047</text:p>
          </table:table-cell>
          <table:table-cell office:value-type="float" office:value="51250554.6359199" calcext:value-type="float">
            <text:p>51250554.6359199</text:p>
          </table:table-cell>
          <table:table-cell office:value-type="float" office:value="51250470.4954225" calcext:value-type="float">
            <text:p>51250470.4954225</text:p>
          </table:table-cell>
          <table:table-cell office:value-type="float" office:value="51250385.5387257" calcext:value-type="float">
            <text:p>51250385.5387257</text:p>
          </table:table-cell>
          <table:table-cell office:value-type="float" office:value="51250299.7579238" calcext:value-type="float">
            <text:p>51250299.7579238</text:p>
          </table:table-cell>
          <table:table-cell office:value-type="float" office:value="51250213.1450297" calcext:value-type="float">
            <text:p>51250213.1450297</text:p>
          </table:table-cell>
          <table:table-cell office:value-type="float" office:value="51250125.6919817" calcext:value-type="float">
            <text:p>51250125.6919817</text:p>
          </table:table-cell>
          <table:table-cell office:value-type="float" office:value="51250037.3906429" calcext:value-type="float">
            <text:p>51250037.3906429</text:p>
          </table:table-cell>
          <table:table-cell office:value-type="float" office:value="51249948.2327925" calcext:value-type="float">
            <text:p>51249948.2327925</text:p>
          </table:table-cell>
          <table:table-cell office:value-type="float" office:value="51249858.2101325" calcext:value-type="float">
            <text:p>51249858.2101325</text:p>
          </table:table-cell>
          <table:table-cell office:value-type="float" office:value="51249767.3142875" calcext:value-type="float">
            <text:p>51249767.3142875</text:p>
          </table:table-cell>
          <table:table-cell office:value-type="float" office:value="51249675.5367925" calcext:value-type="float">
            <text:p>51249675.5367925</text:p>
          </table:table-cell>
          <table:table-cell office:value-type="float" office:value="51249582.8691051" calcext:value-type="float">
            <text:p>51249582.8691051</text:p>
          </table:table-cell>
          <table:table-cell office:value-type="float" office:value="51249489.3026056" calcext:value-type="float">
            <text:p>51249489.3026056</text:p>
          </table:table-cell>
          <table:table-cell office:value-type="float" office:value="51249394.8285945" calcext:value-type="float">
            <text:p>51249394.8285945</text:p>
          </table:table-cell>
          <table:table-cell office:value-type="float" office:value="51249299.4382866" calcext:value-type="float">
            <text:p>51249299.4382866</text:p>
          </table:table-cell>
          <table:table-cell office:value-type="float" office:value="51249203.1227918" calcext:value-type="float">
            <text:p>51249203.1227918</text:p>
          </table:table-cell>
          <table:table-cell office:value-type="float" office:value="51249105.8731485" calcext:value-type="float">
            <text:p>51249105.8731485</text:p>
          </table:table-cell>
          <table:table-cell office:value-type="float" office:value="51249007.6803134" calcext:value-type="float">
            <text:p>51249007.6803134</text:p>
          </table:table-cell>
          <table:table-cell office:value-type="float" office:value="51248908.5351599" calcext:value-type="float">
            <text:p>51248908.5351599</text:p>
          </table:table-cell>
          <table:table-cell office:value-type="float" office:value="51248808.4284628" calcext:value-type="float">
            <text:p>51248808.4284628</text:p>
          </table:table-cell>
          <table:table-cell office:value-type="float" office:value="51248707.3508972" calcext:value-type="float">
            <text:p>51248707.3508972</text:p>
          </table:table-cell>
          <table:table-cell office:value-type="float" office:value="51248605.2930627" calcext:value-type="float">
            <text:p>51248605.2930627</text:p>
          </table:table-cell>
          <table:table-cell office:value-type="float" office:value="51248502.2454721" calcext:value-type="float">
            <text:p>51248502.2454721</text:p>
          </table:table-cell>
          <table:table-cell office:value-type="float" office:value="51248398.19855" calcext:value-type="float">
            <text:p>51248398.19855</text:p>
          </table:table-cell>
          <table:table-cell office:value-type="float" office:value="51248293.1426083" calcext:value-type="float">
            <text:p>51248293.1426083</text:p>
          </table:table-cell>
          <table:table-cell office:value-type="float" office:value="51248187.0678693" calcext:value-type="float">
            <text:p>51248187.0678693</text:p>
          </table:table-cell>
          <table:table-cell office:value-type="float" office:value="51248079.9644714" calcext:value-type="float">
            <text:p>51248079.9644714</text:p>
          </table:table-cell>
          <table:table-cell office:value-type="float" office:value="51247971.8224615" calcext:value-type="float">
            <text:p>51247971.8224615</text:p>
          </table:table-cell>
          <table:table-cell office:value-type="float" office:value="51247862.6317996" calcext:value-type="float">
            <text:p>51247862.6317996</text:p>
          </table:table-cell>
          <table:table-cell office:value-type="float" office:value="51247752.3822906" calcext:value-type="float">
            <text:p>51247752.3822906</text:p>
          </table:table-cell>
          <table:table-cell office:value-type="float" office:value="51247641.0637022" calcext:value-type="float">
            <text:p>51247641.0637022</text:p>
          </table:table-cell>
          <table:table-cell office:value-type="float" office:value="51247528.6656852" calcext:value-type="float">
            <text:p>51247528.6656852</text:p>
          </table:table-cell>
          <table:table-cell office:value-type="float" office:value="51247415.1777971" calcext:value-type="float">
            <text:p>51247415.1777971</text:p>
          </table:table-cell>
          <table:table-cell office:value-type="float" office:value="51247300.5894878" calcext:value-type="float">
            <text:p>51247300.5894878</text:p>
          </table:table-cell>
          <table:table-cell office:value-type="float" office:value="51247184.8900905" calcext:value-type="float">
            <text:p>51247184.8900905</text:p>
          </table:table-cell>
          <table:table-cell office:value-type="float" office:value="51247068.0688508" calcext:value-type="float">
            <text:p>51247068.0688508</text:p>
          </table:table-cell>
          <table:table-cell office:value-type="float" office:value="51246950.1149116" calcext:value-type="float">
            <text:p>51246950.1149116</text:p>
          </table:table-cell>
          <table:table-cell office:value-type="float" office:value="51246831.0173114" calcext:value-type="float">
            <text:p>51246831.0173114</text:p>
          </table:table-cell>
          <table:table-cell office:value-type="float" office:value="51246710.7649827" calcext:value-type="float">
            <text:p>51246710.7649827</text:p>
          </table:table-cell>
          <table:table-cell office:value-type="float" office:value="51246589.3467491" calcext:value-type="float">
            <text:p>51246589.3467491</text:p>
          </table:table-cell>
          <table:table-cell office:value-type="float" office:value="51246466.75132" calcext:value-type="float">
            <text:p>51246466.75132</text:p>
          </table:table-cell>
          <table:table-cell office:value-type="float" office:value="51246342.9672995" calcext:value-type="float">
            <text:p>51246342.9672995</text:p>
          </table:table-cell>
          <table:table-cell office:value-type="float" office:value="51246217.9831871" calcext:value-type="float">
            <text:p>51246217.9831871</text:p>
          </table:table-cell>
          <table:table-cell office:value-type="float" office:value="51246091.7873671" calcext:value-type="float">
            <text:p>51246091.7873671</text:p>
          </table:table-cell>
          <table:table-cell office:value-type="float" office:value="51245964.3681126" calcext:value-type="float">
            <text:p>51245964.3681126</text:p>
          </table:table-cell>
          <table:table-cell office:value-type="float" office:value="51245835.7135842" calcext:value-type="float">
            <text:p>51245835.7135842</text:p>
          </table:table-cell>
          <table:table-cell office:value-type="float" office:value="51245705.8118278" calcext:value-type="float">
            <text:p>51245705.8118278</text:p>
          </table:table-cell>
          <table:table-cell office:value-type="float" office:value="51245574.6507742" calcext:value-type="float">
            <text:p>51245574.6507742</text:p>
          </table:table-cell>
          <table:table-cell office:value-type="float" office:value="51245442.2182378" calcext:value-type="float">
            <text:p>51245442.2182378</text:p>
          </table:table-cell>
          <table:table-cell office:value-type="float" office:value="51245308.5019159" calcext:value-type="float">
            <text:p>51245308.5019159</text:p>
          </table:table-cell>
          <table:table-cell office:value-type="float" office:value="51245173.4893866" calcext:value-type="float">
            <text:p>51245173.4893866</text:p>
          </table:table-cell>
          <table:table-cell office:value-type="float" office:value="51245037.1681087" calcext:value-type="float">
            <text:p>51245037.1681087</text:p>
          </table:table-cell>
          <table:table-cell office:value-type="float" office:value="51244899.5254199" calcext:value-type="float">
            <text:p>51244899.5254199</text:p>
          </table:table-cell>
          <table:table-cell office:value-type="float" office:value="51244760.5485434" calcext:value-type="float">
            <text:p>51244760.5485434</text:p>
          </table:table-cell>
          <table:table-cell office:value-type="float" office:value="51244620.2245496" calcext:value-type="float">
            <text:p>51244620.2245496</text:p>
          </table:table-cell>
          <table:table-cell office:value-type="float" office:value="51244478.5404153" calcext:value-type="float">
            <text:p>51244478.5404153</text:p>
          </table:table-cell>
          <table:table-cell office:value-type="float" office:value="51244335.4829849" calcext:value-type="float">
            <text:p>51244335.4829849</text:p>
          </table:table-cell>
          <table:table-cell office:value-type="float" office:value="51244191.0389635" calcext:value-type="float">
            <text:p>51244191.0389635</text:p>
          </table:table-cell>
          <table:table-cell office:value-type="float" office:value="51244045.1949672" calcext:value-type="float">
            <text:p>51244045.1949672</text:p>
          </table:table-cell>
          <table:table-cell office:value-type="float" office:value="51243897.9374239" calcext:value-type="float">
            <text:p>51243897.9374239</text:p>
          </table:table-cell>
          <table:table-cell office:value-type="float" office:value="51243749.2526909" calcext:value-type="float">
            <text:p>51243749.2526909</text:p>
          </table:table-cell>
          <table:table-cell office:value-type="float" office:value="51243599.1269517" calcext:value-type="float">
            <text:p>51243599.1269517</text:p>
          </table:table-cell>
          <table:table-cell office:value-type="float" office:value="51243447.5462837" calcext:value-type="float">
            <text:p>51243447.5462837</text:p>
          </table:table-cell>
          <table:table-cell office:value-type="float" office:value="51243294.4966103" calcext:value-type="float">
            <text:p>51243294.4966103</text:p>
          </table:table-cell>
          <table:table-cell office:value-type="float" office:value="51243139.9637324" calcext:value-type="float">
            <text:p>51243139.9637324</text:p>
          </table:table-cell>
          <table:table-cell office:value-type="float" office:value="51242983.9332966" calcext:value-type="float">
            <text:p>51242983.9332966</text:p>
          </table:table-cell>
          <table:table-cell office:value-type="float" office:value="51242826.3908461" calcext:value-type="float">
            <text:p>51242826.3908461</text:p>
          </table:table-cell>
          <table:table-cell office:value-type="float" office:value="51242667.3217386" calcext:value-type="float">
            <text:p>51242667.3217386</text:p>
          </table:table-cell>
          <table:table-cell office:value-type="float" office:value="51242506.7111762" calcext:value-type="float">
            <text:p>51242506.7111762</text:p>
          </table:table-cell>
          <table:table-cell office:value-type="float" office:value="51242344.5442717" calcext:value-type="float">
            <text:p>51242344.5442717</text:p>
          </table:table-cell>
          <table:table-cell office:value-type="float" office:value="51242180.8059906" calcext:value-type="float">
            <text:p>51242180.8059906</text:p>
          </table:table-cell>
          <table:table-cell office:value-type="float" office:value="51242015.4811468" calcext:value-type="float">
            <text:p>51242015.4811468</text:p>
          </table:table-cell>
          <table:table-cell office:value-type="float" office:value="51241848.554402" calcext:value-type="float">
            <text:p>51241848.554402</text:p>
          </table:table-cell>
          <table:table-cell office:value-type="float" office:value="51241680.0102651" calcext:value-type="float">
            <text:p>51241680.0102651</text:p>
          </table:table-cell>
          <table:table-cell office:value-type="float" office:value="51241509.8331059" calcext:value-type="float">
            <text:p>51241509.8331059</text:p>
          </table:table-cell>
          <table:table-cell office:value-type="float" office:value="51241338.007146" calcext:value-type="float">
            <text:p>51241338.007146</text:p>
          </table:table-cell>
          <table:table-cell office:value-type="float" office:value="51241164.5164358" calcext:value-type="float">
            <text:p>51241164.5164358</text:p>
          </table:table-cell>
          <table:table-cell office:value-type="float" office:value="51240989.3448917" calcext:value-type="float">
            <text:p>51240989.3448917</text:p>
          </table:table-cell>
          <table:table-cell office:value-type="float" office:value="51240812.4762739" calcext:value-type="float">
            <text:p>51240812.4762739</text:p>
          </table:table-cell>
          <table:table-cell office:value-type="float" office:value="51240633.8941685" calcext:value-type="float">
            <text:p>51240633.8941685</text:p>
          </table:table-cell>
          <table:table-cell office:value-type="float" office:value="51240453.5820117" calcext:value-type="float">
            <text:p>51240453.5820117</text:p>
          </table:table-cell>
          <table:table-cell office:value-type="float" office:value="51240271.5230899" calcext:value-type="float">
            <text:p>51240271.5230899</text:p>
          </table:table-cell>
          <table:table-cell office:value-type="float" office:value="51240087.7005311" calcext:value-type="float">
            <text:p>51240087.7005311</text:p>
          </table:table-cell>
          <table:table-cell office:value-type="float" office:value="51239902.0973034" calcext:value-type="float">
            <text:p>51239902.0973034</text:p>
          </table:table-cell>
          <table:table-cell office:value-type="float" office:value="51239714.6962131" calcext:value-type="float">
            <text:p>51239714.6962131</text:p>
          </table:table-cell>
          <table:table-cell office:value-type="float" office:value="51239525.4798965" calcext:value-type="float">
            <text:p>51239525.4798965</text:p>
          </table:table-cell>
          <table:table-cell office:value-type="float" office:value="51239334.4308073" calcext:value-type="float">
            <text:p>51239334.4308073</text:p>
          </table:table-cell>
          <table:table-cell office:value-type="float" office:value="51239141.5312394" calcext:value-type="float">
            <text:p>51239141.5312394</text:p>
          </table:table-cell>
          <table:table-cell office:value-type="float" office:value="51238946.7633146" calcext:value-type="float">
            <text:p>51238946.7633146</text:p>
          </table:table-cell>
          <table:table-cell office:value-type="float" office:value="51238750.1089803" calcext:value-type="float">
            <text:p>51238750.1089803</text:p>
          </table:table-cell>
          <table:table-cell office:value-type="float" office:value="51238551.550007" calcext:value-type="float">
            <text:p>51238551.550007</text:p>
          </table:table-cell>
          <table:table-cell office:value-type="float" office:value="51238351.067987" calcext:value-type="float">
            <text:p>51238351.067987</text:p>
          </table:table-cell>
          <table:table-cell office:value-type="float" office:value="51238148.6443578" calcext:value-type="float">
            <text:p>51238148.6443578</text:p>
          </table:table-cell>
          <table:table-cell office:value-type="float" office:value="51237944.2603782" calcext:value-type="float">
            <text:p>51237944.2603782</text:p>
          </table:table-cell>
          <table:table-cell office:value-type="float" office:value="51237737.8971174" calcext:value-type="float">
            <text:p>51237737.8971174</text:p>
          </table:table-cell>
          <table:table-cell office:value-type="float" office:value="51237529.5354631" calcext:value-type="float">
            <text:p>51237529.5354631</text:p>
          </table:table-cell>
          <table:table-cell office:value-type="float" office:value="51237319.1561196" calcext:value-type="float">
            <text:p>51237319.1561196</text:p>
          </table:table-cell>
          <table:table-cell office:value-type="float" office:value="51237106.7396062" calcext:value-type="float">
            <text:p>51237106.7396062</text:p>
          </table:table-cell>
          <table:table-cell office:value-type="float" office:value="51236892.2662549" calcext:value-type="float">
            <text:p>51236892.2662549</text:p>
          </table:table-cell>
          <table:table-cell office:value-type="float" office:value="51236675.7162077" calcext:value-type="float">
            <text:p>51236675.7162077</text:p>
          </table:table-cell>
          <table:table-cell office:value-type="float" office:value="51236457.0694172" calcext:value-type="float">
            <text:p>51236457.0694172</text:p>
          </table:table-cell>
          <table:table-cell office:value-type="float" office:value="51236236.3056443" calcext:value-type="float">
            <text:p>51236236.3056443</text:p>
          </table:table-cell>
          <table:table-cell office:value-type="float" office:value="51236013.4044562" calcext:value-type="float">
            <text:p>51236013.4044562</text:p>
          </table:table-cell>
          <table:table-cell office:value-type="float" office:value="51235788.3452248" calcext:value-type="float">
            <text:p>51235788.3452248</text:p>
          </table:table-cell>
          <table:table-cell office:value-type="float" office:value="51235561.1071233" calcext:value-type="float">
            <text:p>51235561.1071233</text:p>
          </table:table-cell>
          <table:table-cell office:value-type="float" office:value="51235331.6691028" calcext:value-type="float">
            <text:p>51235331.6691028</text:p>
          </table:table-cell>
          <table:table-cell office:value-type="float" office:value="51235100.0099496" calcext:value-type="float">
            <text:p>51235100.0099496</text:p>
          </table:table-cell>
          <table:table-cell office:value-type="float" office:value="51234866.1082328" calcext:value-type="float">
            <text:p>51234866.1082328</text:p>
          </table:table-cell>
          <table:table-cell office:value-type="float" office:value="51234629.9423171" calcext:value-type="float">
            <text:p>51234629.9423171</text:p>
          </table:table-cell>
          <table:table-cell office:value-type="float" office:value="51234391.4903614" calcext:value-type="float">
            <text:p>51234391.4903614</text:p>
          </table:table-cell>
          <table:table-cell office:value-type="float" office:value="51234150.7303166" calcext:value-type="float">
            <text:p>51234150.7303166</text:p>
          </table:table-cell>
          <table:table-cell office:value-type="float" office:value="51233907.6399209" calcext:value-type="float">
            <text:p>51233907.6399209</text:p>
          </table:table-cell>
          <table:table-cell office:value-type="float" office:value="51233662.1966623" calcext:value-type="float">
            <text:p>51233662.1966623</text:p>
          </table:table-cell>
          <table:table-cell office:value-type="float" office:value="51233414.3778679" calcext:value-type="float">
            <text:p>51233414.3778679</text:p>
          </table:table-cell>
          <table:table-cell office:value-type="float" office:value="51233164.1606276" calcext:value-type="float">
            <text:p>51233164.1606276</text:p>
          </table:table-cell>
          <table:table-cell office:value-type="float" office:value="51232911.5218128" calcext:value-type="float">
            <text:p>51232911.5218128</text:p>
          </table:table-cell>
          <table:table-cell office:value-type="float" office:value="51232656.4380742" calcext:value-type="float">
            <text:p>51232656.4380742</text:p>
          </table:table-cell>
          <table:table-cell office:value-type="float" office:value="51232398.8858263" calcext:value-type="float">
            <text:p>51232398.8858263</text:p>
          </table:table-cell>
          <table:table-cell office:value-type="float" office:value="51232138.8412603" calcext:value-type="float">
            <text:p>51232138.8412603</text:p>
          </table:table-cell>
          <table:table-cell office:value-type="float" office:value="51231876.2803544" calcext:value-type="float">
            <text:p>51231876.2803544</text:p>
          </table:table-cell>
          <table:table-cell office:value-type="float" office:value="51231611.1788496" calcext:value-type="float">
            <text:p>51231611.1788496</text:p>
          </table:table-cell>
          <table:table-cell office:value-type="float" office:value="51231343.5122556" calcext:value-type="float">
            <text:p>51231343.5122556</text:p>
          </table:table-cell>
          <table:table-cell office:value-type="float" office:value="51231073.2558478" calcext:value-type="float">
            <text:p>51231073.2558478</text:p>
          </table:table-cell>
          <table:table-cell office:value-type="float" office:value="51230800.3846478" calcext:value-type="float">
            <text:p>51230800.3846478</text:p>
          </table:table-cell>
          <table:table-cell office:value-type="float" office:value="51230524.873463" calcext:value-type="float">
            <text:p>51230524.873463</text:p>
          </table:table-cell>
          <table:table-cell office:value-type="float" office:value="51230246.6968518" calcext:value-type="float">
            <text:p>51230246.6968518</text:p>
          </table:table-cell>
          <table:table-cell office:value-type="float" office:value="51229965.8291299" calcext:value-type="float">
            <text:p>51229965.8291299</text:p>
          </table:table-cell>
          <table:table-cell office:value-type="float" office:value="51229682.2443685" calcext:value-type="float">
            <text:p>51229682.2443685</text:p>
          </table:table-cell>
          <table:table-cell office:value-type="float" office:value="51229395.9163818" calcext:value-type="float">
            <text:p>51229395.9163818</text:p>
          </table:table-cell>
          <table:table-cell office:value-type="float" office:value="51229106.8187325" calcext:value-type="float">
            <text:p>51229106.8187325</text:p>
          </table:table-cell>
          <table:table-cell office:value-type="float" office:value="51228814.9247471" calcext:value-type="float">
            <text:p>51228814.9247471</text:p>
          </table:table-cell>
          <table:table-cell office:value-type="float" office:value="51228520.2074904" calcext:value-type="float">
            <text:p>51228520.2074904</text:p>
          </table:table-cell>
          <table:table-cell office:value-type="float" office:value="51228222.6397711" calcext:value-type="float">
            <text:p>51228222.6397711</text:p>
          </table:table-cell>
          <table:table-cell office:value-type="float" office:value="51227922.1941396" calcext:value-type="float">
            <text:p>51227922.1941396</text:p>
          </table:table-cell>
          <table:table-cell office:value-type="float" office:value="51227618.8428551" calcext:value-type="float">
            <text:p>51227618.8428551</text:p>
          </table:table-cell>
          <table:table-cell office:value-type="float" office:value="51227312.5579501" calcext:value-type="float">
            <text:p>51227312.5579501</text:p>
          </table:table-cell>
          <table:table-cell office:value-type="float" office:value="51227003.3111791" calcext:value-type="float">
            <text:p>51227003.3111791</text:p>
          </table:table-cell>
          <table:table-cell office:value-type="float" office:value="51226691.0740271" calcext:value-type="float">
            <text:p>51226691.0740271</text:p>
          </table:table-cell>
          <table:table-cell office:value-type="float" office:value="51226375.8177082" calcext:value-type="float">
            <text:p>51226375.8177082</text:p>
          </table:table-cell>
          <table:table-cell office:value-type="float" office:value="51226057.5131515" calcext:value-type="float">
            <text:p>51226057.5131515</text:p>
          </table:table-cell>
          <table:table-cell office:value-type="float" office:value="51225736.1310021" calcext:value-type="float">
            <text:p>51225736.1310021</text:p>
          </table:table-cell>
          <table:table-cell office:value-type="float" office:value="51225411.6416502" calcext:value-type="float">
            <text:p>51225411.6416502</text:p>
          </table:table-cell>
          <table:table-cell office:value-type="float" office:value="51225084.0151937" calcext:value-type="float">
            <text:p>51225084.0151937</text:p>
          </table:table-cell>
          <table:table-cell office:value-type="float" office:value="51224753.221446" calcext:value-type="float">
            <text:p>51224753.221446</text:p>
          </table:table-cell>
          <table:table-cell office:value-type="float" office:value="51224419.2299345" calcext:value-type="float">
            <text:p>51224419.2299345</text:p>
          </table:table-cell>
          <table:table-cell office:value-type="float" office:value="51224082.0098695" calcext:value-type="float">
            <text:p>51224082.0098695</text:p>
          </table:table-cell>
          <table:table-cell office:value-type="float" office:value="51223741.5301997" calcext:value-type="float">
            <text:p>51223741.5301997</text:p>
          </table:table-cell>
          <table:table-cell office:value-type="float" office:value="51223397.7595722" calcext:value-type="float">
            <text:p>51223397.7595722</text:p>
          </table:table-cell>
          <table:table-cell office:value-type="float" office:value="51223050.6663339" calcext:value-type="float">
            <text:p>51223050.6663339</text:p>
          </table:table-cell>
          <table:table-cell office:value-type="float" office:value="51222700.2185314" calcext:value-type="float">
            <text:p>51222700.2185314</text:p>
          </table:table-cell>
          <table:table-cell office:value-type="float" office:value="51222346.3838992" calcext:value-type="float">
            <text:p>51222346.3838992</text:p>
          </table:table-cell>
          <table:table-cell office:value-type="float" office:value="51221989.129853" calcext:value-type="float">
            <text:p>51221989.129853</text:p>
          </table:table-cell>
          <table:table-cell office:value-type="float" office:value="51221628.4235273" calcext:value-type="float">
            <text:p>51221628.4235273</text:p>
          </table:table-cell>
          <table:table-cell office:value-type="float" office:value="51221264.2317328" calcext:value-type="float">
            <text:p>51221264.2317328</text:p>
          </table:table-cell>
          <table:table-cell office:value-type="float" office:value="51220896.5209653" calcext:value-type="float">
            <text:p>51220896.5209653</text:p>
          </table:table-cell>
          <table:table-cell office:value-type="float" office:value="51220525.2574037" calcext:value-type="float">
            <text:p>51220525.2574037</text:p>
          </table:table-cell>
          <table:table-cell office:value-type="float" office:value="51220150.4068786" calcext:value-type="float">
            <text:p>51220150.4068786</text:p>
          </table:table-cell>
          <table:table-cell office:value-type="float" office:value="51219771.9349241" calcext:value-type="float">
            <text:p>51219771.9349241</text:p>
          </table:table-cell>
          <table:table-cell office:value-type="float" office:value="51219389.8067457" calcext:value-type="float">
            <text:p>51219389.8067457</text:p>
          </table:table-cell>
          <table:table-cell office:value-type="float" office:value="51219003.9872152" calcext:value-type="float">
            <text:p>51219003.9872152</text:p>
          </table:table-cell>
          <table:table-cell office:value-type="float" office:value="51218614.4408717" calcext:value-type="float">
            <text:p>51218614.4408717</text:p>
          </table:table-cell>
          <table:table-cell office:value-type="float" office:value="51218221.1319107" calcext:value-type="float">
            <text:p>51218221.1319107</text:p>
          </table:table-cell>
          <table:table-cell office:value-type="float" office:value="51217824.0241697" calcext:value-type="float">
            <text:p>51217824.0241697</text:p>
          </table:table-cell>
          <table:table-cell office:value-type="float" office:value="51217423.0811791" calcext:value-type="float">
            <text:p>51217423.0811791</text:p>
          </table:table-cell>
          <table:table-cell office:value-type="float" office:value="51217018.2661094" calcext:value-type="float">
            <text:p>51217018.2661094</text:p>
          </table:table-cell>
          <table:table-cell office:value-type="float" office:value="51216609.5417827" calcext:value-type="float">
            <text:p>51216609.5417827</text:p>
          </table:table-cell>
          <table:table-cell office:value-type="float" office:value="51216196.8706697" calcext:value-type="float">
            <text:p>51216196.8706697</text:p>
          </table:table-cell>
          <table:table-cell office:value-type="float" office:value="51215780.2148605" calcext:value-type="float">
            <text:p>51215780.2148605</text:p>
          </table:table-cell>
          <table:table-cell office:value-type="float" office:value="51215359.536108" calcext:value-type="float">
            <text:p>51215359.536108</text:p>
          </table:table-cell>
          <table:table-cell office:value-type="float" office:value="51214934.7958076" calcext:value-type="float">
            <text:p>51214934.7958076</text:p>
          </table:table-cell>
          <table:table-cell office:value-type="float" office:value="51214505.9549837" calcext:value-type="float">
            <text:p>51214505.9549837</text:p>
          </table:table-cell>
          <table:table-cell office:value-type="float" office:value="51214072.9742927" calcext:value-type="float">
            <text:p>51214072.9742927</text:p>
          </table:table-cell>
          <table:table-cell office:value-type="float" office:value="51213635.8140129" calcext:value-type="float">
            <text:p>51213635.8140129</text:p>
          </table:table-cell>
          <table:table-cell office:value-type="float" office:value="51213194.4340216" calcext:value-type="float">
            <text:p>51213194.4340216</text:p>
          </table:table-cell>
          <table:table-cell office:value-type="float" office:value="51212748.7938596" calcext:value-type="float">
            <text:p>51212748.7938596</text:p>
          </table:table-cell>
          <table:table-cell office:value-type="float" office:value="51212298.8526688" calcext:value-type="float">
            <text:p>51212298.8526688</text:p>
          </table:table-cell>
          <table:table-cell office:value-type="float" office:value="51211844.5692055" calcext:value-type="float">
            <text:p>51211844.5692055</text:p>
          </table:table-cell>
          <table:table-cell office:value-type="float" office:value="51211385.9018373" calcext:value-type="float">
            <text:p>51211385.9018373</text:p>
          </table:table-cell>
          <table:table-cell office:value-type="float" office:value="51210922.8085128" calcext:value-type="float">
            <text:p>51210922.8085128</text:p>
          </table:table-cell>
          <table:table-cell office:value-type="float" office:value="51210455.2468007" calcext:value-type="float">
            <text:p>51210455.2468007</text:p>
          </table:table-cell>
          <table:table-cell office:value-type="float" office:value="51209983.1738806" calcext:value-type="float">
            <text:p>51209983.1738806</text:p>
          </table:table-cell>
          <table:table-cell office:value-type="float" office:value="51209506.5465194" calcext:value-type="float">
            <text:p>51209506.5465194</text:p>
          </table:table-cell>
          <table:table-cell office:value-type="float" office:value="51209025.3210768" calcext:value-type="float">
            <text:p>51209025.3210768</text:p>
          </table:table-cell>
          <table:table-cell office:value-type="float" office:value="51208539.453497" calcext:value-type="float">
            <text:p>51208539.453497</text:p>
          </table:table-cell>
          <table:table-cell office:value-type="float" office:value="51208048.8992764" calcext:value-type="float">
            <text:p>51208048.8992764</text:p>
          </table:table-cell>
          <table:table-cell office:value-type="float" office:value="51207553.6135412" calcext:value-type="float">
            <text:p>51207553.6135412</text:p>
          </table:table-cell>
          <table:table-cell office:value-type="float" office:value="51207053.5509762" calcext:value-type="float">
            <text:p>51207053.5509762</text:p>
          </table:table-cell>
          <table:table-cell office:value-type="float" office:value="51206548.6658397" calcext:value-type="float">
            <text:p>51206548.6658397</text:p>
          </table:table-cell>
          <table:table-cell office:value-type="float" office:value="51206038.9119598" calcext:value-type="float">
            <text:p>51206038.9119598</text:p>
          </table:table-cell>
          <table:table-cell office:value-type="float" office:value="51205524.2427072" calcext:value-type="float">
            <text:p>51205524.2427072</text:p>
          </table:table-cell>
          <table:table-cell office:value-type="float" office:value="51205004.6110234" calcext:value-type="float">
            <text:p>51205004.6110234</text:p>
          </table:table-cell>
          <table:table-cell office:value-type="float" office:value="51204479.9694245" calcext:value-type="float">
            <text:p>51204479.9694245</text:p>
          </table:table-cell>
          <table:table-cell office:value-type="float" office:value="51203950.2699697" calcext:value-type="float">
            <text:p>51203950.2699697</text:p>
          </table:table-cell>
          <table:table-cell office:value-type="float" office:value="51203415.4642682" calcext:value-type="float">
            <text:p>51203415.4642682</text:p>
          </table:table-cell>
          <table:table-cell office:value-type="float" office:value="51202875.5034725" calcext:value-type="float">
            <text:p>51202875.5034725</text:p>
          </table:table-cell>
          <table:table-cell office:value-type="float" office:value="51202330.3382342" calcext:value-type="float">
            <text:p>51202330.3382342</text:p>
          </table:table-cell>
          <table:table-cell office:value-type="float" office:value="51201779.9188005" calcext:value-type="float">
            <text:p>51201779.9188005</text:p>
          </table:table-cell>
          <table:table-cell office:value-type="float" office:value="51201224.1949293" calcext:value-type="float">
            <text:p>51201224.1949293</text:p>
          </table:table-cell>
          <table:table-cell office:value-type="float" office:value="51200663.1159072" calcext:value-type="float">
            <text:p>51200663.1159072</text:p>
          </table:table-cell>
          <table:table-cell office:value-type="float" office:value="51200096.6305458" calcext:value-type="float">
            <text:p>51200096.6305458</text:p>
          </table:table-cell>
          <table:table-cell office:value-type="float" office:value="51199524.6871528" calcext:value-type="float">
            <text:p>51199524.6871528</text:p>
          </table:table-cell>
          <table:table-cell office:value-type="float" office:value="51198947.233554" calcext:value-type="float">
            <text:p>51198947.233554</text:p>
          </table:table-cell>
          <table:table-cell office:value-type="float" office:value="51198364.2171132" calcext:value-type="float">
            <text:p>51198364.2171132</text:p>
          </table:table-cell>
          <table:table-cell office:value-type="float" office:value="51197775.5846864" calcext:value-type="float">
            <text:p>51197775.5846864</text:p>
          </table:table-cell>
          <table:table-cell office:value-type="float" office:value="51197181.2826323" calcext:value-type="float">
            <text:p>51197181.2826323</text:p>
          </table:table-cell>
          <table:table-cell office:value-type="float" office:value="51196581.2568078" calcext:value-type="float">
            <text:p>51196581.2568078</text:p>
          </table:table-cell>
          <table:table-cell office:value-type="float" office:value="51195975.4525128" calcext:value-type="float">
            <text:p>51195975.4525128</text:p>
          </table:table-cell>
          <table:table-cell office:value-type="float" office:value="51195363.8146015" calcext:value-type="float">
            <text:p>51195363.8146015</text:p>
          </table:table-cell>
          <table:table-cell office:value-type="float" office:value="51194746.2873879" calcext:value-type="float">
            <text:p>51194746.2873879</text:p>
          </table:table-cell>
          <table:table-cell office:value-type="float" office:value="51194122.8146652" calcext:value-type="float">
            <text:p>51194122.8146652</text:p>
          </table:table-cell>
          <table:table-cell office:value-type="float" office:value="51193493.3397017" calcext:value-type="float">
            <text:p>51193493.3397017</text:p>
          </table:table-cell>
          <table:table-cell office:value-type="float" office:value="51192857.8052161" calcext:value-type="float">
            <text:p>51192857.8052161</text:p>
          </table:table-cell>
          <table:table-cell office:value-type="float" office:value="51192216.1533866" calcext:value-type="float">
            <text:p>51192216.1533866</text:p>
          </table:table-cell>
          <table:table-cell office:value-type="float" office:value="51191568.3258838" calcext:value-type="float">
            <text:p>51191568.3258838</text:p>
          </table:table-cell>
          <table:table-cell office:value-type="float" office:value="51190914.2638186" calcext:value-type="float">
            <text:p>51190914.2638186</text:p>
          </table:table-cell>
          <table:table-cell office:value-type="float" office:value="51190253.9077526" calcext:value-type="float">
            <text:p>51190253.9077526</text:p>
          </table:table-cell>
          <table:table-cell office:value-type="float" office:value="51189587.1976938" calcext:value-type="float">
            <text:p>51189587.1976938</text:p>
          </table:table-cell>
          <table:table-cell office:value-type="float" office:value="51188914.0730397" calcext:value-type="float">
            <text:p>51188914.0730397</text:p>
          </table:table-cell>
          <table:table-cell office:value-type="float" office:value="51188234.4726861" calcext:value-type="float">
            <text:p>51188234.4726861</text:p>
          </table:table-cell>
          <table:table-cell office:value-type="float" office:value="51187548.3349406" calcext:value-type="float">
            <text:p>51187548.3349406</text:p>
          </table:table-cell>
          <table:table-cell office:value-type="float" office:value="51186855.5975341" calcext:value-type="float">
            <text:p>51186855.5975341</text:p>
          </table:table-cell>
          <table:table-cell office:value-type="float" office:value="51186156.1976186" calcext:value-type="float">
            <text:p>51186156.1976186</text:p>
          </table:table-cell>
          <table:table-cell office:value-type="float" office:value="51185450.0717411" calcext:value-type="float">
            <text:p>51185450.0717411</text:p>
          </table:table-cell>
          <table:table-cell office:value-type="float" office:value="51184737.1558426" calcext:value-type="float">
            <text:p>51184737.1558426</text:p>
          </table:table-cell>
          <table:table-cell office:value-type="float" office:value="51184017.3853151" calcext:value-type="float">
            <text:p>51184017.3853151</text:p>
          </table:table-cell>
          <table:table-cell office:value-type="float" office:value="51183290.6949289" calcext:value-type="float">
            <text:p>51183290.6949289</text:p>
          </table:table-cell>
          <table:table-cell office:value-type="float" office:value="51182557.0188486" calcext:value-type="float">
            <text:p>51182557.0188486</text:p>
          </table:table-cell>
          <table:table-cell office:value-type="float" office:value="51181816.2906278" calcext:value-type="float">
            <text:p>51181816.2906278</text:p>
          </table:table-cell>
          <table:table-cell office:value-type="float" office:value="51181068.4431559" calcext:value-type="float">
            <text:p>51181068.4431559</text:p>
          </table:table-cell>
          <table:table-cell office:value-type="float" office:value="51180313.408752" calcext:value-type="float">
            <text:p>51180313.408752</text:p>
          </table:table-cell>
          <table:table-cell office:value-type="float" office:value="51179551.1190974" calcext:value-type="float">
            <text:p>51179551.1190974</text:p>
          </table:table-cell>
          <table:table-cell office:value-type="float" office:value="51178781.5052351" calcext:value-type="float">
            <text:p>51178781.5052351</text:p>
          </table:table-cell>
          <table:table-cell office:value-type="float" office:value="51178004.4975696" calcext:value-type="float">
            <text:p>51178004.4975696</text:p>
          </table:table-cell>
          <table:table-cell office:value-type="float" office:value="51177220.0258454" calcext:value-type="float">
            <text:p>51177220.0258454</text:p>
          </table:table-cell>
          <table:table-cell office:value-type="float" office:value="51176428.0191328" calcext:value-type="float">
            <text:p>51176428.0191328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1" calcext:value-type="float">
            <text:p>1</text:p>
          </table:table-cell>
          <table:table-cell office:value-type="float" office:value="0.84350997933585" calcext:value-type="float">
            <text:p>0.84350997933585</text:p>
          </table:table-cell>
          <table:table-cell office:value-type="float" office:value="0.75640753094058" calcext:value-type="float">
            <text:p>0.75640753094058</text:p>
          </table:table-cell>
          <table:table-cell office:value-type="float" office:value="0.718891242874817" calcext:value-type="float">
            <text:p>0.718891242874817</text:p>
          </table:table-cell>
          <table:table-cell office:value-type="float" office:value="0.717755703072048" calcext:value-type="float">
            <text:p>0.717755703072048</text:p>
          </table:table-cell>
          <table:table-cell office:value-type="float" office:value="0.744320846548408" calcext:value-type="float">
            <text:p>0.744320846548408</text:p>
          </table:table-cell>
          <table:table-cell office:value-type="float" office:value="0.793025845554526" calcext:value-type="float">
            <text:p>0.793025845554526</text:p>
          </table:table-cell>
          <table:table-cell office:value-type="float" office:value="0.86047616576739" calcext:value-type="float">
            <text:p>0.86047616576739</text:p>
          </table:table-cell>
          <table:table-cell office:value-type="float" office:value="0.944799520036816" calcext:value-type="float">
            <text:p>0.944799520036816</text:p>
          </table:table-cell>
          <table:table-cell office:value-type="float" office:value="1.04521295620213" calcext:value-type="float">
            <text:p>1.04521295620213</text:p>
          </table:table-cell>
          <table:table-cell office:value-type="float" office:value="1.16173430531029" calcext:value-type="float">
            <text:p>1.16173430531029</text:p>
          </table:table-cell>
          <table:table-cell office:value-type="float" office:value="1.29499278624902" calcext:value-type="float">
            <text:p>1.29499278624902</text:p>
          </table:table-cell>
          <table:table-cell office:value-type="float" office:value="1.44610790324566" calcext:value-type="float">
            <text:p>1.44610790324566</text:p>
          </table:table-cell>
          <table:table-cell office:value-type="float" office:value="1.61661583191347" calcext:value-type="float">
            <text:p>1.61661583191347</text:p>
          </table:table-cell>
          <table:table-cell office:value-type="float" office:value="1.80842921319289" calcext:value-type="float">
            <text:p>1.80842921319289</text:p>
          </table:table-cell>
          <table:table-cell office:value-type="float" office:value="2.02382088587369" calcext:value-type="float">
            <text:p>2.02382088587369</text:p>
          </table:table-cell>
          <table:table-cell office:value-type="float" office:value="2.2654252311785" calcext:value-type="float">
            <text:p>2.2654252311785</text:p>
          </table:table-cell>
          <table:table-cell office:value-type="float" office:value="2.53625302561855" calcext:value-type="float">
            <text:p>2.53625302561855</text:p>
          </table:table-cell>
          <table:table-cell office:value-type="float" office:value="2.83971715244819" calcext:value-type="float">
            <text:p>2.83971715244819</text:p>
          </table:table-cell>
          <table:table-cell office:value-type="float" office:value="3.17966757917741" calcext:value-type="float">
            <text:p>3.17966757917741</text:p>
          </table:table-cell>
          <table:table-cell office:value-type="float" office:value="3.56043472989129" calcext:value-type="float">
            <text:p>3.56043472989129</text:p>
          </table:table-cell>
          <table:table-cell office:value-type="float" office:value="3.98688091199231" calcext:value-type="float">
            <text:p>3.98688091199231</text:p>
          </table:table-cell>
          <table:table-cell office:value-type="float" office:value="4.46445988833982" calcext:value-type="float">
            <text:p>4.46445988833982</text:p>
          </table:table-cell>
          <table:table-cell office:value-type="float" office:value="4.99928492352757" calcext:value-type="float">
            <text:p>4.99928492352757</text:p>
          </table:table-cell>
          <table:table-cell office:value-type="float" office:value="5.59820578369514" calcext:value-type="float">
            <text:p>5.59820578369514</text:p>
          </table:table-cell>
          <table:table-cell office:value-type="float" office:value="6.26889572953281" calcext:value-type="float">
            <text:p>6.26889572953281</text:p>
          </table:table-cell>
          <table:table-cell office:value-type="float" office:value="7.01994929007685" calcext:value-type="float">
            <text:p>7.01994929007685</text:p>
          </table:table-cell>
          <table:table-cell office:value-type="float" office:value="7.86099198501145" calcext:value-type="float">
            <text:p>7.86099198501145</text:p>
          </table:table-cell>
          <table:table-cell office:value-type="float" office:value="8.80280326637494" calcext:value-type="float">
            <text:p>8.80280326637494</text:p>
          </table:table-cell>
          <table:table-cell office:value-type="float" office:value="9.8574550216631" calcext:value-type="float">
            <text:p>9.8574550216631</text:p>
          </table:table-cell>
          <table:table-cell office:value-type="float" office:value="11.0384656756386" calcext:value-type="float">
            <text:p>11.0384656756386</text:p>
          </table:table-cell>
          <table:table-cell office:value-type="float" office:value="12.3609735157031" calcext:value-type="float">
            <text:p>12.3609735157031</text:p>
          </table:table-cell>
          <table:table-cell office:value-type="float" office:value="13.8419307764562" calcext:value-type="float">
            <text:p>13.8419307764562</text:p>
          </table:table-cell>
          <table:table-cell office:value-type="float" office:value="15.5003208282176" calcext:value-type="float">
            <text:p>15.5003208282176</text:p>
          </table:table-cell>
          <table:table-cell office:value-type="float" office:value="17.357401507353" calcext:value-type="float">
            <text:p>17.357401507353</text:p>
          </table:table-cell>
          <table:table-cell office:value-type="float" office:value="19.4369774882028" calcext:value-type="float">
            <text:p>19.4369774882028</text:p>
          </table:table-cell>
          <table:table-cell office:value-type="float" office:value="21.7657056279004" calcext:value-type="float">
            <text:p>21.7657056279004</text:p>
          </table:table-cell>
          <table:table-cell office:value-type="float" office:value="24.3734364651848" calcext:value-type="float">
            <text:p>24.3734364651848</text:p>
          </table:table-cell>
          <table:table-cell office:value-type="float" office:value="27.2935968337717" calcext:value-type="float">
            <text:p>27.2935968337717</text:p>
          </table:table-cell>
          <table:table-cell office:value-type="float" office:value="30.5636183954215" calcext:value-type="float">
            <text:p>30.5636183954215</text:p>
          </table:table-cell>
          <table:table-cell office:value-type="float" office:value="34.2254174126985" calcext:value-type="float">
            <text:p>34.2254174126985</text:p>
          </table:table-cell>
          <table:table-cell office:value-type="float" office:value="38.3259320171656" calcext:value-type="float">
            <text:p>38.3259320171656</text:p>
          </table:table-cell>
          <table:table-cell office:value-type="float" office:value="42.9177238822798" calcext:value-type="float">
            <text:p>42.9177238822798</text:p>
          </table:table-cell>
          <table:table-cell office:value-type="float" office:value="48.0596519339191" calcext:value-type="float">
            <text:p>48.0596519339191</text:p>
          </table:table-cell>
          <table:table-cell office:value-type="float" office:value="53.8176266729931" calcext:value-type="float">
            <text:p>53.8176266729931</text:p>
          </table:table-cell>
          <table:table-cell office:value-type="float" office:value="60.2654550257072" calcext:value-type="float">
            <text:p>60.2654550257072</text:p>
          </table:table-cell>
          <table:table-cell office:value-type="float" office:value="67.4857865562813" calcext:value-type="float">
            <text:p>67.4857865562813</text:p>
          </table:table-cell>
          <table:table-cell office:value-type="float" office:value="75.5711726204689" calcext:value-type="float">
            <text:p>75.5711726204689</text:p>
          </table:table-cell>
          <table:table-cell office:value-type="float" office:value="84.6252524579836" calcext:value-type="float">
            <text:p>84.6252524579836</text:p>
          </table:table-cell>
          <table:table-cell office:value-type="float" office:value="94.7640818265219" calcext:value-type="float">
            <text:p>94.7640818265219</text:p>
          </table:table-cell>
          <table:table-cell office:value-type="float" office:value="106.117620402095" calcext:value-type="float">
            <text:p>106.117620402095</text:p>
          </table:table-cell>
          <table:table-cell office:value-type="float" office:value="118.831397202231" calcext:value-type="float">
            <text:p>118.831397202231</text:p>
          </table:table-cell>
          <table:table-cell office:value-type="float" office:value="133.06837573334" calcext:value-type="float">
            <text:p>133.06837573334</text:p>
          </table:table-cell>
          <table:table-cell office:value-type="float" office:value="149.011042925282" calcext:value-type="float">
            <text:p>149.011042925282</text:p>
          </table:table-cell>
          <table:table-cell office:value-type="float" office:value="166.863747454947" calcext:value-type="float">
            <text:p>166.863747454947</text:p>
          </table:table-cell>
          <table:table-cell office:value-type="float" office:value="186.855318316199" calcext:value-type="float">
            <text:p>186.855318316199</text:p>
          </table:table-cell>
          <table:table-cell office:value-type="float" office:value="209.241997908567" calcext:value-type="float">
            <text:p>209.241997908567</text:p>
          </table:table-cell>
          <table:table-cell office:value-type="float" office:value="234.310725384992" calcext:value-type="float">
            <text:p>234.310725384992</text:p>
          </table:table-cell>
          <table:table-cell office:value-type="float" office:value="262.382813080046" calcext:value-type="float">
            <text:p>262.382813080046</text:p>
          </table:table-cell>
          <table:table-cell office:value-type="float" office:value="293.818063964593" calcext:value-type="float">
            <text:p>293.818063964593</text:p>
          </table:table-cell>
          <table:table-cell office:value-type="float" office:value="329.019382382722" calcext:value-type="float">
            <text:p>329.019382382722</text:p>
          </table:table-cell>
          <table:table-cell office:value-type="float" office:value="368.437935293778" calcext:value-type="float">
            <text:p>368.437935293778</text:p>
          </table:table-cell>
          <table:table-cell office:value-type="float" office:value="412.578931892536" calcext:value-type="float">
            <text:p>412.578931892536</text:p>
          </table:table-cell>
          <table:table-cell office:value-type="float" office:value="462.008097576048" calcext:value-type="float">
            <text:p>462.008097576048</text:p>
          </table:table-cell>
          <table:table-cell office:value-type="float" office:value="517.358919609463" calcext:value-type="float">
            <text:p>517.358919609463</text:p>
          </table:table-cell>
          <table:table-cell office:value-type="float" office:value="579.340760231137" calcext:value-type="float">
            <text:p>579.340760231137</text:p>
          </table:table-cell>
          <table:table-cell office:value-type="float" office:value="648.747942808777" calcext:value-type="float">
            <text:p>648.747942808777</text:p>
          </table:table-cell>
          <table:table-cell office:value-type="float" office:value="726.469925523469" calcext:value-type="float">
            <text:p>726.469925523469</text:p>
          </table:table-cell>
          <table:table-cell office:value-type="float" office:value="813.502688451669" calcext:value-type="float">
            <text:p>813.502688451669</text:p>
          </table:table-cell>
          <table:table-cell office:value-type="float" office:value="910.961483542212" calcext:value-type="float">
            <text:p>910.961483542212</text:p>
          </table:table-cell>
          <table:table-cell office:value-type="float" office:value="1020.09511571095" calcext:value-type="float">
            <text:p>1020.09511571095</text:p>
          </table:table-cell>
          <table:table-cell office:value-type="float" office:value="1142.30192227844" calcext:value-type="float">
            <text:p>1142.30192227844</text:p>
          </table:table-cell>
          <table:table-cell office:value-type="float" office:value="1279.14765306332" calcext:value-type="float">
            <text:p>1279.14765306332</text:p>
          </table:table-cell>
          <table:table-cell office:value-type="float" office:value="1432.38543414794" calcext:value-type="float">
            <text:p>1432.38543414794</text:p>
          </table:table-cell>
          <table:table-cell office:value-type="float" office:value="1603.97777859694" calcext:value-type="float">
            <text:p>1603.97777859694</text:p>
          </table:table-cell>
          <table:table-cell office:value-type="float" office:value="1796.1188465787" calcext:value-type="float">
            <text:p>1796.1188465787</text:p>
          </table:table-cell>
          <table:table-cell office:value-type="float" office:value="2011.24405905288" calcext:value-type="float">
            <text:p>2011.24405905288</text:p>
          </table:table-cell>
          <table:table-cell office:value-type="float" office:value="2251.93936072696" calcext:value-type="float">
            <text:p>2251.93936072696</text:p>
          </table:table-cell>
          <table:table-cell office:value-type="float" office:value="2520.17783122618" calcext:value-type="float">
            <text:p>2520.17783122618</text:p>
          </table:table-cell>
          <table:table-cell office:value-type="float" office:value="2812.23131324497" calcext:value-type="float">
            <text:p>2812.23131324497</text:p>
          </table:table-cell>
          <table:table-cell office:value-type="float" office:value="3089.2392476864" calcext:value-type="float">
            <text:p>3089.2392476864</text:p>
          </table:table-cell>
          <table:table-cell office:value-type="float" office:value="3183.74563004866" calcext:value-type="float">
            <text:p>3183.74563004866</text:p>
          </table:table-cell>
          <table:table-cell office:value-type="float" office:value="2925.49408904914" calcext:value-type="float">
            <text:p>2925.49408904914</text:p>
          </table:table-cell>
          <table:table-cell office:value-type="float" office:value="2525.91447960903" calcext:value-type="float">
            <text:p>2525.91447960903</text:p>
          </table:table-cell>
          <table:table-cell office:value-type="float" office:value="2159.23282172902" calcext:value-type="float">
            <text:p>2159.23282172902</text:p>
          </table:table-cell>
          <table:table-cell office:value-type="float" office:value="1853.43753475232" calcext:value-type="float">
            <text:p>1853.43753475232</text:p>
          </table:table-cell>
          <table:table-cell office:value-type="float" office:value="1602.55508761338" calcext:value-type="float">
            <text:p>1602.55508761338</text:p>
          </table:table-cell>
          <table:table-cell office:value-type="float" office:value="1396.78452005497" calcext:value-type="float">
            <text:p>1396.78452005497</text:p>
          </table:table-cell>
          <table:table-cell office:value-type="float" office:value="1227.41843838423" calcext:value-type="float">
            <text:p>1227.41843838423</text:p>
          </table:table-cell>
          <table:table-cell office:value-type="float" office:value="1087.34889757171" calcext:value-type="float">
            <text:p>1087.34889757171</text:p>
          </table:table-cell>
          <table:table-cell office:value-type="float" office:value="970.870376997224" calcext:value-type="float">
            <text:p>970.870376997224</text:p>
          </table:table-cell>
          <table:table-cell office:value-type="float" office:value="873.418068336162" calcext:value-type="float">
            <text:p>873.418068336162</text:p>
          </table:table-cell>
          <table:table-cell office:value-type="float" office:value="791.341105299652" calcext:value-type="float">
            <text:p>791.341105299652</text:p>
          </table:table-cell>
          <table:table-cell office:value-type="float" office:value="721.718616638897" calcext:value-type="float">
            <text:p>721.718616638897</text:p>
          </table:table-cell>
          <table:table-cell office:value-type="float" office:value="662.212473212968" calcext:value-type="float">
            <text:p>662.212473212968</text:p>
          </table:table-cell>
          <table:table-cell office:value-type="float" office:value="610.94973697812" calcext:value-type="float">
            <text:p>610.94973697812</text:p>
          </table:table-cell>
          <table:table-cell office:value-type="float" office:value="566.428866876947" calcext:value-type="float">
            <text:p>566.428866876947</text:p>
          </table:table-cell>
          <table:table-cell office:value-type="float" office:value="527.444888588993" calcext:value-type="float">
            <text:p>527.444888588993</text:p>
          </table:table-cell>
          <table:table-cell office:value-type="float" office:value="493.029697297308" calcext:value-type="float">
            <text:p>493.029697297308</text:p>
          </table:table-cell>
          <table:table-cell office:value-type="float" office:value="462.404422085881" calcext:value-type="float">
            <text:p>462.404422085881</text:p>
          </table:table-cell>
          <table:table-cell office:value-type="float" office:value="434.941426333646" calcext:value-type="float">
            <text:p>434.941426333646</text:p>
          </table:table-cell>
          <table:table-cell office:value-type="float" office:value="410.133978287069" calcext:value-type="float">
            <text:p>410.133978287069</text:p>
          </table:table-cell>
          <table:table-cell office:value-type="float" office:value="387.57205181205" calcext:value-type="float">
            <text:p>387.57205181205</text:p>
          </table:table-cell>
          <table:table-cell office:value-type="float" office:value="366.923009685597" calcext:value-type="float">
            <text:p>366.923009685597</text:p>
          </table:table-cell>
          <table:table-cell office:value-type="float" office:value="347.916188438624" calcext:value-type="float">
            <text:p>347.916188438624</text:p>
          </table:table-cell>
          <table:table-cell office:value-type="float" office:value="330.330588395365" calcext:value-type="float">
            <text:p>330.330588395365</text:p>
          </table:table-cell>
          <table:table-cell office:value-type="float" office:value="313.985049660993" calcext:value-type="float">
            <text:p>313.985049660993</text:p>
          </table:table-cell>
          <table:table-cell office:value-type="float" office:value="298.730401770806" calcext:value-type="float">
            <text:p>298.730401770806</text:p>
          </table:table-cell>
          <table:table-cell office:value-type="float" office:value="284.443195340933" calcext:value-type="float">
            <text:p>284.443195340933</text:p>
          </table:table-cell>
          <table:table-cell office:value-type="float" office:value="271.020692787609" calcext:value-type="float">
            <text:p>271.020692787609</text:p>
          </table:table-cell>
          <table:table-cell office:value-type="float" office:value="258.376863705743" calcext:value-type="float">
            <text:p>258.376863705743</text:p>
          </table:table-cell>
          <table:table-cell office:value-type="float" office:value="246.43918341398" calcext:value-type="float">
            <text:p>246.43918341398</text:p>
          </table:table-cell>
          <table:table-cell office:value-type="float" office:value="235.146070664879" calcext:value-type="float">
            <text:p>235.146070664879</text:p>
          </table:table-cell>
          <table:table-cell office:value-type="float" office:value="224.444837089542" calcext:value-type="float">
            <text:p>224.444837089542</text:p>
          </table:table-cell>
          <table:table-cell office:value-type="float" office:value="214.290043931317" calcext:value-type="float">
            <text:p>214.290043931317</text:p>
          </table:table-cell>
          <table:table-cell office:value-type="float" office:value="204.64218482741" calcext:value-type="float">
            <text:p>204.64218482741</text:p>
          </table:table-cell>
          <table:table-cell office:value-type="float" office:value="195.466628383487" calcext:value-type="float">
            <text:p>195.466628383487</text:p>
          </table:table-cell>
          <table:table-cell office:value-type="float" office:value="186.732768551796" calcext:value-type="float">
            <text:p>186.732768551796</text:p>
          </table:table-cell>
          <table:table-cell office:value-type="float" office:value="178.413340963624" calcext:value-type="float">
            <text:p>178.413340963624</text:p>
          </table:table-cell>
          <table:table-cell office:value-type="float" office:value="170.483871813636" calcext:value-type="float">
            <text:p>170.483871813636</text:p>
          </table:table-cell>
          <table:table-cell office:value-type="float" office:value="162.922232846204" calcext:value-type="float">
            <text:p>162.922232846204</text:p>
          </table:table-cell>
          <table:table-cell office:value-type="float" office:value="155.708281182693" calcext:value-type="float">
            <text:p>155.708281182693</text:p>
          </table:table-cell>
          <table:table-cell office:value-type="float" office:value="148.823566621152" calcext:value-type="float">
            <text:p>148.823566621152</text:p>
          </table:table-cell>
          <table:table-cell office:value-type="float" office:value="142.251094125812" calcext:value-type="float">
            <text:p>142.251094125812</text:p>
          </table:table-cell>
          <table:table-cell office:value-type="float" office:value="135.975129422767" calcext:value-type="float">
            <text:p>135.975129422767</text:p>
          </table:table-cell>
          <table:table-cell office:value-type="float" office:value="129.981039072922" calcext:value-type="float">
            <text:p>129.981039072922</text:p>
          </table:table-cell>
          <table:table-cell office:value-type="float" office:value="124.255159332678" calcext:value-type="float">
            <text:p>124.255159332678</text:p>
          </table:table-cell>
          <table:table-cell office:value-type="float" office:value="118.784687395403" calcext:value-type="float">
            <text:p>118.784687395403</text:p>
          </table:table-cell>
          <table:table-cell office:value-type="float" office:value="113.557590666952" calcext:value-type="float">
            <text:p>113.557590666952</text:p>
          </table:table-cell>
          <table:table-cell office:value-type="float" office:value="108.562530927632" calcext:value-type="float">
            <text:p>108.562530927632</text:p>
          </table:table-cell>
          <table:table-cell office:value-type="float" office:value="103.788800141702" calcext:value-type="float">
            <text:p>103.788800141702</text:p>
          </table:table-cell>
          <table:table-cell office:value-type="float" office:value="99.2262659642979" calcext:value-type="float">
            <text:p>99.2262659642979</text:p>
          </table:table-cell>
          <table:table-cell office:value-type="float" office:value="94.8653251635604" calcext:value-type="float">
            <text:p>94.8653251635604</text:p>
          </table:table-cell>
          <table:table-cell office:value-type="float" office:value="90.6968632998678" calcext:value-type="float">
            <text:p>90.6968632998678</text:p>
          </table:table-cell>
          <table:table-cell office:value-type="float" office:value="86.7122196257824" calcext:value-type="float">
            <text:p>86.7122196257824</text:p>
          </table:table-cell>
          <table:table-cell office:value-type="float" office:value="82.903156409336" calcext:value-type="float">
            <text:p>82.903156409336</text:p>
          </table:table-cell>
          <table:table-cell office:value-type="float" office:value="79.261831568257" calcext:value-type="float">
            <text:p>79.261831568257</text:p>
          </table:table-cell>
          <table:table-cell office:value-type="float" office:value="75.780774654015" calcext:value-type="float">
            <text:p>75.780774654015</text:p>
          </table:table-cell>
          <table:table-cell office:value-type="float" office:value="72.4528647694502" calcext:value-type="float">
            <text:p>72.4528647694502</text:p>
          </table:table-cell>
          <table:table-cell office:value-type="float" office:value="69.2713115561229" calcext:value-type="float">
            <text:p>69.2713115561229</text:p>
          </table:table-cell>
          <table:table-cell office:value-type="float" office:value="66.229642516752" calcext:value-type="float">
            <text:p>66.229642516752</text:p>
          </table:table-cell>
          <table:table-cell office:value-type="float" office:value="63.3217235589537" calcext:value-type="float">
            <text:p>63.3217235589537</text:p>
          </table:table-cell>
          <table:table-cell office:value-type="float" office:value="60.5421320040303" calcext:value-type="float">
            <text:p>60.5421320040303</text:p>
          </table:table-cell>
          <table:table-cell office:value-type="float" office:value="57.8896045689247" calcext:value-type="float">
            <text:p>57.8896045689247</text:p>
          </table:table-cell>
          <table:table-cell office:value-type="float" office:value="55.3989000747569" calcext:value-type="float">
            <text:p>55.3989000747569</text:p>
          </table:table-cell>
          <table:table-cell office:value-type="float" office:value="53.4278005710669" calcext:value-type="float">
            <text:p>53.4278005710669</text:p>
          </table:table-cell>
          <table:table-cell office:value-type="float" office:value="55.3073792206864" calcext:value-type="float">
            <text:p>55.3073792206864</text:p>
          </table:table-cell>
          <table:table-cell office:value-type="float" office:value="69.3332021202569" calcext:value-type="float">
            <text:p>69.3332021202569</text:p>
          </table:table-cell>
          <table:table-cell office:value-type="float" office:value="84.4938239458802" calcext:value-type="float">
            <text:p>84.4938239458802</text:p>
          </table:table-cell>
          <table:table-cell office:value-type="float" office:value="96.6062019728382" calcext:value-type="float">
            <text:p>96.6062019728382</text:p>
          </table:table-cell>
          <table:table-cell office:value-type="float" office:value="106.104391280392" calcext:value-type="float">
            <text:p>106.104391280392</text:p>
          </table:table-cell>
          <table:table-cell office:value-type="float" office:value="113.602999094005" calcext:value-type="float">
            <text:p>113.602999094005</text:p>
          </table:table-cell>
          <table:table-cell office:value-type="float" office:value="119.591683860032" calcext:value-type="float">
            <text:p>119.591683860032</text:p>
          </table:table-cell>
          <table:table-cell office:value-type="float" office:value="124.442833068659" calcext:value-type="float">
            <text:p>124.442833068659</text:p>
          </table:table-cell>
          <table:table-cell office:value-type="float" office:value="128.437990207335" calcext:value-type="float">
            <text:p>128.437990207335</text:p>
          </table:table-cell>
          <table:table-cell office:value-type="float" office:value="131.789855458826" calcext:value-type="float">
            <text:p>131.789855458826</text:p>
          </table:table-cell>
          <table:table-cell office:value-type="float" office:value="134.659104274415" calcext:value-type="float">
            <text:p>134.659104274415</text:p>
          </table:table-cell>
          <table:table-cell office:value-type="float" office:value="137.167125028097" calcext:value-type="float">
            <text:p>137.167125028097</text:p>
          </table:table-cell>
          <table:table-cell office:value-type="float" office:value="139.405630387555" calcext:value-type="float">
            <text:p>139.405630387555</text:p>
          </table:table-cell>
          <table:table-cell office:value-type="float" office:value="141.443919184103" calcext:value-type="float">
            <text:p>141.443919184103</text:p>
          </table:table-cell>
          <table:table-cell office:value-type="float" office:value="143.334363579781" calcext:value-type="float">
            <text:p>143.334363579781</text:p>
          </table:table-cell>
          <table:table-cell office:value-type="float" office:value="145.116551593711" calcext:value-type="float">
            <text:p>145.116551593711</text:p>
          </table:table-cell>
          <table:table-cell office:value-type="float" office:value="146.820415613855" calcext:value-type="float">
            <text:p>146.820415613855</text:p>
          </table:table-cell>
          <table:table-cell office:value-type="float" office:value="148.468596459949" calcext:value-type="float">
            <text:p>148.468596459949</text:p>
          </table:table-cell>
          <table:table-cell office:value-type="float" office:value="150.078227150314" calcext:value-type="float">
            <text:p>150.078227150314</text:p>
          </table:table-cell>
          <table:table-cell office:value-type="float" office:value="151.662281882939" calcext:value-type="float">
            <text:p>151.662281882939</text:p>
          </table:table-cell>
          <table:table-cell office:value-type="float" office:value="153.230594267114" calcext:value-type="float">
            <text:p>153.230594267114</text:p>
          </table:table-cell>
          <table:table-cell office:value-type="float" office:value="154.790625776413" calcext:value-type="float">
            <text:p>154.790625776413</text:p>
          </table:table-cell>
          <table:table-cell office:value-type="float" office:value="156.348046877669" calcext:value-type="float">
            <text:p>156.348046877669</text:p>
          </table:table-cell>
          <table:table-cell office:value-type="float" office:value="157.907175670297" calcext:value-type="float">
            <text:p>157.907175670297</text:p>
          </table:table-cell>
          <table:table-cell office:value-type="float" office:value="159.471308909827" calcext:value-type="float">
            <text:p>159.471308909827</text:p>
          </table:table-cell>
          <table:table-cell office:value-type="float" office:value="161.042972853224" calcext:value-type="float">
            <text:p>161.042972853224</text:p>
          </table:table-cell>
          <table:table-cell office:value-type="float" office:value="162.624111743325" calcext:value-type="float">
            <text:p>162.624111743325</text:p>
          </table:table-cell>
          <table:table-cell office:value-type="float" office:value="164.216230701895" calcext:value-type="float">
            <text:p>164.216230701895</text:p>
          </table:table-cell>
          <table:table-cell office:value-type="float" office:value="165.820503616403" calcext:value-type="float">
            <text:p>165.820503616403</text:p>
          </table:table-cell>
          <table:table-cell office:value-type="float" office:value="167.437854528837" calcext:value-type="float">
            <text:p>167.437854528837</text:p>
          </table:table-cell>
          <table:table-cell office:value-type="float" office:value="169.069018914556" calcext:value-type="float">
            <text:p>169.069018914556</text:p>
          </table:table-cell>
          <table:table-cell office:value-type="float" office:value="170.714590608617" calcext:value-type="float">
            <text:p>170.714590608617</text:p>
          </table:table-cell>
          <table:table-cell office:value-type="float" office:value="172.375056828963" calcext:value-type="float">
            <text:p>172.375056828963</text:p>
          </table:table-cell>
          <table:table-cell office:value-type="float" office:value="174.050824178028" calcext:value-type="float">
            <text:p>174.050824178028</text:p>
          </table:table-cell>
          <table:table-cell office:value-type="float" office:value="175.742239037445" calcext:value-type="float">
            <text:p>175.742239037445</text:p>
          </table:table-cell>
          <table:table-cell office:value-type="float" office:value="177.449602691312" calcext:value-type="float">
            <text:p>177.449602691312</text:p>
          </table:table-cell>
          <table:table-cell office:value-type="float" office:value="179.173182783383" calcext:value-type="float">
            <text:p>179.173182783383</text:p>
          </table:table-cell>
          <table:table-cell office:value-type="float" office:value="180.913221958949" calcext:value-type="float">
            <text:p>180.913221958949</text:p>
          </table:table-cell>
          <table:table-cell office:value-type="float" office:value="182.669944095357" calcext:value-type="float">
            <text:p>182.669944095357</text:p>
          </table:table-cell>
          <table:table-cell office:value-type="float" office:value="184.443559546894" calcext:value-type="float">
            <text:p>184.443559546894</text:p>
          </table:table-cell>
          <table:table-cell office:value-type="float" office:value="186.234268870366" calcext:value-type="float">
            <text:p>186.234268870366</text:p>
          </table:table-cell>
          <table:table-cell office:value-type="float" office:value="188.042265513315" calcext:value-type="float">
            <text:p>188.042265513315</text:p>
          </table:table-cell>
          <table:table-cell office:value-type="float" office:value="189.867737939056" calcext:value-type="float">
            <text:p>189.867737939056</text:p>
          </table:table-cell>
          <table:table-cell office:value-type="float" office:value="191.710871365205" calcext:value-type="float">
            <text:p>191.710871365205</text:p>
          </table:table-cell>
          <table:table-cell office:value-type="float" office:value="193.571849078667" calcext:value-type="float">
            <text:p>193.571849078667</text:p>
          </table:table-cell>
          <table:table-cell office:value-type="float" office:value="195.450853032373" calcext:value-type="float">
            <text:p>195.450853032373</text:p>
          </table:table-cell>
          <table:table-cell office:value-type="float" office:value="197.348064432143" calcext:value-type="float">
            <text:p>197.348064432143</text:p>
          </table:table-cell>
          <table:table-cell office:value-type="float" office:value="199.263664982504" calcext:value-type="float">
            <text:p>199.263664982504</text:p>
          </table:table-cell>
          <table:table-cell office:value-type="float" office:value="201.197836854794" calcext:value-type="float">
            <text:p>201.197836854794</text:p>
          </table:table-cell>
          <table:table-cell office:value-type="float" office:value="203.150762998061" calcext:value-type="float">
            <text:p>203.150762998061</text:p>
          </table:table-cell>
          <table:table-cell office:value-type="float" office:value="205.122627442321" calcext:value-type="float">
            <text:p>205.122627442321</text:p>
          </table:table-cell>
          <table:table-cell office:value-type="float" office:value="207.113615471941" calcext:value-type="float">
            <text:p>207.113615471941</text:p>
          </table:table-cell>
          <table:table-cell office:value-type="float" office:value="209.123913396211" calcext:value-type="float">
            <text:p>209.123913396211</text:p>
          </table:table-cell>
          <table:table-cell office:value-type="float" office:value="211.153709599577" calcext:value-type="float">
            <text:p>211.153709599577</text:p>
          </table:table-cell>
          <table:table-cell office:value-type="float" office:value="213.203193282059" calcext:value-type="float">
            <text:p>213.203193282059</text:p>
          </table:table-cell>
          <table:table-cell office:value-type="float" office:value="215.272556196583" calcext:value-type="float">
            <text:p>215.272556196583</text:p>
          </table:table-cell>
          <table:table-cell office:value-type="float" office:value="217.361990864415" calcext:value-type="float">
            <text:p>217.361990864415</text:p>
          </table:table-cell>
          <table:table-cell office:value-type="float" office:value="219.471692275021" calcext:value-type="float">
            <text:p>219.471692275021</text:p>
          </table:table-cell>
          <table:table-cell office:value-type="float" office:value="221.601856613344" calcext:value-type="float">
            <text:p>221.601856613344</text:p>
          </table:table-cell>
          <table:table-cell office:value-type="float" office:value="223.752682550627" calcext:value-type="float">
            <text:p>223.752682550627</text:p>
          </table:table-cell>
          <table:table-cell office:value-type="float" office:value="225.924370405763" calcext:value-type="float">
            <text:p>225.924370405763</text:p>
          </table:table-cell>
          <table:table-cell office:value-type="float" office:value="228.117122443546" calcext:value-type="float">
            <text:p>228.117122443546</text:p>
          </table:table-cell>
          <table:table-cell office:value-type="float" office:value="230.331142525901" calcext:value-type="float">
            <text:p>230.331142525901</text:p>
          </table:table-cell>
          <table:table-cell office:value-type="float" office:value="232.566637073667" calcext:value-type="float">
            <text:p>232.566637073667</text:p>
          </table:table-cell>
          <table:table-cell office:value-type="float" office:value="234.823814369896" calcext:value-type="float">
            <text:p>234.823814369896</text:p>
          </table:table-cell>
          <table:table-cell office:value-type="float" office:value="237.102884279129" calcext:value-type="float">
            <text:p>237.102884279129</text:p>
          </table:table-cell>
          <table:table-cell office:value-type="float" office:value="239.404058893492" calcext:value-type="float">
            <text:p>239.404058893492</text:p>
          </table:table-cell>
          <table:table-cell office:value-type="float" office:value="241.727552358561" calcext:value-type="float">
            <text:p>241.727552358561</text:p>
          </table:table-cell>
          <table:table-cell office:value-type="float" office:value="244.073580938268" calcext:value-type="float">
            <text:p>244.073580938268</text:p>
          </table:table-cell>
          <table:table-cell office:value-type="float" office:value="246.442362875653" calcext:value-type="float">
            <text:p>246.442362875653</text:p>
          </table:table-cell>
          <table:table-cell office:value-type="float" office:value="248.834118501379" calcext:value-type="float">
            <text:p>248.834118501379</text:p>
          </table:table-cell>
          <table:table-cell office:value-type="float" office:value="251.249070314604" calcext:value-type="float">
            <text:p>251.249070314604</text:p>
          </table:table-cell>
          <table:table-cell office:value-type="float" office:value="253.687442835231" calcext:value-type="float">
            <text:p>253.687442835231</text:p>
          </table:table-cell>
          <table:table-cell office:value-type="float" office:value="256.14946281727" calcext:value-type="float">
            <text:p>256.14946281727</text:p>
          </table:table-cell>
          <table:table-cell office:value-type="float" office:value="258.635359454619" calcext:value-type="float">
            <text:p>258.635359454619</text:p>
          </table:table-cell>
          <table:table-cell office:value-type="float" office:value="261.145363902032" calcext:value-type="float">
            <text:p>261.145363902032</text:p>
          </table:table-cell>
          <table:table-cell office:value-type="float" office:value="263.679709455528" calcext:value-type="float">
            <text:p>263.679709455528</text:p>
          </table:table-cell>
          <table:table-cell office:value-type="float" office:value="266.238631757767" calcext:value-type="float">
            <text:p>266.238631757767</text:p>
          </table:table-cell>
          <table:table-cell office:value-type="float" office:value="268.822369158943" calcext:value-type="float">
            <text:p>268.822369158943</text:p>
          </table:table-cell>
          <table:table-cell office:value-type="float" office:value="271.431162002866" calcext:value-type="float">
            <text:p>271.431162002866</text:p>
          </table:table-cell>
          <table:table-cell office:value-type="float" office:value="274.065252873374" calcext:value-type="float">
            <text:p>274.065252873374</text:p>
          </table:table-cell>
          <table:table-cell office:value-type="float" office:value="276.724886695807" calcext:value-type="float">
            <text:p>276.724886695807</text:p>
          </table:table-cell>
          <table:table-cell office:value-type="float" office:value="279.410310946912" calcext:value-type="float">
            <text:p>279.410310946912</text:p>
          </table:table-cell>
          <table:table-cell office:value-type="float" office:value="282.12177528952" calcext:value-type="float">
            <text:p>282.12177528952</text:p>
          </table:table-cell>
          <table:table-cell office:value-type="float" office:value="284.859531686239" calcext:value-type="float">
            <text:p>284.859531686239</text:p>
          </table:table-cell>
          <table:table-cell office:value-type="float" office:value="287.623834509399" calcext:value-type="float">
            <text:p>287.623834509399</text:p>
          </table:table-cell>
          <table:table-cell office:value-type="float" office:value="290.414940870183" calcext:value-type="float">
            <text:p>290.414940870183</text:p>
          </table:table-cell>
          <table:table-cell office:value-type="float" office:value="293.233110102757" calcext:value-type="float">
            <text:p>293.233110102757</text:p>
          </table:table-cell>
          <table:table-cell office:value-type="float" office:value="296.078603905187" calcext:value-type="float">
            <text:p>296.078603905187</text:p>
          </table:table-cell>
          <table:table-cell office:value-type="float" office:value="298.951686516432" calcext:value-type="float">
            <text:p>298.951686516432</text:p>
          </table:table-cell>
          <table:table-cell office:value-type="float" office:value="301.852625400949" calcext:value-type="float">
            <text:p>301.852625400949</text:p>
          </table:table-cell>
          <table:table-cell office:value-type="float" office:value="304.781690270122" calcext:value-type="float">
            <text:p>304.781690270122</text:p>
          </table:table-cell>
          <table:table-cell office:value-type="float" office:value="307.739153306433" calcext:value-type="float">
            <text:p>307.739153306433</text:p>
          </table:table-cell>
          <table:table-cell office:value-type="float" office:value="310.725289305299" calcext:value-type="float">
            <text:p>310.725289305299</text:p>
          </table:table-cell>
          <table:table-cell office:value-type="float" office:value="313.740376174357" calcext:value-type="float">
            <text:p>313.740376174357</text:p>
          </table:table-cell>
          <table:table-cell office:value-type="float" office:value="316.784694438818" calcext:value-type="float">
            <text:p>316.784694438818</text:p>
          </table:table-cell>
          <table:table-cell office:value-type="float" office:value="319.858527189241" calcext:value-type="float">
            <text:p>319.858527189241</text:p>
          </table:table-cell>
          <table:table-cell office:value-type="float" office:value="322.962159724915" calcext:value-type="float">
            <text:p>322.962159724915</text:p>
          </table:table-cell>
          <table:table-cell office:value-type="float" office:value="326.095880033522" calcext:value-type="float">
            <text:p>326.095880033522</text:p>
          </table:table-cell>
          <table:table-cell office:value-type="float" office:value="329.259978903552" calcext:value-type="float">
            <text:p>329.259978903552</text:p>
          </table:table-cell>
          <table:table-cell office:value-type="float" office:value="332.454750393112" calcext:value-type="float">
            <text:p>332.454750393112</text:p>
          </table:table-cell>
          <table:table-cell office:value-type="float" office:value="335.680491122926" calcext:value-type="float">
            <text:p>335.680491122926</text:p>
          </table:table-cell>
          <table:table-cell office:value-type="float" office:value="338.937500734227" calcext:value-type="float">
            <text:p>338.937500734227</text:p>
          </table:table-cell>
          <table:table-cell office:value-type="float" office:value="342.226082212114" calcext:value-type="float">
            <text:p>342.226082212114</text:p>
          </table:table-cell>
          <table:table-cell office:value-type="float" office:value="345.546541312846" calcext:value-type="float">
            <text:p>345.546541312846</text:p>
          </table:table-cell>
          <table:table-cell office:value-type="float" office:value="348.899185017265" calcext:value-type="float">
            <text:p>348.899185017265</text:p>
          </table:table-cell>
          <table:table-cell office:value-type="float" office:value="352.284329173235" calcext:value-type="float">
            <text:p>352.284329173235</text:p>
          </table:table-cell>
          <table:table-cell office:value-type="float" office:value="355.702283569377" calcext:value-type="float">
            <text:p>355.702283569377</text:p>
          </table:table-cell>
          <table:table-cell office:value-type="float" office:value="359.153366802271" calcext:value-type="float">
            <text:p>359.153366802271</text:p>
          </table:table-cell>
          <table:table-cell office:value-type="float" office:value="362.637898898302" calcext:value-type="float">
            <text:p>362.637898898302</text:p>
          </table:table-cell>
          <table:table-cell office:value-type="float" office:value="366.156203885401" calcext:value-type="float">
            <text:p>366.156203885401</text:p>
          </table:table-cell>
          <table:table-cell office:value-type="float" office:value="369.708608961895" calcext:value-type="float">
            <text:p>369.708608961895</text:p>
          </table:table-cell>
          <table:table-cell office:value-type="float" office:value="373.295442713543" calcext:value-type="float">
            <text:p>373.295442713543</text:p>
          </table:table-cell>
          <table:table-cell office:value-type="float" office:value="376.917039045322" calcext:value-type="float">
            <text:p>376.917039045322</text:p>
          </table:table-cell>
          <table:table-cell office:value-type="float" office:value="380.573734036087" calcext:value-type="float">
            <text:p>380.573734036087</text:p>
          </table:table-cell>
          <table:table-cell office:value-type="float" office:value="384.265866713785" calcext:value-type="float">
            <text:p>384.265866713785</text:p>
          </table:table-cell>
          <table:table-cell office:value-type="float" office:value="387.993779802361" calcext:value-type="float">
            <text:p>387.993779802361</text:p>
          </table:table-cell>
          <table:table-cell office:value-type="float" office:value="391.75781905893" calcext:value-type="float">
            <text:p>391.75781905893</text:p>
          </table:table-cell>
          <table:table-cell office:value-type="float" office:value="395.558334262185" calcext:value-type="float">
            <text:p>395.558334262185</text:p>
          </table:table-cell>
          <table:table-cell office:value-type="float" office:value="399.395678779398" calcext:value-type="float">
            <text:p>399.395678779398</text:p>
          </table:table-cell>
          <table:table-cell office:value-type="float" office:value="403.270208326659" calcext:value-type="float">
            <text:p>403.270208326659</text:p>
          </table:table-cell>
          <table:table-cell office:value-type="float" office:value="407.182282307088" calcext:value-type="float">
            <text:p>407.182282307088</text:p>
          </table:table-cell>
          <table:table-cell office:value-type="float" office:value="411.132263628114" calcext:value-type="float">
            <text:p>411.132263628114</text:p>
          </table:table-cell>
          <table:table-cell office:value-type="float" office:value="415.120518836793" calcext:value-type="float">
            <text:p>415.120518836793</text:p>
          </table:table-cell>
          <table:table-cell office:value-type="float" office:value="419.147417876862" calcext:value-type="float">
            <text:p>419.147417876862</text:p>
          </table:table-cell>
          <table:table-cell office:value-type="float" office:value="423.213334142547" calcext:value-type="float">
            <text:p>423.213334142547</text:p>
          </table:table-cell>
          <table:table-cell office:value-type="float" office:value="427.318644887141" calcext:value-type="float">
            <text:p>427.318644887141</text:p>
          </table:table-cell>
          <table:table-cell office:value-type="float" office:value="431.463730881789" calcext:value-type="float">
            <text:p>431.463730881789</text:p>
          </table:table-cell>
          <table:table-cell office:value-type="float" office:value="435.6489764409" calcext:value-type="float">
            <text:p>435.6489764409</text:p>
          </table:table-cell>
          <table:table-cell office:value-type="float" office:value="439.874770004364" calcext:value-type="float">
            <text:p>439.874770004364</text:p>
          </table:table-cell>
          <table:table-cell office:value-type="float" office:value="444.14150355402" calcext:value-type="float">
            <text:p>444.14150355402</text:p>
          </table:table-cell>
          <table:table-cell office:value-type="float" office:value="448.449572598076" calcext:value-type="float">
            <text:p>448.449572598076</text:p>
          </table:table-cell>
          <table:table-cell office:value-type="float" office:value="452.799376289841" calcext:value-type="float">
            <text:p>452.799376289841</text:p>
          </table:table-cell>
          <table:table-cell office:value-type="float" office:value="457.191317706602" calcext:value-type="float">
            <text:p>457.191317706602</text:p>
          </table:table-cell>
          <table:table-cell office:value-type="float" office:value="461.625804690817" calcext:value-type="float">
            <text:p>461.625804690817</text:p>
          </table:table-cell>
          <table:table-cell office:value-type="float" office:value="466.103248368267" calcext:value-type="float">
            <text:p>466.103248368267</text:p>
          </table:table-cell>
          <table:table-cell office:value-type="float" office:value="470.62406360035" calcext:value-type="float">
            <text:p>470.62406360035</text:p>
          </table:table-cell>
          <table:table-cell office:value-type="float" office:value="475.188669058672" calcext:value-type="float">
            <text:p>475.188669058672</text:p>
          </table:table-cell>
          <table:table-cell office:value-type="float" office:value="479.797487849635" calcext:value-type="float">
            <text:p>479.797487849635</text:p>
          </table:table-cell>
          <table:table-cell office:value-type="float" office:value="484.450947590782" calcext:value-type="float">
            <text:p>484.450947590782</text:p>
          </table:table-cell>
          <table:table-cell office:value-type="float" office:value="489.149479361145" calcext:value-type="float">
            <text:p>489.149479361145</text:p>
          </table:table-cell>
          <table:table-cell office:value-type="float" office:value="493.893518206795" calcext:value-type="float">
            <text:p>493.893518206795</text:p>
          </table:table-cell>
          <table:table-cell office:value-type="float" office:value="498.683503186201" calcext:value-type="float">
            <text:p>498.683503186201</text:p>
          </table:table-cell>
          <table:table-cell office:value-type="float" office:value="503.519878511701" calcext:value-type="float">
            <text:p>503.519878511701</text:p>
          </table:table-cell>
          <table:table-cell office:value-type="float" office:value="508.403092475724" calcext:value-type="float">
            <text:p>508.403092475724</text:p>
          </table:table-cell>
          <table:table-cell office:value-type="float" office:value="513.333597197017" calcext:value-type="float">
            <text:p>513.333597197017</text:p>
          </table:table-cell>
          <table:table-cell office:value-type="float" office:value="518.311848949168" calcext:value-type="float">
            <text:p>518.311848949168</text:p>
          </table:table-cell>
          <table:table-cell office:value-type="float" office:value="523.338307965803" calcext:value-type="float">
            <text:p>523.338307965803</text:p>
          </table:table-cell>
          <table:table-cell office:value-type="float" office:value="528.41344183624" calcext:value-type="float">
            <text:p>528.41344183624</text:p>
          </table:table-cell>
          <table:table-cell office:value-type="float" office:value="533.537719608535" calcext:value-type="float">
            <text:p>533.537719608535</text:p>
          </table:table-cell>
          <table:table-cell office:value-type="float" office:value="538.711615765811" calcext:value-type="float">
            <text:p>538.711615765811</text:p>
          </table:table-cell>
          <table:table-cell office:value-type="float" office:value="543.935609060974" calcext:value-type="float">
            <text:p>543.935609060974</text:p>
          </table:table-cell>
          <table:table-cell office:value-type="float" office:value="549.21018311001" calcext:value-type="float">
            <text:p>549.21018311001</text:p>
          </table:table-cell>
          <table:table-cell office:value-type="float" office:value="554.535826801874" calcext:value-type="float">
            <text:p>554.535826801874</text:p>
          </table:table-cell>
          <table:table-cell office:value-type="float" office:value="559.913033062251" calcext:value-type="float">
            <text:p>559.913033062251</text:p>
          </table:table-cell>
          <table:table-cell office:value-type="float" office:value="565.342299507405" calcext:value-type="float">
            <text:p>565.342299507405</text:p>
          </table:table-cell>
          <table:table-cell office:value-type="float" office:value="570.824128525286" calcext:value-type="float">
            <text:p>570.824128525286</text:p>
          </table:table-cell>
          <table:table-cell office:value-type="float" office:value="576.359027343898" calcext:value-type="float">
            <text:p>576.359027343898</text:p>
          </table:table-cell>
          <table:table-cell office:value-type="float" office:value="581.947507749853" calcext:value-type="float">
            <text:p>581.947507749853</text:p>
          </table:table-cell>
          <table:table-cell office:value-type="float" office:value="587.590085033337" calcext:value-type="float">
            <text:p>587.590085033337</text:p>
          </table:table-cell>
          <table:table-cell office:value-type="float" office:value="593.28728151212" calcext:value-type="float">
            <text:p>593.28728151212</text:p>
          </table:table-cell>
          <table:table-cell office:value-type="float" office:value="599.039626678032" calcext:value-type="float">
            <text:p>599.039626678032</text:p>
          </table:table-cell>
          <table:table-cell office:value-type="float" office:value="604.847651887235" calcext:value-type="float">
            <text:p>604.847651887235</text:p>
          </table:table-cell>
          <table:table-cell office:value-type="float" office:value="610.711893561407" calcext:value-type="float">
            <text:p>610.711893561407</text:p>
          </table:table-cell>
          <table:table-cell office:value-type="float" office:value="616.632893451875" calcext:value-type="float">
            <text:p>616.632893451875</text:p>
          </table:table-cell>
          <table:table-cell office:value-type="float" office:value="622.611199958749" calcext:value-type="float">
            <text:p>622.611199958749</text:p>
          </table:table-cell>
          <table:table-cell office:value-type="float" office:value="628.647366142271" calcext:value-type="float">
            <text:p>628.647366142271</text:p>
          </table:table-cell>
          <table:table-cell office:value-type="float" office:value="634.741949358379" calcext:value-type="float">
            <text:p>634.741949358379</text:p>
          </table:table-cell>
          <table:table-cell office:value-type="float" office:value="640.895512761491" calcext:value-type="float">
            <text:p>640.895512761491</text:p>
          </table:table-cell>
          <table:table-cell office:value-type="float" office:value="647.108625262456" calcext:value-type="float">
            <text:p>647.108625262456</text:p>
          </table:table-cell>
          <table:table-cell office:value-type="float" office:value="653.381861284347" calcext:value-type="float">
            <text:p>653.381861284347</text:p>
          </table:table-cell>
          <table:table-cell office:value-type="float" office:value="659.715800381434" calcext:value-type="float">
            <text:p>659.715800381434</text:p>
          </table:table-cell>
          <table:table-cell office:value-type="float" office:value="666.111027369475" calcext:value-type="float">
            <text:p>666.111027369475</text:p>
          </table:table-cell>
          <table:table-cell office:value-type="float" office:value="672.568134087541" calcext:value-type="float">
            <text:p>672.568134087541</text:p>
          </table:table-cell>
          <table:table-cell office:value-type="float" office:value="679.08771665474" calcext:value-type="float">
            <text:p>679.08771665474</text:p>
          </table:table-cell>
          <table:table-cell office:value-type="float" office:value="685.670377164428" calcext:value-type="float">
            <text:p>685.670377164428</text:p>
          </table:table-cell>
          <table:table-cell office:value-type="float" office:value="692.316724042409" calcext:value-type="float">
            <text:p>692.316724042409</text:p>
          </table:table-cell>
          <table:table-cell office:value-type="float" office:value="699.027369740327" calcext:value-type="float">
            <text:p>699.027369740327</text:p>
          </table:table-cell>
          <table:table-cell office:value-type="float" office:value="705.802935274948" calcext:value-type="float">
            <text:p>705.802935274948</text:p>
          </table:table-cell>
          <table:table-cell office:value-type="float" office:value="712.644044873815" calcext:value-type="float">
            <text:p>712.644044873815</text:p>
          </table:table-cell>
          <table:table-cell office:value-type="float" office:value="719.551330656359" calcext:value-type="float">
            <text:p>719.551330656359</text:p>
          </table:table-cell>
          <table:table-cell office:value-type="float" office:value="726.525429556754" calcext:value-type="float">
            <text:p>726.525429556754</text:p>
          </table:table-cell>
          <table:table-cell office:value-type="float" office:value="733.56698549764" calcext:value-type="float">
            <text:p>733.56698549764</text:p>
          </table:table-cell>
          <table:table-cell office:value-type="float" office:value="740.676647960474" calcext:value-type="float">
            <text:p>740.676647960474</text:p>
          </table:table-cell>
          <table:table-cell office:value-type="float" office:value="747.855073439402" calcext:value-type="float">
            <text:p>747.855073439402</text:p>
          </table:table-cell>
          <table:table-cell office:value-type="float" office:value="755.102923085369" calcext:value-type="float">
            <text:p>755.102923085369</text:p>
          </table:table-cell>
          <table:table-cell office:value-type="float" office:value="762.420866477981" calcext:value-type="float">
            <text:p>762.420866477981</text:p>
          </table:table-cell>
          <table:table-cell office:value-type="float" office:value="769.809580271846" calcext:value-type="float">
            <text:p>769.809580271846</text:p>
          </table:table-cell>
          <table:table-cell office:value-type="float" office:value="777.269745156299" calcext:value-type="float">
            <text:p>777.269745156299</text:p>
          </table:table-cell>
          <table:table-cell office:value-type="float" office:value="784.802048510601" calcext:value-type="float">
            <text:p>784.802048510601</text:p>
          </table:table-cell>
          <table:table-cell office:value-type="float" office:value="792.407184596383" calcext:value-type="float">
            <text:p>792.407184596383</text:p>
          </table:table-cell>
          <table:table-cell office:value-type="float" office:value="800.085854563018" calcext:value-type="float">
            <text:p>800.085854563018</text:p>
          </table:table-cell>
          <table:table-cell office:value-type="float" office:value="807.838766486608" calcext:value-type="float">
            <text:p>807.838766486608</text:p>
          </table:table-cell>
          <table:table-cell office:value-type="float" office:value="815.666634758485" calcext:value-type="float">
            <text:p>815.666634758485</text:p>
          </table:table-cell>
          <table:table-cell office:value-type="float" office:value="823.57018047461" calcext:value-type="float">
            <text:p>823.57018047461</text:p>
          </table:table-cell>
          <table:table-cell office:value-type="float" office:value="831.550132450819" calcext:value-type="float">
            <text:p>831.550132450819</text:p>
          </table:table-cell>
          <table:table-cell office:value-type="float" office:value="839.607225599379" calcext:value-type="float">
            <text:p>839.607225599379</text:p>
          </table:table-cell>
          <table:table-cell office:value-type="float" office:value="847.742201890613" calcext:value-type="float">
            <text:p>847.742201890613</text:p>
          </table:table-cell>
          <table:table-cell office:value-type="float" office:value="855.955811180639" calcext:value-type="float">
            <text:p>855.955811180639</text:p>
          </table:table-cell>
          <table:table-cell office:value-type="float" office:value="864.248810110447" calcext:value-type="float">
            <text:p>864.248810110447</text:p>
          </table:table-cell>
          <table:table-cell office:value-type="float" office:value="872.621962107739" calcext:value-type="float">
            <text:p>872.621962107739</text:p>
          </table:table-cell>
          <table:table-cell office:value-type="float" office:value="881.076037755444" calcext:value-type="float">
            <text:p>881.076037755444</text:p>
          </table:table-cell>
          <table:table-cell office:value-type="float" office:value="889.611814871286" calcext:value-type="float">
            <text:p>889.611814871286</text:p>
          </table:table-cell>
          <table:table-cell office:value-type="float" office:value="898.230078587351" calcext:value-type="float">
            <text:p>898.230078587351</text:p>
          </table:table-cell>
          <table:table-cell office:value-type="float" office:value="906.931621736847" calcext:value-type="float">
            <text:p>906.931621736847</text:p>
          </table:table-cell>
          <table:table-cell office:value-type="float" office:value="915.717245426206" calcext:value-type="float">
            <text:p>915.717245426206</text:p>
          </table:table-cell>
          <table:table-cell office:value-type="float" office:value="924.587757976834" calcext:value-type="float">
            <text:p>924.587757976834</text:p>
          </table:table-cell>
          <table:table-cell office:value-type="float" office:value="933.543975472849" calcext:value-type="float">
            <text:p>933.543975472849</text:p>
          </table:table-cell>
          <table:table-cell office:value-type="float" office:value="942.586721887153" calcext:value-type="float">
            <text:p>942.586721887153</text:p>
          </table:table-cell>
          <table:table-cell office:value-type="float" office:value="951.716829175057" calcext:value-type="float">
            <text:p>951.716829175057</text:p>
          </table:table-cell>
          <table:table-cell office:value-type="float" office:value="960.935137342852" calcext:value-type="float">
            <text:p>960.935137342852</text:p>
          </table:table-cell>
          <table:table-cell office:value-type="float" office:value="970.242493447155" calcext:value-type="float">
            <text:p>970.242493447155</text:p>
          </table:table-cell>
          <table:table-cell office:value-type="float" office:value="979.63975262939" calcext:value-type="float">
            <text:p>979.63975262939</text:p>
          </table:table-cell>
          <table:table-cell office:value-type="float" office:value="989.127778565677" calcext:value-type="float">
            <text:p>989.127778565677</text:p>
          </table:table-cell>
          <table:table-cell office:value-type="float" office:value="998.707443143256" calcext:value-type="float">
            <text:p>998.707443143256</text:p>
          </table:table-cell>
          <table:table-cell office:value-type="float" office:value="1008.37962653417" calcext:value-type="float">
            <text:p>1008.37962653417</text:p>
          </table:table-cell>
          <table:table-cell office:value-type="float" office:value="1018.14521726898" calcext:value-type="float">
            <text:p>1018.14521726898</text:p>
          </table:table-cell>
          <table:table-cell office:value-type="float" office:value="1028.00511231062" calcext:value-type="float">
            <text:p>1028.00511231062</text:p>
          </table:table-cell>
          <table:table-cell office:value-type="float" office:value="1037.96021712872" calcext:value-type="float">
            <text:p>1037.96021712872</text:p>
          </table:table-cell>
          <table:table-cell office:value-type="float" office:value="1048.01144577222" calcext:value-type="float">
            <text:p>1048.01144577222</text:p>
          </table:table-cell>
          <table:table-cell office:value-type="float" office:value="1058.15972094339" calcext:value-type="float">
            <text:p>1058.15972094339</text:p>
          </table:table-cell>
          <table:table-cell office:value-type="float" office:value="1068.40597407165" calcext:value-type="float">
            <text:p>1068.40597407165</text:p>
          </table:table-cell>
          <table:table-cell office:value-type="float" office:value="1078.75114538727" calcext:value-type="float">
            <text:p>1078.75114538727</text:p>
          </table:table-cell>
          <table:table-cell office:value-type="float" office:value="1089.19618399579" calcext:value-type="float">
            <text:p>1089.19618399579</text:p>
          </table:table-cell>
          <table:table-cell office:value-type="float" office:value="1099.74204796112" calcext:value-type="float">
            <text:p>1099.74204796112</text:p>
          </table:table-cell>
          <table:table-cell office:value-type="float" office:value="1110.38970435385" calcext:value-type="float">
            <text:p>1110.38970435385</text:p>
          </table:table-cell>
          <table:table-cell office:value-type="float" office:value="1121.14012934667" calcext:value-type="float">
            <text:p>1121.14012934667</text:p>
          </table:table-cell>
          <table:table-cell office:value-type="float" office:value="1131.99430828192" calcext:value-type="float">
            <text:p>1131.99430828192</text:p>
          </table:table-cell>
          <table:table-cell office:value-type="float" office:value="1142.95323574534" calcext:value-type="float">
            <text:p>1142.95323574534</text:p>
          </table:table-cell>
          <table:table-cell office:value-type="float" office:value="1154.01791563977" calcext:value-type="float">
            <text:p>1154.01791563977</text:p>
          </table:table-cell>
          <table:table-cell office:value-type="float" office:value="1165.1893615132" calcext:value-type="float">
            <text:p>1165.1893615132</text:p>
          </table:table-cell>
          <table:table-cell office:value-type="float" office:value="1176.46859970061" calcext:value-type="float">
            <text:p>1176.46859970061</text:p>
          </table:table-cell>
          <table:table-cell office:value-type="float" office:value="1187.85666166005" calcext:value-type="float">
            <text:p>1187.85666166005</text:p>
          </table:table-cell>
          <table:table-cell office:value-type="float" office:value="1199.35459034691" calcext:value-type="float">
            <text:p>1199.35459034691</text:p>
          </table:table-cell>
          <table:table-cell office:value-type="float" office:value="1210.96343859209" calcext:value-type="float">
            <text:p>1210.96343859209</text:p>
          </table:table-cell>
          <table:table-cell office:value-type="float" office:value="1222.68426919012" calcext:value-type="float">
            <text:p>1222.68426919012</text:p>
          </table:table-cell>
          <table:table-cell office:value-type="float" office:value="1234.51815508306" calcext:value-type="float">
            <text:p>1234.51815508306</text:p>
          </table:table-cell>
          <table:table-cell office:value-type="float" office:value="1246.4661793439" calcext:value-type="float">
            <text:p>1246.4661793439</text:p>
          </table:table-cell>
          <table:table-cell office:value-type="float" office:value="1258.52943518394" calcext:value-type="float">
            <text:p>1258.52943518394</text:p>
          </table:table-cell>
          <table:table-cell office:value-type="float" office:value="1270.70902619256" calcext:value-type="float">
            <text:p>1270.70902619256</text:p>
          </table:table-cell>
          <table:table-cell office:value-type="float" office:value="1283.0060663737" calcext:value-type="float">
            <text:p>1283.0060663737</text:p>
          </table:table-cell>
          <table:table-cell office:value-type="float" office:value="1295.42168022231" calcext:value-type="float">
            <text:p>1295.42168022231</text:p>
          </table:table-cell>
          <table:table-cell office:value-type="float" office:value="1307.95700207531" calcext:value-type="float">
            <text:p>1307.95700207531</text:p>
          </table:table-cell>
          <table:table-cell office:value-type="float" office:value="1320.6131778999" calcext:value-type="float">
            <text:p>1320.6131778999</text:p>
          </table:table-cell>
          <table:table-cell office:value-type="float" office:value="1333.39136403907" calcext:value-type="float">
            <text:p>1333.39136403907</text:p>
          </table:table-cell>
          <table:table-cell office:value-type="float" office:value="1346.29272765688" calcext:value-type="float">
            <text:p>1346.29272765688</text:p>
          </table:table-cell>
          <table:table-cell office:value-type="float" office:value="1359.31844682441" calcext:value-type="float">
            <text:p>1359.31844682441</text:p>
          </table:table-cell>
          <table:table-cell office:value-type="float" office:value="1372.46971131911" calcext:value-type="float">
            <text:p>1372.46971131911</text:p>
          </table:table-cell>
          <table:table-cell office:value-type="float" office:value="1385.7477221873" calcext:value-type="float">
            <text:p>1385.7477221873</text:p>
          </table:table-cell>
          <table:table-cell office:value-type="float" office:value="1399.15369064946" calcext:value-type="float">
            <text:p>1399.15369064946</text:p>
          </table:table-cell>
          <table:table-cell office:value-type="float" office:value="1412.68883977055" calcext:value-type="float">
            <text:p>1412.68883977055</text:p>
          </table:table-cell>
          <table:table-cell office:value-type="float" office:value="1426.35440404079" calcext:value-type="float">
            <text:p>1426.35440404079</text:p>
          </table:table-cell>
          <table:table-cell office:value-type="float" office:value="1440.1516294681" calcext:value-type="float">
            <text:p>1440.1516294681</text:p>
          </table:table-cell>
          <table:table-cell office:value-type="float" office:value="1454.08177673019" calcext:value-type="float">
            <text:p>1454.08177673019</text:p>
          </table:table-cell>
          <table:table-cell office:value-type="float" office:value="1468.14611460559" calcext:value-type="float">
            <text:p>1468.14611460559</text:p>
          </table:table-cell>
          <table:table-cell office:value-type="float" office:value="1482.34592497051" calcext:value-type="float">
            <text:p>1482.34592497051</text:p>
          </table:table-cell>
          <table:table-cell office:value-type="float" office:value="1496.68250184926" calcext:value-type="float">
            <text:p>1496.68250184926</text:p>
          </table:table-cell>
          <table:table-cell office:value-type="float" office:value="1511.15715141691" calcext:value-type="float">
            <text:p>1511.15715141691</text:p>
          </table:table-cell>
          <table:table-cell office:value-type="float" office:value="1525.77119231487" calcext:value-type="float">
            <text:p>1525.77119231487</text:p>
          </table:table-cell>
          <table:table-cell office:value-type="float" office:value="1540.52595570125" calcext:value-type="float">
            <text:p>1540.52595570125</text:p>
          </table:table-cell>
          <table:table-cell office:value-type="float" office:value="1555.42278478023" calcext:value-type="float">
            <text:p>1555.42278478023</text:p>
          </table:table-cell>
          <table:table-cell office:value-type="float" office:value="1570.46303555269" calcext:value-type="float">
            <text:p>1570.46303555269</text:p>
          </table:table-cell>
          <table:table-cell office:value-type="float" office:value="1585.6480767245" calcext:value-type="float">
            <text:p>1585.6480767245</text:p>
          </table:table-cell>
          <table:table-cell office:value-type="float" office:value="1600.97928981349" calcext:value-type="float">
            <text:p>1600.97928981349</text:p>
          </table:table-cell>
          <table:table-cell office:value-type="float" office:value="1616.45806832151" calcext:value-type="float">
            <text:p>1616.45806832151</text:p>
          </table:table-cell>
          <table:table-cell office:value-type="float" office:value="1632.0858197671" calcext:value-type="float">
            <text:p>1632.0858197671</text:p>
          </table:table-cell>
          <table:table-cell office:value-type="float" office:value="1647.86396454252" calcext:value-type="float">
            <text:p>1647.86396454252</text:p>
          </table:table-cell>
          <table:table-cell office:value-type="float" office:value="1663.79393614312" calcext:value-type="float">
            <text:p>1663.79393614312</text:p>
          </table:table-cell>
          <table:table-cell office:value-type="float" office:value="1679.87718135385" calcext:value-type="float">
            <text:p>1679.87718135385</text:p>
          </table:table-cell>
          <table:table-cell office:value-type="float" office:value="1696.11516097665" calcext:value-type="float">
            <text:p>1696.11516097665</text:p>
          </table:table-cell>
          <table:table-cell office:value-type="float" office:value="1712.50935018415" calcext:value-type="float">
            <text:p>1712.50935018415</text:p>
          </table:table-cell>
          <table:table-cell office:value-type="float" office:value="1729.06123599236" calcext:value-type="float">
            <text:p>1729.06123599236</text:p>
          </table:table-cell>
          <table:table-cell office:value-type="float" office:value="1745.77232000335" calcext:value-type="float">
            <text:p>1745.77232000335</text:p>
          </table:table-cell>
          <table:table-cell office:value-type="float" office:value="1762.64411773445" calcext:value-type="float">
            <text:p>1762.64411773445</text:p>
          </table:table-cell>
          <table:table-cell office:value-type="float" office:value="1779.67815872938" calcext:value-type="float">
            <text:p>1779.67815872938</text:p>
          </table:table-cell>
          <table:table-cell office:value-type="float" office:value="1796.87599010082" calcext:value-type="float">
            <text:p>1796.87599010082</text:p>
          </table:table-cell>
          <table:table-cell office:value-type="float" office:value="1814.23917004245" calcext:value-type="float">
            <text:p>1814.23917004245</text:p>
          </table:table-cell>
          <table:table-cell office:value-type="float" office:value="1831.7692714669" calcext:value-type="float">
            <text:p>1831.7692714669</text:p>
          </table:table-cell>
          <table:table-cell office:value-type="float" office:value="1849.46788250293" calcext:value-type="float">
            <text:p>1849.46788250293</text:p>
          </table:table-cell>
          <table:table-cell office:value-type="float" office:value="1867.33660609291" calcext:value-type="float">
            <text:p>1867.33660609291</text:p>
          </table:table-cell>
          <table:table-cell office:value-type="float" office:value="1885.37706021089" calcext:value-type="float">
            <text:p>1885.37706021089</text:p>
          </table:table-cell>
          <table:table-cell office:value-type="float" office:value="1903.59087811443" calcext:value-type="float">
            <text:p>1903.59087811443</text:p>
          </table:table-cell>
          <table:table-cell office:value-type="float" office:value="1921.97970789512" calcext:value-type="float">
            <text:p>1921.97970789512</text:p>
          </table:table-cell>
          <table:table-cell office:value-type="float" office:value="1940.54521314245" calcext:value-type="float">
            <text:p>1940.54521314245</text:p>
          </table:table-cell>
          <table:table-cell office:value-type="float" office:value="1959.28907291904" calcext:value-type="float">
            <text:p>1959.28907291904</text:p>
          </table:table-cell>
          <table:table-cell office:value-type="float" office:value="1978.21298188995" calcext:value-type="float">
            <text:p>1978.21298188995</text:p>
          </table:table-cell>
          <table:table-cell office:value-type="float" office:value="1997.31864879467" calcext:value-type="float">
            <text:p>1997.31864879467</text:p>
          </table:table-cell>
          <table:table-cell office:value-type="float" office:value="2016.6077994969" calcext:value-type="float">
            <text:p>2016.6077994969</text:p>
          </table:table-cell>
          <table:table-cell office:value-type="float" office:value="2036.08217601382" calcext:value-type="float">
            <text:p>2036.08217601382</text:p>
          </table:table-cell>
          <table:table-cell office:value-type="float" office:value="2055.74353598418" calcext:value-type="float">
            <text:p>2055.74353598418</text:p>
          </table:table-cell>
          <table:table-cell office:value-type="float" office:value="2075.59365317166" calcext:value-type="float">
            <text:p>2075.59365317166</text:p>
          </table:table-cell>
          <table:table-cell office:value-type="float" office:value="2095.63431803952" calcext:value-type="float">
            <text:p>2095.63431803952</text:p>
          </table:table-cell>
          <table:table-cell office:value-type="float" office:value="2115.86733921676" calcext:value-type="float">
            <text:p>2115.86733921676</text:p>
          </table:table-cell>
          <table:table-cell office:value-type="float" office:value="2136.2945390893" calcext:value-type="float">
            <text:p>2136.2945390893</text:p>
          </table:table-cell>
          <table:table-cell office:value-type="float" office:value="2156.91775789174" calcext:value-type="float">
            <text:p>2156.91775789174</text:p>
          </table:table-cell>
          <table:table-cell office:value-type="float" office:value="2177.73885272285" calcext:value-type="float">
            <text:p>2177.73885272285</text:p>
          </table:table-cell>
          <table:table-cell office:value-type="float" office:value="2198.75969767628" calcext:value-type="float">
            <text:p>2198.75969767628</text:p>
          </table:table-cell>
          <table:table-cell office:value-type="float" office:value="2219.98218800553" calcext:value-type="float">
            <text:p>2219.98218800553</text:p>
          </table:table-cell>
          <table:table-cell office:value-type="float" office:value="2241.40823392363" calcext:value-type="float">
            <text:p>2241.40823392363</text:p>
          </table:table-cell>
          <table:table-cell office:value-type="float" office:value="2263.03976165526" calcext:value-type="float">
            <text:p>2263.03976165526</text:p>
          </table:table-cell>
          <table:table-cell office:value-type="float" office:value="2284.87871655837" calcext:value-type="float">
            <text:p>2284.87871655837</text:p>
          </table:table-cell>
          <table:table-cell office:value-type="float" office:value="2306.92706197821" calcext:value-type="float">
            <text:p>2306.92706197821</text:p>
          </table:table-cell>
          <table:table-cell office:value-type="float" office:value="2329.18677943163" calcext:value-type="float">
            <text:p>2329.18677943163</text:p>
          </table:table-cell>
          <table:table-cell office:value-type="float" office:value="2351.65986893687" calcext:value-type="float">
            <text:p>2351.65986893687</text:p>
          </table:table-cell>
          <table:table-cell office:value-type="float" office:value="2374.34834868082" calcext:value-type="float">
            <text:p>2374.34834868082</text:p>
          </table:table-cell>
          <table:table-cell office:value-type="float" office:value="2397.25425558382" calcext:value-type="float">
            <text:p>2397.25425558382</text:p>
          </table:table-cell>
          <table:table-cell office:value-type="float" office:value="2420.37964534331" calcext:value-type="float">
            <text:p>2420.37964534331</text:p>
          </table:table-cell>
          <table:table-cell office:value-type="float" office:value="2443.72659259015" calcext:value-type="float">
            <text:p>2443.72659259015</text:p>
          </table:table-cell>
          <table:table-cell office:value-type="float" office:value="2467.29718852529" calcext:value-type="float">
            <text:p>2467.29718852529</text:p>
          </table:table-cell>
          <table:table-cell office:value-type="float" office:value="2491.093544438" calcext:value-type="float">
            <text:p>2491.093544438</text:p>
          </table:table-cell>
          <table:table-cell office:value-type="float" office:value="2515.1177926231" calcext:value-type="float">
            <text:p>2515.1177926231</text:p>
          </table:table-cell>
          <table:table-cell office:value-type="float" office:value="2539.37208361884" calcext:value-type="float">
            <text:p>2539.37208361884</text:p>
          </table:table-cell>
          <table:table-cell office:value-type="float" office:value="2563.85858743899" calcext:value-type="float">
            <text:p>2563.85858743899</text:p>
          </table:table-cell>
          <table:table-cell office:value-type="float" office:value="2588.57949389848" calcext:value-type="float">
            <text:p>2588.57949389848</text:p>
          </table:table-cell>
          <table:table-cell office:value-type="float" office:value="2613.53701541805" calcext:value-type="float">
            <text:p>2613.53701541805</text:p>
          </table:table-cell>
          <table:table-cell office:value-type="float" office:value="2638.73338055317" calcext:value-type="float">
            <text:p>2638.73338055317</text:p>
          </table:table-cell>
          <table:table-cell office:value-type="float" office:value="2664.1708394868" calcext:value-type="float">
            <text:p>2664.1708394868</text:p>
          </table:table-cell>
          <table:table-cell office:value-type="float" office:value="2689.85166273107" calcext:value-type="float">
            <text:p>2689.85166273107</text:p>
          </table:table-cell>
          <table:table-cell office:value-type="float" office:value="2715.77814127818" calcext:value-type="float">
            <text:p>2715.77814127818</text:p>
          </table:table-cell>
          <table:table-cell office:value-type="float" office:value="2741.95259134756" calcext:value-type="float">
            <text:p>2741.95259134756</text:p>
          </table:table-cell>
          <table:table-cell office:value-type="float" office:value="2768.37734975161" calcext:value-type="float">
            <text:p>2768.37734975161</text:p>
          </table:table-cell>
          <table:table-cell office:value-type="float" office:value="2795.05476962108" calcext:value-type="float">
            <text:p>2795.05476962108</text:p>
          </table:table-cell>
          <table:table-cell office:value-type="float" office:value="2821.98722826585" calcext:value-type="float">
            <text:p>2821.98722826585</text:p>
          </table:table-cell>
          <table:table-cell office:value-type="float" office:value="2849.17712473177" calcext:value-type="float">
            <text:p>2849.17712473177</text:p>
          </table:table-cell>
          <table:table-cell office:value-type="float" office:value="2876.62687998936" calcext:value-type="float">
            <text:p>2876.62687998936</text:p>
          </table:table-cell>
          <table:table-cell office:value-type="float" office:value="2904.33893723441" calcext:value-type="float">
            <text:p>2904.33893723441</text:p>
          </table:table-cell>
          <table:table-cell office:value-type="float" office:value="2932.31576181912" calcext:value-type="float">
            <text:p>2932.31576181912</text:p>
          </table:table-cell>
          <table:table-cell office:value-type="float" office:value="2960.55984164183" calcext:value-type="float">
            <text:p>2960.55984164183</text:p>
          </table:table-cell>
          <table:table-cell office:value-type="float" office:value="2989.07368728133" calcext:value-type="float">
            <text:p>2989.07368728133</text:p>
          </table:table-cell>
          <table:table-cell office:value-type="float" office:value="3017.85983218506" calcext:value-type="float">
            <text:p>3017.85983218506</text:p>
          </table:table-cell>
          <table:table-cell office:value-type="float" office:value="3046.9208294766" calcext:value-type="float">
            <text:p>3046.9208294766</text:p>
          </table:table-cell>
          <table:table-cell office:value-type="float" office:value="3076.25925439221" calcext:value-type="float">
            <text:p>3076.25925439221</text:p>
          </table:table-cell>
          <table:table-cell office:value-type="float" office:value="3105.87771058878" calcext:value-type="float">
            <text:p>3105.87771058878</text:p>
          </table:table-cell>
          <table:table-cell office:value-type="float" office:value="3135.77882241194" calcext:value-type="float">
            <text:p>3135.77882241194</text:p>
          </table:table-cell>
          <table:table-cell office:value-type="float" office:value="3165.96523758763" calcext:value-type="float">
            <text:p>3165.96523758763</text:p>
          </table:table-cell>
          <table:table-cell office:value-type="float" office:value="3196.43962737861" calcext:value-type="float">
            <text:p>3196.43962737861</text:p>
          </table:table-cell>
          <table:table-cell office:value-type="float" office:value="3227.20469021655" calcext:value-type="float">
            <text:p>3227.20469021655</text:p>
          </table:table-cell>
          <table:table-cell office:value-type="float" office:value="3258.26314435406" calcext:value-type="float">
            <text:p>3258.26314435406</text:p>
          </table:table-cell>
          <table:table-cell office:value-type="float" office:value="3289.61773345004" calcext:value-type="float">
            <text:p>3289.61773345004</text:p>
          </table:table-cell>
          <table:table-cell office:value-type="float" office:value="3321.27122565466" calcext:value-type="float">
            <text:p>3321.27122565466</text:p>
          </table:table-cell>
          <table:table-cell office:value-type="float" office:value="3353.22641363401" calcext:value-type="float">
            <text:p>3353.22641363401</text:p>
          </table:table-cell>
          <table:table-cell office:value-type="float" office:value="3385.48611990335" calcext:value-type="float">
            <text:p>3385.48611990335</text:p>
          </table:table-cell>
          <table:table-cell office:value-type="float" office:value="3418.05319614769" calcext:value-type="float">
            <text:p>3418.05319614769</text:p>
          </table:table-cell>
          <table:table-cell office:value-type="float" office:value="3450.93050822981" calcext:value-type="float">
            <text:p>3450.93050822981</text:p>
          </table:table-cell>
          <table:table-cell office:value-type="float" office:value="3484.12095302075" calcext:value-type="float">
            <text:p>3484.12095302075</text:p>
          </table:table-cell>
          <table:table-cell office:value-type="float" office:value="3517.62745353987" calcext:value-type="float">
            <text:p>3517.62745353987</text:p>
          </table:table-cell>
          <table:table-cell office:value-type="float" office:value="3551.45295918322" calcext:value-type="float">
            <text:p>3551.45295918322</text:p>
          </table:table-cell>
          <table:table-cell office:value-type="float" office:value="3585.60044145823" calcext:value-type="float">
            <text:p>3585.60044145823</text:p>
          </table:table-cell>
          <table:table-cell office:value-type="float" office:value="3620.07290337417" calcext:value-type="float">
            <text:p>3620.07290337417</text:p>
          </table:table-cell>
          <table:table-cell office:value-type="float" office:value="3654.87337387561" calcext:value-type="float">
            <text:p>3654.87337387561</text:p>
          </table:table-cell>
          <table:table-cell office:value-type="float" office:value="3690.00490849159" calcext:value-type="float">
            <text:p>3690.00490849159</text:p>
          </table:table-cell>
          <table:table-cell office:value-type="float" office:value="3725.47058999073" calcext:value-type="float">
            <text:p>3725.47058999073</text:p>
          </table:table-cell>
          <table:table-cell office:value-type="float" office:value="3761.2735270561" calcext:value-type="float">
            <text:p>3761.2735270561</text:p>
          </table:table-cell>
          <table:table-cell office:value-type="float" office:value="3797.41685367361" calcext:value-type="float">
            <text:p>3797.41685367361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0.176459794387502" calcext:value-type="float">
            <text:p>0.176459794387502</text:p>
          </table:table-cell>
          <table:table-cell office:value-type="float" office:value="0.317772345366502" calcext:value-type="float">
            <text:p>0.317772345366502</text:p>
          </table:table-cell>
          <table:table-cell office:value-type="float" office:value="0.437682253178249" calcext:value-type="float">
            <text:p>0.437682253178249</text:p>
          </table:table-cell>
          <table:table-cell office:value-type="float" office:value="0.545853146090463" calcext:value-type="float">
            <text:p>0.545853146090463</text:p>
          </table:table-cell>
          <table:table-cell office:value-type="float" office:value="0.649205878061498" calcext:value-type="float">
            <text:p>0.649205878061498</text:p>
          </table:table-cell>
          <table:table-cell office:value-type="float" office:value="0.75283420136773" calcext:value-type="float">
            <text:p>0.75283420136773</text:p>
          </table:table-cell>
          <table:table-cell office:value-type="float" office:value="0.860633138343531" calcext:value-type="float">
            <text:p>0.860633138343531</text:p>
          </table:table-cell>
          <table:table-cell office:value-type="float" office:value="0.975732442995515" calcext:value-type="float">
            <text:p>0.975732442995515</text:p>
          </table:table-cell>
          <table:table-cell office:value-type="float" office:value="1.10079787327486" calcext:value-type="float">
            <text:p>1.10079787327486</text:p>
          </table:table-cell>
          <table:table-cell office:value-type="float" office:value="1.2382432372689" calcext:value-type="float">
            <text:p>1.2382432372689</text:p>
          </table:table-cell>
          <table:table-cell office:value-type="float" office:value="1.3903824387357" calcext:value-type="float">
            <text:p>1.3903824387357</text:p>
          </table:table-cell>
          <table:table-cell office:value-type="float" office:value="1.55954163153438" calcext:value-type="float">
            <text:p>1.55954163153438</text:p>
          </table:table-cell>
          <table:table-cell office:value-type="float" office:value="1.74814521630474" calcext:value-type="float">
            <text:p>1.74814521630474</text:p>
          </table:table-cell>
          <table:table-cell office:value-type="float" office:value="1.95878517150746" calcext:value-type="float">
            <text:p>1.95878517150746</text:p>
          </table:table-cell>
          <table:table-cell office:value-type="float" office:value="2.19428032556462" calcext:value-type="float">
            <text:p>2.19428032556462</text:p>
          </table:table-cell>
          <table:table-cell office:value-type="float" office:value="2.45773023808097" calcext:value-type="float">
            <text:p>2.45773023808097</text:p>
          </table:table-cell>
          <table:table-cell office:value-type="float" office:value="2.75256701261781" calcext:value-type="float">
            <text:p>2.75256701261781</text:p>
          </table:table-cell>
          <table:table-cell office:value-type="float" office:value="3.08260751794995" calcext:value-type="float">
            <text:p>3.08260751794995</text:p>
          </table:table-cell>
          <table:table-cell office:value-type="float" office:value="3.45210792261031" calcext:value-type="float">
            <text:p>3.45210792261031</text:p>
          </table:table-cell>
          <table:table-cell office:value-type="float" office:value="3.86582206372487" calcext:value-type="float">
            <text:p>3.86582206372487</text:p>
          </table:table-cell>
          <table:table-cell office:value-type="float" office:value="4.32906497963501" calcext:value-type="float">
            <text:p>4.32906497963501</text:p>
          </table:table-cell>
          <table:table-cell office:value-type="float" office:value="4.8477828096211" calcext:value-type="float">
            <text:p>4.8477828096211</text:p>
          </table:table-cell>
          <table:table-cell office:value-type="float" office:value="5.42863025605023" calcext:value-type="float">
            <text:p>5.42863025605023</text:p>
          </table:table-cell>
          <table:table-cell office:value-type="float" office:value="6.07905662783691" calcext:value-type="float">
            <text:p>6.07905662783691</text:p>
          </table:table-cell>
          <table:table-cell office:value-type="float" office:value="6.80740195004387" calcext:value-type="float">
            <text:p>6.80740195004387</text:p>
          </table:table-cell>
          <table:table-cell office:value-type="float" office:value="7.62300426838252" calcext:value-type="float">
            <text:p>7.62300426838252</text:p>
          </table:table-cell>
          <table:table-cell office:value-type="float" office:value="8.53631956313337" calcext:value-type="float">
            <text:p>8.53631956313337</text:p>
          </table:table-cell>
          <table:table-cell office:value-type="float" office:value="9.55905577843961" calcext:value-type="float">
            <text:p>9.55905577843961</text:p>
          </table:table-cell>
          <table:table-cell office:value-type="float" office:value="10.7043235663995" calcext:value-type="float">
            <text:p>10.7043235663995</text:p>
          </table:table-cell>
          <table:table-cell office:value-type="float" office:value="11.986803893895" calcext:value-type="float">
            <text:p>11.986803893895</text:p>
          </table:table-cell>
          <table:table-cell office:value-type="float" office:value="13.422936412643" calcext:value-type="float">
            <text:p>13.422936412643</text:p>
          </table:table-cell>
          <table:table-cell office:value-type="float" office:value="15.0311303257238" calcext:value-type="float">
            <text:p>15.0311303257238</text:p>
          </table:table-cell>
          <table:table-cell office:value-type="float" office:value="16.8320003286857" calcext:value-type="float">
            <text:p>16.8320003286857</text:p>
          </table:table-cell>
          <table:table-cell office:value-type="float" office:value="18.8486308886643" calcext:value-type="float">
            <text:p>18.8486308886643</text:p>
          </table:table-cell>
          <table:table-cell office:value-type="float" office:value="21.1068720600899" calcext:value-type="float">
            <text:p>21.1068720600899</text:p>
          </table:table-cell>
          <table:table-cell office:value-type="float" office:value="23.6356710972674" calcext:value-type="float">
            <text:p>23.6356710972674</text:p>
          </table:table-cell>
          <table:table-cell office:value-type="float" office:value="26.4674433010144" calcext:value-type="float">
            <text:p>26.4674433010144</text:p>
          </table:table-cell>
          <table:table-cell office:value-type="float" office:value="29.6384875340754" calcext:value-type="float">
            <text:p>29.6384875340754</text:p>
          </table:table-cell>
          <table:table-cell office:value-type="float" office:value="33.1894515900681" calcext:value-type="float">
            <text:p>33.1894515900681</text:p>
          </table:table-cell>
          <table:table-cell office:value-type="float" office:value="37.1658531841584" calcext:value-type="float">
            <text:p>37.1658531841584</text:p>
          </table:table-cell>
          <table:table-cell office:value-type="float" office:value="41.618663417742" calcext:value-type="float">
            <text:p>41.618663417742</text:p>
          </table:table-cell>
          <table:table-cell office:value-type="float" office:value="46.6049601594606" calcext:value-type="float">
            <text:p>46.6049601594606</text:p>
          </table:table-cell>
          <table:table-cell office:value-type="float" office:value="52.1886596504639" calcext:value-type="float">
            <text:p>52.1886596504639</text:p>
          </table:table-cell>
          <table:table-cell office:value-type="float" office:value="58.4413356664484" calcext:value-type="float">
            <text:p>58.4413356664484</text:p>
          </table:table-cell>
          <table:table-cell office:value-type="float" office:value="65.4431370125394" calcext:value-type="float">
            <text:p>65.4431370125394</text:p>
          </table:table-cell>
          <table:table-cell office:value-type="float" office:value="73.2838150521771" calcext:value-type="float">
            <text:p>73.2838150521771</text:p>
          </table:table-cell>
          <table:table-cell office:value-type="float" office:value="82.0638739092192" calcext:value-type="float">
            <text:p>82.0638739092192</text:p>
          </table:table-cell>
          <table:table-cell office:value-type="float" office:value="91.895858529547" calcext:value-type="float">
            <text:p>91.895858529547</text:p>
          </table:table-cell>
          <table:table-cell office:value-type="float" office:value="102.905797608788" calcext:value-type="float">
            <text:p>102.905797608788</text:p>
          </table:table-cell>
          <table:table-cell office:value-type="float" office:value="115.234818842804" calcext:value-type="float">
            <text:p>115.234818842804</text:p>
          </table:table-cell>
          <table:table-cell office:value-type="float" office:value="129.040957565367" calcext:value-type="float">
            <text:p>129.040957565367</text:p>
          </table:table-cell>
          <table:table-cell office:value-type="float" office:value="144.501182328072" calcext:value-type="float">
            <text:p>144.501182328072</text:p>
          </table:table-cell>
          <table:table-cell office:value-type="float" office:value="161.813663599318" calcext:value-type="float">
            <text:p>161.813663599318</text:p>
          </table:table-cell>
          <table:table-cell office:value-type="float" office:value="181.200313205205" calcext:value-type="float">
            <text:p>181.200313205205</text:p>
          </table:table-cell>
          <table:table-cell office:value-type="float" office:value="202.909628143203" calcext:value-type="float">
            <text:p>202.909628143203</text:p>
          </table:table-cell>
          <table:table-cell office:value-type="float" office:value="227.21987622721" calcext:value-type="float">
            <text:p>227.21987622721</text:p>
          </table:table-cell>
          <table:table-cell office:value-type="float" office:value="254.442662105299" calcext:value-type="float">
            <text:p>254.442662105299</text:p>
          </table:table-cell>
          <table:table-cell office:value-type="float" office:value="284.926920222897" calcext:value-type="float">
            <text:p>284.926920222897</text:p>
          </table:table-cell>
          <table:table-cell office:value-type="float" office:value="319.063386657373" calcext:value-type="float">
            <text:p>319.063386657373</text:p>
          </table:table-cell>
          <table:table-cell office:value-type="float" office:value="357.289607415" calcext:value-type="float">
            <text:p>357.289607415</text:p>
          </table:table-cell>
          <table:table-cell office:value-type="float" office:value="400.095544454805" calcext:value-type="float">
            <text:p>400.095544454805</text:p>
          </table:table-cell>
          <table:table-cell office:value-type="float" office:value="448.029853538428" calcext:value-type="float">
            <text:p>448.029853538428</text:p>
          </table:table-cell>
          <table:table-cell office:value-type="float" office:value="501.706916197106" calcext:value-type="float">
            <text:p>501.706916197106</text:p>
          </table:table-cell>
          <table:table-cell office:value-type="float" office:value="561.814711142177" calcext:value-type="float">
            <text:p>561.814711142177</text:p>
          </table:table-cell>
          <table:table-cell office:value-type="float" office:value="629.123628001792" calcext:value-type="float">
            <text:p>629.123628001792</text:p>
          </table:table-cell>
          <table:table-cell office:value-type="float" office:value="704.496337871918" calcext:value-type="float">
            <text:p>704.496337871918</text:p>
          </table:table-cell>
          <table:table-cell office:value-type="float" office:value="788.89884629078" calcext:value-type="float">
            <text:p>788.89884629078</text:p>
          </table:table-cell>
          <table:table-cell office:value-type="float" office:value="883.412865810101" calcext:value-type="float">
            <text:p>883.412865810101</text:p>
          </table:table-cell>
          <table:table-cell office:value-type="float" office:value="989.249670840548" calcext:value-type="float">
            <text:p>989.249670840548</text:p>
          </table:table-cell>
          <table:table-cell office:value-type="float" office:value="1107.76561474386" calcext:value-type="float">
            <text:p>1107.76561474386</text:p>
          </table:table-cell>
          <table:table-cell office:value-type="float" office:value="1240.479497534" calcext:value-type="float">
            <text:p>1240.479497534</text:p>
          </table:table-cell>
          <table:table-cell office:value-type="float" office:value="1389.09201075537" calcext:value-type="float">
            <text:p>1389.09201075537</text:p>
          </table:table-cell>
          <table:table-cell office:value-type="float" office:value="1555.50750702659" calcext:value-type="float">
            <text:p>1555.50750702659</text:p>
          </table:table-cell>
          <table:table-cell office:value-type="float" office:value="1741.85833011745" calcext:value-type="float">
            <text:p>1741.85833011745</text:p>
          </table:table-cell>
          <table:table-cell office:value-type="float" office:value="1950.53183966512" calcext:value-type="float">
            <text:p>1950.53183966512</text:p>
          </table:table-cell>
          <table:table-cell office:value-type="float" office:value="2184.19904961251" calcext:value-type="float">
            <text:p>2184.19904961251</text:p>
          </table:table-cell>
          <table:table-cell office:value-type="float" office:value="2445.83634567691" calcext:value-type="float">
            <text:p>2445.83634567691</text:p>
          </table:table-cell>
          <table:table-cell office:value-type="float" office:value="2738.68181953689" calcext:value-type="float">
            <text:p>2738.68181953689</text:p>
          </table:table-cell>
          <table:table-cell office:value-type="float" office:value="3065.74619905037" calcext:value-type="float">
            <text:p>3065.74619905037</text:p>
          </table:table-cell>
          <table:table-cell office:value-type="float" office:value="3426.60057465003" calcext:value-type="float">
            <text:p>3426.60057465003</text:p>
          </table:table-cell>
          <table:table-cell office:value-type="float" office:value="3802.49122216763" calcext:value-type="float">
            <text:p>3802.49122216763</text:p>
          </table:table-cell>
          <table:table-cell office:value-type="float" office:value="4136.02980847941" calcext:value-type="float">
            <text:p>4136.02980847941</text:p>
          </table:table-cell>
          <table:table-cell office:value-type="float" office:value="4378.4492777839" calcext:value-type="float">
            <text:p>4378.4492777839</text:p>
          </table:table-cell>
          <table:table-cell office:value-type="float" office:value="4529.17956091676" calcext:value-type="float">
            <text:p>4529.17956091676</text:p>
          </table:table-cell>
          <table:table-cell office:value-type="float" office:value="4604.72203912635" calcext:value-type="float">
            <text:p>4604.72203912635</text:p>
          </table:table-cell>
          <table:table-cell office:value-type="float" office:value="4621.56695518452" calcext:value-type="float">
            <text:p>4621.56695518452</text:p>
          </table:table-cell>
          <table:table-cell office:value-type="float" office:value="4593.3798284759" calcext:value-type="float">
            <text:p>4593.3798284759</text:p>
          </table:table-cell>
          <table:table-cell office:value-type="float" office:value="4531.08101792731" calcext:value-type="float">
            <text:p>4531.08101792731</text:p>
          </table:table-cell>
          <table:table-cell office:value-type="float" office:value="4443.31849555939" calcext:value-type="float">
            <text:p>4443.31849555939</text:p>
          </table:table-cell>
          <table:table-cell office:value-type="float" office:value="4336.91634747567" calcext:value-type="float">
            <text:p>4336.91634747567</text:p>
          </table:table-cell>
          <table:table-cell office:value-type="float" office:value="4217.24472339323" calcext:value-type="float">
            <text:p>4217.24472339323</text:p>
          </table:table-cell>
          <table:table-cell office:value-type="float" office:value="4088.51688335553" calcext:value-type="float">
            <text:p>4088.51688335553</text:p>
          </table:table-cell>
          <table:table-cell office:value-type="float" office:value="3954.02634126254" calcext:value-type="float">
            <text:p>3954.02634126254</text:p>
          </table:table-cell>
          <table:table-cell office:value-type="float" office:value="3816.33593851444" calcext:value-type="float">
            <text:p>3816.33593851444</text:p>
          </table:table-cell>
          <table:table-cell office:value-type="float" office:value="3677.428535788" calcext:value-type="float">
            <text:p>3677.428535788</text:p>
          </table:table-cell>
          <table:table-cell office:value-type="float" office:value="3538.82708077944" calcext:value-type="float">
            <text:p>3538.82708077944</text:p>
          </table:table-cell>
          <table:table-cell office:value-type="float" office:value="3401.69026182257" calcext:value-type="float">
            <text:p>3401.69026182257</text:p>
          </table:table-cell>
          <table:table-cell office:value-type="float" office:value="3266.88868608103" calcext:value-type="float">
            <text:p>3266.88868608103</text:p>
          </table:table-cell>
          <table:table-cell office:value-type="float" office:value="3135.06553975016" calcext:value-type="float">
            <text:p>3135.06553975016</text:p>
          </table:table-cell>
          <table:table-cell office:value-type="float" office:value="3006.68485703008" calcext:value-type="float">
            <text:p>3006.68485703008</text:p>
          </table:table-cell>
          <table:table-cell office:value-type="float" office:value="2882.06993116941" calcext:value-type="float">
            <text:p>2882.06993116941</text:p>
          </table:table-cell>
          <table:table-cell office:value-type="float" office:value="2761.43385181089" calcext:value-type="float">
            <text:p>2761.43385181089</text:p>
          </table:table-cell>
          <table:table-cell office:value-type="float" office:value="2644.90377600454" calcext:value-type="float">
            <text:p>2644.90377600454</text:p>
          </table:table-cell>
          <table:table-cell office:value-type="float" office:value="2532.54019648654" calcext:value-type="float">
            <text:p>2532.54019648654</text:p>
          </table:table-cell>
          <table:table-cell office:value-type="float" office:value="2424.35223281186" calcext:value-type="float">
            <text:p>2424.35223281186</text:p>
          </table:table-cell>
          <table:table-cell office:value-type="float" office:value="2320.30974262625" calcext:value-type="float">
            <text:p>2320.30974262625</text:p>
          </table:table-cell>
          <table:table-cell office:value-type="float" office:value="2220.3529124957" calcext:value-type="float">
            <text:p>2220.3529124957</text:p>
          </table:table-cell>
          <table:table-cell office:value-type="float" office:value="2124.39983222881" calcext:value-type="float">
            <text:p>2124.39983222881</text:p>
          </table:table-cell>
          <table:table-cell office:value-type="float" office:value="2032.35246805629" calcext:value-type="float">
            <text:p>2032.35246805629</text:p>
          </table:table-cell>
          <table:table-cell office:value-type="float" office:value="1944.10136172378" calcext:value-type="float">
            <text:p>1944.10136172378</text:p>
          </table:table-cell>
          <table:table-cell office:value-type="float" office:value="1859.52931436652" calcext:value-type="float">
            <text:p>1859.52931436652</text:p>
          </table:table-cell>
          <table:table-cell office:value-type="float" office:value="1778.51426573422" calcext:value-type="float">
            <text:p>1778.51426573422</text:p>
          </table:table-cell>
          <table:table-cell office:value-type="float" office:value="1700.9315322199" calcext:value-type="float">
            <text:p>1700.9315322199</text:p>
          </table:table-cell>
          <table:table-cell office:value-type="float" office:value="1626.65553754656" calcext:value-type="float">
            <text:p>1626.65553754656</text:p>
          </table:table-cell>
          <table:table-cell office:value-type="float" office:value="1555.56114008221" calcext:value-type="float">
            <text:p>1555.56114008221</text:p>
          </table:table-cell>
          <table:table-cell office:value-type="float" office:value="1487.52464146472" calcext:value-type="float">
            <text:p>1487.52464146472</text:p>
          </table:table-cell>
          <table:table-cell office:value-type="float" office:value="1422.42454285713" calcext:value-type="float">
            <text:p>1422.42454285713</text:p>
          </table:table-cell>
          <table:table-cell office:value-type="float" office:value="1360.14210211025" calcext:value-type="float">
            <text:p>1360.14210211025</text:p>
          </table:table-cell>
          <table:table-cell office:value-type="float" office:value="1300.56173424849" calcext:value-type="float">
            <text:p>1300.56173424849</text:p>
          </table:table-cell>
          <table:table-cell office:value-type="float" office:value="1243.57128875851" calcext:value-type="float">
            <text:p>1243.57128875851</text:p>
          </table:table-cell>
          <table:table-cell office:value-type="float" office:value="1189.06223049812" calcext:value-type="float">
            <text:p>1189.06223049812</text:p>
          </table:table-cell>
          <table:table-cell office:value-type="float" office:value="1136.92974604369" calcext:value-type="float">
            <text:p>1136.92974604369</text:p>
          </table:table-cell>
          <table:table-cell office:value-type="float" office:value="1087.07279078379" calcext:value-type="float">
            <text:p>1087.07279078379</text:p>
          </table:table-cell>
          <table:table-cell office:value-type="float" office:value="1039.394091802" calcext:value-type="float">
            <text:p>1039.394091802</text:p>
          </table:table-cell>
          <table:table-cell office:value-type="float" office:value="993.800117169182" calcext:value-type="float">
            <text:p>993.800117169182</text:p>
          </table:table-cell>
          <table:table-cell office:value-type="float" office:value="950.201018525208" calcext:value-type="float">
            <text:p>950.201018525208</text:p>
          </table:table-cell>
          <table:table-cell office:value-type="float" office:value="908.510554743656" calcext:value-type="float">
            <text:p>908.510554743656</text:p>
          </table:table-cell>
          <table:table-cell office:value-type="float" office:value="868.646001845419" calcext:value-type="float">
            <text:p>868.646001845419</text:p>
          </table:table-cell>
          <table:table-cell office:value-type="float" office:value="830.528052816051" calcext:value-type="float">
            <text:p>830.528052816051</text:p>
          </table:table-cell>
          <table:table-cell office:value-type="float" office:value="794.080711080721" calcext:value-type="float">
            <text:p>794.080711080721</text:p>
          </table:table-cell>
          <table:table-cell office:value-type="float" office:value="759.231179788581" calcext:value-type="float">
            <text:p>759.231179788581</text:p>
          </table:table-cell>
          <table:table-cell office:value-type="float" office:value="725.909748839737" calcext:value-type="float">
            <text:p>725.909748839737</text:p>
          </table:table-cell>
          <table:table-cell office:value-type="float" office:value="694.049681432706" calcext:value-type="float">
            <text:p>694.049681432706</text:p>
          </table:table-cell>
          <table:table-cell office:value-type="float" office:value="663.587101132455" calcext:value-type="float">
            <text:p>663.587101132455</text:p>
          </table:table-cell>
          <table:table-cell office:value-type="float" office:value="634.460880254528" calcext:value-type="float">
            <text:p>634.460880254528</text:p>
          </table:table-cell>
          <table:table-cell office:value-type="float" office:value="606.612530430285" calcext:value-type="float">
            <text:p>606.612530430285</text:p>
          </table:table-cell>
          <table:table-cell office:value-type="float" office:value="579.986095573795" calcext:value-type="float">
            <text:p>579.986095573795</text:p>
          </table:table-cell>
          <table:table-cell office:value-type="float" office:value="554.528047912605" calcext:value-type="float">
            <text:p>554.528047912605</text:p>
          </table:table-cell>
          <table:table-cell office:value-type="float" office:value="530.187187109648" calcext:value-type="float">
            <text:p>530.187187109648</text:p>
          </table:table-cell>
          <table:table-cell office:value-type="float" office:value="506.914543122579" calcext:value-type="float">
            <text:p>506.914543122579</text:p>
          </table:table-cell>
          <table:table-cell office:value-type="float" office:value="484.663284502019" calcext:value-type="float">
            <text:p>484.663284502019</text:p>
          </table:table-cell>
          <table:table-cell office:value-type="float" office:value="463.388662972136" calcext:value-type="float">
            <text:p>463.388662972136</text:p>
          </table:table-cell>
          <table:table-cell office:value-type="float" office:value="443.048227643644" calcext:value-type="float">
            <text:p>443.048227643644</text:p>
          </table:table-cell>
          <table:table-cell office:value-type="float" office:value="423.604528463088" calcext:value-type="float">
            <text:p>423.604528463088</text:p>
          </table:table-cell>
          <table:table-cell office:value-type="float" office:value="405.050387016529" calcext:value-type="float">
            <text:p>405.050387016529</text:p>
          </table:table-cell>
          <table:table-cell office:value-type="float" office:value="387.639374952548" calcext:value-type="float">
            <text:p>387.639374952548</text:p>
          </table:table-cell>
          <table:table-cell office:value-type="float" office:value="372.978284029639" calcext:value-type="float">
            <text:p>372.978284029639</text:p>
          </table:table-cell>
          <table:table-cell office:value-type="float" office:value="362.321321486142" calcext:value-type="float">
            <text:p>362.321321486142</text:p>
          </table:table-cell>
          <table:table-cell office:value-type="float" office:value="355.025364829364" calcext:value-type="float">
            <text:p>355.025364829364</text:p>
          </table:table-cell>
          <table:table-cell office:value-type="float" office:value="350.302143144218" calcext:value-type="float">
            <text:p>350.302143144218</text:p>
          </table:table-cell>
          <table:table-cell office:value-type="float" office:value="347.532222934638" calcext:value-type="float">
            <text:p>347.532222934638</text:p>
          </table:table-cell>
          <table:table-cell office:value-type="float" office:value="346.245569815049" calcext:value-type="float">
            <text:p>346.245569815049</text:p>
          </table:table-cell>
          <table:table-cell office:value-type="float" office:value="346.08702707847" calcext:value-type="float">
            <text:p>346.08702707847</text:p>
          </table:table-cell>
          <table:table-cell office:value-type="float" office:value="346.788406254886" calcext:value-type="float">
            <text:p>346.788406254886</text:p>
          </table:table-cell>
          <table:table-cell office:value-type="float" office:value="348.147226083298" calcext:value-type="float">
            <text:p>348.147226083298</text:p>
          </table:table-cell>
          <table:table-cell office:value-type="float" office:value="350.010639985862" calcext:value-type="float">
            <text:p>350.010639985862</text:p>
          </table:table-cell>
          <table:table-cell office:value-type="float" office:value="352.263282327258" calcext:value-type="float">
            <text:p>352.263282327258</text:p>
          </table:table-cell>
          <table:table-cell office:value-type="float" office:value="354.818099799572" calcext:value-type="float">
            <text:p>354.818099799572</text:p>
          </table:table-cell>
          <table:table-cell office:value-type="float" office:value="357.609424233087" calcext:value-type="float">
            <text:p>357.609424233087</text:p>
          </table:table-cell>
          <table:table-cell office:value-type="float" office:value="360.587738323498" calcext:value-type="float">
            <text:p>360.587738323498</text:p>
          </table:table-cell>
          <table:table-cell office:value-type="float" office:value="363.715724049236" calcext:value-type="float">
            <text:p>363.715724049236</text:p>
          </table:table-cell>
          <table:table-cell office:value-type="float" office:value="366.965278374237" calcext:value-type="float">
            <text:p>366.965278374237</text:p>
          </table:table-cell>
          <table:table-cell office:value-type="float" office:value="370.315258170962" calcext:value-type="float">
            <text:p>370.315258170962</text:p>
          </table:table-cell>
          <table:table-cell office:value-type="float" office:value="373.749778697617" calcext:value-type="float">
            <text:p>373.749778697617</text:p>
          </table:table-cell>
          <table:table-cell office:value-type="float" office:value="377.256926824938" calcext:value-type="float">
            <text:p>377.256926824938</text:p>
          </table:table-cell>
          <table:table-cell office:value-type="float" office:value="380.827789770684" calcext:value-type="float">
            <text:p>380.827789770684</text:p>
          </table:table-cell>
          <table:table-cell office:value-type="float" office:value="384.455722102516" calcext:value-type="float">
            <text:p>384.455722102516</text:p>
          </table:table-cell>
          <table:table-cell office:value-type="float" office:value="388.135791432768" calcext:value-type="float">
            <text:p>388.135791432768</text:p>
          </table:table-cell>
          <table:table-cell office:value-type="float" office:value="391.864360036914" calcext:value-type="float">
            <text:p>391.864360036914</text:p>
          </table:table-cell>
          <table:table-cell office:value-type="float" office:value="395.638769128967" calcext:value-type="float">
            <text:p>395.638769128967</text:p>
          </table:table-cell>
          <table:table-cell office:value-type="float" office:value="399.457099620678" calcext:value-type="float">
            <text:p>399.457099620678</text:p>
          </table:table-cell>
          <table:table-cell office:value-type="float" office:value="403.317992368278" calcext:value-type="float">
            <text:p>403.317992368278</text:p>
          </table:table-cell>
          <table:table-cell office:value-type="float" office:value="407.220511910062" calcext:value-type="float">
            <text:p>407.220511910062</text:p>
          </table:table-cell>
          <table:table-cell office:value-type="float" office:value="411.164043597521" calcext:value-type="float">
            <text:p>411.164043597521</text:p>
          </table:table-cell>
          <table:table-cell office:value-type="float" office:value="415.148216003779" calcext:value-type="float">
            <text:p>415.148216003779</text:p>
          </table:table-cell>
          <table:table-cell office:value-type="float" office:value="419.172842515736" calcext:value-type="float">
            <text:p>419.172842515736</text:p>
          </table:table-cell>
          <table:table-cell office:value-type="float" office:value="423.237876617785" calcext:value-type="float">
            <text:p>423.237876617785</text:p>
          </table:table-cell>
          <table:table-cell office:value-type="float" office:value="427.343378530611" calcext:value-type="float">
            <text:p>427.343378530611</text:p>
          </table:table-cell>
          <table:table-cell office:value-type="float" office:value="431.489490456299" calcext:value-type="float">
            <text:p>431.489490456299</text:p>
          </table:table-cell>
          <table:table-cell office:value-type="float" office:value="435.676417172434" calcext:value-type="float">
            <text:p>435.676417172434</text:p>
          </table:table-cell>
          <table:table-cell office:value-type="float" office:value="439.904411655194" calcext:value-type="float">
            <text:p>439.904411655194</text:p>
          </table:table-cell>
          <table:table-cell office:value-type="float" office:value="444.173764200046" calcext:value-type="float">
            <text:p>444.173764200046</text:p>
          </table:table-cell>
          <table:table-cell office:value-type="float" office:value="448.484794228486" calcext:value-type="float">
            <text:p>448.484794228486</text:p>
          </table:table-cell>
          <table:table-cell office:value-type="float" office:value="452.837844395546" calcext:value-type="float">
            <text:p>452.837844395546</text:p>
          </table:table-cell>
          <table:table-cell office:value-type="float" office:value="457.233275637967" calcext:value-type="float">
            <text:p>457.233275637967</text:p>
          </table:table-cell>
          <table:table-cell office:value-type="float" office:value="461.671463672187" calcext:value-type="float">
            <text:p>461.671463672187</text:p>
          </table:table-cell>
          <table:table-cell office:value-type="float" office:value="466.152796482606" calcext:value-type="float">
            <text:p>466.152796482606</text:p>
          </table:table-cell>
          <table:table-cell office:value-type="float" office:value="470.677672346096" calcext:value-type="float">
            <text:p>470.677672346096</text:p>
          </table:table-cell>
          <table:table-cell office:value-type="float" office:value="475.246498232185" calcext:value-type="float">
            <text:p>475.246498232185</text:p>
          </table:table-cell>
          <table:table-cell office:value-type="float" office:value="479.859688592937" calcext:value-type="float">
            <text:p>479.859688592937</text:p>
          </table:table-cell>
          <table:table-cell office:value-type="float" office:value="484.517664862283" calcext:value-type="float">
            <text:p>484.517664862283</text:p>
          </table:table-cell>
          <table:table-cell office:value-type="float" office:value="489.220854923733" calcext:value-type="float">
            <text:p>489.220854923733</text:p>
          </table:table-cell>
          <table:table-cell office:value-type="float" office:value="493.969692012463" calcext:value-type="float">
            <text:p>493.969692012463</text:p>
          </table:table-cell>
          <table:table-cell office:value-type="float" office:value="498.764614783687" calcext:value-type="float">
            <text:p>498.764614783687</text:p>
          </table:table-cell>
          <table:table-cell office:value-type="float" office:value="503.606066890752" calcext:value-type="float">
            <text:p>503.606066890752</text:p>
          </table:table-cell>
          <table:table-cell office:value-type="float" office:value="508.494497645277" calcext:value-type="float">
            <text:p>508.494497645277</text:p>
          </table:table-cell>
          <table:table-cell office:value-type="float" office:value="513.430361131994" calcext:value-type="float">
            <text:p>513.430361131994</text:p>
          </table:table-cell>
          <table:table-cell office:value-type="float" office:value="518.414115174087" calcext:value-type="float">
            <text:p>518.414115174087</text:p>
          </table:table-cell>
          <table:table-cell office:value-type="float" office:value="523.446223829368" calcext:value-type="float">
            <text:p>523.446223829368</text:p>
          </table:table-cell>
          <table:table-cell office:value-type="float" office:value="528.527153533611" calcext:value-type="float">
            <text:p>528.527153533611</text:p>
          </table:table-cell>
          <table:table-cell office:value-type="float" office:value="533.657378407149" calcext:value-type="float">
            <text:p>533.657378407149</text:p>
          </table:table-cell>
          <table:table-cell office:value-type="float" office:value="538.837374551892" calcext:value-type="float">
            <text:p>538.837374551892</text:p>
          </table:table-cell>
          <table:table-cell office:value-type="float" office:value="544.067624646595" calcext:value-type="float">
            <text:p>544.067624646595</text:p>
          </table:table-cell>
          <table:table-cell office:value-type="float" office:value="549.348614365866" calcext:value-type="float">
            <text:p>549.348614365866</text:p>
          </table:table-cell>
          <table:table-cell office:value-type="float" office:value="554.680835760766" calcext:value-type="float">
            <text:p>554.680835760766</text:p>
          </table:table-cell>
          <table:table-cell office:value-type="float" office:value="560.064785333265" calcext:value-type="float">
            <text:p>560.064785333265</text:p>
          </table:table-cell>
          <table:table-cell office:value-type="float" office:value="565.500964507413" calcext:value-type="float">
            <text:p>565.500964507413</text:p>
          </table:table-cell>
          <table:table-cell office:value-type="float" office:value="570.989878564638" calcext:value-type="float">
            <text:p>570.989878564638</text:p>
          </table:table-cell>
          <table:table-cell office:value-type="float" office:value="576.532039577442" calcext:value-type="float">
            <text:p>576.532039577442</text:p>
          </table:table-cell>
          <table:table-cell office:value-type="float" office:value="582.127964072545" calcext:value-type="float">
            <text:p>582.127964072545</text:p>
          </table:table-cell>
          <table:table-cell office:value-type="float" office:value="587.778171996119" calcext:value-type="float">
            <text:p>587.778171996119</text:p>
          </table:table-cell>
          <table:table-cell office:value-type="float" office:value="593.483189098754" calcext:value-type="float">
            <text:p>593.483189098754</text:p>
          </table:table-cell>
          <table:table-cell office:value-type="float" office:value="599.243546298062" calcext:value-type="float">
            <text:p>599.243546298062</text:p>
          </table:table-cell>
          <table:table-cell office:value-type="float" office:value="605.059779924163" calcext:value-type="float">
            <text:p>605.059779924163</text:p>
          </table:table-cell>
          <table:table-cell office:value-type="float" office:value="610.932431193643" calcext:value-type="float">
            <text:p>610.932431193643</text:p>
          </table:table-cell>
          <table:table-cell office:value-type="float" office:value="616.862046624563" calcext:value-type="float">
            <text:p>616.862046624563</text:p>
          </table:table-cell>
          <table:table-cell office:value-type="float" office:value="622.849178348729" calcext:value-type="float">
            <text:p>622.849178348729</text:p>
          </table:table-cell>
          <table:table-cell office:value-type="float" office:value="628.894383540973" calcext:value-type="float">
            <text:p>628.894383540973</text:p>
          </table:table-cell>
          <table:table-cell office:value-type="float" office:value="634.99822481336" calcext:value-type="float">
            <text:p>634.99822481336</text:p>
          </table:table-cell>
          <table:table-cell office:value-type="float" office:value="641.161270473085" calcext:value-type="float">
            <text:p>641.161270473085</text:p>
          </table:table-cell>
          <table:table-cell office:value-type="float" office:value="647.384093932714" calcext:value-type="float">
            <text:p>647.384093932714</text:p>
          </table:table-cell>
          <table:table-cell office:value-type="float" office:value="653.667273932299" calcext:value-type="float">
            <text:p>653.667273932299</text:p>
          </table:table-cell>
          <table:table-cell office:value-type="float" office:value="660.011394906631" calcext:value-type="float">
            <text:p>660.011394906631</text:p>
          </table:table-cell>
          <table:table-cell office:value-type="float" office:value="666.417047638667" calcext:value-type="float">
            <text:p>666.417047638667</text:p>
          </table:table-cell>
          <table:table-cell office:value-type="float" office:value="672.884827966927" calcext:value-type="float">
            <text:p>672.884827966927</text:p>
          </table:table-cell>
          <table:table-cell office:value-type="float" office:value="679.415337231655" calcext:value-type="float">
            <text:p>679.415337231655</text:p>
          </table:table-cell>
          <table:table-cell office:value-type="float" office:value="686.009182684903" calcext:value-type="float">
            <text:p>686.009182684903</text:p>
          </table:table-cell>
          <table:table-cell office:value-type="float" office:value="692.666978445537" calcext:value-type="float">
            <text:p>692.666978445537</text:p>
          </table:table-cell>
          <table:table-cell office:value-type="float" office:value="699.389343837152" calcext:value-type="float">
            <text:p>699.389343837152</text:p>
          </table:table-cell>
          <table:table-cell office:value-type="float" office:value="706.176903905332" calcext:value-type="float">
            <text:p>706.176903905332</text:p>
          </table:table-cell>
          <table:table-cell office:value-type="float" office:value="713.030289780521" calcext:value-type="float">
            <text:p>713.030289780521</text:p>
          </table:table-cell>
          <table:table-cell office:value-type="float" office:value="719.950139703933" calcext:value-type="float">
            <text:p>719.950139703933</text:p>
          </table:table-cell>
          <table:table-cell office:value-type="float" office:value="726.937097419583" calcext:value-type="float">
            <text:p>726.937097419583</text:p>
          </table:table-cell>
          <table:table-cell office:value-type="float" office:value="733.99181261352" calcext:value-type="float">
            <text:p>733.99181261352</text:p>
          </table:table-cell>
          <table:table-cell office:value-type="float" office:value="741.114941184589" calcext:value-type="float">
            <text:p>741.114941184589</text:p>
          </table:table-cell>
          <table:table-cell office:value-type="float" office:value="748.307146090916" calcext:value-type="float">
            <text:p>748.307146090916</text:p>
          </table:table-cell>
          <table:table-cell office:value-type="float" office:value="755.56909613995" calcext:value-type="float">
            <text:p>755.56909613995</text:p>
          </table:table-cell>
          <table:table-cell office:value-type="float" office:value="762.901466265631" calcext:value-type="float">
            <text:p>762.901466265631</text:p>
          </table:table-cell>
          <table:table-cell office:value-type="float" office:value="770.304937747873" calcext:value-type="float">
            <text:p>770.304937747873</text:p>
          </table:table-cell>
          <table:table-cell office:value-type="float" office:value="777.780199138181" calcext:value-type="float">
            <text:p>777.780199138181</text:p>
          </table:table-cell>
          <table:table-cell office:value-type="float" office:value="785.327945342635" calcext:value-type="float">
            <text:p>785.327945342635</text:p>
          </table:table-cell>
          <table:table-cell office:value-type="float" office:value="792.94887789359" calcext:value-type="float">
            <text:p>792.94887789359</text:p>
          </table:table-cell>
          <table:table-cell office:value-type="float" office:value="800.643705792595" calcext:value-type="float">
            <text:p>800.643705792595</text:p>
          </table:table-cell>
          <table:table-cell office:value-type="float" office:value="808.41314462121" calcext:value-type="float">
            <text:p>808.41314462121</text:p>
          </table:table-cell>
          <table:table-cell office:value-type="float" office:value="816.257916796867" calcext:value-type="float">
            <text:p>816.257916796867</text:p>
          </table:table-cell>
          <table:table-cell office:value-type="float" office:value="824.178751787388" calcext:value-type="float">
            <text:p>824.178751787388</text:p>
          </table:table-cell>
          <table:table-cell office:value-type="float" office:value="832.176385873068" calcext:value-type="float">
            <text:p>832.176385873068</text:p>
          </table:table-cell>
          <table:table-cell office:value-type="float" office:value="840.251562329152" calcext:value-type="float">
            <text:p>840.251562329152</text:p>
          </table:table-cell>
          <table:table-cell office:value-type="float" office:value="848.405031568267" calcext:value-type="float">
            <text:p>848.405031568267</text:p>
          </table:table-cell>
          <table:table-cell office:value-type="float" office:value="856.637550884581" calcext:value-type="float">
            <text:p>856.637550884581</text:p>
          </table:table-cell>
          <table:table-cell office:value-type="float" office:value="864.949881231611" calcext:value-type="float">
            <text:p>864.949881231611</text:p>
          </table:table-cell>
          <table:table-cell office:value-type="float" office:value="873.342807191691" calcext:value-type="float">
            <text:p>873.342807191691</text:p>
          </table:table-cell>
          <table:table-cell office:value-type="float" office:value="881.817097243015" calcext:value-type="float">
            <text:p>881.817097243015</text:p>
          </table:table-cell>
          <table:table-cell office:value-type="float" office:value="890.37354310391" calcext:value-type="float">
            <text:p>890.37354310391</text:p>
          </table:table-cell>
          <table:table-cell office:value-type="float" office:value="899.012939896046" calcext:value-type="float">
            <text:p>899.012939896046</text:p>
          </table:table-cell>
          <table:table-cell office:value-type="float" office:value="907.736089887091" calcext:value-type="float">
            <text:p>907.736089887091</text:p>
          </table:table-cell>
          <table:table-cell office:value-type="float" office:value="916.543804555488" calcext:value-type="float">
            <text:p>916.543804555488</text:p>
          </table:table-cell>
          <table:table-cell office:value-type="float" office:value="925.436899129027" calcext:value-type="float">
            <text:p>925.436899129027</text:p>
          </table:table-cell>
          <table:table-cell office:value-type="float" office:value="934.41620229915" calcext:value-type="float">
            <text:p>934.41620229915</text:p>
          </table:table-cell>
          <table:table-cell office:value-type="float" office:value="943.482547764577" calcext:value-type="float">
            <text:p>943.482547764577</text:p>
          </table:table-cell>
          <table:table-cell office:value-type="float" office:value="952.636776829763" calcext:value-type="float">
            <text:p>952.636776829763</text:p>
          </table:table-cell>
          <table:table-cell office:value-type="float" office:value="961.87974004749" calcext:value-type="float">
            <text:p>961.87974004749</text:p>
          </table:table-cell>
          <table:table-cell office:value-type="float" office:value="971.212295035785" calcext:value-type="float">
            <text:p>971.212295035785</text:p>
          </table:table-cell>
          <table:table-cell office:value-type="float" office:value="980.635309593367" calcext:value-type="float">
            <text:p>980.635309593367</text:p>
          </table:table-cell>
          <table:table-cell office:value-type="float" office:value="990.149660458798" calcext:value-type="float">
            <text:p>990.149660458798</text:p>
          </table:table-cell>
          <table:table-cell office:value-type="float" office:value="999.756230086536" calcext:value-type="float">
            <text:p>999.756230086536</text:p>
          </table:table-cell>
          <table:table-cell office:value-type="float" office:value="1009.4559100937" calcext:value-type="float">
            <text:p>1009.4559100937</text:p>
          </table:table-cell>
          <table:table-cell office:value-type="float" office:value="1019.24960081962" calcext:value-type="float">
            <text:p>1019.24960081962</text:p>
          </table:table-cell>
          <table:table-cell office:value-type="float" office:value="1029.1382119076" calcext:value-type="float">
            <text:p>1029.1382119076</text:p>
          </table:table-cell>
          <table:table-cell office:value-type="float" office:value="1039.1226614434" calcext:value-type="float">
            <text:p>1039.1226614434</text:p>
          </table:table-cell>
          <table:table-cell office:value-type="float" office:value="1049.20387609436" calcext:value-type="float">
            <text:p>1049.20387609436</text:p>
          </table:table-cell>
          <table:table-cell office:value-type="float" office:value="1059.3827919846" calcext:value-type="float">
            <text:p>1059.3827919846</text:p>
          </table:table-cell>
          <table:table-cell office:value-type="float" office:value="1069.66035399823" calcext:value-type="float">
            <text:p>1069.66035399823</text:p>
          </table:table-cell>
          <table:table-cell office:value-type="float" office:value="1080.03751583642" calcext:value-type="float">
            <text:p>1080.03751583642</text:p>
          </table:table-cell>
          <table:table-cell office:value-type="float" office:value="1090.5152412838" calcext:value-type="float">
            <text:p>1090.5152412838</text:p>
          </table:table-cell>
          <table:table-cell office:value-type="float" office:value="1101.09450293128" calcext:value-type="float">
            <text:p>1101.09450293128</text:p>
          </table:table-cell>
          <table:table-cell office:value-type="float" office:value="1111.77628214196" calcext:value-type="float">
            <text:p>1111.77628214196</text:p>
          </table:table-cell>
          <table:table-cell office:value-type="float" office:value="1122.56156931099" calcext:value-type="float">
            <text:p>1122.56156931099</text:p>
          </table:table-cell>
          <table:table-cell office:value-type="float" office:value="1133.45136457416" calcext:value-type="float">
            <text:p>1133.45136457416</text:p>
          </table:table-cell>
          <table:table-cell office:value-type="float" office:value="1144.44667994517" calcext:value-type="float">
            <text:p>1144.44667994517</text:p>
          </table:table-cell>
          <table:table-cell office:value-type="float" office:value="1155.54853555058" calcext:value-type="float">
            <text:p>1155.54853555058</text:p>
          </table:table-cell>
          <table:table-cell office:value-type="float" office:value="1166.75796077899" calcext:value-type="float">
            <text:p>1166.75796077899</text:p>
          </table:table-cell>
          <table:table-cell office:value-type="float" office:value="1178.07599447053" calcext:value-type="float">
            <text:p>1178.07599447053</text:p>
          </table:table-cell>
          <table:table-cell office:value-type="float" office:value="1189.50368665653" calcext:value-type="float">
            <text:p>1189.50368665653</text:p>
          </table:table-cell>
          <table:table-cell office:value-type="float" office:value="1201.04209877211" calcext:value-type="float">
            <text:p>1201.04209877211</text:p>
          </table:table-cell>
          <table:table-cell office:value-type="float" office:value="1212.69230073268" calcext:value-type="float">
            <text:p>1212.69230073268</text:p>
          </table:table-cell>
          <table:table-cell office:value-type="float" office:value="1224.45537234203" calcext:value-type="float">
            <text:p>1224.45537234203</text:p>
          </table:table-cell>
          <table:table-cell office:value-type="float" office:value="1236.33240340174" calcext:value-type="float">
            <text:p>1236.33240340174</text:p>
          </table:table-cell>
          <table:table-cell office:value-type="float" office:value="1248.32449644489" calcext:value-type="float">
            <text:p>1248.32449644489</text:p>
          </table:table-cell>
          <table:table-cell office:value-type="float" office:value="1260.43276416448" calcext:value-type="float">
            <text:p>1260.43276416448</text:p>
          </table:table-cell>
          <table:table-cell office:value-type="float" office:value="1272.65832880568" calcext:value-type="float">
            <text:p>1272.65832880568</text:p>
          </table:table-cell>
          <table:table-cell office:value-type="float" office:value="1285.00232295255" calcext:value-type="float">
            <text:p>1285.00232295255</text:p>
          </table:table-cell>
          <table:table-cell office:value-type="float" office:value="1297.46588911537" calcext:value-type="float">
            <text:p>1297.46588911537</text:p>
          </table:table-cell>
          <table:table-cell office:value-type="float" office:value="1310.0501869255" calcext:value-type="float">
            <text:p>1310.0501869255</text:p>
          </table:table-cell>
          <table:table-cell office:value-type="float" office:value="1322.75638064058" calcext:value-type="float">
            <text:p>1322.75638064058</text:p>
          </table:table-cell>
          <table:table-cell office:value-type="float" office:value="1335.5856475698" calcext:value-type="float">
            <text:p>1335.5856475698</text:p>
          </table:table-cell>
          <table:table-cell office:value-type="float" office:value="1348.53917560482" calcext:value-type="float">
            <text:p>1348.53917560482</text:p>
          </table:table-cell>
          <table:table-cell office:value-type="float" office:value="1361.61816482435" calcext:value-type="float">
            <text:p>1361.61816482435</text:p>
          </table:table-cell>
          <table:table-cell office:value-type="float" office:value="1374.82382859383" calcext:value-type="float">
            <text:p>1374.82382859383</text:p>
          </table:table-cell>
          <table:table-cell office:value-type="float" office:value="1388.15739013401" calcext:value-type="float">
            <text:p>1388.15739013401</text:p>
          </table:table-cell>
          <table:table-cell office:value-type="float" office:value="1401.62008429218" calcext:value-type="float">
            <text:p>1401.62008429218</text:p>
          </table:table-cell>
          <table:table-cell office:value-type="float" office:value="1415.21315773689" calcext:value-type="float">
            <text:p>1415.21315773689</text:p>
          </table:table-cell>
          <table:table-cell office:value-type="float" office:value="1428.93786911753" calcext:value-type="float">
            <text:p>1428.93786911753</text:p>
          </table:table-cell>
          <table:table-cell office:value-type="float" office:value="1442.79548977826" calcext:value-type="float">
            <text:p>1442.79548977826</text:p>
          </table:table-cell>
          <table:table-cell office:value-type="float" office:value="1456.78730571123" calcext:value-type="float">
            <text:p>1456.78730571123</text:p>
          </table:table-cell>
          <table:table-cell office:value-type="float" office:value="1470.91461257674" calcext:value-type="float">
            <text:p>1470.91461257674</text:p>
          </table:table-cell>
          <table:table-cell office:value-type="float" office:value="1485.17871546767" calcext:value-type="float">
            <text:p>1485.17871546767</text:p>
          </table:table-cell>
          <table:table-cell office:value-type="float" office:value="1499.5809359174" calcext:value-type="float">
            <text:p>1499.5809359174</text:p>
          </table:table-cell>
          <table:table-cell office:value-type="float" office:value="1514.12260798222" calcext:value-type="float">
            <text:p>1514.12260798222</text:p>
          </table:table-cell>
          <table:table-cell office:value-type="float" office:value="1528.80507826031" calcext:value-type="float">
            <text:p>1528.80507826031</text:p>
          </table:table-cell>
          <table:table-cell office:value-type="float" office:value="1543.62970491218" calcext:value-type="float">
            <text:p>1543.62970491218</text:p>
          </table:table-cell>
          <table:table-cell office:value-type="float" office:value="1558.59785967864" calcext:value-type="float">
            <text:p>1558.59785967864</text:p>
          </table:table-cell>
          <table:table-cell office:value-type="float" office:value="1573.71092843317" calcext:value-type="float">
            <text:p>1573.71092843317</text:p>
          </table:table-cell>
          <table:table-cell office:value-type="float" office:value="1588.97030988437" calcext:value-type="float">
            <text:p>1588.97030988437</text:p>
          </table:table-cell>
          <table:table-cell office:value-type="float" office:value="1604.37741581434" calcext:value-type="float">
            <text:p>1604.37741581434</text:p>
          </table:table-cell>
          <table:table-cell office:value-type="float" office:value="1619.93367145973" calcext:value-type="float">
            <text:p>1619.93367145973</text:p>
          </table:table-cell>
          <table:table-cell office:value-type="float" office:value="1635.64051607368" calcext:value-type="float">
            <text:p>1635.64051607368</text:p>
          </table:table-cell>
          <table:table-cell office:value-type="float" office:value="1651.49940183991" calcext:value-type="float">
            <text:p>1651.49940183991</text:p>
          </table:table-cell>
          <table:table-cell office:value-type="float" office:value="1667.51179810724" calcext:value-type="float">
            <text:p>1667.51179810724</text:p>
          </table:table-cell>
          <table:table-cell office:value-type="float" office:value="1683.6791847885" calcext:value-type="float">
            <text:p>1683.6791847885</text:p>
          </table:table-cell>
          <table:table-cell office:value-type="float" office:value="1700.0030567666" calcext:value-type="float">
            <text:p>1700.0030567666</text:p>
          </table:table-cell>
          <table:table-cell office:value-type="float" office:value="1716.48492470381" calcext:value-type="float">
            <text:p>1716.48492470381</text:p>
          </table:table-cell>
          <table:table-cell office:value-type="float" office:value="1733.1263093188" calcext:value-type="float">
            <text:p>1733.1263093188</text:p>
          </table:table-cell>
          <table:table-cell office:value-type="float" office:value="1749.92875255458" calcext:value-type="float">
            <text:p>1749.92875255458</text:p>
          </table:table-cell>
          <table:table-cell office:value-type="float" office:value="1766.8938043395" calcext:value-type="float">
            <text:p>1766.8938043395</text:p>
          </table:table-cell>
          <table:table-cell office:value-type="float" office:value="1784.02303422842" calcext:value-type="float">
            <text:p>1784.02303422842</text:p>
          </table:table-cell>
          <table:table-cell office:value-type="float" office:value="1801.31802375993" calcext:value-type="float">
            <text:p>1801.31802375993</text:p>
          </table:table-cell>
          <table:table-cell office:value-type="float" office:value="1818.78037185822" calcext:value-type="float">
            <text:p>1818.78037185822</text:p>
          </table:table-cell>
          <table:table-cell office:value-type="float" office:value="1836.41169126839" calcext:value-type="float">
            <text:p>1836.41169126839</text:p>
          </table:table-cell>
          <table:table-cell office:value-type="float" office:value="1854.21361218999" calcext:value-type="float">
            <text:p>1854.21361218999</text:p>
          </table:table-cell>
          <table:table-cell office:value-type="float" office:value="1872.1877764512" calcext:value-type="float">
            <text:p>1872.1877764512</text:p>
          </table:table-cell>
          <table:table-cell office:value-type="float" office:value="1890.33584683625" calcext:value-type="float">
            <text:p>1890.33584683625</text:p>
          </table:table-cell>
          <table:table-cell office:value-type="float" office:value="1908.65950373111" calcext:value-type="float">
            <text:p>1908.65950373111</text:p>
          </table:table-cell>
          <table:table-cell office:value-type="float" office:value="1927.16043751367" calcext:value-type="float">
            <text:p>1927.16043751367</text:p>
          </table:table-cell>
          <table:table-cell office:value-type="float" office:value="1945.84035520282" calcext:value-type="float">
            <text:p>1945.84035520282</text:p>
          </table:table-cell>
          <table:table-cell office:value-type="float" office:value="1964.7009809403" calcext:value-type="float">
            <text:p>1964.7009809403</text:p>
          </table:table-cell>
          <table:table-cell office:value-type="float" office:value="1983.74405600404" calcext:value-type="float">
            <text:p>1983.74405600404</text:p>
          </table:table-cell>
          <table:table-cell office:value-type="float" office:value="2002.97133890579" calcext:value-type="float">
            <text:p>2002.97133890579</text:p>
          </table:table-cell>
          <table:table-cell office:value-type="float" office:value="2022.38460385996" calcext:value-type="float">
            <text:p>2022.38460385996</text:p>
          </table:table-cell>
          <table:table-cell office:value-type="float" office:value="2041.9856417699" calcext:value-type="float">
            <text:p>2041.9856417699</text:p>
          </table:table-cell>
          <table:table-cell office:value-type="float" office:value="2061.77626286564" calcext:value-type="float">
            <text:p>2061.77626286564</text:p>
          </table:table-cell>
          <table:table-cell office:value-type="float" office:value="2081.75829248594" calcext:value-type="float">
            <text:p>2081.75829248594</text:p>
          </table:table-cell>
          <table:table-cell office:value-type="float" office:value="2101.93357356787" calcext:value-type="float">
            <text:p>2101.93357356787</text:p>
          </table:table-cell>
          <table:table-cell office:value-type="float" office:value="2122.30396863034" calcext:value-type="float">
            <text:p>2122.30396863034</text:p>
          </table:table-cell>
          <table:table-cell office:value-type="float" office:value="2142.87135709322" calcext:value-type="float">
            <text:p>2142.87135709322</text:p>
          </table:table-cell>
          <table:table-cell office:value-type="float" office:value="2163.63763529124" calcext:value-type="float">
            <text:p>2163.63763529124</text:p>
          </table:table-cell>
          <table:table-cell office:value-type="float" office:value="2184.60471738396" calcext:value-type="float">
            <text:p>2184.60471738396</text:p>
          </table:table-cell>
          <table:table-cell office:value-type="float" office:value="2205.77453555961" calcext:value-type="float">
            <text:p>2205.77453555961</text:p>
          </table:table-cell>
          <table:table-cell office:value-type="float" office:value="2227.14904023896" calcext:value-type="float">
            <text:p>2227.14904023896</text:p>
          </table:table-cell>
          <table:table-cell office:value-type="float" office:value="2248.73020096858" calcext:value-type="float">
            <text:p>2248.73020096858</text:p>
          </table:table-cell>
          <table:table-cell office:value-type="float" office:value="2270.52000773011" calcext:value-type="float">
            <text:p>2270.52000773011</text:p>
          </table:table-cell>
          <table:table-cell office:value-type="float" office:value="2292.5204685905" calcext:value-type="float">
            <text:p>2292.5204685905</text:p>
          </table:table-cell>
          <table:table-cell office:value-type="float" office:value="2314.73361095658" calcext:value-type="float">
            <text:p>2314.73361095658</text:p>
          </table:table-cell>
          <table:table-cell office:value-type="float" office:value="2337.1614818833" calcext:value-type="float">
            <text:p>2337.1614818833</text:p>
          </table:table-cell>
          <table:table-cell office:value-type="float" office:value="2359.80614830911" calcext:value-type="float">
            <text:p>2359.80614830911</text:p>
          </table:table-cell>
          <table:table-cell office:value-type="float" office:value="2382.66969722402" calcext:value-type="float">
            <text:p>2382.66969722402</text:p>
          </table:table-cell>
          <table:table-cell office:value-type="float" office:value="2405.75423296364" calcext:value-type="float">
            <text:p>2405.75423296364</text:p>
          </table:table-cell>
          <table:table-cell office:value-type="float" office:value="2429.06187997355" calcext:value-type="float">
            <text:p>2429.06187997355</text:p>
          </table:table-cell>
          <table:table-cell office:value-type="float" office:value="2452.59478400233" calcext:value-type="float">
            <text:p>2452.59478400233</text:p>
          </table:table-cell>
          <table:table-cell office:value-type="float" office:value="2476.35511121558" calcext:value-type="float">
            <text:p>2476.35511121558</text:p>
          </table:table-cell>
          <table:table-cell office:value-type="float" office:value="2500.34504837768" calcext:value-type="float">
            <text:p>2500.34504837768</text:p>
          </table:table-cell>
          <table:table-cell office:value-type="float" office:value="2524.56680303368" calcext:value-type="float">
            <text:p>2524.56680303368</text:p>
          </table:table-cell>
          <table:table-cell office:value-type="float" office:value="2549.02260375869" calcext:value-type="float">
            <text:p>2549.02260375869</text:p>
          </table:table-cell>
          <table:table-cell office:value-type="float" office:value="2573.71470053581" calcext:value-type="float">
            <text:p>2573.71470053581</text:p>
          </table:table-cell>
          <table:table-cell office:value-type="float" office:value="2598.6453645797" calcext:value-type="float">
            <text:p>2598.6453645797</text:p>
          </table:table-cell>
          <table:table-cell office:value-type="float" office:value="2623.81688864307" calcext:value-type="float">
            <text:p>2623.81688864307</text:p>
          </table:table-cell>
          <table:table-cell office:value-type="float" office:value="2649.23158722143" calcext:value-type="float">
            <text:p>2649.23158722143</text:p>
          </table:table-cell>
          <table:table-cell office:value-type="float" office:value="2674.89179673918" calcext:value-type="float">
            <text:p>2674.89179673918</text:p>
          </table:table-cell>
          <table:table-cell office:value-type="float" office:value="2700.79987599635" calcext:value-type="float">
            <text:p>2700.79987599635</text:p>
          </table:table-cell>
          <table:table-cell office:value-type="float" office:value="2726.95820955787" calcext:value-type="float">
            <text:p>2726.95820955787</text:p>
          </table:table-cell>
          <table:table-cell office:value-type="float" office:value="2753.36919924544" calcext:value-type="float">
            <text:p>2753.36919924544</text:p>
          </table:table-cell>
          <table:table-cell office:value-type="float" office:value="2780.03527175822" calcext:value-type="float">
            <text:p>2780.03527175822</text:p>
          </table:table-cell>
          <table:table-cell office:value-type="float" office:value="2806.95887675753" calcext:value-type="float">
            <text:p>2806.95887675753</text:p>
          </table:table-cell>
          <table:table-cell office:value-type="float" office:value="2834.14248705937" calcext:value-type="float">
            <text:p>2834.14248705937</text:p>
          </table:table-cell>
          <table:table-cell office:value-type="float" office:value="2861.58859882688" calcext:value-type="float">
            <text:p>2861.58859882688</text:p>
          </table:table-cell>
          <table:table-cell office:value-type="float" office:value="2889.299731951" calcext:value-type="float">
            <text:p>2889.299731951</text:p>
          </table:table-cell>
          <table:table-cell office:value-type="float" office:value="2917.27843251379" calcext:value-type="float">
            <text:p>2917.27843251379</text:p>
          </table:table-cell>
          <table:table-cell office:value-type="float" office:value="2945.52726725415" calcext:value-type="float">
            <text:p>2945.52726725415</text:p>
          </table:table-cell>
          <table:table-cell office:value-type="float" office:value="2974.04882842344" calcext:value-type="float">
            <text:p>2974.04882842344</text:p>
          </table:table-cell>
          <table:table-cell office:value-type="float" office:value="3002.84573272301" calcext:value-type="float">
            <text:p>3002.84573272301</text:p>
          </table:table-cell>
          <table:table-cell office:value-type="float" office:value="3031.92062150739" calcext:value-type="float">
            <text:p>3031.92062150739</text:p>
          </table:table-cell>
          <table:table-cell office:value-type="float" office:value="3061.27616294513" calcext:value-type="float">
            <text:p>3061.27616294513</text:p>
          </table:table-cell>
          <table:table-cell office:value-type="float" office:value="3090.91505008018" calcext:value-type="float">
            <text:p>3090.91505008018</text:p>
          </table:table-cell>
          <table:table-cell office:value-type="float" office:value="3120.8399993835" calcext:value-type="float">
            <text:p>3120.8399993835</text:p>
          </table:table-cell>
          <table:table-cell office:value-type="float" office:value="3151.05375405673" calcext:value-type="float">
            <text:p>3151.05375405673</text:p>
          </table:table-cell>
          <table:table-cell office:value-type="float" office:value="3181.559083179" calcext:value-type="float">
            <text:p>3181.559083179</text:p>
          </table:table-cell>
          <table:table-cell office:value-type="float" office:value="3212.35878198303" calcext:value-type="float">
            <text:p>3212.35878198303</text:p>
          </table:table-cell>
          <table:table-cell office:value-type="float" office:value="3243.45567548883" calcext:value-type="float">
            <text:p>3243.45567548883</text:p>
          </table:table-cell>
          <table:table-cell office:value-type="float" office:value="3274.85261085699" calcext:value-type="float">
            <text:p>3274.85261085699</text:p>
          </table:table-cell>
          <table:table-cell office:value-type="float" office:value="3306.55246382448" calcext:value-type="float">
            <text:p>3306.55246382448</text:p>
          </table:table-cell>
          <table:table-cell office:value-type="float" office:value="3338.55813727384" calcext:value-type="float">
            <text:p>3338.55813727384</text:p>
          </table:table-cell>
          <table:table-cell office:value-type="float" office:value="3370.87256146509" calcext:value-type="float">
            <text:p>3370.87256146509</text:p>
          </table:table-cell>
          <table:table-cell office:value-type="float" office:value="3403.49869506541" calcext:value-type="float">
            <text:p>3403.49869506541</text:p>
          </table:table-cell>
          <table:table-cell office:value-type="float" office:value="3436.43952479562" calcext:value-type="float">
            <text:p>3436.43952479562</text:p>
          </table:table-cell>
          <table:table-cell office:value-type="float" office:value="3469.69806434142" calcext:value-type="float">
            <text:p>3469.69806434142</text:p>
          </table:table-cell>
          <table:table-cell office:value-type="float" office:value="3503.27735635732" calcext:value-type="float">
            <text:p>3503.27735635732</text:p>
          </table:table-cell>
          <table:table-cell office:value-type="float" office:value="3537.18047213348" calcext:value-type="float">
            <text:p>3537.18047213348</text:p>
          </table:table-cell>
          <table:table-cell office:value-type="float" office:value="3571.41051183481" calcext:value-type="float">
            <text:p>3571.41051183481</text:p>
          </table:table-cell>
          <table:table-cell office:value-type="float" office:value="3605.97060612084" calcext:value-type="float">
            <text:p>3605.97060612084</text:p>
          </table:table-cell>
          <table:table-cell office:value-type="float" office:value="3640.86391337883" calcext:value-type="float">
            <text:p>3640.86391337883</text:p>
          </table:table-cell>
          <table:table-cell office:value-type="float" office:value="3676.09362217609" calcext:value-type="float">
            <text:p>3676.09362217609</text:p>
          </table:table-cell>
          <table:table-cell office:value-type="float" office:value="3711.66295102886" calcext:value-type="float">
            <text:p>3711.66295102886</text:p>
          </table:table-cell>
          <table:table-cell office:value-type="float" office:value="3747.57514860099" calcext:value-type="float">
            <text:p>3747.57514860099</text:p>
          </table:table-cell>
          <table:table-cell office:value-type="float" office:value="3783.83349540726" calcext:value-type="float">
            <text:p>3783.83349540726</text:p>
          </table:table-cell>
          <table:table-cell office:value-type="float" office:value="3820.44130368221" calcext:value-type="float">
            <text:p>3820.44130368221</text:p>
          </table:table-cell>
          <table:table-cell office:value-type="float" office:value="3857.40191364621" calcext:value-type="float">
            <text:p>3857.40191364621</text:p>
          </table:table-cell>
          <table:table-cell office:value-type="float" office:value="3894.71869821759" calcext:value-type="float">
            <text:p>3894.71869821759</text:p>
          </table:table-cell>
          <table:table-cell office:value-type="float" office:value="3932.3950618993" calcext:value-type="float">
            <text:p>3932.3950618993</text:p>
          </table:table-cell>
          <table:table-cell office:value-type="float" office:value="3970.43444103952" calcext:value-type="float">
            <text:p>3970.43444103952</text:p>
          </table:table-cell>
          <table:table-cell office:value-type="float" office:value="4008.84030894795" calcext:value-type="float">
            <text:p>4008.84030894795</text:p>
          </table:table-cell>
          <table:table-cell office:value-type="float" office:value="4047.61616615414" calcext:value-type="float">
            <text:p>4047.61616615414</text:p>
          </table:table-cell>
          <table:table-cell office:value-type="float" office:value="4086.76554716017" calcext:value-type="float">
            <text:p>4086.76554716017</text:p>
          </table:table-cell>
          <table:table-cell office:value-type="float" office:value="4126.29202006515" calcext:value-type="float">
            <text:p>4126.29202006515</text:p>
          </table:table-cell>
          <table:table-cell office:value-type="float" office:value="4166.19918641273" calcext:value-type="float">
            <text:p>4166.19918641273</text:p>
          </table:table-cell>
          <table:table-cell office:value-type="float" office:value="4206.49068217797" calcext:value-type="float">
            <text:p>4206.49068217797</text:p>
          </table:table-cell>
          <table:table-cell office:value-type="float" office:value="4247.1701783324" calcext:value-type="float">
            <text:p>4247.1701783324</text:p>
          </table:table-cell>
          <table:table-cell office:value-type="float" office:value="4288.24137815629" calcext:value-type="float">
            <text:p>4288.24137815629</text:p>
          </table:table-cell>
          <table:table-cell office:value-type="float" office:value="4329.70802050081" calcext:value-type="float">
            <text:p>4329.70802050081</text:p>
          </table:table-cell>
          <table:table-cell office:value-type="float" office:value="4371.57387919628" calcext:value-type="float">
            <text:p>4371.57387919628</text:p>
          </table:table-cell>
          <table:table-cell office:value-type="float" office:value="4413.8427633434" calcext:value-type="float">
            <text:p>4413.8427633434</text:p>
          </table:table-cell>
          <table:table-cell office:value-type="float" office:value="4456.51851809252" calcext:value-type="float">
            <text:p>4456.51851809252</text:p>
          </table:table-cell>
          <table:table-cell office:value-type="float" office:value="4499.60502399596" calcext:value-type="float">
            <text:p>4499.60502399596</text:p>
          </table:table-cell>
          <table:table-cell office:value-type="float" office:value="4543.10619780091" calcext:value-type="float">
            <text:p>4543.10619780091</text:p>
          </table:table-cell>
          <table:table-cell office:value-type="float" office:value="4587.0259927955" calcext:value-type="float">
            <text:p>4587.0259927955</text:p>
          </table:table-cell>
          <table:table-cell office:value-type="float" office:value="4631.36839902688" calcext:value-type="float">
            <text:p>4631.36839902688</text:p>
          </table:table-cell>
          <table:table-cell office:value-type="float" office:value="4676.13744466015" calcext:value-type="float">
            <text:p>4676.13744466015</text:p>
          </table:table-cell>
          <table:table-cell office:value-type="float" office:value="4721.33719773771" calcext:value-type="float">
            <text:p>4721.33719773771</text:p>
          </table:table-cell>
          <table:table-cell office:value-type="float" office:value="4766.97175965133" calcext:value-type="float">
            <text:p>4766.97175965133</text:p>
          </table:table-cell>
          <table:table-cell office:value-type="float" office:value="4813.04527176987" calcext:value-type="float">
            <text:p>4813.04527176987</text:p>
          </table:table-cell>
          <table:table-cell office:value-type="float" office:value="4859.56191392905" calcext:value-type="float">
            <text:p>4859.56191392905</text:p>
          </table:table-cell>
          <table:table-cell office:value-type="float" office:value="4906.52590474294" calcext:value-type="float">
            <text:p>4906.52590474294</text:p>
          </table:table-cell>
          <table:table-cell office:value-type="float" office:value="4953.94150721709" calcext:value-type="float">
            <text:p>4953.94150721709</text:p>
          </table:table-cell>
          <table:table-cell office:value-type="float" office:value="5001.81301971809" calcext:value-type="float">
            <text:p>5001.81301971809</text:p>
          </table:table-cell>
          <table:table-cell office:value-type="float" office:value="5050.14477980408" calcext:value-type="float">
            <text:p>5050.14477980408</text:p>
          </table:table-cell>
          <table:table-cell office:value-type="float" office:value="5098.94116665148" calcext:value-type="float">
            <text:p>5098.94116665148</text:p>
          </table:table-cell>
          <table:table-cell office:value-type="float" office:value="5148.20660017006" calcext:value-type="float">
            <text:p>5148.20660017006</text:p>
          </table:table-cell>
          <table:table-cell office:value-type="float" office:value="5197.94554181549" calcext:value-type="float">
            <text:p>5197.94554181549</text:p>
          </table:table-cell>
          <table:table-cell office:value-type="float" office:value="5248.1624963294" calcext:value-type="float">
            <text:p>5248.1624963294</text:p>
          </table:table-cell>
          <table:table-cell office:value-type="float" office:value="5298.86200736923" calcext:value-type="float">
            <text:p>5298.86200736923</text:p>
          </table:table-cell>
          <table:table-cell office:value-type="float" office:value="5350.04866197875" calcext:value-type="float">
            <text:p>5350.04866197875</text:p>
          </table:table-cell>
          <table:table-cell office:value-type="float" office:value="5401.7270897793" calcext:value-type="float">
            <text:p>5401.7270897793</text:p>
          </table:table-cell>
          <table:table-cell office:value-type="float" office:value="5453.9019633208" calcext:value-type="float">
            <text:p>5453.9019633208</text:p>
          </table:table-cell>
          <table:table-cell office:value-type="float" office:value="5506.57799804748" calcext:value-type="float">
            <text:p>5506.57799804748</text:p>
          </table:table-cell>
          <table:table-cell office:value-type="float" office:value="5559.75995325361" calcext:value-type="float">
            <text:p>5559.75995325361</text:p>
          </table:table-cell>
          <table:table-cell office:value-type="float" office:value="5613.45263234645" calcext:value-type="float">
            <text:p>5613.45263234645</text:p>
          </table:table-cell>
          <table:table-cell office:value-type="float" office:value="5667.66088291169" calcext:value-type="float">
            <text:p>5667.66088291169</text:p>
          </table:table-cell>
          <table:table-cell office:value-type="float" office:value="5722.38959718638" calcext:value-type="float">
            <text:p>5722.38959718638</text:p>
          </table:table-cell>
          <table:table-cell office:value-type="float" office:value="5777.64371301997" calcext:value-type="float">
            <text:p>5777.64371301997</text:p>
          </table:table-cell>
          <table:table-cell office:value-type="float" office:value="5833.42821790377" calcext:value-type="float">
            <text:p>5833.42821790377</text:p>
          </table:table-cell>
          <table:table-cell office:value-type="float" office:value="5889.74813901854" calcext:value-type="float">
            <text:p>5889.74813901854</text:p>
          </table:table-cell>
          <table:table-cell office:value-type="float" office:value="5946.60855222546" calcext:value-type="float">
            <text:p>5946.60855222546</text:p>
          </table:table-cell>
          <table:table-cell office:value-type="float" office:value="6004.01458005659" calcext:value-type="float">
            <text:p>6004.01458005659</text:p>
          </table:table-cell>
          <table:table-cell office:value-type="float" office:value="6061.97139208446" calcext:value-type="float">
            <text:p>6061.97139208446</text:p>
          </table:table-cell>
          <table:table-cell office:value-type="float" office:value="6120.4842109358" calcext:value-type="float">
            <text:p>6120.4842109358</text:p>
          </table:table-cell>
          <table:table-cell office:value-type="float" office:value="6179.55830513029" calcext:value-type="float">
            <text:p>6179.55830513029</text:p>
          </table:table-cell>
          <table:table-cell office:value-type="float" office:value="6239.19898774575" calcext:value-type="float">
            <text:p>6239.19898774575</text:p>
          </table:table-cell>
          <table:table-cell office:value-type="float" office:value="6299.41162332514" calcext:value-type="float">
            <text:p>6299.41162332514</text:p>
          </table:table-cell>
          <table:table-cell office:value-type="float" office:value="6360.20162583645" calcext:value-type="float">
            <text:p>6360.20162583645</text:p>
          </table:table-cell>
          <table:table-cell office:value-type="float" office:value="6421.57445925938" calcext:value-type="float">
            <text:p>6421.57445925938</text:p>
          </table:table-cell>
          <table:table-cell office:value-type="float" office:value="6483.53564053145" calcext:value-type="float">
            <text:p>6483.53564053145</text:p>
          </table:table-cell>
          <table:table-cell office:value-type="float" office:value="6546.09073366542" calcext:value-type="float">
            <text:p>6546.09073366542</text:p>
          </table:table-cell>
          <table:table-cell office:value-type="float" office:value="6609.2453552541" calcext:value-type="float">
            <text:p>6609.2453552541</text:p>
          </table:table-cell>
          <table:table-cell office:value-type="float" office:value="6673.00517351114" calcext:value-type="float">
            <text:p>6673.00517351114</text:p>
          </table:table-cell>
          <table:table-cell office:value-type="float" office:value="6737.37590869142" calcext:value-type="float">
            <text:p>6737.37590869142</text:p>
          </table:table-cell>
          <table:table-cell office:value-type="float" office:value="6802.36333208052" calcext:value-type="float">
            <text:p>6802.36333208052</text:p>
          </table:table-cell>
          <table:table-cell office:value-type="float" office:value="6867.97326790474" calcext:value-type="float">
            <text:p>6867.97326790474</text:p>
          </table:table-cell>
          <table:table-cell office:value-type="float" office:value="6934.21159512927" calcext:value-type="float">
            <text:p>6934.21159512927</text:p>
          </table:table-cell>
          <table:table-cell office:value-type="float" office:value="7001.08424547827" calcext:value-type="float">
            <text:p>7001.08424547827</text:p>
          </table:table-cell>
          <table:table-cell office:value-type="float" office:value="7068.59720466287" calcext:value-type="float">
            <text:p>7068.59720466287</text:p>
          </table:table-cell>
          <table:table-cell office:value-type="float" office:value="7136.7565128416" calcext:value-type="float">
            <text:p>7136.7565128416</text:p>
          </table:table-cell>
          <table:table-cell office:value-type="float" office:value="7205.56827121855" calcext:value-type="float">
            <text:p>7205.56827121855</text:p>
          </table:table-cell>
          <table:table-cell office:value-type="float" office:value="7275.03862837432" calcext:value-type="float">
            <text:p>7275.03862837432</text:p>
          </table:table-cell>
          <table:table-cell office:value-type="float" office:value="7345.17379175522" calcext:value-type="float">
            <text:p>7345.17379175522</text:p>
          </table:table-cell>
          <table:table-cell office:value-type="float" office:value="7415.98002514919" calcext:value-type="float">
            <text:p>7415.98002514919</text:p>
          </table:table-cell>
          <table:table-cell office:value-type="float" office:value="7487.46364911852" calcext:value-type="float">
            <text:p>7487.46364911852</text:p>
          </table:table-cell>
          <table:table-cell office:value-type="float" office:value="7559.63104727644" calcext:value-type="float">
            <text:p>7559.63104727644</text:p>
          </table:table-cell>
          <table:table-cell office:value-type="float" office:value="7632.48866283316" calcext:value-type="float">
            <text:p>7632.48866283316</text:p>
          </table:table-cell>
          <table:table-cell office:value-type="float" office:value="7706.04298844966" calcext:value-type="float">
            <text:p>7706.04298844966</text:p>
          </table:table-cell>
          <table:table-cell office:value-type="float" office:value="7780.30058036117" calcext:value-type="float">
            <text:p>7780.30058036117</text:p>
          </table:table-cell>
          <table:table-cell office:value-type="float" office:value="7855.2680544825" calcext:value-type="float">
            <text:p>7855.2680544825</text:p>
          </table:table-cell>
          <table:table-cell office:value-type="float" office:value="7930.95208689535" calcext:value-type="float">
            <text:p>7930.95208689535</text:p>
          </table:table-cell>
          <table:table-cell office:value-type="float" office:value="8007.35941715604" calcext:value-type="float">
            <text:p>8007.35941715604</text:p>
          </table:table-cell>
          <table:table-cell office:value-type="float" office:value="8084.49684269341" calcext:value-type="float">
            <text:p>8084.49684269341</text:p>
          </table:table-cell>
          <table:table-cell office:value-type="float" office:value="8162.37122370146" calcext:value-type="float">
            <text:p>8162.37122370146</text:p>
          </table:table-cell>
          <table:table-cell office:value-type="float" office:value="8240.98948275723" calcext:value-type="float">
            <text:p>8240.98948275723</text:p>
          </table:table-cell>
          <table:table-cell office:value-type="float" office:value="8320.35860520124" calcext:value-type="float">
            <text:p>8320.35860520124</text:p>
          </table:table-cell>
          <table:table-cell office:value-type="float" office:value="8400.48563700813" calcext:value-type="float">
            <text:p>8400.48563700813</text:p>
          </table:table-cell>
          <table:table-cell office:value-type="float" office:value="8481.37768571803" calcext:value-type="float">
            <text:p>8481.37768571803</text:p>
          </table:table-cell>
          <table:table-cell office:value-type="float" office:value="8563.04192865428" calcext:value-type="float">
            <text:p>8563.04192865428</text:p>
          </table:table-cell>
          <table:table-cell office:value-type="float" office:value="8645.485604941" calcext:value-type="float">
            <text:p>8645.485604941</text:p>
          </table:table-cell>
          <table:table-cell office:value-type="float" office:value="8728.71601856283" calcext:value-type="float">
            <text:p>8728.71601856283</text:p>
          </table:table-cell>
          <table:table-cell office:value-type="float" office:value="8812.74053883424" calcext:value-type="float">
            <text:p>8812.74053883424</text:p>
          </table:table-cell>
          <table:table-cell office:value-type="float" office:value="8897.56661081477" calcext:value-type="float">
            <text:p>8897.56661081477</text:p>
          </table:table-cell>
          <table:table-cell office:value-type="float" office:value="8983.20173550001" calcext:value-type="float">
            <text:p>8983.20173550001</text:p>
          </table:table-cell>
          <table:table-cell office:value-type="float" office:value="9069.65348311671" calcext:value-type="float">
            <text:p>9069.65348311671</text:p>
          </table:table-cell>
          <table:table-cell office:value-type="float" office:value="9156.9294926609" calcext:value-type="float">
            <text:p>9156.9294926609</text:p>
          </table:table-cell>
          <table:table-cell office:value-type="float" office:value="9245.03747142277" calcext:value-type="float">
            <text:p>9245.03747142277</text:p>
          </table:table-cell>
          <table:table-cell office:value-type="float" office:value="9333.98519880041" calcext:value-type="float">
            <text:p>9333.98519880041</text:p>
          </table:table-cell>
          <table:table-cell office:value-type="float" office:value="9423.78052857793" calcext:value-type="float">
            <text:p>9423.78052857793</text:p>
          </table:table-cell>
        </table:table-row>
        <table:table-row table:style-name="ro1">
          <table:table-cell office:value-type="string" calcext:value-type="string">
            <text:p>Recovered</text:p>
          </table:table-cell>
          <table:table-cell office:value-type="float" office:value="0" calcext:value-type="float">
            <text:p>0</text:p>
          </table:table-cell>
          <table:table-cell office:value-type="float" office:value="0.00638578522215727" calcext:value-type="float">
            <text:p>0.006385785222157</text:p>
          </table:table-cell>
          <table:table-cell office:value-type="float" office:value="0.0237206873200636" calcext:value-type="float">
            <text:p>0.023720687320064</text:p>
          </table:table-cell>
          <table:table-cell office:value-type="float" office:value="0.0500679042974151" calcext:value-type="float">
            <text:p>0.050067904297415</text:p>
          </table:table-cell>
          <table:table-cell office:value-type="float" office:value="0.0842948710271996" calcext:value-type="float">
            <text:p>0.0842948710272</text:p>
          </table:table-cell>
          <table:table-cell office:value-type="float" office:value="0.125839040214767" calcext:value-type="float">
            <text:p>0.125839040214767</text:p>
          </table:table-cell>
          <table:table-cell office:value-type="float" office:value="0.174551054045951" calcext:value-type="float">
            <text:p>0.174551054045951</text:p>
          </table:table-cell>
          <table:table-cell office:value-type="float" office:value="0.230590954958638" calcext:value-type="float">
            <text:p>0.230590954958638</text:p>
          </table:table-cell>
          <table:table-cell office:value-type="float" office:value="0.294360846465499" calcext:value-type="float">
            <text:p>0.294360846465499</text:p>
          </table:table-cell>
          <table:table-cell office:value-type="float" office:value="0.366462798334521" calcext:value-type="float">
            <text:p>0.366462798334521</text:p>
          </table:table-cell>
          <table:table-cell office:value-type="float" office:value="0.447674382213195" calcext:value-type="float">
            <text:p>0.447674382213195</text:p>
          </table:table-cell>
          <table:table-cell office:value-type="float" office:value="0.538936728191301" calcext:value-type="float">
            <text:p>0.538936728191301</text:p>
          </table:table-cell>
          <table:table-cell office:value-type="float" office:value="0.641351663470291" calcext:value-type="float">
            <text:p>0.641351663470291</text:p>
          </table:table-cell>
          <table:table-cell office:value-type="float" office:value="0.756185672039837" calcext:value-type="float">
            <text:p>0.756185672039837</text:p>
          </table:table-cell>
          <table:table-cell office:value-type="float" office:value="0.884879208073111" calcext:value-type="float">
            <text:p>0.884879208073111</text:p>
          </table:table-cell>
          <table:table-cell office:value-type="float" office:value="1.0290604476696" calcext:value-type="float">
            <text:p>1.0290604476696</text:p>
          </table:table-cell>
          <table:table-cell office:value-type="float" office:value="1.19056294859191" calcext:value-type="float">
            <text:p>1.19056294859191</text:p>
          </table:table-cell>
          <table:table-cell office:value-type="float" office:value="1.37144696815484" calcext:value-type="float">
            <text:p>1.37144696815484</text:p>
          </table:table-cell>
          <table:table-cell office:value-type="float" office:value="1.57402438403101" calcext:value-type="float">
            <text:p>1.57402438403101</text:p>
          </table:table-cell>
          <table:table-cell office:value-type="float" office:value="1.80088731782981" calcext:value-type="float">
            <text:p>1.80088731782981</text:p>
          </table:table-cell>
          <table:table-cell office:value-type="float" office:value="2.0549406692265" calcext:value-type="float">
            <text:p>2.0549406692265</text:p>
          </table:table-cell>
          <table:table-cell office:value-type="float" office:value="2.33943887693806" calcext:value-type="float">
            <text:p>2.33943887693806</text:p>
          </table:table-cell>
          <table:table-cell office:value-type="float" office:value="2.65802732043021" calcext:value-type="float">
            <text:p>2.65802732043021</text:p>
          </table:table-cell>
          <table:table-cell office:value-type="float" office:value="3.01478884971777" calcext:value-type="float">
            <text:p>3.01478884971777</text:p>
          </table:table-cell>
          <table:table-cell office:value-type="float" office:value="3.41429592237843" calcext:value-type="float">
            <text:p>3.41429592237843</text:p>
          </table:table-cell>
          <table:table-cell office:value-type="float" office:value="3.86166915505577" calcext:value-type="float">
            <text:p>3.86166915505577</text:p>
          </table:table-cell>
          <table:table-cell office:value-type="float" office:value="4.36264290226539" calcext:value-type="float">
            <text:p>4.36264290226539</text:p>
          </table:table-cell>
          <table:table-cell office:value-type="float" office:value="4.92363868825263" calcext:value-type="float">
            <text:p>4.92363868825263</text:p>
          </table:table-cell>
          <table:table-cell office:value-type="float" office:value="5.55184737988753" calcext:value-type="float">
            <text:p>5.55184737988753</text:p>
          </table:table-cell>
          <table:table-cell office:value-type="float" office:value="6.25532168076717" calcext:value-type="float">
            <text:p>6.25532168076717</text:p>
          </table:table-cell>
          <table:table-cell office:value-type="float" office:value="7.0430790057868" calcext:value-type="float">
            <text:p>7.0430790057868</text:p>
          </table:table-cell>
          <table:table-cell office:value-type="float" office:value="7.92521714264433" calcext:value-type="float">
            <text:p>7.92521714264433</text:p>
          </table:table-cell>
          <table:table-cell office:value-type="float" office:value="8.91304374563281" calcext:value-type="float">
            <text:p>8.91304374563281</text:p>
          </table:table-cell>
          <table:table-cell office:value-type="float" office:value="10.0192212360015" calcext:value-type="float">
            <text:p>10.0192212360015</text:p>
          </table:table-cell>
          <table:table-cell office:value-type="float" office:value="11.2579291239631" calcext:value-type="float">
            <text:p>11.2579291239631</text:p>
          </table:table-cell>
          <table:table-cell office:value-type="float" office:value="12.6450457025619" calcext:value-type="float">
            <text:p>12.6450457025619</text:p>
          </table:table-cell>
          <table:table-cell office:value-type="float" office:value="14.1983517330143" calcext:value-type="float">
            <text:p>14.1983517330143</text:p>
          </table:table-cell>
          <table:table-cell office:value-type="float" office:value="15.937758238042" calcext:value-type="float">
            <text:p>15.937758238042</text:p>
          </table:table-cell>
          <table:table-cell office:value-type="float" office:value="17.8855617275949" calcext:value-type="float">
            <text:p>17.8855617275949</text:p>
          </table:table-cell>
          <table:table-cell office:value-type="float" office:value="20.0667300517618" calcext:value-type="float">
            <text:p>20.0667300517618</text:p>
          </table:table-cell>
          <table:table-cell office:value-type="float" office:value="22.5092224269563" calcext:value-type="float">
            <text:p>22.5092224269563</text:p>
          </table:table-cell>
          <table:table-cell office:value-type="float" office:value="25.2443478274567" calcext:value-type="float">
            <text:p>25.2443478274567</text:p>
          </table:table-cell>
          <table:table-cell office:value-type="float" office:value="28.3071663321645" calcext:value-type="float">
            <text:p>28.3071663321645</text:p>
          </table:table-cell>
          <table:table-cell office:value-type="float" office:value="31.7369385247819" calcext:value-type="float">
            <text:p>31.7369385247819</text:p>
          </table:table-cell>
          <table:table-cell office:value-type="float" office:value="35.5776286745345" calcext:value-type="float">
            <text:p>35.5776286745345</text:p>
          </table:table-cell>
          <table:table-cell office:value-type="float" office:value="39.8784683152958" calcext:value-type="float">
            <text:p>39.8784683152958</text:p>
          </table:table-cell>
          <table:table-cell office:value-type="float" office:value="44.6945874310374" calcext:value-type="float">
            <text:p>44.6945874310374</text:p>
          </table:table-cell>
          <table:table-cell office:value-type="float" office:value="50.087720993517" calcext:value-type="float">
            <text:p>50.087720993517</text:p>
          </table:table-cell>
          <table:table-cell office:value-type="float" office:value="56.1270001870045" calcext:value-type="float">
            <text:p>56.1270001870045</text:p>
          </table:table-cell>
          <table:table-cell office:value-type="float" office:value="62.8898387507582" calcext:value-type="float">
            <text:p>62.8898387507582</text:p>
          </table:table-cell>
          <table:table-cell office:value-type="float" office:value="70.4629252131859" calcext:value-type="float">
            <text:p>70.4629252131859</text:p>
          </table:table-cell>
          <table:table-cell office:value-type="float" office:value="78.9433339159237" calcext:value-type="float">
            <text:p>78.9433339159237</text:p>
          </table:table-cell>
          <table:table-cell office:value-type="float" office:value="88.4397693056148" calcext:value-type="float">
            <text:p>88.4397693056148</text:p>
          </table:table-cell>
          <table:table-cell office:value-type="float" office:value="99.0739595663732" calcext:value-type="float">
            <text:p>99.0739595663732</text:p>
          </table:table-cell>
          <table:table-cell office:value-type="float" office:value="110.982216621322" calcext:value-type="float">
            <text:p>110.982216621322</text:p>
          </table:table-cell>
          <table:table-cell office:value-type="float" office:value="124.317183136736" calcext:value-type="float">
            <text:p>124.317183136736</text:p>
          </table:table-cell>
          <table:table-cell office:value-type="float" office:value="139.249789481814" calcext:value-type="float">
            <text:p>139.249789481814</text:p>
          </table:table-cell>
          <table:table-cell office:value-type="float" office:value="155.9714444144" calcext:value-type="float">
            <text:p>155.9714444144</text:p>
          </table:table-cell>
          <table:table-cell office:value-type="float" office:value="174.696488101573" calcext:value-type="float">
            <text:p>174.696488101573</text:p>
          </table:table-cell>
          <table:table-cell office:value-type="float" office:value="195.664939440987" calcext:value-type="float">
            <text:p>195.664939440987</text:p>
          </table:table-cell>
          <table:table-cell office:value-type="float" office:value="219.145572845772" calcext:value-type="float">
            <text:p>219.145572845772</text:p>
          </table:table-cell>
          <table:table-cell office:value-type="float" office:value="245.43936242437" calcext:value-type="float">
            <text:p>245.43936242437</text:p>
          </table:table-cell>
          <table:table-cell office:value-type="float" office:value="274.883339012447" calcext:value-type="float">
            <text:p>274.883339012447</text:p>
          </table:table-cell>
          <table:table-cell office:value-type="float" office:value="307.854910739225" calcext:value-type="float">
            <text:p>307.854910739225</text:p>
          </table:table-cell>
          <table:table-cell office:value-type="float" office:value="344.776699230953" calcext:value-type="float">
            <text:p>344.776699230953</text:p>
          </table:table-cell>
          <table:table-cell office:value-type="float" office:value="386.121955079448" calcext:value-type="float">
            <text:p>386.121955079448</text:p>
          </table:table-cell>
          <table:table-cell office:value-type="float" office:value="432.420623102201" calcext:value-type="float">
            <text:p>432.420623102201</text:p>
          </table:table-cell>
          <table:table-cell office:value-type="float" office:value="484.266134344268" calcext:value-type="float">
            <text:p>484.266134344268</text:p>
          </table:table-cell>
          <table:table-cell office:value-type="float" office:value="542.323009146464" calcext:value-type="float">
            <text:p>542.323009146464</text:p>
          </table:table-cell>
          <table:table-cell office:value-type="float" office:value="607.335371399062" calcext:value-type="float">
            <text:p>607.335371399062</text:p>
          </table:table-cell>
          <table:table-cell office:value-type="float" office:value="680.136485749182" calcext:value-type="float">
            <text:p>680.136485749182</text:p>
          </table:table-cell>
          <table:table-cell office:value-type="float" office:value="761.659432291941" calcext:value-type="float">
            <text:p>761.659432291941</text:p>
          </table:table-cell>
          <table:table-cell office:value-type="float" office:value="852.949059615085" calcext:value-type="float">
            <text:p>852.949059615085</text:p>
          </table:table-cell>
          <table:table-cell office:value-type="float" office:value="955.17537154216" calcext:value-type="float">
            <text:p>955.17537154216</text:p>
          </table:table-cell>
          <table:table-cell office:value-type="float" office:value="1069.64851479557" calcext:value-type="float">
            <text:p>1069.64851479557</text:p>
          </table:table-cell>
          <table:table-cell office:value-type="float" office:value="1197.83554297298" calcext:value-type="float">
            <text:p>1197.83554297298</text:p>
          </table:table-cell>
          <table:table-cell office:value-type="float" office:value="1341.37914740155" calcext:value-type="float">
            <text:p>1341.37914740155</text:p>
          </table:table-cell>
          <table:table-cell office:value-type="float" office:value="1502.11822772833" calcext:value-type="float">
            <text:p>1502.11822772833</text:p>
          </table:table-cell>
          <table:table-cell office:value-type="float" office:value="1682.10841985233" calcext:value-type="float">
            <text:p>1682.10841985233</text:p>
          </table:table-cell>
          <table:table-cell office:value-type="float" office:value="1883.62868903493" calcext:value-type="float">
            <text:p>1883.62868903493</text:p>
          </table:table-cell>
          <table:table-cell office:value-type="float" office:value="2109.08547861764" calcext:value-type="float">
            <text:p>2109.08547861764</text:p>
          </table:table-cell>
          <table:table-cell office:value-type="float" office:value="2360.36243380186" calcext:value-type="float">
            <text:p>2360.36243380186</text:p>
          </table:table-cell>
          <table:table-cell office:value-type="float" office:value="2636.69752302908" calcext:value-type="float">
            <text:p>2636.69752302908</text:p>
          </table:table-cell>
          <table:table-cell office:value-type="float" office:value="2933.17173306347" calcext:value-type="float">
            <text:p>2933.17173306347</text:p>
          </table:table-cell>
          <table:table-cell office:value-type="float" office:value="3243.23062370307" calcext:value-type="float">
            <text:p>3243.23062370307</text:p>
          </table:table-cell>
          <table:table-cell office:value-type="float" office:value="3561.05137933765" calcext:value-type="float">
            <text:p>3561.05137933765</text:p>
          </table:table-cell>
          <table:table-cell office:value-type="float" office:value="3881.99514863354" calcext:value-type="float">
            <text:p>3881.99514863354</text:p>
          </table:table-cell>
          <table:table-cell office:value-type="float" office:value="4202.4739972932" calcext:value-type="float">
            <text:p>4202.4739972932</text:p>
          </table:table-cell>
          <table:table-cell office:value-type="float" office:value="4519.75197887351" calcext:value-type="float">
            <text:p>4519.75197887351</text:p>
          </table:table-cell>
          <table:table-cell office:value-type="float" office:value="4831.77041939412" calcext:value-type="float">
            <text:p>4831.77041939412</text:p>
          </table:table-cell>
          <table:table-cell office:value-type="float" office:value="5137.00597941087" calcext:value-type="float">
            <text:p>5137.00597941087</text:p>
          </table:table-cell>
          <table:table-cell office:value-type="float" office:value="5434.35719446385" calcext:value-type="float">
            <text:p>5434.35719446385</text:p>
          </table:table-cell>
          <table:table-cell office:value-type="float" office:value="5723.0541243166" calcext:value-type="float">
            <text:p>5723.0541243166</text:p>
          </table:table-cell>
          <table:table-cell office:value-type="float" office:value="6002.58649305302" calcext:value-type="float">
            <text:p>6002.58649305302</text:p>
          </table:table-cell>
          <table:table-cell office:value-type="float" office:value="6272.64657944155" calcext:value-type="float">
            <text:p>6272.64657944155</text:p>
          </table:table-cell>
          <table:table-cell office:value-type="float" office:value="6533.08386424332" calcext:value-type="float">
            <text:p>6533.08386424332</text:p>
          </table:table-cell>
          <table:table-cell office:value-type="float" office:value="6783.86904908086" calcext:value-type="float">
            <text:p>6783.86904908086</text:p>
          </table:table-cell>
          <table:table-cell office:value-type="float" office:value="7025.06553885976" calcext:value-type="float">
            <text:p>7025.06553885976</text:p>
          </table:table-cell>
          <table:table-cell office:value-type="float" office:value="7256.80687174225" calcext:value-type="float">
            <text:p>7256.80687174225</text:p>
          </table:table-cell>
          <table:table-cell office:value-type="float" office:value="7479.27888191656" calcext:value-type="float">
            <text:p>7479.27888191656</text:p>
          </table:table-cell>
          <table:table-cell office:value-type="float" office:value="7692.70563567023" calcext:value-type="float">
            <text:p>7692.70563567023</text:p>
          </table:table-cell>
          <table:table-cell office:value-type="float" office:value="7897.33836364041" calcext:value-type="float">
            <text:p>7897.33836364041</text:p>
          </table:table-cell>
          <table:table-cell office:value-type="float" office:value="8093.44678083069" calcext:value-type="float">
            <text:p>8093.44678083069</text:p>
          </table:table-cell>
          <table:table-cell office:value-type="float" office:value="8281.31230174814" calcext:value-type="float">
            <text:p>8281.31230174814</text:p>
          </table:table-cell>
          <table:table-cell office:value-type="float" office:value="8461.22276362005" calcext:value-type="float">
            <text:p>8461.22276362005</text:p>
          </table:table-cell>
          <table:table-cell office:value-type="float" office:value="8633.46834374986" calcext:value-type="float">
            <text:p>8633.46834374986</text:p>
          </table:table-cell>
          <table:table-cell office:value-type="float" office:value="8798.33842718764" calcext:value-type="float">
            <text:p>8798.33842718764</text:p>
          </table:table-cell>
          <table:table-cell office:value-type="float" office:value="8956.1192232159" calcext:value-type="float">
            <text:p>8956.1192232159</text:p>
          </table:table-cell>
          <table:table-cell office:value-type="float" office:value="9107.09197688844" calcext:value-type="float">
            <text:p>9107.09197688844</text:p>
          </table:table-cell>
          <table:table-cell office:value-type="float" office:value="9251.53164903637" calcext:value-type="float">
            <text:p>9251.53164903637</text:p>
          </table:table-cell>
          <table:table-cell office:value-type="float" office:value="9389.7059652511" calcext:value-type="float">
            <text:p>9389.7059652511</text:p>
          </table:table-cell>
          <table:table-cell office:value-type="float" office:value="9521.87475526786" calcext:value-type="float">
            <text:p>9521.87475526786</text:p>
          </table:table-cell>
          <table:table-cell office:value-type="float" office:value="9648.28951897614" calcext:value-type="float">
            <text:p>9648.28951897614</text:p>
          </table:table-cell>
          <table:table-cell office:value-type="float" office:value="9769.19316972356" calcext:value-type="float">
            <text:p>9769.19316972356</text:p>
          </table:table-cell>
          <table:table-cell office:value-type="float" office:value="9884.81991463835" calcext:value-type="float">
            <text:p>9884.81991463835</text:p>
          </table:table-cell>
          <table:table-cell office:value-type="float" office:value="9995.39524084285" calcext:value-type="float">
            <text:p>9995.39524084285</text:p>
          </table:table-cell>
          <table:table-cell office:value-type="float" office:value="10101.135982323" calcext:value-type="float">
            <text:p>10101.135982323</text:p>
          </table:table-cell>
          <table:table-cell office:value-type="float" office:value="10202.2504478276" calcext:value-type="float">
            <text:p>10202.2504478276</text:p>
          </table:table-cell>
          <table:table-cell office:value-type="float" office:value="10298.9385941475" calcext:value-type="float">
            <text:p>10298.9385941475</text:p>
          </table:table-cell>
          <table:table-cell office:value-type="float" office:value="10391.392232431" calcext:value-type="float">
            <text:p>10391.392232431</text:p>
          </table:table-cell>
          <table:table-cell office:value-type="float" office:value="10479.795257908" calcext:value-type="float">
            <text:p>10479.795257908</text:p>
          </table:table-cell>
          <table:table-cell office:value-type="float" office:value="10564.3238954146" calcext:value-type="float">
            <text:p>10564.3238954146</text:p>
          </table:table-cell>
          <table:table-cell office:value-type="float" office:value="10645.1469546241" calcext:value-type="float">
            <text:p>10645.1469546241</text:p>
          </table:table-cell>
          <table:table-cell office:value-type="float" office:value="10722.4260908405" calcext:value-type="float">
            <text:p>10722.4260908405</text:p>
          </table:table-cell>
          <table:table-cell office:value-type="float" office:value="10796.3160673048" calcext:value-type="float">
            <text:p>10796.3160673048</text:p>
          </table:table-cell>
          <table:table-cell office:value-type="float" office:value="10866.9650162832" calcext:value-type="float">
            <text:p>10866.9650162832</text:p>
          </table:table-cell>
          <table:table-cell office:value-type="float" office:value="10934.5146973107" calcext:value-type="float">
            <text:p>10934.5146973107</text:p>
          </table:table-cell>
          <table:table-cell office:value-type="float" office:value="10999.1007506889" calcext:value-type="float">
            <text:p>10999.1007506889</text:p>
          </table:table-cell>
          <table:table-cell office:value-type="float" office:value="11060.8529451173" calcext:value-type="float">
            <text:p>11060.8529451173</text:p>
          </table:table-cell>
          <table:table-cell office:value-type="float" office:value="11119.8954187628" calcext:value-type="float">
            <text:p>11119.8954187628</text:p>
          </table:table-cell>
          <table:table-cell office:value-type="float" office:value="11176.3469130641" calcext:value-type="float">
            <text:p>11176.3469130641</text:p>
          </table:table-cell>
          <table:table-cell office:value-type="float" office:value="11230.3209989918" calcext:value-type="float">
            <text:p>11230.3209989918</text:p>
          </table:table-cell>
          <table:table-cell office:value-type="float" office:value="11281.9262955608" calcext:value-type="float">
            <text:p>11281.9262955608</text:p>
          </table:table-cell>
          <table:table-cell office:value-type="float" office:value="11331.2666804285" calcext:value-type="float">
            <text:p>11331.2666804285</text:p>
          </table:table-cell>
          <table:table-cell office:value-type="float" office:value="11378.4414926304" calcext:value-type="float">
            <text:p>11378.4414926304</text:p>
          </table:table-cell>
          <table:table-cell office:value-type="float" office:value="11423.5457274546" calcext:value-type="float">
            <text:p>11423.5457274546</text:p>
          </table:table-cell>
          <table:table-cell office:value-type="float" office:value="11466.6702237955" calcext:value-type="float">
            <text:p>11466.6702237955</text:p>
          </table:table-cell>
          <table:table-cell office:value-type="float" office:value="11507.9018436404" calcext:value-type="float">
            <text:p>11507.9018436404</text:p>
          </table:table-cell>
          <table:table-cell office:value-type="float" office:value="11547.3236447967" calcext:value-type="float">
            <text:p>11547.3236447967</text:p>
          </table:table-cell>
          <table:table-cell office:value-type="float" office:value="11585.0150459179" calcext:value-type="float">
            <text:p>11585.0150459179</text:p>
          </table:table-cell>
          <table:table-cell office:value-type="float" office:value="11621.0519849971" calcext:value-type="float">
            <text:p>11621.0519849971</text:p>
          </table:table-cell>
          <table:table-cell office:value-type="float" office:value="11655.5070715382" calcext:value-type="float">
            <text:p>11655.5070715382</text:p>
          </table:table-cell>
          <table:table-cell office:value-type="float" office:value="11688.4497314544" calcext:value-type="float">
            <text:p>11688.4497314544</text:p>
          </table:table-cell>
          <table:table-cell office:value-type="float" office:value="11719.9463569632" calcext:value-type="float">
            <text:p>11719.9463569632</text:p>
          </table:table-cell>
          <table:table-cell office:value-type="float" office:value="11750.0605268207" calcext:value-type="float">
            <text:p>11750.0605268207</text:p>
          </table:table-cell>
          <table:table-cell office:value-type="float" office:value="11778.853932627" calcext:value-type="float">
            <text:p>11778.853932627</text:p>
          </table:table-cell>
          <table:table-cell office:value-type="float" office:value="11806.393726427" calcext:value-type="float">
            <text:p>11806.393726427</text:p>
          </table:table-cell>
          <table:table-cell office:value-type="float" office:value="11832.8051461264" calcext:value-type="float">
            <text:p>11832.8051461264</text:p>
          </table:table-cell>
          <table:table-cell office:value-type="float" office:value="11858.3374595116" calcext:value-type="float">
            <text:p>11858.3374595116</text:p>
          </table:table-cell>
          <table:table-cell office:value-type="float" office:value="11883.250803538" calcext:value-type="float">
            <text:p>11883.250803538</text:p>
          </table:table-cell>
          <table:table-cell office:value-type="float" office:value="11907.7505236357" calcext:value-type="float">
            <text:p>11907.7505236357</text:p>
          </table:table-cell>
          <table:table-cell office:value-type="float" office:value="11931.9929465216" calcext:value-type="float">
            <text:p>11931.9929465216</text:p>
          </table:table-cell>
          <table:table-cell office:value-type="float" office:value="11956.0967451962" calcext:value-type="float">
            <text:p>11956.0967451962</text:p>
          </table:table-cell>
          <table:table-cell office:value-type="float" office:value="11980.1520974073" calcext:value-type="float">
            <text:p>11980.1520974073</text:p>
          </table:table-cell>
          <table:table-cell office:value-type="float" office:value="12004.2276587793" calcext:value-type="float">
            <text:p>12004.2276587793</text:p>
          </table:table-cell>
          <table:table-cell office:value-type="float" office:value="12028.3758343023" calcext:value-type="float">
            <text:p>12028.3758343023</text:p>
          </table:table-cell>
          <table:table-cell office:value-type="float" office:value="12052.636759396" calcext:value-type="float">
            <text:p>12052.636759396</text:p>
          </table:table-cell>
          <table:table-cell office:value-type="float" office:value="12077.041309926" calcext:value-type="float">
            <text:p>12077.041309926</text:p>
          </table:table-cell>
          <table:table-cell office:value-type="float" office:value="12101.6133729147" calcext:value-type="float">
            <text:p>12101.6133729147</text:p>
          </table:table-cell>
          <table:table-cell office:value-type="float" office:value="12126.3715621959" calcext:value-type="float">
            <text:p>12126.3715621959</text:p>
          </table:table-cell>
          <table:table-cell office:value-type="float" office:value="12151.3305148397" calcext:value-type="float">
            <text:p>12151.3305148397</text:p>
          </table:table-cell>
          <table:table-cell office:value-type="float" office:value="12176.5018699356" calcext:value-type="float">
            <text:p>12176.5018699356</text:p>
          </table:table-cell>
          <table:table-cell office:value-type="float" office:value="12201.8950078417" calcext:value-type="float">
            <text:p>12201.8950078417</text:p>
          </table:table-cell>
          <table:table-cell office:value-type="float" office:value="12227.5176088529" calcext:value-type="float">
            <text:p>12227.5176088529</text:p>
          </table:table-cell>
          <table:table-cell office:value-type="float" office:value="12253.37607479" calcext:value-type="float">
            <text:p>12253.37607479</text:p>
          </table:table-cell>
          <table:table-cell office:value-type="float" office:value="12279.4758478839" calcext:value-type="float">
            <text:p>12279.4758478839</text:p>
          </table:table-cell>
          <table:table-cell office:value-type="float" office:value="12305.8216515296" calcext:value-type="float">
            <text:p>12305.8216515296</text:p>
          </table:table-cell>
          <table:table-cell office:value-type="float" office:value="12332.4176720385" calcext:value-type="float">
            <text:p>12332.4176720385</text:p>
          </table:table-cell>
          <table:table-cell office:value-type="float" office:value="12359.2676961413" calcext:value-type="float">
            <text:p>12359.2676961413</text:p>
          </table:table-cell>
          <table:table-cell office:value-type="float" office:value="12386.3752148346" calcext:value-type="float">
            <text:p>12386.3752148346</text:p>
          </table:table-cell>
          <table:table-cell office:value-type="float" office:value="12413.7435018067" calcext:value-type="float">
            <text:p>12413.7435018067</text:p>
          </table:table-cell>
          <table:table-cell office:value-type="float" office:value="12441.375672926" calcext:value-type="float">
            <text:p>12441.375672926</text:p>
          </table:table-cell>
          <table:table-cell office:value-type="float" office:value="12469.2747310004" calcext:value-type="float">
            <text:p>12469.2747310004</text:p>
          </table:table-cell>
          <table:table-cell office:value-type="float" office:value="12497.443599769" calcext:value-type="float">
            <text:p>12497.443599769</text:p>
          </table:table-cell>
          <table:table-cell office:value-type="float" office:value="12525.8851496263" calcext:value-type="float">
            <text:p>12525.8851496263</text:p>
          </table:table-cell>
          <table:table-cell office:value-type="float" office:value="12554.60221709" calcext:value-type="float">
            <text:p>12554.60221709</text:p>
          </table:table-cell>
          <table:table-cell office:value-type="float" office:value="12583.5976195197" calcext:value-type="float">
            <text:p>12583.5976195197</text:p>
          </table:table-cell>
          <table:table-cell office:value-type="float" office:value="12612.8741664479" calcext:value-type="float">
            <text:p>12612.8741664479</text:p>
          </table:table-cell>
          <table:table-cell office:value-type="float" office:value="12642.4346681019" calcext:value-type="float">
            <text:p>12642.4346681019</text:p>
          </table:table-cell>
          <table:table-cell office:value-type="float" office:value="12672.2819417964" calcext:value-type="float">
            <text:p>12672.2819417964</text:p>
          </table:table-cell>
          <table:table-cell office:value-type="float" office:value="12702.4188170041" calcext:value-type="float">
            <text:p>12702.4188170041</text:p>
          </table:table-cell>
          <table:table-cell office:value-type="float" office:value="12732.8481391837" calcext:value-type="float">
            <text:p>12732.8481391837</text:p>
          </table:table-cell>
          <table:table-cell office:value-type="float" office:value="12763.5727727445" calcext:value-type="float">
            <text:p>12763.5727727445</text:p>
          </table:table-cell>
          <table:table-cell office:value-type="float" office:value="12794.5956033474" calcext:value-type="float">
            <text:p>12794.5956033474</text:p>
          </table:table-cell>
          <table:table-cell office:value-type="float" office:value="12825.9195396404" calcext:value-type="float">
            <text:p>12825.9195396404</text:p>
          </table:table-cell>
          <table:table-cell office:value-type="float" office:value="12857.5475147626" calcext:value-type="float">
            <text:p>12857.5475147626</text:p>
          </table:table-cell>
          <table:table-cell office:value-type="float" office:value="12889.4824874921" calcext:value-type="float">
            <text:p>12889.4824874921</text:p>
          </table:table-cell>
          <table:table-cell office:value-type="float" office:value="12921.727443153" calcext:value-type="float">
            <text:p>12921.727443153</text:p>
          </table:table-cell>
          <table:table-cell office:value-type="float" office:value="12954.285394384" calcext:value-type="float">
            <text:p>12954.285394384</text:p>
          </table:table-cell>
          <table:table-cell office:value-type="float" office:value="12987.1593818519" calcext:value-type="float">
            <text:p>12987.1593818519</text:p>
          </table:table-cell>
          <table:table-cell office:value-type="float" office:value="13020.3524747908" calcext:value-type="float">
            <text:p>13020.3524747908</text:p>
          </table:table-cell>
          <table:table-cell office:value-type="float" office:value="13053.8677714973" calcext:value-type="float">
            <text:p>13053.8677714973</text:p>
          </table:table-cell>
          <table:table-cell office:value-type="float" office:value="13087.708399612" calcext:value-type="float">
            <text:p>13087.708399612</text:p>
          </table:table-cell>
          <table:table-cell office:value-type="float" office:value="13121.8775168805" calcext:value-type="float">
            <text:p>13121.8775168805</text:p>
          </table:table-cell>
          <table:table-cell office:value-type="float" office:value="13156.3783113427" calcext:value-type="float">
            <text:p>13156.3783113427</text:p>
          </table:table-cell>
          <table:table-cell office:value-type="float" office:value="13191.2140007621" calcext:value-type="float">
            <text:p>13191.2140007621</text:p>
          </table:table-cell>
          <table:table-cell office:value-type="float" office:value="13226.3878375852" calcext:value-type="float">
            <text:p>13226.3878375852</text:p>
          </table:table-cell>
          <table:table-cell office:value-type="float" office:value="13261.9031052799" calcext:value-type="float">
            <text:p>13261.9031052799</text:p>
          </table:table-cell>
          <table:table-cell office:value-type="float" office:value="13297.7631118295" calcext:value-type="float">
            <text:p>13297.7631118295</text:p>
          </table:table-cell>
          <table:table-cell office:value-type="float" office:value="13333.9712079881" calcext:value-type="float">
            <text:p>13333.9712079881</text:p>
          </table:table-cell>
          <table:table-cell office:value-type="float" office:value="13370.5307609478" calcext:value-type="float">
            <text:p>13370.5307609478</text:p>
          </table:table-cell>
          <table:table-cell office:value-type="float" office:value="13407.4451905964" calcext:value-type="float">
            <text:p>13407.4451905964</text:p>
          </table:table-cell>
          <table:table-cell office:value-type="float" office:value="13444.7179309784" calcext:value-type="float">
            <text:p>13444.7179309784</text:p>
          </table:table-cell>
          <table:table-cell office:value-type="float" office:value="13482.3524626994" calcext:value-type="float">
            <text:p>13482.3524626994</text:p>
          </table:table-cell>
          <table:table-cell office:value-type="float" office:value="13520.3522879449" calcext:value-type="float">
            <text:p>13520.3522879449</text:p>
          </table:table-cell>
          <table:table-cell office:value-type="float" office:value="13558.7209545277" calcext:value-type="float">
            <text:p>13558.7209545277</text:p>
          </table:table-cell>
          <table:table-cell office:value-type="float" office:value="13597.4620416544" calcext:value-type="float">
            <text:p>13597.4620416544</text:p>
          </table:table-cell>
          <table:table-cell office:value-type="float" office:value="13636.5791638959" calcext:value-type="float">
            <text:p>13636.5791638959</text:p>
          </table:table-cell>
          <table:table-cell office:value-type="float" office:value="13676.0759639164" calcext:value-type="float">
            <text:p>13676.0759639164</text:p>
          </table:table-cell>
          <table:table-cell office:value-type="float" office:value="13715.9561325122" calcext:value-type="float">
            <text:p>13715.9561325122</text:p>
          </table:table-cell>
          <table:table-cell office:value-type="float" office:value="13756.2233930098" calcext:value-type="float">
            <text:p>13756.2233930098</text:p>
          </table:table-cell>
          <table:table-cell office:value-type="float" office:value="13796.8814945008" calcext:value-type="float">
            <text:p>13796.8814945008</text:p>
          </table:table-cell>
          <table:table-cell office:value-type="float" office:value="13837.934227429" calcext:value-type="float">
            <text:p>13837.934227429</text:p>
          </table:table-cell>
          <table:table-cell office:value-type="float" office:value="13879.3854194271" calcext:value-type="float">
            <text:p>13879.3854194271</text:p>
          </table:table-cell>
          <table:table-cell office:value-type="float" office:value="13921.238936924" calcext:value-type="float">
            <text:p>13921.238936924</text:p>
          </table:table-cell>
          <table:table-cell office:value-type="float" office:value="13963.4986817011" calcext:value-type="float">
            <text:p>13963.4986817011</text:p>
          </table:table-cell>
          <table:table-cell office:value-type="float" office:value="14006.1685936024" calcext:value-type="float">
            <text:p>14006.1685936024</text:p>
          </table:table-cell>
          <table:table-cell office:value-type="float" office:value="14049.2526525699" calcext:value-type="float">
            <text:p>14049.2526525699</text:p>
          </table:table-cell>
          <table:table-cell office:value-type="float" office:value="14092.7548749239" calcext:value-type="float">
            <text:p>14092.7548749239</text:p>
          </table:table-cell>
          <table:table-cell office:value-type="float" office:value="14136.679316509" calcext:value-type="float">
            <text:p>14136.679316509</text:p>
          </table:table-cell>
          <table:table-cell office:value-type="float" office:value="14181.0300750953" calcext:value-type="float">
            <text:p>14181.0300750953</text:p>
          </table:table-cell>
          <table:table-cell office:value-type="float" office:value="14225.8112848434" calcext:value-type="float">
            <text:p>14225.8112848434</text:p>
          </table:table-cell>
          <table:table-cell office:value-type="float" office:value="14271.0271183893" calcext:value-type="float">
            <text:p>14271.0271183893</text:p>
          </table:table-cell>
          <table:table-cell office:value-type="float" office:value="14316.6817898105" calcext:value-type="float">
            <text:p>14316.6817898105</text:p>
          </table:table-cell>
          <table:table-cell office:value-type="float" office:value="14362.7795598802" calcext:value-type="float">
            <text:p>14362.7795598802</text:p>
          </table:table-cell>
          <table:table-cell office:value-type="float" office:value="14409.3247256733" calcext:value-type="float">
            <text:p>14409.3247256733</text:p>
          </table:table-cell>
          <table:table-cell office:value-type="float" office:value="14456.3216241541" calcext:value-type="float">
            <text:p>14456.3216241541</text:p>
          </table:table-cell>
          <table:table-cell office:value-type="float" office:value="14503.7746348275" calcext:value-type="float">
            <text:p>14503.7746348275</text:p>
          </table:table-cell>
          <table:table-cell office:value-type="float" office:value="14551.6881857764" calcext:value-type="float">
            <text:p>14551.6881857764</text:p>
          </table:table-cell>
          <table:table-cell office:value-type="float" office:value="14600.0667431542" calcext:value-type="float">
            <text:p>14600.0667431542</text:p>
          </table:table-cell>
          <table:table-cell office:value-type="float" office:value="14648.9148144547" calcext:value-type="float">
            <text:p>14648.9148144547</text:p>
          </table:table-cell>
          <table:table-cell office:value-type="float" office:value="14698.2369509636" calcext:value-type="float">
            <text:p>14698.2369509636</text:p>
          </table:table-cell>
          <table:table-cell office:value-type="float" office:value="14748.0377547846" calcext:value-type="float">
            <text:p>14748.0377547846</text:p>
          </table:table-cell>
          <table:table-cell office:value-type="float" office:value="14798.3218678271" calcext:value-type="float">
            <text:p>14798.3218678271</text:p>
          </table:table-cell>
          <table:table-cell office:value-type="float" office:value="14849.0939748141" calcext:value-type="float">
            <text:p>14849.0939748141</text:p>
          </table:table-cell>
          <table:table-cell office:value-type="float" office:value="14900.3588056049" calcext:value-type="float">
            <text:p>14900.3588056049</text:p>
          </table:table-cell>
          <table:table-cell office:value-type="float" office:value="14952.1211431363" calcext:value-type="float">
            <text:p>14952.1211431363</text:p>
          </table:table-cell>
          <table:table-cell office:value-type="float" office:value="15004.3858120714" calcext:value-type="float">
            <text:p>15004.3858120714</text:p>
          </table:table-cell>
          <table:table-cell office:value-type="float" office:value="15057.1576813994" calcext:value-type="float">
            <text:p>15057.1576813994</text:p>
          </table:table-cell>
          <table:table-cell office:value-type="float" office:value="15110.4416663107" calcext:value-type="float">
            <text:p>15110.4416663107</text:p>
          </table:table-cell>
          <table:table-cell office:value-type="float" office:value="15164.2427355917" calcext:value-type="float">
            <text:p>15164.2427355917</text:p>
          </table:table-cell>
          <table:table-cell office:value-type="float" office:value="15218.5659042986" calcext:value-type="float">
            <text:p>15218.5659042986</text:p>
          </table:table-cell>
          <table:table-cell office:value-type="float" office:value="15273.4162348975" calcext:value-type="float">
            <text:p>15273.4162348975</text:p>
          </table:table-cell>
          <table:table-cell office:value-type="float" office:value="15328.7988397911" calcext:value-type="float">
            <text:p>15328.7988397911</text:p>
          </table:table-cell>
          <table:table-cell office:value-type="float" office:value="15384.7188791899" calcext:value-type="float">
            <text:p>15384.7188791899</text:p>
          </table:table-cell>
          <table:table-cell office:value-type="float" office:value="15441.1815630249" calcext:value-type="float">
            <text:p>15441.1815630249</text:p>
          </table:table-cell>
          <table:table-cell office:value-type="float" office:value="15498.1921544962" calcext:value-type="float">
            <text:p>15498.1921544962</text:p>
          </table:table-cell>
          <table:table-cell office:value-type="float" office:value="15555.7559651663" calcext:value-type="float">
            <text:p>15555.7559651663</text:p>
          </table:table-cell>
          <table:table-cell office:value-type="float" office:value="15613.8783582864" calcext:value-type="float">
            <text:p>15613.8783582864</text:p>
          </table:table-cell>
          <table:table-cell office:value-type="float" office:value="15672.5647512157" calcext:value-type="float">
            <text:p>15672.5647512157</text:p>
          </table:table-cell>
          <table:table-cell office:value-type="float" office:value="15731.8206111178" calcext:value-type="float">
            <text:p>15731.8206111178</text:p>
          </table:table-cell>
          <table:table-cell office:value-type="float" office:value="15791.6514303737" calcext:value-type="float">
            <text:p>15791.6514303737</text:p>
          </table:table-cell>
          <table:table-cell office:value-type="float" office:value="15852.0628691136" calcext:value-type="float">
            <text:p>15852.0628691136</text:p>
          </table:table-cell>
          <table:table-cell office:value-type="float" office:value="15913.0604730572" calcext:value-type="float">
            <text:p>15913.0604730572</text:p>
          </table:table-cell>
          <table:table-cell office:value-type="float" office:value="15974.6499533683" calcext:value-type="float">
            <text:p>15974.6499533683</text:p>
          </table:table-cell>
          <table:table-cell office:value-type="float" office:value="16036.8370461823" calcext:value-type="float">
            <text:p>16036.8370461823</text:p>
          </table:table-cell>
          <table:table-cell office:value-type="float" office:value="16099.6275451887" calcext:value-type="float">
            <text:p>16099.6275451887</text:p>
          </table:table-cell>
          <table:table-cell office:value-type="float" office:value="16163.0273080164" calcext:value-type="float">
            <text:p>16163.0273080164</text:p>
          </table:table-cell>
          <table:table-cell office:value-type="float" office:value="16227.0422188226" calcext:value-type="float">
            <text:p>16227.0422188226</text:p>
          </table:table-cell>
          <table:table-cell office:value-type="float" office:value="16291.6782587742" calcext:value-type="float">
            <text:p>16291.6782587742</text:p>
          </table:table-cell>
          <table:table-cell office:value-type="float" office:value="16356.9414461383" calcext:value-type="float">
            <text:p>16356.9414461383</text:p>
          </table:table-cell>
          <table:table-cell office:value-type="float" office:value="16422.8378536928" calcext:value-type="float">
            <text:p>16422.8378536928</text:p>
          </table:table-cell>
          <table:table-cell office:value-type="float" office:value="16489.3736210802" calcext:value-type="float">
            <text:p>16489.3736210802</text:p>
          </table:table-cell>
          <table:table-cell office:value-type="float" office:value="16556.5549401467" calcext:value-type="float">
            <text:p>16556.5549401467</text:p>
          </table:table-cell>
          <table:table-cell office:value-type="float" office:value="16624.3880760906" calcext:value-type="float">
            <text:p>16624.3880760906</text:p>
          </table:table-cell>
          <table:table-cell office:value-type="float" office:value="16692.8793588369" calcext:value-type="float">
            <text:p>16692.8793588369</text:p>
          </table:table-cell>
          <table:table-cell office:value-type="float" office:value="16762.0351600329" calcext:value-type="float">
            <text:p>16762.0351600329</text:p>
          </table:table-cell>
          <table:table-cell office:value-type="float" office:value="16831.8619177085" calcext:value-type="float">
            <text:p>16831.8619177085</text:p>
          </table:table-cell>
          <table:table-cell office:value-type="float" office:value="16902.3661330722" calcext:value-type="float">
            <text:p>16902.3661330722</text:p>
          </table:table-cell>
          <table:table-cell office:value-type="float" office:value="16973.5543742732" calcext:value-type="float">
            <text:p>16973.5543742732</text:p>
          </table:table-cell>
          <table:table-cell office:value-type="float" office:value="17045.433270643" calcext:value-type="float">
            <text:p>17045.433270643</text:p>
          </table:table-cell>
          <table:table-cell office:value-type="float" office:value="17118.0095137008" calcext:value-type="float">
            <text:p>17118.0095137008</text:p>
          </table:table-cell>
          <table:table-cell office:value-type="float" office:value="17191.2898638484" calcext:value-type="float">
            <text:p>17191.2898638484</text:p>
          </table:table-cell>
          <table:table-cell office:value-type="float" office:value="17265.281144957" calcext:value-type="float">
            <text:p>17265.281144957</text:p>
          </table:table-cell>
          <table:table-cell office:value-type="float" office:value="17339.9902447982" calcext:value-type="float">
            <text:p>17339.9902447982</text:p>
          </table:table-cell>
          <table:table-cell office:value-type="float" office:value="17415.4241246895" calcext:value-type="float">
            <text:p>17415.4241246895</text:p>
          </table:table-cell>
          <table:table-cell office:value-type="float" office:value="17491.5898097852" calcext:value-type="float">
            <text:p>17491.5898097852</text:p>
          </table:table-cell>
          <table:table-cell office:value-type="float" office:value="17568.4943888163" calcext:value-type="float">
            <text:p>17568.4943888163</text:p>
          </table:table-cell>
          <table:table-cell office:value-type="float" office:value="17646.145016067" calcext:value-type="float">
            <text:p>17646.145016067</text:p>
          </table:table-cell>
          <table:table-cell office:value-type="float" office:value="17724.5489165299" calcext:value-type="float">
            <text:p>17724.5489165299</text:p>
          </table:table-cell>
          <table:table-cell office:value-type="float" office:value="17803.7134014579" calcext:value-type="float">
            <text:p>17803.7134014579</text:p>
          </table:table-cell>
          <table:table-cell office:value-type="float" office:value="17883.6458409686" calcext:value-type="float">
            <text:p>17883.6458409686</text:p>
          </table:table-cell>
          <table:table-cell office:value-type="float" office:value="17964.3536724053" calcext:value-type="float">
            <text:p>17964.3536724053</text:p>
          </table:table-cell>
          <table:table-cell office:value-type="float" office:value="18045.844401717" calcext:value-type="float">
            <text:p>18045.844401717</text:p>
          </table:table-cell>
          <table:table-cell office:value-type="float" office:value="18128.1256158127" calcext:value-type="float">
            <text:p>18128.1256158127</text:p>
          </table:table-cell>
          <table:table-cell office:value-type="float" office:value="18211.2049840718" calcext:value-type="float">
            <text:p>18211.2049840718</text:p>
          </table:table-cell>
          <table:table-cell office:value-type="float" office:value="18295.090237581" calcext:value-type="float">
            <text:p>18295.090237581</text:p>
          </table:table-cell>
          <table:table-cell office:value-type="float" office:value="18379.7891791345" calcext:value-type="float">
            <text:p>18379.7891791345</text:p>
          </table:table-cell>
          <table:table-cell office:value-type="float" office:value="18465.3096840436" calcext:value-type="float">
            <text:p>18465.3096840436</text:p>
          </table:table-cell>
          <table:table-cell office:value-type="float" office:value="18551.6597204064" calcext:value-type="float">
            <text:p>18551.6597204064</text:p>
          </table:table-cell>
          <table:table-cell office:value-type="float" office:value="18638.8473300404" calcext:value-type="float">
            <text:p>18638.8473300404</text:p>
          </table:table-cell>
          <table:table-cell office:value-type="float" office:value="18726.8806239758" calcext:value-type="float">
            <text:p>18726.8806239758</text:p>
          </table:table-cell>
          <table:table-cell office:value-type="float" office:value="18815.7677882894" calcext:value-type="float">
            <text:p>18815.7677882894</text:p>
          </table:table-cell>
          <table:table-cell office:value-type="float" office:value="18905.5170809236" calcext:value-type="float">
            <text:p>18905.5170809236</text:p>
          </table:table-cell>
          <table:table-cell office:value-type="float" office:value="18996.1368871343" calcext:value-type="float">
            <text:p>18996.1368871343</text:p>
          </table:table-cell>
          <table:table-cell office:value-type="float" office:value="19087.635623199" calcext:value-type="float">
            <text:p>19087.635623199</text:p>
          </table:table-cell>
          <table:table-cell office:value-type="float" office:value="19180.0218013471" calcext:value-type="float">
            <text:p>19180.0218013471</text:p>
          </table:table-cell>
          <table:table-cell office:value-type="float" office:value="19273.3040107309" calcext:value-type="float">
            <text:p>19273.3040107309</text:p>
          </table:table-cell>
          <table:table-cell office:value-type="float" office:value="19367.4909289468" calcext:value-type="float">
            <text:p>19367.4909289468</text:p>
          </table:table-cell>
          <table:table-cell office:value-type="float" office:value="19462.5913299469" calcext:value-type="float">
            <text:p>19462.5913299469</text:p>
          </table:table-cell>
          <table:table-cell office:value-type="float" office:value="19558.6140595706" calcext:value-type="float">
            <text:p>19558.6140595706</text:p>
          </table:table-cell>
          <table:table-cell office:value-type="float" office:value="19655.5680482559" calcext:value-type="float">
            <text:p>19655.5680482559</text:p>
          </table:table-cell>
          <table:table-cell office:value-type="float" office:value="19753.4623124845" calcext:value-type="float">
            <text:p>19753.4623124845</text:p>
          </table:table-cell>
          <table:table-cell office:value-type="float" office:value="19852.3059559755" calcext:value-type="float">
            <text:p>19852.3059559755</text:p>
          </table:table-cell>
          <table:table-cell office:value-type="float" office:value="19952.1081719656" calcext:value-type="float">
            <text:p>19952.1081719656</text:p>
          </table:table-cell>
          <table:table-cell office:value-type="float" office:value="20052.8782479632" calcext:value-type="float">
            <text:p>20052.8782479632</text:p>
          </table:table-cell>
          <table:table-cell office:value-type="float" office:value="20154.6255580446" calcext:value-type="float">
            <text:p>20154.6255580446</text:p>
          </table:table-cell>
          <table:table-cell office:value-type="float" office:value="20257.3595623812" calcext:value-type="float">
            <text:p>20257.3595623812</text:p>
          </table:table-cell>
          <table:table-cell office:value-type="float" office:value="20361.0898162129" calcext:value-type="float">
            <text:p>20361.0898162129</text:p>
          </table:table-cell>
          <table:table-cell office:value-type="float" office:value="20465.8259660578" calcext:value-type="float">
            <text:p>20465.8259660578</text:p>
          </table:table-cell>
          <table:table-cell office:value-type="float" office:value="20571.577751201" calcext:value-type="float">
            <text:p>20571.577751201</text:p>
          </table:table-cell>
          <table:table-cell office:value-type="float" office:value="20678.3550054728" calcext:value-type="float">
            <text:p>20678.3550054728</text:p>
          </table:table-cell>
          <table:table-cell office:value-type="float" office:value="20786.167657416" calcext:value-type="float">
            <text:p>20786.167657416</text:p>
          </table:table-cell>
          <table:table-cell office:value-type="float" office:value="20895.0257312769" calcext:value-type="float">
            <text:p>20895.0257312769</text:p>
          </table:table-cell>
          <table:table-cell office:value-type="float" office:value="21004.9393480779" calcext:value-type="float">
            <text:p>21004.9393480779</text:p>
          </table:table-cell>
          <table:table-cell office:value-type="float" office:value="21115.9187266518" calcext:value-type="float">
            <text:p>21115.9187266518</text:p>
          </table:table-cell>
          <table:table-cell office:value-type="float" office:value="21227.974184364" calcext:value-type="float">
            <text:p>21227.974184364</text:p>
          </table:table-cell>
          <table:table-cell office:value-type="float" office:value="21341.1161380699" calcext:value-type="float">
            <text:p>21341.1161380699</text:p>
          </table:table-cell>
          <table:table-cell office:value-type="float" office:value="21455.3550991601" calcext:value-type="float">
            <text:p>21455.3550991601</text:p>
          </table:table-cell>
          <table:table-cell office:value-type="float" office:value="21570.7017047374" calcext:value-type="float">
            <text:p>21570.7017047374</text:p>
          </table:table-cell>
          <table:table-cell office:value-type="float" office:value="21687.1666690698" calcext:value-type="float">
            <text:p>21687.1666690698</text:p>
          </table:table-cell>
          <table:table-cell office:value-type="float" office:value="21804.7608153002" calcext:value-type="float">
            <text:p>21804.7608153002</text:p>
          </table:table-cell>
          <table:table-cell office:value-type="float" office:value="21923.4950815456" calcext:value-type="float">
            <text:p>21923.4950815456</text:p>
          </table:table-cell>
          <table:table-cell office:value-type="float" office:value="22043.3804791517" calcext:value-type="float">
            <text:p>22043.3804791517</text:p>
          </table:table-cell>
          <table:table-cell office:value-type="float" office:value="22164.428174394" calcext:value-type="float">
            <text:p>22164.428174394</text:p>
          </table:table-cell>
          <table:table-cell office:value-type="float" office:value="22286.6493917918" calcext:value-type="float">
            <text:p>22286.6493917918</text:p>
          </table:table-cell>
          <table:table-cell office:value-type="float" office:value="22410.0554990176" calcext:value-type="float">
            <text:p>22410.0554990176</text:p>
          </table:table-cell>
          <table:table-cell office:value-type="float" office:value="22534.657951181" calcext:value-type="float">
            <text:p>22534.657951181</text:p>
          </table:table-cell>
          <table:table-cell office:value-type="float" office:value="22660.4683302236" calcext:value-type="float">
            <text:p>22660.4683302236</text:p>
          </table:table-cell>
          <table:table-cell office:value-type="float" office:value="22787.4983188961" calcext:value-type="float">
            <text:p>22787.4983188961</text:p>
          </table:table-cell>
          <table:table-cell office:value-type="float" office:value="22915.7597273089" calcext:value-type="float">
            <text:p>22915.7597273089</text:p>
          </table:table-cell>
          <table:table-cell office:value-type="float" office:value="23045.2644505212" calcext:value-type="float">
            <text:p>23045.2644505212</text:p>
          </table:table-cell>
          <table:table-cell office:value-type="float" office:value="23176.0245364426" calcext:value-type="float">
            <text:p>23176.0245364426</text:p>
          </table:table-cell>
          <table:table-cell office:value-type="float" office:value="23308.0521614315" calcext:value-type="float">
            <text:p>23308.0521614315</text:p>
          </table:table-cell>
          <table:table-cell office:value-type="float" office:value="23441.3595751324" calcext:value-type="float">
            <text:p>23441.3595751324</text:p>
          </table:table-cell>
          <table:table-cell office:value-type="float" office:value="23575.9591486666" calcext:value-type="float">
            <text:p>23575.9591486666</text:p>
          </table:table-cell>
          <table:table-cell office:value-type="float" office:value="23711.8633781246" calcext:value-type="float">
            <text:p>23711.8633781246</text:p>
          </table:table-cell>
          <table:table-cell office:value-type="float" office:value="23849.0848848779" calcext:value-type="float">
            <text:p>23849.0848848779</text:p>
          </table:table-cell>
          <table:table-cell office:value-type="float" office:value="23987.6364163022" calcext:value-type="float">
            <text:p>23987.6364163022</text:p>
          </table:table-cell>
          <table:table-cell office:value-type="float" office:value="24127.5308344197" calcext:value-type="float">
            <text:p>24127.5308344197</text:p>
          </table:table-cell>
          <table:table-cell office:value-type="float" office:value="24268.7811231928" calcext:value-type="float">
            <text:p>24268.7811231928</text:p>
          </table:table-cell>
          <table:table-cell office:value-type="float" office:value="24411.4004079007" calcext:value-type="float">
            <text:p>24411.4004079007</text:p>
          </table:table-cell>
          <table:table-cell office:value-type="float" office:value="24555.4019241548" calcext:value-type="float">
            <text:p>24555.4019241548</text:p>
          </table:table-cell>
          <table:table-cell office:value-type="float" office:value="24700.7990362068" calcext:value-type="float">
            <text:p>24700.7990362068</text:p>
          </table:table-cell>
          <table:table-cell office:value-type="float" office:value="24847.6052518971" calcext:value-type="float">
            <text:p>24847.6052518971</text:p>
          </table:table-cell>
          <table:table-cell office:value-type="float" office:value="24995.8342025554" calcext:value-type="float">
            <text:p>24995.8342025554</text:p>
          </table:table-cell>
          <table:table-cell office:value-type="float" office:value="25145.4996430831" calcext:value-type="float">
            <text:p>25145.4996430831</text:p>
          </table:table-cell>
          <table:table-cell office:value-type="float" office:value="25296.6154587441" calcext:value-type="float">
            <text:p>25296.6154587441</text:p>
          </table:table-cell>
          <table:table-cell office:value-type="float" office:value="25449.1956666696" calcext:value-type="float">
            <text:p>25449.1956666696</text:p>
          </table:table-cell>
          <table:table-cell office:value-type="float" office:value="25603.2544173614" calcext:value-type="float">
            <text:p>25603.2544173614</text:p>
          </table:table-cell>
          <table:table-cell office:value-type="float" office:value="25758.8060015414" calcext:value-type="float">
            <text:p>25758.8060015414</text:p>
          </table:table-cell>
          <table:table-cell office:value-type="float" office:value="25915.8648602251" calcext:value-type="float">
            <text:p>25915.8648602251</text:p>
          </table:table-cell>
          <table:table-cell office:value-type="float" office:value="26074.4455664284" calcext:value-type="float">
            <text:p>26074.4455664284</text:p>
          </table:table-cell>
          <table:table-cell office:value-type="float" office:value="26234.5628348171" calcext:value-type="float">
            <text:p>26234.5628348171</text:p>
          </table:table-cell>
          <table:table-cell office:value-type="float" office:value="26396.2315240203" calcext:value-type="float">
            <text:p>26396.2315240203</text:p>
          </table:table-cell>
          <table:table-cell office:value-type="float" office:value="26559.4666383792" calcext:value-type="float">
            <text:p>26559.4666383792</text:p>
          </table:table-cell>
          <table:table-cell office:value-type="float" office:value="26724.2833292091" calcext:value-type="float">
            <text:p>26724.2833292091</text:p>
          </table:table-cell>
          <table:table-cell office:value-type="float" office:value="26890.6968753247" calcext:value-type="float">
            <text:p>26890.6968753247</text:p>
          </table:table-cell>
          <table:table-cell office:value-type="float" office:value="27058.7227030368" calcext:value-type="float">
            <text:p>27058.7227030368</text:p>
          </table:table-cell>
          <table:table-cell office:value-type="float" office:value="27228.3763948104" calcext:value-type="float">
            <text:p>27228.3763948104</text:p>
          </table:table-cell>
          <table:table-cell office:value-type="float" office:value="27399.6736829217" calcext:value-type="float">
            <text:p>27399.6736829217</text:p>
          </table:table-cell>
          <table:table-cell office:value-type="float" office:value="27572.6304508202" calcext:value-type="float">
            <text:p>27572.6304508202</text:p>
          </table:table-cell>
          <table:table-cell office:value-type="float" office:value="27747.2627344902" calcext:value-type="float">
            <text:p>27747.2627344902</text:p>
          </table:table-cell>
          <table:table-cell office:value-type="float" office:value="27923.5867242429" calcext:value-type="float">
            <text:p>27923.5867242429</text:p>
          </table:table-cell>
          <table:table-cell office:value-type="float" office:value="28101.6187673222" calcext:value-type="float">
            <text:p>28101.6187673222</text:p>
          </table:table-cell>
          <table:table-cell office:value-type="float" office:value="28281.375366993" calcext:value-type="float">
            <text:p>28281.375366993</text:p>
          </table:table-cell>
          <table:table-cell office:value-type="float" office:value="28462.8731846944" calcext:value-type="float">
            <text:p>28462.8731846944</text:p>
          </table:table-cell>
          <table:table-cell office:value-type="float" office:value="28646.1290415472" calcext:value-type="float">
            <text:p>28646.1290415472</text:p>
          </table:table-cell>
          <table:table-cell office:value-type="float" office:value="28831.1599197428" calcext:value-type="float">
            <text:p>28831.1599197428</text:p>
          </table:table-cell>
          <table:table-cell office:value-type="float" office:value="29017.982965396" calcext:value-type="float">
            <text:p>29017.982965396</text:p>
          </table:table-cell>
          <table:table-cell office:value-type="float" office:value="29206.6155079173" calcext:value-type="float">
            <text:p>29206.6155079173</text:p>
          </table:table-cell>
          <table:table-cell office:value-type="float" office:value="29397.0750125903" calcext:value-type="float">
            <text:p>29397.0750125903</text:p>
          </table:table-cell>
          <table:table-cell office:value-type="float" office:value="29589.3791237002" calcext:value-type="float">
            <text:p>29589.3791237002</text:p>
          </table:table-cell>
          <table:table-cell office:value-type="float" office:value="29783.5456541258" calcext:value-type="float">
            <text:p>29783.5456541258</text:p>
          </table:table-cell>
          <table:table-cell office:value-type="float" office:value="29979.5925867642" calcext:value-type="float">
            <text:p>29979.5925867642</text:p>
          </table:table-cell>
          <table:table-cell office:value-type="float" office:value="30177.5380759557" calcext:value-type="float">
            <text:p>30177.5380759557</text:p>
          </table:table-cell>
          <table:table-cell office:value-type="float" office:value="30377.4004513971" calcext:value-type="float">
            <text:p>30377.4004513971</text:p>
          </table:table-cell>
          <table:table-cell office:value-type="float" office:value="30579.1982495931" calcext:value-type="float">
            <text:p>30579.1982495931</text:p>
          </table:table-cell>
          <table:table-cell office:value-type="float" office:value="30782.9501395576" calcext:value-type="float">
            <text:p>30782.9501395576</text:p>
          </table:table-cell>
          <table:table-cell office:value-type="float" office:value="30988.6749858981" calcext:value-type="float">
            <text:p>30988.6749858981</text:p>
          </table:table-cell>
          <table:table-cell office:value-type="float" office:value="31196.391833647" calcext:value-type="float">
            <text:p>31196.391833647</text:p>
          </table:table-cell>
          <table:table-cell office:value-type="float" office:value="31406.1199098278" calcext:value-type="float">
            <text:p>31406.1199098278</text:p>
          </table:table-cell>
          <table:table-cell office:value-type="float" office:value="31617.8786366973" calcext:value-type="float">
            <text:p>31617.8786366973</text:p>
          </table:table-cell>
          <table:table-cell office:value-type="float" office:value="31831.6876205377" calcext:value-type="float">
            <text:p>31831.6876205377</text:p>
          </table:table-cell>
          <table:table-cell office:value-type="float" office:value="32047.5666433723" calcext:value-type="float">
            <text:p>32047.5666433723</text:p>
          </table:table-cell>
          <table:table-cell office:value-type="float" office:value="32265.5356830238" calcext:value-type="float">
            <text:p>32265.5356830238</text:p>
          </table:table-cell>
          <table:table-cell office:value-type="float" office:value="32485.6149083801" calcext:value-type="float">
            <text:p>32485.6149083801</text:p>
          </table:table-cell>
          <table:table-cell office:value-type="float" office:value="32707.8246813138" calcext:value-type="float">
            <text:p>32707.8246813138</text:p>
          </table:table-cell>
          <table:table-cell office:value-type="float" office:value="32932.1855738771" calcext:value-type="float">
            <text:p>32932.1855738771</text:p>
          </table:table-cell>
          <table:table-cell office:value-type="float" office:value="33158.7183341767" calcext:value-type="float">
            <text:p>33158.7183341767</text:p>
          </table:table-cell>
          <table:table-cell office:value-type="float" office:value="33387.4439163171" calcext:value-type="float">
            <text:p>33387.4439163171</text:p>
          </table:table-cell>
          <table:table-cell office:value-type="float" office:value="33618.383474554" calcext:value-type="float">
            <text:p>33618.383474554</text:p>
          </table:table-cell>
          <table:table-cell office:value-type="float" office:value="33851.5583650135" calcext:value-type="float">
            <text:p>33851.5583650135</text:p>
          </table:table-cell>
          <table:table-cell office:value-type="float" office:value="34086.9901561297" calcext:value-type="float">
            <text:p>34086.9901561297</text:p>
          </table:table-cell>
          <table:table-cell office:value-type="float" office:value="34324.7006239649" calcext:value-type="float">
            <text:p>34324.7006239649</text:p>
          </table:table-cell>
          <table:table-cell office:value-type="float" office:value="34564.7117394939" calcext:value-type="float">
            <text:p>34564.7117394939</text:p>
          </table:table-cell>
          <table:table-cell office:value-type="float" office:value="34807.0456896904" calcext:value-type="float">
            <text:p>34807.0456896904</text:p>
          </table:table-cell>
          <table:table-cell office:value-type="float" office:value="35051.7248730687" calcext:value-type="float">
            <text:p>35051.7248730687</text:p>
          </table:table-cell>
          <table:table-cell office:value-type="float" office:value="35298.7719014823" calcext:value-type="float">
            <text:p>35298.7719014823</text:p>
          </table:table-cell>
          <table:table-cell office:value-type="float" office:value="35548.2096275894" calcext:value-type="float">
            <text:p>35548.2096275894</text:p>
          </table:table-cell>
          <table:table-cell office:value-type="float" office:value="35800.0610907648" calcext:value-type="float">
            <text:p>35800.0610907648</text:p>
          </table:table-cell>
          <table:table-cell office:value-type="float" office:value="36054.3495600434" calcext:value-type="float">
            <text:p>36054.3495600434</text:p>
          </table:table-cell>
          <table:table-cell office:value-type="float" office:value="36311.098527175" calcext:value-type="float">
            <text:p>36311.098527175</text:p>
          </table:table-cell>
          <table:table-cell office:value-type="float" office:value="36570.3317076689" calcext:value-type="float">
            <text:p>36570.3317076689</text:p>
          </table:table-cell>
          <table:table-cell office:value-type="float" office:value="36832.0730524508" calcext:value-type="float">
            <text:p>36832.0730524508</text:p>
          </table:table-cell>
          <table:table-cell office:value-type="float" office:value="37096.3467472484" calcext:value-type="float">
            <text:p>37096.3467472484</text:p>
          </table:table-cell>
          <table:table-cell office:value-type="float" office:value="37363.1771878814" calcext:value-type="float">
            <text:p>37363.1771878814</text:p>
          </table:table-cell>
          <table:table-cell office:value-type="float" office:value="37632.5890120418" calcext:value-type="float">
            <text:p>37632.5890120418</text:p>
          </table:table-cell>
          <table:table-cell office:value-type="float" office:value="37904.607092111" calcext:value-type="float">
            <text:p>37904.607092111</text:p>
          </table:table-cell>
          <table:table-cell office:value-type="float" office:value="38179.2565371664" calcext:value-type="float">
            <text:p>38179.2565371664</text:p>
          </table:table-cell>
          <table:table-cell office:value-type="float" office:value="38456.5627182085" calcext:value-type="float">
            <text:p>38456.5627182085</text:p>
          </table:table-cell>
          <table:table-cell office:value-type="float" office:value="38736.5512223353" calcext:value-type="float">
            <text:p>38736.5512223353</text:p>
          </table:table-cell>
          <table:table-cell office:value-type="float" office:value="39019.2478857944" calcext:value-type="float">
            <text:p>39019.2478857944</text:p>
          </table:table-cell>
          <table:table-cell office:value-type="float" office:value="39304.6787929482" calcext:value-type="float">
            <text:p>39304.6787929482</text:p>
          </table:table-cell>
          <table:table-cell office:value-type="float" office:value="39592.8702763042" calcext:value-type="float">
            <text:p>39592.8702763042</text:p>
          </table:table-cell>
          <table:table-cell office:value-type="float" office:value="39883.8489265507" calcext:value-type="float">
            <text:p>39883.8489265507</text:p>
          </table:table-cell>
          <table:table-cell office:value-type="float" office:value="40177.6415978487" calcext:value-type="float">
            <text:p>40177.6415978487</text:p>
          </table:table-cell>
          <table:table-cell office:value-type="float" office:value="40474.2753765544" calcext:value-type="float">
            <text:p>40474.2753765544</text:p>
          </table:table-cell>
          <table:table-cell office:value-type="float" office:value="40773.7776168346" calcext:value-type="float">
            <text:p>40773.7776168346</text:p>
          </table:table-cell>
          <table:table-cell office:value-type="float" office:value="41076.1759329541" calcext:value-type="float">
            <text:p>41076.1759329541</text:p>
          </table:table-cell>
          <table:table-cell office:value-type="float" office:value="41381.4982014889" calcext:value-type="float">
            <text:p>41381.4982014889</text:p>
          </table:table-cell>
          <table:table-cell office:value-type="float" office:value="41689.7725870488" calcext:value-type="float">
            <text:p>41689.7725870488</text:p>
          </table:table-cell>
          <table:table-cell office:value-type="float" office:value="42001.0274992778" calcext:value-type="float">
            <text:p>42001.0274992778</text:p>
          </table:table-cell>
          <table:table-cell office:value-type="float" office:value="42315.2916192306" calcext:value-type="float">
            <text:p>42315.2916192306</text:p>
          </table:table-cell>
          <table:table-cell office:value-type="float" office:value="42632.5939042304" calcext:value-type="float">
            <text:p>42632.5939042304</text:p>
          </table:table-cell>
          <table:table-cell office:value-type="float" office:value="42952.9635865626" calcext:value-type="float">
            <text:p>42952.9635865626</text:p>
          </table:table-cell>
          <table:table-cell office:value-type="float" office:value="43276.4301828346" calcext:value-type="float">
            <text:p>43276.4301828346</text:p>
          </table:table-cell>
          <table:table-cell office:value-type="float" office:value="43603.0235059787" calcext:value-type="float">
            <text:p>43603.0235059787</text:p>
          </table:table-cell>
          <table:table-cell office:value-type="float" office:value="43932.7736225536" calcext:value-type="float">
            <text:p>43932.7736225536</text:p>
          </table:table-cell>
          <table:table-cell office:value-type="float" office:value="44265.7108968813" calcext:value-type="float">
            <text:p>44265.7108968813</text:p>
          </table:table-cell>
          <table:table-cell office:value-type="float" office:value="44601.8659814683" calcext:value-type="float">
            <text:p>44601.8659814683</text:p>
          </table:table-cell>
          <table:table-cell office:value-type="float" office:value="44941.2698194518" calcext:value-type="float">
            <text:p>44941.2698194518</text:p>
          </table:table-cell>
          <table:table-cell office:value-type="float" office:value="45283.9536695653" calcext:value-type="float">
            <text:p>45283.9536695653</text:p>
          </table:table-cell>
          <table:table-cell office:value-type="float" office:value="45629.9490689032" calcext:value-type="float">
            <text:p>45629.9490689032</text:p>
          </table:table-cell>
          <table:table-cell office:value-type="float" office:value="45979.2878503135" calcext:value-type="float">
            <text:p>45979.2878503135</text:p>
          </table:table-cell>
          <table:table-cell office:value-type="float" office:value="46332.0021538301" calcext:value-type="float">
            <text:p>46332.0021538301</text:p>
          </table:table-cell>
          <table:table-cell office:value-type="float" office:value="46688.1244240355" calcext:value-type="float">
            <text:p>46688.1244240355</text:p>
          </table:table-cell>
          <table:table-cell office:value-type="float" office:value="47047.6874183881" calcext:value-type="float">
            <text:p>47047.6874183881</text:p>
          </table:table-cell>
          <table:table-cell office:value-type="float" office:value="47410.7242268536" calcext:value-type="float">
            <text:p>47410.7242268536</text:p>
          </table:table-cell>
          <table:table-cell office:value-type="float" office:value="47777.2682170507" calcext:value-type="float">
            <text:p>47777.2682170507</text:p>
          </table:table-cell>
          <table:table-cell office:value-type="float" office:value="48147.3530871696" calcext:value-type="float">
            <text:p>48147.3530871696</text:p>
          </table:table-cell>
          <table:table-cell office:value-type="float" office:value="48521.0128545329" calcext:value-type="float">
            <text:p>48521.0128545329</text:p>
          </table:table-cell>
          <table:table-cell office:value-type="float" office:value="48898.2818582947" calcext:value-type="float">
            <text:p>48898.2818582947</text:p>
          </table:table-cell>
          <table:table-cell office:value-type="float" office:value="49279.1947849995" calcext:value-type="float">
            <text:p>49279.1947849995</text:p>
          </table:table-cell>
          <table:table-cell office:value-type="float" office:value="49663.7866354082" calcext:value-type="float">
            <text:p>49663.7866354082</text:p>
          </table:table-cell>
          <table:table-cell office:value-type="float" office:value="50052.0927324179" calcext:value-type="float">
            <text:p>50052.0927324179</text:p>
          </table:table-cell>
          <table:table-cell office:value-type="float" office:value="50444.1487407096" calcext:value-type="float">
            <text:p>50444.1487407096</text:p>
          </table:table-cell>
          <table:table-cell office:value-type="float" office:value="50839.9906622127" calcext:value-type="float">
            <text:p>50839.9906622127</text:p>
          </table:table-cell>
          <table:table-cell office:value-type="float" office:value="51239.6548430582" calcext:value-type="float">
            <text:p>51239.6548430582</text:p>
          </table:table-cell>
          <table:table-cell office:value-type="float" office:value="51643.1780011433" calcext:value-type="float">
            <text:p>51643.1780011433</text:p>
          </table:table-cell>
          <table:table-cell office:value-type="float" office:value="52050.5971597716" calcext:value-type="float">
            <text:p>52050.5971597716</text:p>
          </table:table-cell>
          <table:table-cell office:value-type="float" office:value="52461.9497085481" calcext:value-type="float">
            <text:p>52461.9497085481</text:p>
          </table:table-cell>
          <table:table-cell office:value-type="float" office:value="52877.2733903766" calcext:value-type="float">
            <text:p>52877.2733903766</text:p>
          </table:table-cell>
          <table:table-cell office:value-type="float" office:value="53296.6063044386" calcext:value-type="float">
            <text:p>53296.6063044386</text:p>
          </table:table-cell>
          <table:table-cell office:value-type="float" office:value="53719.9869297051" calcext:value-type="float">
            <text:p>53719.9869297051</text:p>
          </table:table-cell>
          <table:table-cell office:value-type="float" office:value="54147.4541005208" calcext:value-type="float">
            <text:p>54147.4541005208</text:p>
          </table:table-cell>
          <table:table-cell office:value-type="float" office:value="54579.0470033838" calcext:value-type="float">
            <text:p>54579.0470033838</text:p>
          </table:table-cell>
          <table:table-cell office:value-type="float" office:value="55014.8052037057" calcext:value-type="float">
            <text:p>55014.8052037057</text:p>
          </table:table-cell>
          <table:table-cell office:value-type="float" office:value="55454.7686400256" calcext:value-type="float">
            <text:p>55454.7686400256</text:p>
          </table:table-cell>
          <table:table-cell office:value-type="float" office:value="55898.9776295382" calcext:value-type="float">
            <text:p>55898.9776295382</text:p>
          </table:table-cell>
          <table:table-cell office:value-type="float" office:value="56347.4729055388" calcext:value-type="float">
            <text:p>56347.4729055388</text:p>
          </table:table-cell>
          <table:table-cell office:value-type="float" office:value="56800.2955354401" calcext:value-type="float">
            <text:p>56800.2955354401</text:p>
          </table:table-cell>
          <table:table-cell office:value-type="float" office:value="57257.4869928294" calcext:value-type="float">
            <text:p>57257.4869928294</text:p>
          </table:table-cell>
          <table:table-cell office:value-type="float" office:value="57719.0891420854" calcext:value-type="float">
            <text:p>57719.0891420854</text:p>
          </table:table-cell>
          <table:table-cell office:value-type="float" office:value="58185.144241657" calcext:value-type="float">
            <text:p>58185.144241657</text:p>
          </table:table-cell>
          <table:table-cell office:value-type="float" office:value="58655.6949683698" calcext:value-type="float">
            <text:p>58655.6949683698</text:p>
          </table:table-cell>
          <table:table-cell office:value-type="float" office:value="59130.7843988108" calcext:value-type="float">
            <text:p>59130.7843988108</text:p>
          </table:table-cell>
          <table:table-cell office:value-type="float" office:value="59610.4559923594" calcext:value-type="float">
            <text:p>59610.4559923594</text:p>
          </table:table-cell>
          <table:table-cell office:value-type="float" office:value="60094.7536297389" calcext:value-type="float">
            <text:p>60094.7536297389</text:p>
          </table:table-cell>
          <table:table-cell office:value-type="float" office:value="60583.721604427" calcext:value-type="float">
            <text:p>60583.721604427</text:p>
          </table:table-cell>
          <table:table-cell office:value-type="float" office:value="61077.4046264636" calcext:value-type="float">
            <text:p>61077.4046264636</text:p>
          </table:table-cell>
          <table:table-cell office:value-type="float" office:value="61575.8478693145" calcext:value-type="float">
            <text:p>61575.8478693145</text:p>
          </table:table-cell>
          <table:table-cell office:value-type="float" office:value="62079.096874564" calcext:value-type="float">
            <text:p>62079.096874564</text:p>
          </table:table-cell>
          <table:table-cell office:value-type="float" office:value="62587.1976330871" calcext:value-type="float">
            <text:p>62587.1976330871</text:p>
          </table:table-cell>
          <table:table-cell office:value-type="float" office:value="63100.1965679235" calcext:value-type="float">
            <text:p>63100.1965679235</text:p>
          </table:table-cell>
          <table:table-cell office:value-type="float" office:value="63618.1405378899" calcext:value-type="float">
            <text:p>63618.1405378899</text:p>
          </table:table-cell>
          <table:table-cell office:value-type="float" office:value="64141.0768588755" calcext:value-type="float">
            <text:p>64141.0768588755</text:p>
          </table:table-cell>
          <table:table-cell office:value-type="float" office:value="64669.0532956955" calcext:value-type="float">
            <text:p>64669.0532956955</text:p>
          </table:table-cell>
          <table:table-cell office:value-type="float" office:value="65202.1180336969" calcext:value-type="float">
            <text:p>65202.1180336969</text:p>
          </table:table-cell>
          <table:table-cell office:value-type="float" office:value="65740.3197237949" calcext:value-type="float">
            <text:p>65740.3197237949</text:p>
          </table:table-cell>
          <table:table-cell office:value-type="float" office:value="66283.7074729932" calcext:value-type="float">
            <text:p>66283.7074729932</text:p>
          </table:table-cell>
          <table:table-cell office:value-type="float" office:value="66832.330848163" calcext:value-type="float">
            <text:p>66832.330848163</text:p>
          </table:table-cell>
          <table:table-cell office:value-type="float" office:value="67386.2399251187" calcext:value-type="float">
            <text:p>67386.2399251187</text:p>
          </table:table-cell>
          <table:table-cell office:value-type="float" office:value="67945.4851945924" calcext:value-type="float">
            <text:p>67945.4851945924</text:p>
          </table:table-cell>
          <table:table-cell office:value-type="float" office:value="68510.1176367656" calcext:value-type="float">
            <text:p>68510.1176367656</text:p>
          </table:table-cell>
          <table:table-cell office:value-type="float" office:value="69080.1887110838" calcext:value-type="float">
            <text:p>69080.1887110838</text:p>
          </table:table-cell>
          <table:table-cell office:value-type="float" office:value="69655.7503583165" calcext:value-type="float">
            <text:p>69655.7503583165</text:p>
          </table:table-cell>
          <table:table-cell office:value-type="float" office:value="70236.8550226694" calcext:value-type="float">
            <text:p>70236.8550226694</text:p>
          </table:table-cell>
          <table:table-cell office:value-type="float" office:value="70823.5556527585" calcext:value-type="float">
            <text:p>70823.5556527585</text:p>
          </table:table-cell>
          <table:table-cell office:value-type="float" office:value="71415.905652265" calcext:value-type="float">
            <text:p>71415.905652265</text:p>
          </table:table-cell>
          <table:table-cell office:value-type="float" office:value="72013.958942468" calcext:value-type="float">
            <text:p>72013.958942468</text:p>
          </table:table-cell>
          <table:table-cell office:value-type="float" office:value="72617.7699485212" calcext:value-type="float">
            <text:p>72617.7699485212</text:p>
          </table:table-cell>
          <table:table-cell office:value-type="float" office:value="73227.3936036173" calcext:value-type="float">
            <text:p>73227.3936036173</text:p>
          </table:table-cell>
          <table:table-cell office:value-type="float" office:value="73842.8853955363" calcext:value-type="float">
            <text:p>73842.8853955363</text:p>
          </table:table-cell>
          <table:table-cell office:value-type="float" office:value="74464.3012843981" calcext:value-type="float">
            <text:p>74464.3012843981</text:p>
          </table:table-cell>
          <table:table-cell office:value-type="float" office:value="75091.6977614823" calcext:value-type="float">
            <text:p>75091.6977614823</text:p>
          </table:table-cell>
          <table:table-cell office:value-type="float" office:value="75725.1318494253" calcext:value-type="float">
            <text:p>75725.1318494253</text:p>
          </table:table-cell>
          <table:table-cell office:value-type="float" office:value="76364.6611023604" calcext:value-type="float">
            <text:p>76364.6611023604</text:p>
          </table:table-cell>
          <table:table-cell office:value-type="float" office:value="77010.3436245004" calcext:value-type="float">
            <text:p>77010.3436245004</text:p>
          </table:table-cell>
          <table:table-cell office:value-type="float" office:value="77662.2380820992" calcext:value-type="float">
            <text:p>77662.2380820992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float" office:value="0.000138840813077656" calcext:value-type="float">
            <text:p>0.000138840813078</text:p>
          </table:table-cell>
          <table:table-cell office:value-type="float" office:value="0.000515739161231276" calcext:value-type="float">
            <text:p>0.000515739161231</text:p>
          </table:table-cell>
          <table:table-cell office:value-type="float" office:value="0.00108858477069152" calcext:value-type="float">
            <text:p>0.001088584770692</text:p>
          </table:table-cell>
          <table:table-cell office:value-type="float" office:value="0.00183275322055676" calcext:value-type="float">
            <text:p>0.001832753220557</text:p>
          </table:table-cell>
          <table:table-cell office:value-type="float" office:value="0.00273601351321799" calcext:value-type="float">
            <text:p>0.002736013513218</text:p>
          </table:table-cell>
          <table:table-cell office:value-type="float" office:value="0.00379511828603508" calcext:value-type="float">
            <text:p>0.003795118286035</text:p>
          </table:table-cell>
          <table:table-cell office:value-type="float" office:value="0.0050135472085287" calcext:value-type="float">
            <text:p>0.005013547208529</text:p>
          </table:table-cell>
          <table:table-cell office:value-type="float" office:value="0.00640004288269661" calcext:value-type="float">
            <text:p>0.006400042882697</text:p>
          </table:table-cell>
          <table:table-cell office:value-type="float" office:value="0.00796769561039032" calcext:value-type="float">
            <text:p>0.00796769561039</text:p>
          </table:table-cell>
          <table:table-cell office:value-type="float" office:value="0.00973341148475388" calcext:value-type="float">
            <text:p>0.009733411484754</text:p>
          </table:table-cell>
          <table:table-cell office:value-type="float" office:value="0.0117176527140093" calcext:value-type="float">
            <text:p>0.011717652714009</text:p>
          </table:table-cell>
          <table:table-cell office:value-type="float" office:value="0.0139443754099265" calcext:value-type="float">
            <text:p>0.013944375409927</text:p>
          </table:table-cell>
          <table:table-cell office:value-type="float" office:value="0.0164411156797749" calcext:value-type="float">
            <text:p>0.016441115679775</text:p>
          </table:table-cell>
          <table:table-cell office:value-type="float" office:value="0.0192391921197247" calcext:value-type="float">
            <text:p>0.019239192119725</text:p>
          </table:table-cell>
          <table:table-cell office:value-type="float" office:value="0.0223740048075461" calcext:value-type="float">
            <text:p>0.022374004807546</text:p>
          </table:table-cell>
          <table:table-cell office:value-type="float" office:value="0.0258854192635672" calcext:value-type="float">
            <text:p>0.025885419263567</text:p>
          </table:table-cell>
          <table:table-cell office:value-type="float" office:value="0.029818229947793" calcext:value-type="float">
            <text:p>0.029818229947793</text:p>
          </table:table-cell>
          <table:table-cell office:value-type="float" office:value="0.0342227020922408" calcext:value-type="float">
            <text:p>0.034222702092241</text:p>
          </table:table-cell>
          <table:table-cell office:value-type="float" office:value="0.0391551940395924" calcext:value-type="float">
            <text:p>0.039155194039592</text:p>
          </table:table-cell>
          <table:table-cell office:value-type="float" office:value="0.0446788646056851" calcext:value-type="float">
            <text:p>0.044678864605685</text:p>
          </table:table-cell>
          <table:table-cell office:value-type="float" office:value="0.0508644723428123" calcext:value-type="float">
            <text:p>0.050864472342812</text:p>
          </table:table-cell>
          <table:table-cell office:value-type="float" office:value="0.0577912757025801" calcext:value-type="float">
            <text:p>0.05779127570258</text:p>
          </table:table-cell>
          <table:table-cell office:value-type="float" office:value="0.0655480446946289" calcext:value-type="float">
            <text:p>0.065548044694629</text:p>
          </table:table-cell>
          <table:table-cell office:value-type="float" office:value="0.0742341944583288" calcext:value-type="float">
            <text:p>0.074234194458329</text:p>
          </table:table-cell>
          <table:table-cell office:value-type="float" office:value="0.0839610582993771" calcext:value-type="float">
            <text:p>0.083961058299377</text:p>
          </table:table-cell>
          <table:table-cell office:value-type="float" office:value="0.0948533135151962" calcext:value-type="float">
            <text:p>0.094853313515196</text:p>
          </table:table-cell>
          <table:table-cell office:value-type="float" office:value="0.107050577962699" calcext:value-type="float">
            <text:p>0.107050577962699</text:p>
          </table:table-cell>
          <table:table-cell office:value-type="float" office:value="0.120709196675148" calcext:value-type="float">
            <text:p>0.120709196675148</text:p>
          </table:table-cell>
          <table:table-cell office:value-type="float" office:value="0.136004252884441" calcext:value-type="float">
            <text:p>0.136004252884441</text:p>
          </table:table-cell>
          <table:table-cell office:value-type="float" office:value="0.153131804737282" calcext:value-type="float">
            <text:p>0.153131804737282</text:p>
          </table:table-cell>
          <table:table-cell office:value-type="float" office:value="0.172311400027011" calcext:value-type="float">
            <text:p>0.172311400027011</text:p>
          </table:table-cell>
          <table:table-cell office:value-type="float" office:value="0.19378889166935" calcext:value-type="float">
            <text:p>0.19378889166935</text:p>
          </table:table-cell>
          <table:table-cell office:value-type="float" office:value="0.217839588150354" calcext:value-type="float">
            <text:p>0.217839588150354</text:p>
          </table:table-cell>
          <table:table-cell office:value-type="float" office:value="0.244771782758709" calcext:value-type="float">
            <text:p>0.244771782758709</text:p>
          </table:table-cell>
          <table:table-cell office:value-type="float" office:value="0.274930704004277" calcext:value-type="float">
            <text:p>0.274930704004277</text:p>
          </table:table-cell>
          <table:table-cell office:value-type="float" office:value="0.308702944178929" calcext:value-type="float">
            <text:p>0.308702944178929</text:p>
          </table:table-cell>
          <table:table-cell office:value-type="float" office:value="0.346521412077387" calcext:value-type="float">
            <text:p>0.346521412077387</text:p>
          </table:table-cell>
          <table:table-cell office:value-type="float" office:value="0.388870882157696" calcext:value-type="float">
            <text:p>0.388870882157696</text:p>
          </table:table-cell>
          <table:table-cell office:value-type="float" office:value="0.436294209603127" calcext:value-type="float">
            <text:p>0.436294209603127</text:p>
          </table:table-cell>
          <table:table-cell office:value-type="float" office:value="0.489399288385187" calcext:value-type="float">
            <text:p>0.489399288385187</text:p>
          </table:table-cell>
          <table:table-cell office:value-type="float" office:value="0.548866843472569" calcext:value-type="float">
            <text:p>0.548866843472569</text:p>
          </table:table-cell>
          <table:table-cell office:value-type="float" office:value="0.615459156979671" calcext:value-type="float">
            <text:p>0.615459156979671</text:p>
          </table:table-cell>
          <table:table-cell office:value-type="float" office:value="0.690029839100619" calcext:value-type="float">
            <text:p>0.690029839100619</text:p>
          </table:table-cell>
          <table:table-cell office:value-type="float" office:value="0.773534768348906" calcext:value-type="float">
            <text:p>0.773534768348906</text:p>
          </table:table-cell>
          <table:table-cell office:value-type="float" office:value="0.86704434498922" calcext:value-type="float">
            <text:p>0.86704434498922</text:p>
          </table:table-cell>
          <table:table-cell office:value-type="float" office:value="0.97175721437735" calcext:value-type="float">
            <text:p>0.97175721437735</text:p>
          </table:table-cell>
          <table:table-cell office:value-type="float" office:value="1.08901562862106" calcext:value-type="float">
            <text:p>1.08901562862106</text:p>
          </table:table-cell>
          <table:table-cell office:value-type="float" office:value="1.22032264952075" calcext:value-type="float">
            <text:p>1.22032264952075</text:p>
          </table:table-cell>
          <table:table-cell office:value-type="float" office:value="1.36736141957624" calcext:value-type="float">
            <text:p>1.36736141957624</text:p>
          </table:table-cell>
          <table:table-cell office:value-type="float" office:value="1.53201673530821" calcext:value-type="float">
            <text:p>1.53201673530821</text:p>
          </table:table-cell>
          <table:table-cell office:value-type="float" office:value="1.71639920333008" calcext:value-type="float">
            <text:p>1.71639920333008</text:p>
          </table:table-cell>
          <table:table-cell office:value-type="float" office:value="1.92287229394848" calcext:value-type="float">
            <text:p>1.92287229394848</text:p>
          </table:table-cell>
          <table:table-cell office:value-type="float" office:value="2.15408264175398" calcext:value-type="float">
            <text:p>2.15408264175398</text:p>
          </table:table-cell>
          <table:table-cell office:value-type="float" office:value="2.41299396343609" calcext:value-type="float">
            <text:p>2.41299396343609</text:p>
          </table:table-cell>
          <table:table-cell office:value-type="float" office:value="2.70292504144029" calcext:value-type="float">
            <text:p>2.70292504144029</text:p>
          </table:table-cell>
          <table:table-cell office:value-type="float" office:value="3.02759227251557" calcext:value-type="float">
            <text:p>3.02759227251557</text:p>
          </table:table-cell>
          <table:table-cell office:value-type="float" office:value="3.39115729797063" calcext:value-type="float">
            <text:p>3.39115729797063</text:p>
          </table:table-cell>
          <table:table-cell office:value-type="float" office:value="3.798280337659" calcext:value-type="float">
            <text:p>3.798280337659</text:p>
          </table:table-cell>
          <table:table-cell office:value-type="float" office:value="4.25417992270016" calcext:value-type="float">
            <text:p>4.25417992270016</text:p>
          </table:table-cell>
          <table:table-cell office:value-type="float" office:value="4.76469979145288" calcext:value-type="float">
            <text:p>4.76469979145288</text:p>
          </table:table-cell>
          <table:table-cell office:value-type="float" office:value="5.33638377345063" calcext:value-type="float">
            <text:p>5.33638377345063</text:p>
          </table:table-cell>
          <table:table-cell office:value-type="float" office:value="5.97655964963631" calcext:value-type="float">
            <text:p>5.97655964963631</text:p>
          </table:table-cell>
          <table:table-cell office:value-type="float" office:value="6.69343309083979" calcext:value-type="float">
            <text:p>6.69343309083979</text:p>
          </table:table-cell>
          <table:table-cell office:value-type="float" office:value="7.49619280732472" calcext:value-type="float">
            <text:p>7.49619280732472</text:p>
          </table:table-cell>
          <table:table-cell office:value-type="float" office:value="8.39512829281377" calcext:value-type="float">
            <text:p>8.39512829281377</text:p>
          </table:table-cell>
          <table:table-cell office:value-type="float" office:value="9.40176169639072" calcext:value-type="float">
            <text:p>9.40176169639072</text:p>
          </table:table-cell>
          <table:table-cell office:value-type="float" office:value="10.5289954953445" calcext:value-type="float">
            <text:p>10.5289954953445</text:p>
          </table:table-cell>
          <table:table-cell office:value-type="float" office:value="11.7912778023529" calcext:value-type="float">
            <text:p>11.7912778023529</text:p>
          </table:table-cell>
          <table:table-cell office:value-type="float" office:value="13.2047874838139" calcext:value-type="float">
            <text:p>13.2047874838139</text:p>
          </table:table-cell>
          <table:table-cell office:value-type="float" office:value="14.7876415194081" calcext:value-type="float">
            <text:p>14.7876415194081</text:p>
          </table:table-cell>
          <table:table-cell office:value-type="float" office:value="16.560127093024" calcext:value-type="float">
            <text:p>16.560127093024</text:p>
          </table:table-cell>
          <table:table-cell office:value-type="float" office:value="18.5449614778578" calcext:value-type="float">
            <text:p>18.5449614778578</text:p>
          </table:table-cell>
          <table:table-cell office:value-type="float" office:value="20.7675830932291" calcext:value-type="float">
            <text:p>20.7675830932291</text:p>
          </table:table-cell>
          <table:table-cell office:value-type="float" office:value="23.2564773688636" calcext:value-type="float">
            <text:p>23.2564773688636</text:p>
          </table:table-cell>
          <table:table-cell office:value-type="float" office:value="26.0435412300792" calcext:value-type="float">
            <text:p>26.0435412300792</text:p>
          </table:table-cell>
          <table:table-cell office:value-type="float" office:value="29.1644903471602" calcext:value-type="float">
            <text:p>29.1644903471602</text:p>
          </table:table-cell>
          <table:table-cell office:value-type="float" office:value="32.6593063845818" calcext:value-type="float">
            <text:p>32.6593063845818</text:p>
          </table:table-cell>
          <table:table-cell office:value-type="float" office:value="36.572683322752" calcext:value-type="float">
            <text:p>36.572683322752</text:p>
          </table:table-cell>
          <table:table-cell office:value-type="float" office:value="40.9541708065245" calcext:value-type="float">
            <text:p>40.9541708065245</text:p>
          </table:table-cell>
          <table:table-cell office:value-type="float" office:value="45.8560901305457" calcext:value-type="float">
            <text:p>45.8560901305457</text:p>
          </table:table-cell>
          <table:table-cell office:value-type="float" office:value="51.3193958246366" calcext:value-type="float">
            <text:p>51.3193958246366</text:p>
          </table:table-cell>
          <table:table-cell office:value-type="float" office:value="57.3275196708742" calcext:value-type="float">
            <text:p>57.3275196708742</text:p>
          </table:table-cell>
          <table:table-cell office:value-type="float" office:value="63.7735116586575" calcext:value-type="float">
            <text:p>63.7735116586575</text:p>
          </table:table-cell>
          <table:table-cell office:value-type="float" office:value="70.5148640500576" calcext:value-type="float">
            <text:p>70.5148640500576</text:p>
          </table:table-cell>
          <table:table-cell office:value-type="float" office:value="77.4249762116991" calcext:value-type="float">
            <text:p>77.4249762116991</text:p>
          </table:table-cell>
          <table:table-cell office:value-type="float" office:value="84.4029894600363" calcext:value-type="float">
            <text:p>84.4029894600363</text:p>
          </table:table-cell>
          <table:table-cell office:value-type="float" office:value="91.3708943259419" calcext:value-type="float">
            <text:p>91.3708943259419</text:p>
          </table:table-cell>
          <table:table-cell office:value-type="float" office:value="98.2692054030825" calcext:value-type="float">
            <text:p>98.2692054030825</text:p>
          </table:table-cell>
          <table:table-cell office:value-type="float" office:value="105.053162656576" calcext:value-type="float">
            <text:p>105.053162656576</text:p>
          </table:table-cell>
          <table:table-cell office:value-type="float" office:value="111.689645384791" calcext:value-type="float">
            <text:p>111.689645384791</text:p>
          </table:table-cell>
          <table:table-cell office:value-type="float" office:value="118.154705362746" calcext:value-type="float">
            <text:p>118.154705362746</text:p>
          </table:table-cell>
          <table:table-cell office:value-type="float" office:value="124.431602420715" calcext:value-type="float">
            <text:p>124.431602420715</text:p>
          </table:table-cell>
          <table:table-cell office:value-type="float" office:value="130.509242054165" calcext:value-type="float">
            <text:p>130.509242054165</text:p>
          </table:table-cell>
          <table:table-cell office:value-type="float" office:value="136.380933736483" calcext:value-type="float">
            <text:p>136.380933736483</text:p>
          </table:table-cell>
          <table:table-cell office:value-type="float" office:value="142.043404853136" calcext:value-type="float">
            <text:p>142.043404853136</text:p>
          </table:table-cell>
          <table:table-cell office:value-type="float" office:value="147.496018393888" calcext:value-type="float">
            <text:p>147.496018393888</text:p>
          </table:table-cell>
          <table:table-cell office:value-type="float" office:value="152.74015291883" calcext:value-type="float">
            <text:p>152.74015291883</text:p>
          </table:table-cell>
          <table:table-cell office:value-type="float" office:value="157.778711837076" calcext:value-type="float">
            <text:p>157.778711837076</text:p>
          </table:table-cell>
          <table:table-cell office:value-type="float" office:value="162.615735586708" calcext:value-type="float">
            <text:p>162.615735586708</text:p>
          </table:table-cell>
          <table:table-cell office:value-type="float" office:value="167.256095854521" calcext:value-type="float">
            <text:p>167.256095854521</text:p>
          </table:table-cell>
          <table:table-cell office:value-type="float" office:value="171.705254939154" calcext:value-type="float">
            <text:p>171.705254939154</text:p>
          </table:table-cell>
          <table:table-cell office:value-type="float" office:value="175.969077029442" calcext:value-type="float">
            <text:p>175.969077029442</text:p>
          </table:table-cell>
          <table:table-cell office:value-type="float" office:value="180.053680686786" calcext:value-type="float">
            <text:p>180.053680686786</text:p>
          </table:table-cell>
          <table:table-cell office:value-type="float" office:value="183.965324116446" calcext:value-type="float">
            <text:p>183.965324116446</text:p>
          </table:table-cell>
          <table:table-cell office:value-type="float" office:value="187.710316402012" calcext:value-type="float">
            <text:p>187.710316402012</text:p>
          </table:table-cell>
          <table:table-cell office:value-type="float" office:value="191.294949401765" calcext:value-type="float">
            <text:p>191.294949401765</text:p>
          </table:table-cell>
          <table:table-cell office:value-type="float" office:value="194.725445925919" calcext:value-type="float">
            <text:p>194.725445925919</text:p>
          </table:table-cell>
          <table:table-cell office:value-type="float" office:value="198.007920851592" calcext:value-type="float">
            <text:p>198.007920851592</text:p>
          </table:table-cell>
          <table:table-cell office:value-type="float" office:value="201.148352423282" calcext:value-type="float">
            <text:p>201.148352423282</text:p>
          </table:table-cell>
          <table:table-cell office:value-type="float" office:value="204.152561575687" calcext:value-type="float">
            <text:p>204.152561575687</text:p>
          </table:table-cell>
          <table:table-cell office:value-type="float" office:value="207.026197570482" calcext:value-type="float">
            <text:p>207.026197570482</text:p>
          </table:table-cell>
          <table:table-cell office:value-type="float" office:value="209.774728560434" calcext:value-type="float">
            <text:p>209.774728560434</text:p>
          </table:table-cell>
          <table:table-cell office:value-type="float" office:value="212.40343600828" calcext:value-type="float">
            <text:p>212.40343600828</text:p>
          </table:table-cell>
          <table:table-cell office:value-type="float" office:value="214.917412084673" calcext:value-type="float">
            <text:p>214.917412084673</text:p>
          </table:table-cell>
          <table:table-cell office:value-type="float" office:value="217.321559368439" calcext:value-type="float">
            <text:p>217.321559368439</text:p>
          </table:table-cell>
          <table:table-cell office:value-type="float" office:value="219.620592300457" calcext:value-type="float">
            <text:p>219.620592300457</text:p>
          </table:table-cell>
          <table:table-cell office:value-type="float" office:value="221.819039964475" calcext:value-type="float">
            <text:p>221.819039964475</text:p>
          </table:table-cell>
          <table:table-cell office:value-type="float" office:value="223.921249854569" calcext:value-type="float">
            <text:p>223.921249854569</text:p>
          </table:table-cell>
          <table:table-cell office:value-type="float" office:value="225.931392360885" calcext:value-type="float">
            <text:p>225.931392360885</text:p>
          </table:table-cell>
          <table:table-cell office:value-type="float" office:value="227.85346576435" calcext:value-type="float">
            <text:p>227.85346576435</text:p>
          </table:table-cell>
          <table:table-cell office:value-type="float" office:value="229.691301574901" calcext:value-type="float">
            <text:p>229.691301574901</text:p>
          </table:table-cell>
          <table:table-cell office:value-type="float" office:value="231.448570080758" calcext:value-type="float">
            <text:p>231.448570080758</text:p>
          </table:table-cell>
          <table:table-cell office:value-type="float" office:value="233.128786018651" calcext:value-type="float">
            <text:p>233.128786018651</text:p>
          </table:table-cell>
          <table:table-cell office:value-type="float" office:value="234.735314276913" calcext:value-type="float">
            <text:p>234.735314276913</text:p>
          </table:table-cell>
          <table:table-cell office:value-type="float" office:value="236.271375572118" calcext:value-type="float">
            <text:p>236.271375572118</text:p>
          </table:table-cell>
          <table:table-cell office:value-type="float" office:value="237.740052063844" calcext:value-type="float">
            <text:p>237.740052063844</text:p>
          </table:table-cell>
          <table:table-cell office:value-type="float" office:value="239.144292866274" calcext:value-type="float">
            <text:p>239.144292866274</text:p>
          </table:table-cell>
          <table:table-cell office:value-type="float" office:value="240.48691943223" calcext:value-type="float">
            <text:p>240.48691943223</text:p>
          </table:table-cell>
          <table:table-cell office:value-type="float" office:value="241.770630794557" calcext:value-type="float">
            <text:p>241.770630794557</text:p>
          </table:table-cell>
          <table:table-cell office:value-type="float" office:value="242.998008649522" calcext:value-type="float">
            <text:p>242.998008649522</text:p>
          </table:table-cell>
          <table:table-cell office:value-type="float" office:value="244.171522276214" calcext:value-type="float">
            <text:p>244.171522276214</text:p>
          </table:table-cell>
          <table:table-cell office:value-type="float" office:value="245.293533287465" calcext:value-type="float">
            <text:p>245.293533287465</text:p>
          </table:table-cell>
          <table:table-cell office:value-type="float" office:value="246.366300208725" calcext:value-type="float">
            <text:p>246.366300208725</text:p>
          </table:table-cell>
          <table:table-cell office:value-type="float" office:value="247.391982885959" calcext:value-type="float">
            <text:p>247.391982885959</text:p>
          </table:table-cell>
          <table:table-cell office:value-type="float" office:value="248.372646722649" calcext:value-type="float">
            <text:p>248.372646722649</text:p>
          </table:table-cell>
          <table:table-cell office:value-type="float" office:value="249.310266753269" calcext:value-type="float">
            <text:p>249.310266753269</text:p>
          </table:table-cell>
          <table:table-cell office:value-type="float" office:value="250.206731545713" calcext:value-type="float">
            <text:p>250.206731545713</text:p>
          </table:table-cell>
          <table:table-cell office:value-type="float" office:value="251.063846956758" calcext:value-type="float">
            <text:p>251.063846956758</text:p>
          </table:table-cell>
          <table:table-cell office:value-type="float" office:value="251.88333972008" calcext:value-type="float">
            <text:p>251.88333972008</text:p>
          </table:table-cell>
          <table:table-cell office:value-type="float" office:value="252.666860892266" calcext:value-type="float">
            <text:p>252.666860892266</text:p>
          </table:table-cell>
          <table:table-cell office:value-type="float" office:value="253.41598916132" calcext:value-type="float">
            <text:p>253.41598916132</text:p>
          </table:table-cell>
          <table:table-cell office:value-type="float" office:value="254.132233997091" calcext:value-type="float">
            <text:p>254.132233997091</text:p>
          </table:table-cell>
          <table:table-cell office:value-type="float" office:value="254.817038910301" calcext:value-type="float">
            <text:p>254.817038910301</text:p>
          </table:table-cell>
          <table:table-cell office:value-type="float" office:value="255.471786240929" calcext:value-type="float">
            <text:p>255.471786240929</text:p>
          </table:table-cell>
          <table:table-cell office:value-type="float" office:value="256.09781729809" calcext:value-type="float">
            <text:p>256.09781729809</text:p>
          </table:table-cell>
          <table:table-cell office:value-type="float" office:value="256.6965921128" calcext:value-type="float">
            <text:p>256.6965921128</text:p>
          </table:table-cell>
          <table:table-cell office:value-type="float" office:value="257.270833628609" calcext:value-type="float">
            <text:p>257.270833628609</text:p>
          </table:table-cell>
          <table:table-cell office:value-type="float" office:value="257.825961467525" calcext:value-type="float">
            <text:p>257.825961467525</text:p>
          </table:table-cell>
          <table:table-cell office:value-type="float" office:value="258.367631570851" calcext:value-type="float">
            <text:p>258.367631570851</text:p>
          </table:table-cell>
          <table:table-cell office:value-type="float" office:value="258.900308593362" calcext:value-type="float">
            <text:p>258.900308593362</text:p>
          </table:table-cell>
          <table:table-cell office:value-type="float" office:value="259.427391416752" calcext:value-type="float">
            <text:p>259.427391416752</text:p>
          </table:table-cell>
          <table:table-cell office:value-type="float" office:value="259.951460249295" calcext:value-type="float">
            <text:p>259.951460249295</text:p>
          </table:table-cell>
          <table:table-cell office:value-type="float" office:value="260.474475750705" calcext:value-type="float">
            <text:p>260.474475750705</text:p>
          </table:table-cell>
          <table:table-cell office:value-type="float" office:value="260.997930643079" calcext:value-type="float">
            <text:p>260.997930643079</text:p>
          </table:table-cell>
          <table:table-cell office:value-type="float" office:value="261.522964324498" calcext:value-type="float">
            <text:p>261.522964324498</text:p>
          </table:table-cell>
          <table:table-cell office:value-type="float" office:value="262.050449425994" calcext:value-type="float">
            <text:p>262.050449425994</text:p>
          </table:table-cell>
          <table:table-cell office:value-type="float" office:value="262.581057255806" calcext:value-type="float">
            <text:p>262.581057255806</text:p>
          </table:table-cell>
          <table:table-cell office:value-type="float" office:value="263.115307169585" calcext:value-type="float">
            <text:p>263.115307169585</text:p>
          </table:table-cell>
          <table:table-cell office:value-type="float" office:value="263.653603872425" calcext:value-type="float">
            <text:p>263.653603872425</text:p>
          </table:table-cell>
          <table:table-cell office:value-type="float" office:value="264.196265605958" calcext:value-type="float">
            <text:p>264.196265605958</text:p>
          </table:table-cell>
          <table:table-cell office:value-type="float" office:value="264.743545429222" calcext:value-type="float">
            <text:p>264.743545429222</text:p>
          </table:table-cell>
          <table:table-cell office:value-type="float" office:value="265.295647291534" calcext:value-type="float">
            <text:p>265.295647291534</text:p>
          </table:table-cell>
          <table:table-cell office:value-type="float" office:value="265.852738179153" calcext:value-type="float">
            <text:p>265.852738179153</text:p>
          </table:table-cell>
          <table:table-cell office:value-type="float" office:value="266.414957281541" calcext:value-type="float">
            <text:p>266.414957281541</text:p>
          </table:table-cell>
          <table:table-cell office:value-type="float" office:value="266.982422924596" calcext:value-type="float">
            <text:p>266.982422924596</text:p>
          </table:table-cell>
          <table:table-cell office:value-type="float" office:value="267.555237805164" calcext:value-type="float">
            <text:p>267.555237805164</text:p>
          </table:table-cell>
          <table:table-cell office:value-type="float" office:value="268.133492942725" calcext:value-type="float">
            <text:p>268.133492942725</text:p>
          </table:table-cell>
          <table:table-cell office:value-type="float" office:value="268.717270669019" calcext:value-type="float">
            <text:p>268.717270669019</text:p>
          </table:table-cell>
          <table:table-cell office:value-type="float" office:value="269.306646885876" calcext:value-type="float">
            <text:p>269.306646885876</text:p>
          </table:table-cell>
          <table:table-cell office:value-type="float" office:value="269.901692770376" calcext:value-type="float">
            <text:p>269.901692770376</text:p>
          </table:table-cell>
          <table:table-cell office:value-type="float" office:value="270.502476068253" calcext:value-type="float">
            <text:p>270.502476068253</text:p>
          </table:table-cell>
          <table:table-cell office:value-type="float" office:value="271.109062067061" calcext:value-type="float">
            <text:p>271.109062067061</text:p>
          </table:table-cell>
          <table:table-cell office:value-type="float" office:value="271.721514335223" calcext:value-type="float">
            <text:p>271.721514335223</text:p>
          </table:table-cell>
          <table:table-cell office:value-type="float" office:value="272.339895281341" calcext:value-type="float">
            <text:p>272.339895281341</text:p>
          </table:table-cell>
          <table:table-cell office:value-type="float" office:value="272.964266577455" calcext:value-type="float">
            <text:p>272.964266577455</text:p>
          </table:table-cell>
          <table:table-cell office:value-type="float" office:value="273.594689479071" calcext:value-type="float">
            <text:p>273.594689479071</text:p>
          </table:table-cell>
          <table:table-cell office:value-type="float" office:value="274.231225071517" calcext:value-type="float">
            <text:p>274.231225071517</text:p>
          </table:table-cell>
          <table:table-cell office:value-type="float" office:value="274.873934455226" calcext:value-type="float">
            <text:p>274.873934455226</text:p>
          </table:table-cell>
          <table:table-cell office:value-type="float" office:value="275.522878884725" calcext:value-type="float">
            <text:p>275.522878884725</text:p>
          </table:table-cell>
          <table:table-cell office:value-type="float" office:value="276.178119878884" calcext:value-type="float">
            <text:p>276.178119878884</text:p>
          </table:table-cell>
          <table:table-cell office:value-type="float" office:value="276.839719304146" calcext:value-type="float">
            <text:p>276.839719304146</text:p>
          </table:table-cell>
          <table:table-cell office:value-type="float" office:value="277.507739438973" calcext:value-type="float">
            <text:p>277.507739438973</text:p>
          </table:table-cell>
          <table:table-cell office:value-type="float" office:value="278.182243023894" calcext:value-type="float">
            <text:p>278.182243023894</text:p>
          </table:table-cell>
          <table:table-cell office:value-type="float" office:value="278.863293299219" calcext:value-type="float">
            <text:p>278.863293299219</text:p>
          </table:table-cell>
          <table:table-cell office:value-type="float" office:value="279.55095403775" calcext:value-type="float">
            <text:p>279.55095403775</text:p>
          </table:table-cell>
          <table:table-cell office:value-type="float" office:value="280.245289569735" calcext:value-type="float">
            <text:p>280.245289569735</text:p>
          </table:table-cell>
          <table:table-cell office:value-type="float" office:value="280.946364802595" calcext:value-type="float">
            <text:p>280.946364802595</text:p>
          </table:table-cell>
          <table:table-cell office:value-type="float" office:value="281.654245237623" calcext:value-type="float">
            <text:p>281.654245237623</text:p>
          </table:table-cell>
          <table:table-cell office:value-type="float" office:value="282.368996985506" calcext:value-type="float">
            <text:p>282.368996985506</text:p>
          </table:table-cell>
          <table:table-cell office:value-type="float" office:value="283.090686778048" calcext:value-type="float">
            <text:p>283.090686778048</text:p>
          </table:table-cell>
          <table:table-cell office:value-type="float" office:value="283.819381978935" calcext:value-type="float">
            <text:p>283.819381978935</text:p>
          </table:table-cell>
          <table:table-cell office:value-type="float" office:value="284.555150589848" calcext:value-type="float">
            <text:p>284.555150589848</text:p>
          </table:table-cell>
          <table:table-cell office:value-type="float" office:value="285.298061267026" calcext:value-type="float">
            <text:p>285.298061267026</text:p>
          </table:table-cell>
          <table:table-cell office:value-type="float" office:value="286.048183325366" calcext:value-type="float">
            <text:p>286.048183325366</text:p>
          </table:table-cell>
          <table:table-cell office:value-type="float" office:value="286.805586726019" calcext:value-type="float">
            <text:p>286.805586726019</text:p>
          </table:table-cell>
          <table:table-cell office:value-type="float" office:value="287.570342184226" calcext:value-type="float">
            <text:p>287.570342184226</text:p>
          </table:table-cell>
          <table:table-cell office:value-type="float" office:value="288.342521089694" calcext:value-type="float">
            <text:p>288.342521089694</text:p>
          </table:table-cell>
          <table:table-cell office:value-type="float" office:value="289.122195365152" calcext:value-type="float">
            <text:p>289.122195365152</text:p>
          </table:table-cell>
          <table:table-cell office:value-type="float" office:value="289.909437863259" calcext:value-type="float">
            <text:p>289.909437863259</text:p>
          </table:table-cell>
          <table:table-cell office:value-type="float" office:value="290.704321794065" calcext:value-type="float">
            <text:p>290.704321794065</text:p>
          </table:table-cell>
          <table:table-cell office:value-type="float" office:value="291.50692151335" calcext:value-type="float">
            <text:p>291.50692151335</text:p>
          </table:table-cell>
          <table:table-cell office:value-type="float" office:value="292.317311684679" calcext:value-type="float">
            <text:p>292.317311684679</text:p>
          </table:table-cell>
          <table:table-cell office:value-type="float" office:value="293.135567983971" calcext:value-type="float">
            <text:p>293.135567983971</text:p>
          </table:table-cell>
          <table:table-cell office:value-type="float" office:value="293.961766556321" calcext:value-type="float">
            <text:p>293.961766556321</text:p>
          </table:table-cell>
          <table:table-cell office:value-type="float" office:value="294.795984538877" calcext:value-type="float">
            <text:p>294.795984538877</text:p>
          </table:table-cell>
          <table:table-cell office:value-type="float" office:value="295.638299751347" calcext:value-type="float">
            <text:p>295.638299751347</text:p>
          </table:table-cell>
          <table:table-cell office:value-type="float" office:value="296.488790782336" calcext:value-type="float">
            <text:p>296.488790782336</text:p>
          </table:table-cell>
          <table:table-cell office:value-type="float" office:value="297.347536831261" calcext:value-type="float">
            <text:p>297.347536831261</text:p>
          </table:table-cell>
          <table:table-cell office:value-type="float" office:value="298.214618144035" calcext:value-type="float">
            <text:p>298.214618144035</text:p>
          </table:table-cell>
          <table:table-cell office:value-type="float" office:value="299.090115673844" calcext:value-type="float">
            <text:p>299.090115673844</text:p>
          </table:table-cell>
          <table:table-cell office:value-type="float" office:value="299.97411093407" calcext:value-type="float">
            <text:p>299.97411093407</text:p>
          </table:table-cell>
          <table:table-cell office:value-type="float" office:value="300.866686337176" calcext:value-type="float">
            <text:p>300.866686337176</text:p>
          </table:table-cell>
          <table:table-cell office:value-type="float" office:value="301.767925104192" calcext:value-type="float">
            <text:p>301.767925104192</text:p>
          </table:table-cell>
          <table:table-cell office:value-type="float" office:value="302.677911299667" calcext:value-type="float">
            <text:p>302.677911299667</text:p>
          </table:table-cell>
          <table:table-cell office:value-type="float" office:value="303.596729756784" calcext:value-type="float">
            <text:p>303.596729756784</text:p>
          </table:table-cell>
          <table:table-cell office:value-type="float" office:value="304.524466136294" calcext:value-type="float">
            <text:p>304.524466136294</text:p>
          </table:table-cell>
          <table:table-cell office:value-type="float" office:value="305.461206970762" calcext:value-type="float">
            <text:p>305.461206970762</text:p>
          </table:table-cell>
          <table:table-cell office:value-type="float" office:value="306.407039583697" calcext:value-type="float">
            <text:p>306.407039583697</text:p>
          </table:table-cell>
          <table:table-cell office:value-type="float" office:value="307.362052157953" calcext:value-type="float">
            <text:p>307.362052157953</text:p>
          </table:table-cell>
          <table:table-cell office:value-type="float" office:value="308.326333787933" calcext:value-type="float">
            <text:p>308.326333787933</text:p>
          </table:table-cell>
          <table:table-cell office:value-type="float" office:value="309.299974359253" calcext:value-type="float">
            <text:p>309.299974359253</text:p>
          </table:table-cell>
          <table:table-cell office:value-type="float" office:value="310.283064594064" calcext:value-type="float">
            <text:p>310.283064594064</text:p>
          </table:table-cell>
          <table:table-cell office:value-type="float" office:value="311.275696115543" calcext:value-type="float">
            <text:p>311.275696115543</text:p>
          </table:table-cell>
          <table:table-cell office:value-type="float" office:value="312.277961562138" calcext:value-type="float">
            <text:p>312.277961562138</text:p>
          </table:table-cell>
          <table:table-cell office:value-type="float" office:value="313.289954361571" calcext:value-type="float">
            <text:p>313.289954361571</text:p>
          </table:table-cell>
          <table:table-cell office:value-type="float" office:value="314.311768808847" calcext:value-type="float">
            <text:p>314.311768808847</text:p>
          </table:table-cell>
          <table:table-cell office:value-type="float" office:value="315.343500123896" calcext:value-type="float">
            <text:p>315.343500123896</text:p>
          </table:table-cell>
          <table:table-cell office:value-type="float" office:value="316.38524458284" calcext:value-type="float">
            <text:p>316.38524458284</text:p>
          </table:table-cell>
          <table:table-cell office:value-type="float" office:value="317.437099289533" calcext:value-type="float">
            <text:p>317.437099289533</text:p>
          </table:table-cell>
          <table:table-cell office:value-type="float" office:value="318.499162246662" calcext:value-type="float">
            <text:p>318.499162246662</text:p>
          </table:table-cell>
          <table:table-cell office:value-type="float" office:value="319.571532409044" calcext:value-type="float">
            <text:p>319.571532409044</text:p>
          </table:table-cell>
          <table:table-cell office:value-type="float" office:value="320.65430983639" calcext:value-type="float">
            <text:p>320.65430983639</text:p>
          </table:table-cell>
          <table:table-cell office:value-type="float" office:value="321.747595453871" calcext:value-type="float">
            <text:p>321.747595453871</text:p>
          </table:table-cell>
          <table:table-cell office:value-type="float" office:value="322.851491117522" calcext:value-type="float">
            <text:p>322.851491117522</text:p>
          </table:table-cell>
          <table:table-cell office:value-type="float" office:value="323.966099664733" calcext:value-type="float">
            <text:p>323.966099664733</text:p>
          </table:table-cell>
          <table:table-cell office:value-type="float" office:value="325.091525086924" calcext:value-type="float">
            <text:p>325.091525086924</text:p>
          </table:table-cell>
          <table:table-cell office:value-type="float" office:value="326.227872282724" calcext:value-type="float">
            <text:p>326.227872282724</text:p>
          </table:table-cell>
          <table:table-cell office:value-type="float" office:value="327.375247114515" calcext:value-type="float">
            <text:p>327.375247114515</text:p>
          </table:table-cell>
          <table:table-cell office:value-type="float" office:value="328.53375644919" calcext:value-type="float">
            <text:p>328.53375644919</text:p>
          </table:table-cell>
          <table:table-cell office:value-type="float" office:value="329.703508318937" calcext:value-type="float">
            <text:p>329.703508318937</text:p>
          </table:table-cell>
          <table:table-cell office:value-type="float" office:value="330.88461176195" calcext:value-type="float">
            <text:p>330.88461176195</text:p>
          </table:table-cell>
          <table:table-cell office:value-type="float" office:value="332.077176847211" calcext:value-type="float">
            <text:p>332.077176847211</text:p>
          </table:table-cell>
          <table:table-cell office:value-type="float" office:value="333.281314729441" calcext:value-type="float">
            <text:p>333.281314729441</text:p>
          </table:table-cell>
          <table:table-cell office:value-type="float" office:value="334.497137602802" calcext:value-type="float">
            <text:p>334.497137602802</text:p>
          </table:table-cell>
          <table:table-cell office:value-type="float" office:value="335.724758742485" calcext:value-type="float">
            <text:p>335.724758742485</text:p>
          </table:table-cell>
          <table:table-cell office:value-type="float" office:value="336.964292581871" calcext:value-type="float">
            <text:p>336.964292581871</text:p>
          </table:table-cell>
          <table:table-cell office:value-type="float" office:value="338.215854605843" calcext:value-type="float">
            <text:p>338.215854605843</text:p>
          </table:table-cell>
          <table:table-cell office:value-type="float" office:value="339.479561423103" calcext:value-type="float">
            <text:p>339.479561423103</text:p>
          </table:table-cell>
          <table:table-cell office:value-type="float" office:value="340.755530818791" calcext:value-type="float">
            <text:p>340.755530818791</text:p>
          </table:table-cell>
          <table:table-cell office:value-type="float" office:value="342.043881660889" calcext:value-type="float">
            <text:p>342.043881660889</text:p>
          </table:table-cell>
          <table:table-cell office:value-type="float" office:value="343.344733365668" calcext:value-type="float">
            <text:p>343.344733365668</text:p>
          </table:table-cell>
          <table:table-cell office:value-type="float" office:value="344.658208996626" calcext:value-type="float">
            <text:p>344.658208996626</text:p>
          </table:table-cell>
          <table:table-cell office:value-type="float" office:value="345.984429129731" calcext:value-type="float">
            <text:p>345.984429129731</text:p>
          </table:table-cell>
          <table:table-cell office:value-type="float" office:value="347.323517938067" calcext:value-type="float">
            <text:p>347.323517938067</text:p>
          </table:table-cell>
          <table:table-cell office:value-type="float" office:value="348.675600137648" calcext:value-type="float">
            <text:p>348.675600137648</text:p>
          </table:table-cell>
          <table:table-cell office:value-type="float" office:value="350.040801695846" calcext:value-type="float">
            <text:p>350.040801695846</text:p>
          </table:table-cell>
          <table:table-cell office:value-type="float" office:value="351.419249970208" calcext:value-type="float">
            <text:p>351.419249970208</text:p>
          </table:table-cell>
          <table:table-cell office:value-type="float" office:value="352.811072895067" calcext:value-type="float">
            <text:p>352.811072895067</text:p>
          </table:table-cell>
          <table:table-cell office:value-type="float" office:value="354.216400513957" calcext:value-type="float">
            <text:p>354.216400513957</text:p>
          </table:table-cell>
          <table:table-cell office:value-type="float" office:value="355.635363677051" calcext:value-type="float">
            <text:p>355.635363677051</text:p>
          </table:table-cell>
          <table:table-cell office:value-type="float" office:value="357.068094419705" calcext:value-type="float">
            <text:p>357.068094419705</text:p>
          </table:table-cell>
          <table:table-cell office:value-type="float" office:value="358.514726231053" calcext:value-type="float">
            <text:p>358.514726231053</text:p>
          </table:table-cell>
          <table:table-cell office:value-type="float" office:value="359.975393735255" calcext:value-type="float">
            <text:p>359.975393735255</text:p>
          </table:table-cell>
          <table:table-cell office:value-type="float" office:value="361.450233151305" calcext:value-type="float">
            <text:p>361.450233151305</text:p>
          </table:table-cell>
          <table:table-cell office:value-type="float" office:value="362.939382105489" calcext:value-type="float">
            <text:p>362.939382105489</text:p>
          </table:table-cell>
          <table:table-cell office:value-type="float" office:value="364.442979131237" calcext:value-type="float">
            <text:p>364.442979131237</text:p>
          </table:table-cell>
          <table:table-cell office:value-type="float" office:value="365.961164205269" calcext:value-type="float">
            <text:p>365.961164205269</text:p>
          </table:table-cell>
          <table:table-cell office:value-type="float" office:value="367.494078677952" calcext:value-type="float">
            <text:p>367.494078677952</text:p>
          </table:table-cell>
          <table:table-cell office:value-type="float" office:value="369.04186535509" calcext:value-type="float">
            <text:p>369.04186535509</text:p>
          </table:table-cell>
          <table:table-cell office:value-type="float" office:value="370.604668372717" calcext:value-type="float">
            <text:p>370.604668372717</text:p>
          </table:table-cell>
          <table:table-cell office:value-type="float" office:value="372.182633218967" calcext:value-type="float">
            <text:p>372.182633218967</text:p>
          </table:table-cell>
          <table:table-cell office:value-type="float" office:value="373.775906879629" calcext:value-type="float">
            <text:p>373.775906879629</text:p>
          </table:table-cell>
          <table:table-cell office:value-type="float" office:value="375.384637720456" calcext:value-type="float">
            <text:p>375.384637720456</text:p>
          </table:table-cell>
          <table:table-cell office:value-type="float" office:value="377.00897549653" calcext:value-type="float">
            <text:p>377.00897549653</text:p>
          </table:table-cell>
          <table:table-cell office:value-type="float" office:value="378.649071561988" calcext:value-type="float">
            <text:p>378.649071561988</text:p>
          </table:table-cell>
          <table:table-cell office:value-type="float" office:value="380.305078658907" calcext:value-type="float">
            <text:p>380.305078658907</text:p>
          </table:table-cell>
          <table:table-cell office:value-type="float" office:value="381.97715091167" calcext:value-type="float">
            <text:p>381.97715091167</text:p>
          </table:table-cell>
          <table:table-cell office:value-type="float" office:value="383.665443869921" calcext:value-type="float">
            <text:p>383.665443869921</text:p>
          </table:table-cell>
          <table:table-cell office:value-type="float" office:value="385.370114620663" calcext:value-type="float">
            <text:p>385.370114620663</text:p>
          </table:table-cell>
          <table:table-cell office:value-type="float" office:value="387.091322126382" calcext:value-type="float">
            <text:p>387.091322126382</text:p>
          </table:table-cell>
          <table:table-cell office:value-type="float" office:value="388.829226629407" calcext:value-type="float">
            <text:p>388.829226629407</text:p>
          </table:table-cell>
          <table:table-cell office:value-type="float" office:value="390.583989833708" calcext:value-type="float">
            <text:p>390.583989833708</text:p>
          </table:table-cell>
          <table:table-cell office:value-type="float" office:value="392.355774934884" calcext:value-type="float">
            <text:p>392.355774934884</text:p>
          </table:table-cell>
          <table:table-cell office:value-type="float" office:value="394.144746888783" calcext:value-type="float">
            <text:p>394.144746888783</text:p>
          </table:table-cell>
          <table:table-cell office:value-type="float" office:value="395.951072444339" calcext:value-type="float">
            <text:p>395.951072444339</text:p>
          </table:table-cell>
          <table:table-cell office:value-type="float" office:value="397.774919692135" calcext:value-type="float">
            <text:p>397.774919692135</text:p>
          </table:table-cell>
          <table:table-cell office:value-type="float" office:value="399.616458281829" calcext:value-type="float">
            <text:p>399.616458281829</text:p>
          </table:table-cell>
          <table:table-cell office:value-type="float" office:value="401.47585943976" calcext:value-type="float">
            <text:p>401.47585943976</text:p>
          </table:table-cell>
          <table:table-cell office:value-type="float" office:value="403.353296409658" calcext:value-type="float">
            <text:p>403.353296409658</text:p>
          </table:table-cell>
          <table:table-cell office:value-type="float" office:value="405.248944038063" calcext:value-type="float">
            <text:p>405.248944038063</text:p>
          </table:table-cell>
          <table:table-cell office:value-type="float" office:value="407.162978676354" calcext:value-type="float">
            <text:p>407.162978676354</text:p>
          </table:table-cell>
          <table:table-cell office:value-type="float" office:value="409.095578307585" calcext:value-type="float">
            <text:p>409.095578307585</text:p>
          </table:table-cell>
          <table:table-cell office:value-type="float" office:value="411.046922477326" calcext:value-type="float">
            <text:p>411.046922477326</text:p>
          </table:table-cell>
          <table:table-cell office:value-type="float" office:value="413.017193499216" calcext:value-type="float">
            <text:p>413.017193499216</text:p>
          </table:table-cell>
          <table:table-cell office:value-type="float" office:value="415.006574361374" calcext:value-type="float">
            <text:p>415.006574361374</text:p>
          </table:table-cell>
          <table:table-cell office:value-type="float" office:value="417.015250138114" calcext:value-type="float">
            <text:p>417.015250138114</text:p>
          </table:table-cell>
          <table:table-cell office:value-type="float" office:value="419.043407576231" calcext:value-type="float">
            <text:p>419.043407576231</text:p>
          </table:table-cell>
          <table:table-cell office:value-type="float" office:value="421.091235345477" calcext:value-type="float">
            <text:p>421.091235345477</text:p>
          </table:table-cell>
          <table:table-cell office:value-type="float" office:value="423.15892421059" calcext:value-type="float">
            <text:p>423.15892421059</text:p>
          </table:table-cell>
          <table:table-cell office:value-type="float" office:value="425.246666499295" calcext:value-type="float">
            <text:p>425.246666499295</text:p>
          </table:table-cell>
          <table:table-cell office:value-type="float" office:value="427.354656378675" calcext:value-type="float">
            <text:p>427.354656378675</text:p>
          </table:table-cell>
          <table:table-cell office:value-type="float" office:value="429.483089886581" calcext:value-type="float">
            <text:p>429.483089886581</text:p>
          </table:table-cell>
          <table:table-cell office:value-type="float" office:value="431.632164957604" calcext:value-type="float">
            <text:p>431.632164957604</text:p>
          </table:table-cell>
          <table:table-cell office:value-type="float" office:value="433.802081472637" calcext:value-type="float">
            <text:p>433.802081472637</text:p>
          </table:table-cell>
          <table:table-cell office:value-type="float" office:value="435.993041362247" calcext:value-type="float">
            <text:p>435.993041362247</text:p>
          </table:table-cell>
          <table:table-cell office:value-type="float" office:value="438.205248439171" calcext:value-type="float">
            <text:p>438.205248439171</text:p>
          </table:table-cell>
          <table:table-cell office:value-type="float" office:value="440.43890838804" calcext:value-type="float">
            <text:p>440.43890838804</text:p>
          </table:table-cell>
          <table:table-cell office:value-type="float" office:value="442.694228960485" calcext:value-type="float">
            <text:p>442.694228960485</text:p>
          </table:table-cell>
          <table:table-cell office:value-type="float" office:value="444.971419892719" calcext:value-type="float">
            <text:p>444.971419892719</text:p>
          </table:table-cell>
          <table:table-cell office:value-type="float" office:value="447.27069293791" calcext:value-type="float">
            <text:p>447.27069293791</text:p>
          </table:table-cell>
          <table:table-cell office:value-type="float" office:value="449.592261904851" calcext:value-type="float">
            <text:p>449.592261904851</text:p>
          </table:table-cell>
          <table:table-cell office:value-type="float" office:value="451.936342661577" calcext:value-type="float">
            <text:p>451.936342661577</text:p>
          </table:table-cell>
          <table:table-cell office:value-type="float" office:value="454.303153156937" calcext:value-type="float">
            <text:p>454.303153156937</text:p>
          </table:table-cell>
          <table:table-cell office:value-type="float" office:value="456.692913443896" calcext:value-type="float">
            <text:p>456.692913443896</text:p>
          </table:table-cell>
          <table:table-cell office:value-type="float" office:value="459.105845702027" calcext:value-type="float">
            <text:p>459.105845702027</text:p>
          </table:table-cell>
          <table:table-cell office:value-type="float" office:value="461.542174253226" calcext:value-type="float">
            <text:p>461.542174253226</text:p>
          </table:table-cell>
          <table:table-cell office:value-type="float" office:value="464.002125582502" calcext:value-type="float">
            <text:p>464.002125582502</text:p>
          </table:table-cell>
          <table:table-cell office:value-type="float" office:value="466.485928230274" calcext:value-type="float">
            <text:p>466.485928230274</text:p>
          </table:table-cell>
          <table:table-cell office:value-type="float" office:value="468.993813470219" calcext:value-type="float">
            <text:p>468.993813470219</text:p>
          </table:table-cell>
          <table:table-cell office:value-type="float" office:value="471.526014253745" calcext:value-type="float">
            <text:p>471.526014253745</text:p>
          </table:table-cell>
          <table:table-cell office:value-type="float" office:value="474.08276589944" calcext:value-type="float">
            <text:p>474.08276589944</text:p>
          </table:table-cell>
          <table:table-cell office:value-type="float" office:value="476.664306225676" calcext:value-type="float">
            <text:p>476.664306225676</text:p>
          </table:table-cell>
          <table:table-cell office:value-type="float" office:value="479.270874642982" calcext:value-type="float">
            <text:p>479.270874642982</text:p>
          </table:table-cell>
          <table:table-cell office:value-type="float" office:value="481.902713930389" calcext:value-type="float">
            <text:p>481.902713930389</text:p>
          </table:table-cell>
          <table:table-cell office:value-type="float" office:value="484.560068133277" calcext:value-type="float">
            <text:p>484.560068133277</text:p>
          </table:table-cell>
          <table:table-cell office:value-type="float" office:value="487.243184409493" calcext:value-type="float">
            <text:p>487.243184409493</text:p>
          </table:table-cell>
          <table:table-cell office:value-type="float" office:value="489.952311817945" calcext:value-type="float">
            <text:p>489.952311817945</text:p>
          </table:table-cell>
          <table:table-cell office:value-type="float" office:value="492.687702175153" calcext:value-type="float">
            <text:p>492.687702175153</text:p>
          </table:table-cell>
          <table:table-cell office:value-type="float" office:value="495.449609489439" calcext:value-type="float">
            <text:p>495.449609489439</text:p>
          </table:table-cell>
          <table:table-cell office:value-type="float" office:value="498.238290538203" calcext:value-type="float">
            <text:p>498.238290538203</text:p>
          </table:table-cell>
          <table:table-cell office:value-type="float" office:value="501.054003945821" calcext:value-type="float">
            <text:p>501.054003945821</text:p>
          </table:table-cell>
          <table:table-cell office:value-type="float" office:value="503.89701165996" calcext:value-type="float">
            <text:p>503.89701165996</text:p>
          </table:table-cell>
          <table:table-cell office:value-type="float" office:value="506.767578421049" calcext:value-type="float">
            <text:p>506.767578421049</text:p>
          </table:table-cell>
          <table:table-cell office:value-type="float" office:value="509.66597056291" calcext:value-type="float">
            <text:p>509.66597056291</text:p>
          </table:table-cell>
          <table:table-cell office:value-type="float" office:value="512.592457060536" calcext:value-type="float">
            <text:p>512.592457060536</text:p>
          </table:table-cell>
          <table:table-cell office:value-type="float" office:value="515.547309606027" calcext:value-type="float">
            <text:p>515.547309606027</text:p>
          </table:table-cell>
          <table:table-cell office:value-type="float" office:value="518.530802615353" calcext:value-type="float">
            <text:p>518.530802615353</text:p>
          </table:table-cell>
          <table:table-cell office:value-type="float" office:value="521.543213244097" calcext:value-type="float">
            <text:p>521.543213244097</text:p>
          </table:table-cell>
          <table:table-cell office:value-type="float" office:value="524.584821140502" calcext:value-type="float">
            <text:p>524.584821140502</text:p>
          </table:table-cell>
          <table:table-cell office:value-type="float" office:value="527.655908604056" calcext:value-type="float">
            <text:p>527.655908604056</text:p>
          </table:table-cell>
          <table:table-cell office:value-type="float" office:value="530.756761006778" calcext:value-type="float">
            <text:p>530.756761006778</text:p>
          </table:table-cell>
          <table:table-cell office:value-type="float" office:value="533.887666119553" calcext:value-type="float">
            <text:p>533.887666119553</text:p>
          </table:table-cell>
          <table:table-cell office:value-type="float" office:value="537.048914510183" calcext:value-type="float">
            <text:p>537.048914510183</text:p>
          </table:table-cell>
          <table:table-cell office:value-type="float" office:value="540.240799868394" calcext:value-type="float">
            <text:p>540.240799868394</text:p>
          </table:table-cell>
          <table:table-cell office:value-type="float" office:value="543.463618568848" calcext:value-type="float">
            <text:p>543.463618568848</text:p>
          </table:table-cell>
          <table:table-cell office:value-type="float" office:value="546.717669672913" calcext:value-type="float">
            <text:p>546.717669672913</text:p>
          </table:table-cell>
          <table:table-cell office:value-type="float" office:value="550.00325507633" calcext:value-type="float">
            <text:p>550.00325507633</text:p>
          </table:table-cell>
          <table:table-cell office:value-type="float" office:value="553.320679541911" calcext:value-type="float">
            <text:p>553.320679541911</text:p>
          </table:table-cell>
          <table:table-cell office:value-type="float" office:value="556.670250732242" calcext:value-type="float">
            <text:p>556.670250732242</text:p>
          </table:table-cell>
          <table:table-cell office:value-type="float" office:value="560.052279358593" calcext:value-type="float">
            <text:p>560.052279358593</text:p>
          </table:table-cell>
          <table:table-cell office:value-type="float" office:value="563.467079399947" calcext:value-type="float">
            <text:p>563.467079399947</text:p>
          </table:table-cell>
          <table:table-cell office:value-type="float" office:value="566.914967705256" calcext:value-type="float">
            <text:p>566.914967705256</text:p>
          </table:table-cell>
          <table:table-cell office:value-type="float" office:value="570.396264203253" calcext:value-type="float">
            <text:p>570.396264203253</text:p>
          </table:table-cell>
          <table:table-cell office:value-type="float" office:value="573.911291952745" calcext:value-type="float">
            <text:p>573.911291952745</text:p>
          </table:table-cell>
          <table:table-cell office:value-type="float" office:value="577.46037718063" calcext:value-type="float">
            <text:p>577.46037718063</text:p>
          </table:table-cell>
          <table:table-cell office:value-type="float" office:value="581.04384930935" calcext:value-type="float">
            <text:p>581.04384930935</text:p>
          </table:table-cell>
          <table:table-cell office:value-type="float" office:value="584.662040533456" calcext:value-type="float">
            <text:p>584.662040533456</text:p>
          </table:table-cell>
          <table:table-cell office:value-type="float" office:value="588.315286254381" calcext:value-type="float">
            <text:p>588.315286254381</text:p>
          </table:table-cell>
          <table:table-cell office:value-type="float" office:value="592.003925268694" calcext:value-type="float">
            <text:p>592.003925268694</text:p>
          </table:table-cell>
          <table:table-cell office:value-type="float" office:value="595.728299630182" calcext:value-type="float">
            <text:p>595.728299630182</text:p>
          </table:table-cell>
          <table:table-cell office:value-type="float" office:value="599.488754679465" calcext:value-type="float">
            <text:p>599.488754679465</text:p>
          </table:table-cell>
          <table:table-cell office:value-type="float" office:value="603.285639073609" calcext:value-type="float">
            <text:p>603.285639073609</text:p>
          </table:table-cell>
          <table:table-cell office:value-type="float" office:value="607.119304825067" calcext:value-type="float">
            <text:p>607.119304825067</text:p>
          </table:table-cell>
          <table:table-cell office:value-type="float" office:value="610.990107358363" calcext:value-type="float">
            <text:p>610.990107358363</text:p>
          </table:table-cell>
          <table:table-cell office:value-type="float" office:value="614.898405490247" calcext:value-type="float">
            <text:p>614.898405490247</text:p>
          </table:table-cell>
          <table:table-cell office:value-type="float" office:value="618.844561476522" calcext:value-type="float">
            <text:p>618.844561476522</text:p>
          </table:table-cell>
          <table:table-cell office:value-type="float" office:value="622.828941044817" calcext:value-type="float">
            <text:p>622.828941044817</text:p>
          </table:table-cell>
          <table:table-cell office:value-type="float" office:value="626.851913424786" calcext:value-type="float">
            <text:p>626.851913424786</text:p>
          </table:table-cell>
          <table:table-cell office:value-type="float" office:value="630.913851410131" calcext:value-type="float">
            <text:p>630.913851410131</text:p>
          </table:table-cell>
          <table:table-cell office:value-type="float" office:value="635.015131779802" calcext:value-type="float">
            <text:p>635.015131779802</text:p>
          </table:table-cell>
          <table:table-cell office:value-type="float" office:value="639.156134266919" calcext:value-type="float">
            <text:p>639.156134266919</text:p>
          </table:table-cell>
          <table:table-cell office:value-type="float" office:value="643.337242496497" calcext:value-type="float">
            <text:p>643.337242496497</text:p>
          </table:table-cell>
          <table:table-cell office:value-type="float" office:value="647.55884375913" calcext:value-type="float">
            <text:p>647.55884375913</text:p>
          </table:table-cell>
          <table:table-cell office:value-type="float" office:value="651.821329041982" calcext:value-type="float">
            <text:p>651.821329041982</text:p>
          </table:table-cell>
          <table:table-cell office:value-type="float" office:value="656.125093059763" calcext:value-type="float">
            <text:p>656.125093059763</text:p>
          </table:table-cell>
          <table:table-cell office:value-type="float" office:value="660.470534339817" calcext:value-type="float">
            <text:p>660.470534339817</text:p>
          </table:table-cell>
          <table:table-cell office:value-type="float" office:value="664.858055905935" calcext:value-type="float">
            <text:p>664.858055905935</text:p>
          </table:table-cell>
          <table:table-cell office:value-type="float" office:value="669.288063662949" calcext:value-type="float">
            <text:p>669.288063662949</text:p>
          </table:table-cell>
          <table:table-cell office:value-type="float" office:value="673.760967768317" calcext:value-type="float">
            <text:p>673.760967768317</text:p>
          </table:table-cell>
          <table:table-cell office:value-type="float" office:value="678.277182302328" calcext:value-type="float">
            <text:p>678.277182302328</text:p>
          </table:table-cell>
          <table:table-cell office:value-type="float" office:value="682.837125302152" calcext:value-type="float">
            <text:p>682.837125302152</text:p>
          </table:table-cell>
          <table:table-cell office:value-type="float" office:value="687.441219049752" calcext:value-type="float">
            <text:p>687.441219049752</text:p>
          </table:table-cell>
          <table:table-cell office:value-type="float" office:value="692.089889828205" calcext:value-type="float">
            <text:p>692.089889828205</text:p>
          </table:table-cell>
          <table:table-cell office:value-type="float" office:value="696.783567741575" calcext:value-type="float">
            <text:p>696.783567741575</text:p>
          </table:table-cell>
          <table:table-cell office:value-type="float" office:value="701.522687151035" calcext:value-type="float">
            <text:p>701.522687151035</text:p>
          </table:table-cell>
          <table:table-cell office:value-type="float" office:value="706.307686571928" calcext:value-type="float">
            <text:p>706.307686571928</text:p>
          </table:table-cell>
          <table:table-cell office:value-type="float" office:value="711.139008715502" calcext:value-type="float">
            <text:p>711.139008715502</text:p>
          </table:table-cell>
          <table:table-cell office:value-type="float" office:value="716.017100862765" calcext:value-type="float">
            <text:p>716.017100862765</text:p>
          </table:table-cell>
          <table:table-cell office:value-type="float" office:value="720.942414122534" calcext:value-type="float">
            <text:p>720.942414122534</text:p>
          </table:table-cell>
          <table:table-cell office:value-type="float" office:value="725.915404082459" calcext:value-type="float">
            <text:p>725.915404082459</text:p>
          </table:table-cell>
          <table:table-cell office:value-type="float" office:value="730.936530681918" calcext:value-type="float">
            <text:p>730.936530681918</text:p>
          </table:table-cell>
          <table:table-cell office:value-type="float" office:value="736.006258249385" calcext:value-type="float">
            <text:p>736.006258249385</text:p>
          </table:table-cell>
          <table:table-cell office:value-type="float" office:value="741.125055729369" calcext:value-type="float">
            <text:p>741.125055729369</text:p>
          </table:table-cell>
          <table:table-cell office:value-type="float" office:value="746.29339658067" calcext:value-type="float">
            <text:p>746.29339658067</text:p>
          </table:table-cell>
          <table:table-cell office:value-type="float" office:value="751.511758499906" calcext:value-type="float">
            <text:p>751.511758499906</text:p>
          </table:table-cell>
          <table:table-cell office:value-type="float" office:value="756.780623879977" calcext:value-type="float">
            <text:p>756.780623879977</text:p>
          </table:table-cell>
          <table:table-cell office:value-type="float" office:value="762.10047971314" calcext:value-type="float">
            <text:p>762.10047971314</text:p>
          </table:table-cell>
          <table:table-cell office:value-type="float" office:value="767.471817630106" calcext:value-type="float">
            <text:p>767.471817630106</text:p>
          </table:table-cell>
          <table:table-cell office:value-type="float" office:value="772.895134497198" calcext:value-type="float">
            <text:p>772.895134497198</text:p>
          </table:table-cell>
          <table:table-cell office:value-type="float" office:value="778.370931240368" calcext:value-type="float">
            <text:p>778.370931240368</text:p>
          </table:table-cell>
          <table:table-cell office:value-type="float" office:value="783.899713778874" calcext:value-type="float">
            <text:p>783.899713778874</text:p>
          </table:table-cell>
          <table:table-cell office:value-type="float" office:value="789.481992874278" calcext:value-type="float">
            <text:p>789.481992874278</text:p>
          </table:table-cell>
          <table:table-cell office:value-type="float" office:value="795.118284153164" calcext:value-type="float">
            <text:p>795.118284153164</text:p>
          </table:table-cell>
          <table:table-cell office:value-type="float" office:value="800.809108360571" calcext:value-type="float">
            <text:p>800.809108360571</text:p>
          </table:table-cell>
          <table:table-cell office:value-type="float" office:value="806.554991346648" calcext:value-type="float">
            <text:p>806.554991346648</text:p>
          </table:table-cell>
          <table:table-cell office:value-type="float" office:value="812.356463529398" calcext:value-type="float">
            <text:p>812.356463529398</text:p>
          </table:table-cell>
          <table:table-cell office:value-type="float" office:value="818.214060585649" calcext:value-type="float">
            <text:p>818.214060585649</text:p>
          </table:table-cell>
          <table:table-cell office:value-type="float" office:value="824.128323294891" calcext:value-type="float">
            <text:p>824.128323294891</text:p>
          </table:table-cell>
          <table:table-cell office:value-type="float" office:value="830.099797582894" calcext:value-type="float">
            <text:p>830.099797582894</text:p>
          </table:table-cell>
          <table:table-cell office:value-type="float" office:value="836.129035070205" calcext:value-type="float">
            <text:p>836.129035070205</text:p>
          </table:table-cell>
          <table:table-cell office:value-type="float" office:value="842.216592075797" calcext:value-type="float">
            <text:p>842.216592075797</text:p>
          </table:table-cell>
          <table:table-cell office:value-type="float" office:value="848.363030335703" calcext:value-type="float">
            <text:p>848.363030335703</text:p>
          </table:table-cell>
          <table:table-cell office:value-type="float" office:value="854.568916980499" calcext:value-type="float">
            <text:p>854.568916980499</text:p>
          </table:table-cell>
          <table:table-cell office:value-type="float" office:value="860.834824535981" calcext:value-type="float">
            <text:p>860.834824535981</text:p>
          </table:table-cell>
          <table:table-cell office:value-type="float" office:value="867.161331141354" calcext:value-type="float">
            <text:p>867.161331141354</text:p>
          </table:table-cell>
          <table:table-cell office:value-type="float" office:value="873.549020664286" calcext:value-type="float">
            <text:p>873.549020664286</text:p>
          </table:table-cell>
          <table:table-cell office:value-type="float" office:value="879.998482020878" calcext:value-type="float">
            <text:p>879.998482020878</text:p>
          </table:table-cell>
          <table:table-cell office:value-type="float" office:value="886.51030995001" calcext:value-type="float">
            <text:p>886.51030995001</text:p>
          </table:table-cell>
          <table:table-cell office:value-type="float" office:value="893.085104845658" calcext:value-type="float">
            <text:p>893.085104845658</text:p>
          </table:table-cell>
          <table:table-cell office:value-type="float" office:value="899.723472805012" calcext:value-type="float">
            <text:p>899.723472805012</text:p>
          </table:table-cell>
          <table:table-cell office:value-type="float" office:value="906.42602618774" calcext:value-type="float">
            <text:p>906.42602618774</text:p>
          </table:table-cell>
          <table:table-cell office:value-type="float" office:value="913.193382681087" calcext:value-type="float">
            <text:p>913.193382681087</text:p>
          </table:table-cell>
          <table:table-cell office:value-type="float" office:value="920.026165873355" calcext:value-type="float">
            <text:p>920.026165873355</text:p>
          </table:table-cell>
          <table:table-cell office:value-type="float" office:value="926.925005359517" calcext:value-type="float">
            <text:p>926.925005359517</text:p>
          </table:table-cell>
          <table:table-cell office:value-type="float" office:value="933.890536712825" calcext:value-type="float">
            <text:p>933.890536712825</text:p>
          </table:table-cell>
          <table:table-cell office:value-type="float" office:value="940.92340168831" calcext:value-type="float">
            <text:p>940.92340168831</text:p>
          </table:table-cell>
          <table:table-cell office:value-type="float" office:value="948.02424848374" calcext:value-type="float">
            <text:p>948.02424848374</text:p>
          </table:table-cell>
          <table:table-cell office:value-type="float" office:value="955.193730811278" calcext:value-type="float">
            <text:p>955.193730811278</text:p>
          </table:table-cell>
          <table:table-cell office:value-type="float" office:value="962.432508857104" calcext:value-type="float">
            <text:p>962.432508857104</text:p>
          </table:table-cell>
          <table:table-cell office:value-type="float" office:value="969.741249073154" calcext:value-type="float">
            <text:p>969.741249073154</text:p>
          </table:table-cell>
          <table:table-cell office:value-type="float" office:value="977.120624230308" calcext:value-type="float">
            <text:p>977.120624230308</text:p>
          </table:table-cell>
          <table:table-cell office:value-type="float" office:value="984.571313961191" calcext:value-type="float">
            <text:p>984.571313961191</text:p>
          </table:table-cell>
          <table:table-cell office:value-type="float" office:value="992.094003950592" calcext:value-type="float">
            <text:p>992.094003950592</text:p>
          </table:table-cell>
          <table:table-cell office:value-type="float" office:value="999.689386313638" calcext:value-type="float">
            <text:p>999.689386313638</text:p>
          </table:table-cell>
          <table:table-cell office:value-type="float" office:value="1007.35815984433" calcext:value-type="float">
            <text:p>1007.35815984433</text:p>
          </table:table-cell>
          <table:table-cell office:value-type="float" office:value="1015.10102995822" calcext:value-type="float">
            <text:p>1015.10102995822</text:p>
          </table:table-cell>
          <table:table-cell office:value-type="float" office:value="1022.91870887347" calcext:value-type="float">
            <text:p>1022.91870887347</text:p>
          </table:table-cell>
          <table:table-cell office:value-type="float" office:value="1030.81191603765" calcext:value-type="float">
            <text:p>1030.81191603765</text:p>
          </table:table-cell>
          <table:table-cell office:value-type="float" office:value="1038.78137693513" calcext:value-type="float">
            <text:p>1038.78137693513</text:p>
          </table:table-cell>
          <table:table-cell office:value-type="float" office:value="1046.82782423761" calcext:value-type="float">
            <text:p>1046.82782423761</text:p>
          </table:table-cell>
          <table:table-cell office:value-type="float" office:value="1054.95199755543" calcext:value-type="float">
            <text:p>1054.95199755543</text:p>
          </table:table-cell>
          <table:table-cell office:value-type="float" office:value="1063.15464349622" calcext:value-type="float">
            <text:p>1063.15464349622</text:p>
          </table:table-cell>
          <table:table-cell office:value-type="float" office:value="1071.43651622065" calcext:value-type="float">
            <text:p>1071.43651622065</text:p>
          </table:table-cell>
          <table:table-cell office:value-type="float" office:value="1079.79837672114" calcext:value-type="float">
            <text:p>1079.79837672114</text:p>
          </table:table-cell>
          <table:table-cell office:value-type="float" office:value="1088.24099299404" calcext:value-type="float">
            <text:p>1088.24099299404</text:p>
          </table:table-cell>
          <table:table-cell office:value-type="float" office:value="1096.76514046683" calcext:value-type="float">
            <text:p>1096.76514046683</text:p>
          </table:table-cell>
          <table:table-cell office:value-type="float" office:value="1105.37160189948" calcext:value-type="float">
            <text:p>1105.37160189948</text:p>
          </table:table-cell>
          <table:table-cell office:value-type="float" office:value="1114.06116753568" calcext:value-type="float">
            <text:p>1114.06116753568</text:p>
          </table:table-cell>
          <table:table-cell office:value-type="float" office:value="1122.8346357021" calcext:value-type="float">
            <text:p>1122.8346357021</text:p>
          </table:table-cell>
          <table:table-cell office:value-type="float" office:value="1131.69281136562" calcext:value-type="float">
            <text:p>1131.69281136562</text:p>
          </table:table-cell>
          <table:table-cell office:value-type="float" office:value="1140.6365074573" calcext:value-type="float">
            <text:p>1140.6365074573</text:p>
          </table:table-cell>
          <table:table-cell office:value-type="float" office:value="1149.66654458968" calcext:value-type="float">
            <text:p>1149.66654458968</text:p>
          </table:table-cell>
          <table:table-cell office:value-type="float" office:value="1158.78375112155" calcext:value-type="float">
            <text:p>1158.78375112155</text:p>
          </table:table-cell>
          <table:table-cell office:value-type="float" office:value="1167.98896366916" calcext:value-type="float">
            <text:p>1167.98896366916</text:p>
          </table:table-cell>
          <table:table-cell office:value-type="float" office:value="1177.28302657533" calcext:value-type="float">
            <text:p>1177.28302657533</text:p>
          </table:table-cell>
          <table:table-cell office:value-type="float" office:value="1186.66679183949" calcext:value-type="float">
            <text:p>1186.66679183949</text:p>
          </table:table-cell>
          <table:table-cell office:value-type="float" office:value="1196.14111969944" calcext:value-type="float">
            <text:p>1196.14111969944</text:p>
          </table:table-cell>
          <table:table-cell office:value-type="float" office:value="1205.7068785056" calcext:value-type="float">
            <text:p>1205.7068785056</text:p>
          </table:table-cell>
          <table:table-cell office:value-type="float" office:value="1215.36494484118" calcext:value-type="float">
            <text:p>1215.36494484118</text:p>
          </table:table-cell>
          <table:table-cell office:value-type="float" office:value="1225.1162043363" calcext:value-type="float">
            <text:p>1225.1162043363</text:p>
          </table:table-cell>
          <table:table-cell office:value-type="float" office:value="1234.96154988556" calcext:value-type="float">
            <text:p>1234.96154988556</text:p>
          </table:table-cell>
          <table:table-cell office:value-type="float" office:value="1244.90188321463" calcext:value-type="float">
            <text:p>1244.90188321463</text:p>
          </table:table-cell>
          <table:table-cell office:value-type="float" office:value="1254.93811454585" calcext:value-type="float">
            <text:p>1254.93811454585</text:p>
          </table:table-cell>
          <table:table-cell office:value-type="float" office:value="1265.07116266952" calcext:value-type="float">
            <text:p>1265.07116266952</text:p>
          </table:table-cell>
          <table:table-cell office:value-type="float" office:value="1275.30195547232" calcext:value-type="float">
            <text:p>1275.30195547232</text:p>
          </table:table-cell>
          <table:table-cell office:value-type="float" office:value="1285.63142953264" calcext:value-type="float">
            <text:p>1285.63142953264</text:p>
          </table:table-cell>
          <table:table-cell office:value-type="float" office:value="1296.06052975158" calcext:value-type="float">
            <text:p>1296.06052975158</text:p>
          </table:table-cell>
          <table:table-cell office:value-type="float" office:value="1306.5902101912" calcext:value-type="float">
            <text:p>1306.5902101912</text:p>
          </table:table-cell>
          <table:table-cell office:value-type="float" office:value="1317.22143388771" calcext:value-type="float">
            <text:p>1317.22143388771</text:p>
          </table:table-cell>
          <table:table-cell office:value-type="float" office:value="1327.9551729343" calcext:value-type="float">
            <text:p>1327.9551729343</text:p>
          </table:table-cell>
          <table:table-cell office:value-type="float" office:value="1338.79240950004" calcext:value-type="float">
            <text:p>1338.79240950004</text:p>
          </table:table-cell>
          <table:table-cell office:value-type="float" office:value="1349.73413375768" calcext:value-type="float">
            <text:p>1349.73413375768</text:p>
          </table:table-cell>
          <table:table-cell office:value-type="float" office:value="1360.78134564854" calcext:value-type="float">
            <text:p>1360.78134564854</text:p>
          </table:table-cell>
          <table:table-cell office:value-type="float" office:value="1371.93505451014" calcext:value-type="float">
            <text:p>1371.93505451014</text:p>
          </table:table-cell>
          <table:table-cell office:value-type="float" office:value="1383.19627915473" calcext:value-type="float">
            <text:p>1383.19627915473</text:p>
          </table:table-cell>
          <table:table-cell office:value-type="float" office:value="1394.5660483323" calcext:value-type="float">
            <text:p>1394.5660483323</text:p>
          </table:table-cell>
          <table:table-cell office:value-type="float" office:value="1406.04540055348" calcext:value-type="float">
            <text:p>1406.04540055348</text:p>
          </table:table-cell>
          <table:table-cell office:value-type="float" office:value="1417.63538347216" calcext:value-type="float">
            <text:p>1417.63538347216</text:p>
          </table:table-cell>
          <table:table-cell office:value-type="float" office:value="1429.33705486469" calcext:value-type="float">
            <text:p>1429.33705486469</text:p>
          </table:table-cell>
          <table:table-cell office:value-type="float" office:value="1441.15148242379" calcext:value-type="float">
            <text:p>1441.15148242379</text:p>
          </table:table-cell>
          <table:table-cell office:value-type="float" office:value="1453.07974384067" calcext:value-type="float">
            <text:p>1453.07974384067</text:p>
          </table:table-cell>
          <table:table-cell office:value-type="float" office:value="1465.1229278721" calcext:value-type="float">
            <text:p>1465.1229278721</text:p>
          </table:table-cell>
          <table:table-cell office:value-type="float" office:value="1477.28213229604" calcext:value-type="float">
            <text:p>1477.28213229604</text:p>
          </table:table-cell>
          <table:table-cell office:value-type="float" office:value="1489.55846553214" calcext:value-type="float">
            <text:p>1489.55846553214</text:p>
          </table:table-cell>
          <table:table-cell office:value-type="float" office:value="1501.95304642029" calcext:value-type="float">
            <text:p>1501.95304642029</text:p>
          </table:table-cell>
          <table:table-cell office:value-type="float" office:value="1514.46700426541" calcext:value-type="float">
            <text:p>1514.46700426541</text:p>
          </table:table-cell>
          <table:table-cell office:value-type="float" office:value="1527.10147931823" calcext:value-type="float">
            <text:p>1527.10147931823</text:p>
          </table:table-cell>
          <table:table-cell office:value-type="float" office:value="1539.85762279642" calcext:value-type="float">
            <text:p>1539.85762279642</text:p>
          </table:table-cell>
          <table:table-cell office:value-type="float" office:value="1552.73659581177" calcext:value-type="float">
            <text:p>1552.73659581177</text:p>
          </table:table-cell>
          <table:table-cell office:value-type="float" office:value="1565.73957072979" calcext:value-type="float">
            <text:p>1565.73957072979</text:p>
          </table:table-cell>
          <table:table-cell office:value-type="float" office:value="1578.86773087128" calcext:value-type="float">
            <text:p>1578.86773087128</text:p>
          </table:table-cell>
          <table:table-cell office:value-type="float" office:value="1592.12227060294" calcext:value-type="float">
            <text:p>1592.12227060294</text:p>
          </table:table-cell>
          <table:table-cell office:value-type="float" office:value="1605.50439634938" calcext:value-type="float">
            <text:p>1605.50439634938</text:p>
          </table:table-cell>
          <table:table-cell office:value-type="float" office:value="1619.01532480491" calcext:value-type="float">
            <text:p>1619.01532480491</text:p>
          </table:table-cell>
          <table:table-cell office:value-type="float" office:value="1632.65628421241" calcext:value-type="float">
            <text:p>1632.65628421241</text:p>
          </table:table-cell>
          <table:table-cell office:value-type="float" office:value="1646.42851436759" calcext:value-type="float">
            <text:p>1646.42851436759</text:p>
          </table:table-cell>
          <table:table-cell office:value-type="float" office:value="1660.33326662207" calcext:value-type="float">
            <text:p>1660.33326662207</text:p>
          </table:table-cell>
          <table:table-cell office:value-type="float" office:value="1674.3718042874" calcext:value-type="float">
            <text:p>1674.3718042874</text:p>
          </table:table-cell>
          <table:table-cell office:value-type="float" office:value="1688.5454028951" calcext:value-type="float">
            <text:p>1688.5454028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2:50:43.893242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12:51:41.620731428</dc:date>
    <meta:editing-duration>PT2M39S</meta:editing-duration>
    <meta:editing-cycles>2</meta:editing-cycles>
    <meta:generator>LibreOffice/7.0.4.2$Linux_X86_64 LibreOffice_project/00$Build-2</meta:generator>
    <meta:document-statistic meta:table-count="1" meta:cell-count="3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6cm" chart:style-name="ch2">
          <text:p>Coronavirus in South Korea</text:p>
        </chart:title>
        <chart:legend chart:legend-position="bottom" svg:x="3.218cm" svg:y="8.401cm" style:legend-expansion="wide" chart:style-name="ch3"/>
        <chart:plot-area chart:style-name="ch4" table:cell-range-address="'South Korea_coronavirus'.B1:'South Korea_coronavirus'.SG1 'South Korea_coronavirus'.A3:'South Korea_coronavirus'.SG6" chart:data-source-has-labels="both" svg:x="1.331cm" svg:y="1.275cm" svg:width="14.349cm" svg:height="5.781cm">
          <chart:coordinate-region svg:x="2.508cm" svg:y="1.396cm" svg:width="13.172cm" svg:height="4.658cm"/>
          <chart:axis chart:dimension="x" chart:name="primary-x" chart:style-name="ch5" chartooo:axis-type="auto">
            <chartooo:date-scale/>
            <chart:title svg:x="8.077cm" svg:y="7.236cm" chart:style-name="ch6">
              <text:p>Days</text:p>
            </chart:title>
            <chart:categories table:cell-range-address="'South Korea_coronavirus'.B1:'South Korea_coronavirus'.SG1"/>
          </chart:axis>
          <chart:axis chart:dimension="y" chart:name="primary-y" chart:style-name="ch5">
            <chart:title svg:x="0.451cm" svg:y="5.519cm" chart:style-name="ch7">
              <text:p>Number of people</text:p>
            </chart:title>
            <chart:grid chart:style-name="ch8" chart:class="major"/>
          </chart:axis>
          <chart:series chart:style-name="ch9" chart:values-cell-range-address="'South Korea_coronavirus'.B3:'South Korea_coronavirus'.SG3" chart:label-cell-address="'South Korea_coronavirus'.A3:'South Korea_coronavirus'.A3" chart:class="chart:line">
            <chart:data-point chart:repeated="500"/>
          </chart:series>
          <chart:series chart:style-name="ch10" chart:values-cell-range-address="'South Korea_coronavirus'.B4:'South Korea_coronavirus'.SG4" chart:label-cell-address="'South Korea_coronavirus'.A4:'South Korea_coronavirus'.A4" chart:class="chart:line">
            <chart:data-point chart:repeated="500"/>
          </chart:series>
          <chart:series chart:style-name="ch11" chart:values-cell-range-address="'South Korea_coronavirus'.B5:'South Korea_coronavirus'.SG5" chart:label-cell-address="'South Korea_coronavirus'.A5:'South Korea_coronavirus'.A5" chart:class="chart:line">
            <chart:data-point chart:repeated="500"/>
          </chart:series>
          <chart:series chart:style-name="ch12" chart:values-cell-range-address="'South Korea_coronavirus'.B6:'South Korea_coronavirus'.SG6" chart:label-cell-address="'South Korea_coronavirus'.A6:'South Korea_coronavirus'.A6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South Korea_coronavirus'.B1:'South Korea_coronavirus'.S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Exposed</text:p>
                <draw:g>
                  <svg:desc>'South Korea_coronavirus'.A3:'South Korea_coronavirus'.A3</svg:desc>
                </draw:g>
              </table:table-cell>
              <table:table-cell office:value-type="float" office:value="1">
                <text:p>1</text:p>
                <draw:g>
                  <svg:desc>'South Korea_coronavirus'.B3:'South Korea_coronavirus'.SG3</svg:desc>
                </draw:g>
              </table:table-cell>
              <table:table-cell office:value-type="float" office:value="0.84350997933585">
                <text:p>0.84350997933585</text:p>
              </table:table-cell>
              <table:table-cell office:value-type="float" office:value="0.75640753094058">
                <text:p>0.75640753094058</text:p>
              </table:table-cell>
              <table:table-cell office:value-type="float" office:value="0.718891242874817">
                <text:p>0.718891242874817</text:p>
              </table:table-cell>
              <table:table-cell office:value-type="float" office:value="0.717755703072048">
                <text:p>0.717755703072048</text:p>
              </table:table-cell>
              <table:table-cell office:value-type="float" office:value="0.744320846548408">
                <text:p>0.744320846548408</text:p>
              </table:table-cell>
              <table:table-cell office:value-type="float" office:value="0.793025845554526">
                <text:p>0.793025845554526</text:p>
              </table:table-cell>
              <table:table-cell office:value-type="float" office:value="0.86047616576739">
                <text:p>0.86047616576739</text:p>
              </table:table-cell>
              <table:table-cell office:value-type="float" office:value="0.944799520036816">
                <text:p>0.944799520036816</text:p>
              </table:table-cell>
              <table:table-cell office:value-type="float" office:value="1.04521295620213">
                <text:p>1.04521295620213</text:p>
              </table:table-cell>
              <table:table-cell office:value-type="float" office:value="1.16173430531029">
                <text:p>1.16173430531029</text:p>
              </table:table-cell>
              <table:table-cell office:value-type="float" office:value="1.29499278624902">
                <text:p>1.29499278624902</text:p>
              </table:table-cell>
              <table:table-cell office:value-type="float" office:value="1.44610790324566">
                <text:p>1.44610790324566</text:p>
              </table:table-cell>
              <table:table-cell office:value-type="float" office:value="1.61661583191347">
                <text:p>1.61661583191347</text:p>
              </table:table-cell>
              <table:table-cell office:value-type="float" office:value="1.80842921319289">
                <text:p>1.80842921319289</text:p>
              </table:table-cell>
              <table:table-cell office:value-type="float" office:value="2.02382088587369">
                <text:p>2.02382088587369</text:p>
              </table:table-cell>
              <table:table-cell office:value-type="float" office:value="2.2654252311785">
                <text:p>2.2654252311785</text:p>
              </table:table-cell>
              <table:table-cell office:value-type="float" office:value="2.53625302561855">
                <text:p>2.53625302561855</text:p>
              </table:table-cell>
              <table:table-cell office:value-type="float" office:value="2.83971715244819">
                <text:p>2.83971715244819</text:p>
              </table:table-cell>
              <table:table-cell office:value-type="float" office:value="3.17966757917741">
                <text:p>3.17966757917741</text:p>
              </table:table-cell>
              <table:table-cell office:value-type="float" office:value="3.56043472989129">
                <text:p>3.56043472989129</text:p>
              </table:table-cell>
              <table:table-cell office:value-type="float" office:value="3.98688091199231">
                <text:p>3.98688091199231</text:p>
              </table:table-cell>
              <table:table-cell office:value-type="float" office:value="4.46445988833982">
                <text:p>4.46445988833982</text:p>
              </table:table-cell>
              <table:table-cell office:value-type="float" office:value="4.99928492352757">
                <text:p>4.99928492352757</text:p>
              </table:table-cell>
              <table:table-cell office:value-type="float" office:value="5.59820578369514">
                <text:p>5.59820578369514</text:p>
              </table:table-cell>
              <table:table-cell office:value-type="float" office:value="6.26889572953281">
                <text:p>6.26889572953281</text:p>
              </table:table-cell>
              <table:table-cell office:value-type="float" office:value="7.01994929007685">
                <text:p>7.01994929007685</text:p>
              </table:table-cell>
              <table:table-cell office:value-type="float" office:value="7.86099198501145">
                <text:p>7.86099198501145</text:p>
              </table:table-cell>
              <table:table-cell office:value-type="float" office:value="8.80280326637494">
                <text:p>8.80280326637494</text:p>
              </table:table-cell>
              <table:table-cell office:value-type="float" office:value="9.8574550216631">
                <text:p>9.8574550216631</text:p>
              </table:table-cell>
              <table:table-cell office:value-type="float" office:value="11.0384656756386">
                <text:p>11.0384656756386</text:p>
              </table:table-cell>
              <table:table-cell office:value-type="float" office:value="12.3609735157031">
                <text:p>12.3609735157031</text:p>
              </table:table-cell>
              <table:table-cell office:value-type="float" office:value="13.8419307764562">
                <text:p>13.8419307764562</text:p>
              </table:table-cell>
              <table:table-cell office:value-type="float" office:value="15.5003208282176">
                <text:p>15.5003208282176</text:p>
              </table:table-cell>
              <table:table-cell office:value-type="float" office:value="17.357401507353">
                <text:p>17.357401507353</text:p>
              </table:table-cell>
              <table:table-cell office:value-type="float" office:value="19.4369774882028">
                <text:p>19.4369774882028</text:p>
              </table:table-cell>
              <table:table-cell office:value-type="float" office:value="21.7657056279004">
                <text:p>21.7657056279004</text:p>
              </table:table-cell>
              <table:table-cell office:value-type="float" office:value="24.3734364651848">
                <text:p>24.3734364651848</text:p>
              </table:table-cell>
              <table:table-cell office:value-type="float" office:value="27.2935968337717">
                <text:p>27.2935968337717</text:p>
              </table:table-cell>
              <table:table-cell office:value-type="float" office:value="30.5636183954215">
                <text:p>30.5636183954215</text:p>
              </table:table-cell>
              <table:table-cell office:value-type="float" office:value="34.2254174126985">
                <text:p>34.2254174126985</text:p>
              </table:table-cell>
              <table:table-cell office:value-type="float" office:value="38.3259320171656">
                <text:p>38.3259320171656</text:p>
              </table:table-cell>
              <table:table-cell office:value-type="float" office:value="42.9177238822798">
                <text:p>42.9177238822798</text:p>
              </table:table-cell>
              <table:table-cell office:value-type="float" office:value="48.0596519339191">
                <text:p>48.0596519339191</text:p>
              </table:table-cell>
              <table:table-cell office:value-type="float" office:value="53.8176266729931">
                <text:p>53.8176266729931</text:p>
              </table:table-cell>
              <table:table-cell office:value-type="float" office:value="60.2654550257072">
                <text:p>60.2654550257072</text:p>
              </table:table-cell>
              <table:table-cell office:value-type="float" office:value="67.4857865562813">
                <text:p>67.4857865562813</text:p>
              </table:table-cell>
              <table:table-cell office:value-type="float" office:value="75.5711726204689">
                <text:p>75.5711726204689</text:p>
              </table:table-cell>
              <table:table-cell office:value-type="float" office:value="84.6252524579836">
                <text:p>84.6252524579836</text:p>
              </table:table-cell>
              <table:table-cell office:value-type="float" office:value="94.7640818265219">
                <text:p>94.7640818265219</text:p>
              </table:table-cell>
              <table:table-cell office:value-type="float" office:value="106.117620402095">
                <text:p>106.117620402095</text:p>
              </table:table-cell>
              <table:table-cell office:value-type="float" office:value="118.831397202231">
                <text:p>118.831397202231</text:p>
              </table:table-cell>
              <table:table-cell office:value-type="float" office:value="133.06837573334">
                <text:p>133.06837573334</text:p>
              </table:table-cell>
              <table:table-cell office:value-type="float" office:value="149.011042925282">
                <text:p>149.011042925282</text:p>
              </table:table-cell>
              <table:table-cell office:value-type="float" office:value="166.863747454947">
                <text:p>166.863747454947</text:p>
              </table:table-cell>
              <table:table-cell office:value-type="float" office:value="186.855318316199">
                <text:p>186.855318316199</text:p>
              </table:table-cell>
              <table:table-cell office:value-type="float" office:value="209.241997908567">
                <text:p>209.241997908567</text:p>
              </table:table-cell>
              <table:table-cell office:value-type="float" office:value="234.310725384992">
                <text:p>234.310725384992</text:p>
              </table:table-cell>
              <table:table-cell office:value-type="float" office:value="262.382813080046">
                <text:p>262.382813080046</text:p>
              </table:table-cell>
              <table:table-cell office:value-type="float" office:value="293.818063964593">
                <text:p>293.818063964593</text:p>
              </table:table-cell>
              <table:table-cell office:value-type="float" office:value="329.019382382722">
                <text:p>329.019382382722</text:p>
              </table:table-cell>
              <table:table-cell office:value-type="float" office:value="368.437935293778">
                <text:p>368.437935293778</text:p>
              </table:table-cell>
              <table:table-cell office:value-type="float" office:value="412.578931892536">
                <text:p>412.578931892536</text:p>
              </table:table-cell>
              <table:table-cell office:value-type="float" office:value="462.008097576048">
                <text:p>462.008097576048</text:p>
              </table:table-cell>
              <table:table-cell office:value-type="float" office:value="517.358919609463">
                <text:p>517.358919609463</text:p>
              </table:table-cell>
              <table:table-cell office:value-type="float" office:value="579.340760231137">
                <text:p>579.340760231137</text:p>
              </table:table-cell>
              <table:table-cell office:value-type="float" office:value="648.747942808777">
                <text:p>648.747942808777</text:p>
              </table:table-cell>
              <table:table-cell office:value-type="float" office:value="726.469925523469">
                <text:p>726.469925523469</text:p>
              </table:table-cell>
              <table:table-cell office:value-type="float" office:value="813.502688451669">
                <text:p>813.502688451669</text:p>
              </table:table-cell>
              <table:table-cell office:value-type="float" office:value="910.961483542212">
                <text:p>910.961483542212</text:p>
              </table:table-cell>
              <table:table-cell office:value-type="float" office:value="1020.09511571095">
                <text:p>1020.09511571095</text:p>
              </table:table-cell>
              <table:table-cell office:value-type="float" office:value="1142.30192227844">
                <text:p>1142.30192227844</text:p>
              </table:table-cell>
              <table:table-cell office:value-type="float" office:value="1279.14765306332">
                <text:p>1279.14765306332</text:p>
              </table:table-cell>
              <table:table-cell office:value-type="float" office:value="1432.38543414794">
                <text:p>1432.38543414794</text:p>
              </table:table-cell>
              <table:table-cell office:value-type="float" office:value="1603.97777859694">
                <text:p>1603.97777859694</text:p>
              </table:table-cell>
              <table:table-cell office:value-type="float" office:value="1796.1188465787">
                <text:p>1796.1188465787</text:p>
              </table:table-cell>
              <table:table-cell office:value-type="float" office:value="2011.24405905288">
                <text:p>2011.24405905288</text:p>
              </table:table-cell>
              <table:table-cell office:value-type="float" office:value="2251.93936072696">
                <text:p>2251.93936072696</text:p>
              </table:table-cell>
              <table:table-cell office:value-type="float" office:value="2520.17783122618">
                <text:p>2520.17783122618</text:p>
              </table:table-cell>
              <table:table-cell office:value-type="float" office:value="2812.23131324497">
                <text:p>2812.23131324497</text:p>
              </table:table-cell>
              <table:table-cell office:value-type="float" office:value="3089.2392476864">
                <text:p>3089.2392476864</text:p>
              </table:table-cell>
              <table:table-cell office:value-type="float" office:value="3183.74563004866">
                <text:p>3183.74563004866</text:p>
              </table:table-cell>
              <table:table-cell office:value-type="float" office:value="2925.49408904914">
                <text:p>2925.49408904914</text:p>
              </table:table-cell>
              <table:table-cell office:value-type="float" office:value="2525.91447960903">
                <text:p>2525.91447960903</text:p>
              </table:table-cell>
              <table:table-cell office:value-type="float" office:value="2159.23282172902">
                <text:p>2159.23282172902</text:p>
              </table:table-cell>
              <table:table-cell office:value-type="float" office:value="1853.43753475232">
                <text:p>1853.43753475232</text:p>
              </table:table-cell>
              <table:table-cell office:value-type="float" office:value="1602.55508761338">
                <text:p>1602.55508761338</text:p>
              </table:table-cell>
              <table:table-cell office:value-type="float" office:value="1396.78452005497">
                <text:p>1396.78452005497</text:p>
              </table:table-cell>
              <table:table-cell office:value-type="float" office:value="1227.41843838423">
                <text:p>1227.41843838423</text:p>
              </table:table-cell>
              <table:table-cell office:value-type="float" office:value="1087.34889757171">
                <text:p>1087.34889757171</text:p>
              </table:table-cell>
              <table:table-cell office:value-type="float" office:value="970.870376997224">
                <text:p>970.870376997224</text:p>
              </table:table-cell>
              <table:table-cell office:value-type="float" office:value="873.418068336162">
                <text:p>873.418068336162</text:p>
              </table:table-cell>
              <table:table-cell office:value-type="float" office:value="791.341105299652">
                <text:p>791.341105299652</text:p>
              </table:table-cell>
              <table:table-cell office:value-type="float" office:value="721.718616638897">
                <text:p>721.718616638897</text:p>
              </table:table-cell>
              <table:table-cell office:value-type="float" office:value="662.212473212968">
                <text:p>662.212473212968</text:p>
              </table:table-cell>
              <table:table-cell office:value-type="float" office:value="610.94973697812">
                <text:p>610.94973697812</text:p>
              </table:table-cell>
              <table:table-cell office:value-type="float" office:value="566.428866876947">
                <text:p>566.428866876947</text:p>
              </table:table-cell>
              <table:table-cell office:value-type="float" office:value="527.444888588993">
                <text:p>527.444888588993</text:p>
              </table:table-cell>
              <table:table-cell office:value-type="float" office:value="493.029697297308">
                <text:p>493.029697297308</text:p>
              </table:table-cell>
              <table:table-cell office:value-type="float" office:value="462.404422085881">
                <text:p>462.404422085881</text:p>
              </table:table-cell>
              <table:table-cell office:value-type="float" office:value="434.941426333646">
                <text:p>434.941426333646</text:p>
              </table:table-cell>
              <table:table-cell office:value-type="float" office:value="410.133978287069">
                <text:p>410.133978287069</text:p>
              </table:table-cell>
              <table:table-cell office:value-type="float" office:value="387.57205181205">
                <text:p>387.57205181205</text:p>
              </table:table-cell>
              <table:table-cell office:value-type="float" office:value="366.923009685597">
                <text:p>366.923009685597</text:p>
              </table:table-cell>
              <table:table-cell office:value-type="float" office:value="347.916188438624">
                <text:p>347.916188438624</text:p>
              </table:table-cell>
              <table:table-cell office:value-type="float" office:value="330.330588395365">
                <text:p>330.330588395365</text:p>
              </table:table-cell>
              <table:table-cell office:value-type="float" office:value="313.985049660993">
                <text:p>313.985049660993</text:p>
              </table:table-cell>
              <table:table-cell office:value-type="float" office:value="298.730401770806">
                <text:p>298.730401770806</text:p>
              </table:table-cell>
              <table:table-cell office:value-type="float" office:value="284.443195340933">
                <text:p>284.443195340933</text:p>
              </table:table-cell>
              <table:table-cell office:value-type="float" office:value="271.020692787609">
                <text:p>271.020692787609</text:p>
              </table:table-cell>
              <table:table-cell office:value-type="float" office:value="258.376863705743">
                <text:p>258.376863705743</text:p>
              </table:table-cell>
              <table:table-cell office:value-type="float" office:value="246.43918341398">
                <text:p>246.43918341398</text:p>
              </table:table-cell>
              <table:table-cell office:value-type="float" office:value="235.146070664879">
                <text:p>235.146070664879</text:p>
              </table:table-cell>
              <table:table-cell office:value-type="float" office:value="224.444837089542">
                <text:p>224.444837089542</text:p>
              </table:table-cell>
              <table:table-cell office:value-type="float" office:value="214.290043931317">
                <text:p>214.290043931317</text:p>
              </table:table-cell>
              <table:table-cell office:value-type="float" office:value="204.64218482741">
                <text:p>204.64218482741</text:p>
              </table:table-cell>
              <table:table-cell office:value-type="float" office:value="195.466628383487">
                <text:p>195.466628383487</text:p>
              </table:table-cell>
              <table:table-cell office:value-type="float" office:value="186.732768551796">
                <text:p>186.732768551796</text:p>
              </table:table-cell>
              <table:table-cell office:value-type="float" office:value="178.413340963624">
                <text:p>178.413340963624</text:p>
              </table:table-cell>
              <table:table-cell office:value-type="float" office:value="170.483871813636">
                <text:p>170.483871813636</text:p>
              </table:table-cell>
              <table:table-cell office:value-type="float" office:value="162.922232846204">
                <text:p>162.922232846204</text:p>
              </table:table-cell>
              <table:table-cell office:value-type="float" office:value="155.708281182693">
                <text:p>155.708281182693</text:p>
              </table:table-cell>
              <table:table-cell office:value-type="float" office:value="148.823566621152">
                <text:p>148.823566621152</text:p>
              </table:table-cell>
              <table:table-cell office:value-type="float" office:value="142.251094125812">
                <text:p>142.251094125812</text:p>
              </table:table-cell>
              <table:table-cell office:value-type="float" office:value="135.975129422767">
                <text:p>135.975129422767</text:p>
              </table:table-cell>
              <table:table-cell office:value-type="float" office:value="129.981039072922">
                <text:p>129.981039072922</text:p>
              </table:table-cell>
              <table:table-cell office:value-type="float" office:value="124.255159332678">
                <text:p>124.255159332678</text:p>
              </table:table-cell>
              <table:table-cell office:value-type="float" office:value="118.784687395403">
                <text:p>118.784687395403</text:p>
              </table:table-cell>
              <table:table-cell office:value-type="float" office:value="113.557590666952">
                <text:p>113.557590666952</text:p>
              </table:table-cell>
              <table:table-cell office:value-type="float" office:value="108.562530927632">
                <text:p>108.562530927632</text:p>
              </table:table-cell>
              <table:table-cell office:value-type="float" office:value="103.788800141702">
                <text:p>103.788800141702</text:p>
              </table:table-cell>
              <table:table-cell office:value-type="float" office:value="99.2262659642979">
                <text:p>99.2262659642979</text:p>
              </table:table-cell>
              <table:table-cell office:value-type="float" office:value="94.8653251635604">
                <text:p>94.8653251635604</text:p>
              </table:table-cell>
              <table:table-cell office:value-type="float" office:value="90.6968632998678">
                <text:p>90.6968632998678</text:p>
              </table:table-cell>
              <table:table-cell office:value-type="float" office:value="86.7122196257824">
                <text:p>86.7122196257824</text:p>
              </table:table-cell>
              <table:table-cell office:value-type="float" office:value="82.903156409336">
                <text:p>82.903156409336</text:p>
              </table:table-cell>
              <table:table-cell office:value-type="float" office:value="79.261831568257">
                <text:p>79.261831568257</text:p>
              </table:table-cell>
              <table:table-cell office:value-type="float" office:value="75.780774654015">
                <text:p>75.780774654015</text:p>
              </table:table-cell>
              <table:table-cell office:value-type="float" office:value="72.4528647694502">
                <text:p>72.4528647694502</text:p>
              </table:table-cell>
              <table:table-cell office:value-type="float" office:value="69.2713115561229">
                <text:p>69.2713115561229</text:p>
              </table:table-cell>
              <table:table-cell office:value-type="float" office:value="66.229642516752">
                <text:p>66.229642516752</text:p>
              </table:table-cell>
              <table:table-cell office:value-type="float" office:value="63.3217235589537">
                <text:p>63.3217235589537</text:p>
              </table:table-cell>
              <table:table-cell office:value-type="float" office:value="60.5421320040303">
                <text:p>60.5421320040303</text:p>
              </table:table-cell>
              <table:table-cell office:value-type="float" office:value="57.8896045689247">
                <text:p>57.8896045689247</text:p>
              </table:table-cell>
              <table:table-cell office:value-type="float" office:value="55.3989000747569">
                <text:p>55.3989000747569</text:p>
              </table:table-cell>
              <table:table-cell office:value-type="float" office:value="53.4278005710669">
                <text:p>53.4278005710669</text:p>
              </table:table-cell>
              <table:table-cell office:value-type="float" office:value="55.3073792206864">
                <text:p>55.3073792206864</text:p>
              </table:table-cell>
              <table:table-cell office:value-type="float" office:value="69.3332021202569">
                <text:p>69.3332021202569</text:p>
              </table:table-cell>
              <table:table-cell office:value-type="float" office:value="84.4938239458802">
                <text:p>84.4938239458802</text:p>
              </table:table-cell>
              <table:table-cell office:value-type="float" office:value="96.6062019728382">
                <text:p>96.6062019728382</text:p>
              </table:table-cell>
              <table:table-cell office:value-type="float" office:value="106.104391280392">
                <text:p>106.104391280392</text:p>
              </table:table-cell>
              <table:table-cell office:value-type="float" office:value="113.602999094005">
                <text:p>113.602999094005</text:p>
              </table:table-cell>
              <table:table-cell office:value-type="float" office:value="119.591683860032">
                <text:p>119.591683860032</text:p>
              </table:table-cell>
              <table:table-cell office:value-type="float" office:value="124.442833068659">
                <text:p>124.442833068659</text:p>
              </table:table-cell>
              <table:table-cell office:value-type="float" office:value="128.437990207335">
                <text:p>128.437990207335</text:p>
              </table:table-cell>
              <table:table-cell office:value-type="float" office:value="131.789855458826">
                <text:p>131.789855458826</text:p>
              </table:table-cell>
              <table:table-cell office:value-type="float" office:value="134.659104274415">
                <text:p>134.659104274415</text:p>
              </table:table-cell>
              <table:table-cell office:value-type="float" office:value="137.167125028097">
                <text:p>137.167125028097</text:p>
              </table:table-cell>
              <table:table-cell office:value-type="float" office:value="139.405630387555">
                <text:p>139.405630387555</text:p>
              </table:table-cell>
              <table:table-cell office:value-type="float" office:value="141.443919184103">
                <text:p>141.443919184103</text:p>
              </table:table-cell>
              <table:table-cell office:value-type="float" office:value="143.334363579781">
                <text:p>143.334363579781</text:p>
              </table:table-cell>
              <table:table-cell office:value-type="float" office:value="145.116551593711">
                <text:p>145.116551593711</text:p>
              </table:table-cell>
              <table:table-cell office:value-type="float" office:value="146.820415613855">
                <text:p>146.820415613855</text:p>
              </table:table-cell>
              <table:table-cell office:value-type="float" office:value="148.468596459949">
                <text:p>148.468596459949</text:p>
              </table:table-cell>
              <table:table-cell office:value-type="float" office:value="150.078227150314">
                <text:p>150.078227150314</text:p>
              </table:table-cell>
              <table:table-cell office:value-type="float" office:value="151.662281882939">
                <text:p>151.662281882939</text:p>
              </table:table-cell>
              <table:table-cell office:value-type="float" office:value="153.230594267114">
                <text:p>153.230594267114</text:p>
              </table:table-cell>
              <table:table-cell office:value-type="float" office:value="154.790625776413">
                <text:p>154.790625776413</text:p>
              </table:table-cell>
              <table:table-cell office:value-type="float" office:value="156.348046877669">
                <text:p>156.348046877669</text:p>
              </table:table-cell>
              <table:table-cell office:value-type="float" office:value="157.907175670297">
                <text:p>157.907175670297</text:p>
              </table:table-cell>
              <table:table-cell office:value-type="float" office:value="159.471308909827">
                <text:p>159.471308909827</text:p>
              </table:table-cell>
              <table:table-cell office:value-type="float" office:value="161.042972853224">
                <text:p>161.042972853224</text:p>
              </table:table-cell>
              <table:table-cell office:value-type="float" office:value="162.624111743325">
                <text:p>162.624111743325</text:p>
              </table:table-cell>
              <table:table-cell office:value-type="float" office:value="164.216230701895">
                <text:p>164.216230701895</text:p>
              </table:table-cell>
              <table:table-cell office:value-type="float" office:value="165.820503616403">
                <text:p>165.820503616403</text:p>
              </table:table-cell>
              <table:table-cell office:value-type="float" office:value="167.437854528837">
                <text:p>167.437854528837</text:p>
              </table:table-cell>
              <table:table-cell office:value-type="float" office:value="169.069018914556">
                <text:p>169.069018914556</text:p>
              </table:table-cell>
              <table:table-cell office:value-type="float" office:value="170.714590608617">
                <text:p>170.714590608617</text:p>
              </table:table-cell>
              <table:table-cell office:value-type="float" office:value="172.375056828963">
                <text:p>172.375056828963</text:p>
              </table:table-cell>
              <table:table-cell office:value-type="float" office:value="174.050824178028">
                <text:p>174.050824178028</text:p>
              </table:table-cell>
              <table:table-cell office:value-type="float" office:value="175.742239037445">
                <text:p>175.742239037445</text:p>
              </table:table-cell>
              <table:table-cell office:value-type="float" office:value="177.449602691312">
                <text:p>177.449602691312</text:p>
              </table:table-cell>
              <table:table-cell office:value-type="float" office:value="179.173182783383">
                <text:p>179.173182783383</text:p>
              </table:table-cell>
              <table:table-cell office:value-type="float" office:value="180.913221958949">
                <text:p>180.913221958949</text:p>
              </table:table-cell>
              <table:table-cell office:value-type="float" office:value="182.669944095357">
                <text:p>182.669944095357</text:p>
              </table:table-cell>
              <table:table-cell office:value-type="float" office:value="184.443559546894">
                <text:p>184.443559546894</text:p>
              </table:table-cell>
              <table:table-cell office:value-type="float" office:value="186.234268870366">
                <text:p>186.234268870366</text:p>
              </table:table-cell>
              <table:table-cell office:value-type="float" office:value="188.042265513315">
                <text:p>188.042265513315</text:p>
              </table:table-cell>
              <table:table-cell office:value-type="float" office:value="189.867737939056">
                <text:p>189.867737939056</text:p>
              </table:table-cell>
              <table:table-cell office:value-type="float" office:value="191.710871365205">
                <text:p>191.710871365205</text:p>
              </table:table-cell>
              <table:table-cell office:value-type="float" office:value="193.571849078667">
                <text:p>193.571849078667</text:p>
              </table:table-cell>
              <table:table-cell office:value-type="float" office:value="195.450853032373">
                <text:p>195.450853032373</text:p>
              </table:table-cell>
              <table:table-cell office:value-type="float" office:value="197.348064432143">
                <text:p>197.348064432143</text:p>
              </table:table-cell>
              <table:table-cell office:value-type="float" office:value="199.263664982504">
                <text:p>199.263664982504</text:p>
              </table:table-cell>
              <table:table-cell office:value-type="float" office:value="201.197836854794">
                <text:p>201.197836854794</text:p>
              </table:table-cell>
              <table:table-cell office:value-type="float" office:value="203.150762998061">
                <text:p>203.150762998061</text:p>
              </table:table-cell>
              <table:table-cell office:value-type="float" office:value="205.122627442321">
                <text:p>205.122627442321</text:p>
              </table:table-cell>
              <table:table-cell office:value-type="float" office:value="207.113615471941">
                <text:p>207.113615471941</text:p>
              </table:table-cell>
              <table:table-cell office:value-type="float" office:value="209.123913396211">
                <text:p>209.123913396211</text:p>
              </table:table-cell>
              <table:table-cell office:value-type="float" office:value="211.153709599577">
                <text:p>211.153709599577</text:p>
              </table:table-cell>
              <table:table-cell office:value-type="float" office:value="213.203193282059">
                <text:p>213.203193282059</text:p>
              </table:table-cell>
              <table:table-cell office:value-type="float" office:value="215.272556196583">
                <text:p>215.272556196583</text:p>
              </table:table-cell>
              <table:table-cell office:value-type="float" office:value="217.361990864415">
                <text:p>217.361990864415</text:p>
              </table:table-cell>
              <table:table-cell office:value-type="float" office:value="219.471692275021">
                <text:p>219.471692275021</text:p>
              </table:table-cell>
              <table:table-cell office:value-type="float" office:value="221.601856613344">
                <text:p>221.601856613344</text:p>
              </table:table-cell>
              <table:table-cell office:value-type="float" office:value="223.752682550627">
                <text:p>223.752682550627</text:p>
              </table:table-cell>
              <table:table-cell office:value-type="float" office:value="225.924370405763">
                <text:p>225.924370405763</text:p>
              </table:table-cell>
              <table:table-cell office:value-type="float" office:value="228.117122443546">
                <text:p>228.117122443546</text:p>
              </table:table-cell>
              <table:table-cell office:value-type="float" office:value="230.331142525901">
                <text:p>230.331142525901</text:p>
              </table:table-cell>
              <table:table-cell office:value-type="float" office:value="232.566637073667">
                <text:p>232.566637073667</text:p>
              </table:table-cell>
              <table:table-cell office:value-type="float" office:value="234.823814369896">
                <text:p>234.823814369896</text:p>
              </table:table-cell>
              <table:table-cell office:value-type="float" office:value="237.102884279129">
                <text:p>237.102884279129</text:p>
              </table:table-cell>
              <table:table-cell office:value-type="float" office:value="239.404058893492">
                <text:p>239.404058893492</text:p>
              </table:table-cell>
              <table:table-cell office:value-type="float" office:value="241.727552358561">
                <text:p>241.727552358561</text:p>
              </table:table-cell>
              <table:table-cell office:value-type="float" office:value="244.073580938268">
                <text:p>244.073580938268</text:p>
              </table:table-cell>
              <table:table-cell office:value-type="float" office:value="246.442362875653">
                <text:p>246.442362875653</text:p>
              </table:table-cell>
              <table:table-cell office:value-type="float" office:value="248.834118501379">
                <text:p>248.834118501379</text:p>
              </table:table-cell>
              <table:table-cell office:value-type="float" office:value="251.249070314604">
                <text:p>251.249070314604</text:p>
              </table:table-cell>
              <table:table-cell office:value-type="float" office:value="253.687442835231">
                <text:p>253.687442835231</text:p>
              </table:table-cell>
              <table:table-cell office:value-type="float" office:value="256.14946281727">
                <text:p>256.14946281727</text:p>
              </table:table-cell>
              <table:table-cell office:value-type="float" office:value="258.635359454619">
                <text:p>258.635359454619</text:p>
              </table:table-cell>
              <table:table-cell office:value-type="float" office:value="261.145363902032">
                <text:p>261.145363902032</text:p>
              </table:table-cell>
              <table:table-cell office:value-type="float" office:value="263.679709455528">
                <text:p>263.679709455528</text:p>
              </table:table-cell>
              <table:table-cell office:value-type="float" office:value="266.238631757767">
                <text:p>266.238631757767</text:p>
              </table:table-cell>
              <table:table-cell office:value-type="float" office:value="268.822369158943">
                <text:p>268.822369158943</text:p>
              </table:table-cell>
              <table:table-cell office:value-type="float" office:value="271.431162002866">
                <text:p>271.431162002866</text:p>
              </table:table-cell>
              <table:table-cell office:value-type="float" office:value="274.065252873374">
                <text:p>274.065252873374</text:p>
              </table:table-cell>
              <table:table-cell office:value-type="float" office:value="276.724886695807">
                <text:p>276.724886695807</text:p>
              </table:table-cell>
              <table:table-cell office:value-type="float" office:value="279.410310946912">
                <text:p>279.410310946912</text:p>
              </table:table-cell>
              <table:table-cell office:value-type="float" office:value="282.12177528952">
                <text:p>282.12177528952</text:p>
              </table:table-cell>
              <table:table-cell office:value-type="float" office:value="284.859531686239">
                <text:p>284.859531686239</text:p>
              </table:table-cell>
              <table:table-cell office:value-type="float" office:value="287.623834509399">
                <text:p>287.623834509399</text:p>
              </table:table-cell>
              <table:table-cell office:value-type="float" office:value="290.414940870183">
                <text:p>290.414940870183</text:p>
              </table:table-cell>
              <table:table-cell office:value-type="float" office:value="293.233110102757">
                <text:p>293.233110102757</text:p>
              </table:table-cell>
              <table:table-cell office:value-type="float" office:value="296.078603905187">
                <text:p>296.078603905187</text:p>
              </table:table-cell>
              <table:table-cell office:value-type="float" office:value="298.951686516432">
                <text:p>298.951686516432</text:p>
              </table:table-cell>
              <table:table-cell office:value-type="float" office:value="301.852625400949">
                <text:p>301.852625400949</text:p>
              </table:table-cell>
              <table:table-cell office:value-type="float" office:value="304.781690270122">
                <text:p>304.781690270122</text:p>
              </table:table-cell>
              <table:table-cell office:value-type="float" office:value="307.739153306433">
                <text:p>307.739153306433</text:p>
              </table:table-cell>
              <table:table-cell office:value-type="float" office:value="310.725289305299">
                <text:p>310.725289305299</text:p>
              </table:table-cell>
              <table:table-cell office:value-type="float" office:value="313.740376174357">
                <text:p>313.740376174357</text:p>
              </table:table-cell>
              <table:table-cell office:value-type="float" office:value="316.784694438818">
                <text:p>316.784694438818</text:p>
              </table:table-cell>
              <table:table-cell office:value-type="float" office:value="319.858527189241">
                <text:p>319.858527189241</text:p>
              </table:table-cell>
              <table:table-cell office:value-type="float" office:value="322.962159724915">
                <text:p>322.962159724915</text:p>
              </table:table-cell>
              <table:table-cell office:value-type="float" office:value="326.095880033522">
                <text:p>326.095880033522</text:p>
              </table:table-cell>
              <table:table-cell office:value-type="float" office:value="329.259978903552">
                <text:p>329.259978903552</text:p>
              </table:table-cell>
              <table:table-cell office:value-type="float" office:value="332.454750393112">
                <text:p>332.454750393112</text:p>
              </table:table-cell>
              <table:table-cell office:value-type="float" office:value="335.680491122926">
                <text:p>335.680491122926</text:p>
              </table:table-cell>
              <table:table-cell office:value-type="float" office:value="338.937500734227">
                <text:p>338.937500734227</text:p>
              </table:table-cell>
              <table:table-cell office:value-type="float" office:value="342.226082212114">
                <text:p>342.226082212114</text:p>
              </table:table-cell>
              <table:table-cell office:value-type="float" office:value="345.546541312846">
                <text:p>345.546541312846</text:p>
              </table:table-cell>
              <table:table-cell office:value-type="float" office:value="348.899185017265">
                <text:p>348.899185017265</text:p>
              </table:table-cell>
              <table:table-cell office:value-type="float" office:value="352.284329173235">
                <text:p>352.284329173235</text:p>
              </table:table-cell>
              <table:table-cell office:value-type="float" office:value="355.702283569377">
                <text:p>355.702283569377</text:p>
              </table:table-cell>
              <table:table-cell office:value-type="float" office:value="359.153366802271">
                <text:p>359.153366802271</text:p>
              </table:table-cell>
              <table:table-cell office:value-type="float" office:value="362.637898898302">
                <text:p>362.637898898302</text:p>
              </table:table-cell>
              <table:table-cell office:value-type="float" office:value="366.156203885401">
                <text:p>366.156203885401</text:p>
              </table:table-cell>
              <table:table-cell office:value-type="float" office:value="369.708608961895">
                <text:p>369.708608961895</text:p>
              </table:table-cell>
              <table:table-cell office:value-type="float" office:value="373.295442713543">
                <text:p>373.295442713543</text:p>
              </table:table-cell>
              <table:table-cell office:value-type="float" office:value="376.917039045322">
                <text:p>376.917039045322</text:p>
              </table:table-cell>
              <table:table-cell office:value-type="float" office:value="380.573734036087">
                <text:p>380.573734036087</text:p>
              </table:table-cell>
              <table:table-cell office:value-type="float" office:value="384.265866713785">
                <text:p>384.265866713785</text:p>
              </table:table-cell>
              <table:table-cell office:value-type="float" office:value="387.993779802361">
                <text:p>387.993779802361</text:p>
              </table:table-cell>
              <table:table-cell office:value-type="float" office:value="391.75781905893">
                <text:p>391.75781905893</text:p>
              </table:table-cell>
              <table:table-cell office:value-type="float" office:value="395.558334262185">
                <text:p>395.558334262185</text:p>
              </table:table-cell>
              <table:table-cell office:value-type="float" office:value="399.395678779398">
                <text:p>399.395678779398</text:p>
              </table:table-cell>
              <table:table-cell office:value-type="float" office:value="403.270208326659">
                <text:p>403.270208326659</text:p>
              </table:table-cell>
              <table:table-cell office:value-type="float" office:value="407.182282307088">
                <text:p>407.182282307088</text:p>
              </table:table-cell>
              <table:table-cell office:value-type="float" office:value="411.132263628114">
                <text:p>411.132263628114</text:p>
              </table:table-cell>
              <table:table-cell office:value-type="float" office:value="415.120518836793">
                <text:p>415.120518836793</text:p>
              </table:table-cell>
              <table:table-cell office:value-type="float" office:value="419.147417876862">
                <text:p>419.147417876862</text:p>
              </table:table-cell>
              <table:table-cell office:value-type="float" office:value="423.213334142547">
                <text:p>423.213334142547</text:p>
              </table:table-cell>
              <table:table-cell office:value-type="float" office:value="427.318644887141">
                <text:p>427.318644887141</text:p>
              </table:table-cell>
              <table:table-cell office:value-type="float" office:value="431.463730881789">
                <text:p>431.463730881789</text:p>
              </table:table-cell>
              <table:table-cell office:value-type="float" office:value="435.6489764409">
                <text:p>435.6489764409</text:p>
              </table:table-cell>
              <table:table-cell office:value-type="float" office:value="439.874770004364">
                <text:p>439.874770004364</text:p>
              </table:table-cell>
              <table:table-cell office:value-type="float" office:value="444.14150355402">
                <text:p>444.14150355402</text:p>
              </table:table-cell>
              <table:table-cell office:value-type="float" office:value="448.449572598076">
                <text:p>448.449572598076</text:p>
              </table:table-cell>
              <table:table-cell office:value-type="float" office:value="452.799376289841">
                <text:p>452.799376289841</text:p>
              </table:table-cell>
              <table:table-cell office:value-type="float" office:value="457.191317706602">
                <text:p>457.191317706602</text:p>
              </table:table-cell>
              <table:table-cell office:value-type="float" office:value="461.625804690817">
                <text:p>461.625804690817</text:p>
              </table:table-cell>
              <table:table-cell office:value-type="float" office:value="466.103248368267">
                <text:p>466.103248368267</text:p>
              </table:table-cell>
              <table:table-cell office:value-type="float" office:value="470.62406360035">
                <text:p>470.62406360035</text:p>
              </table:table-cell>
              <table:table-cell office:value-type="float" office:value="475.188669058672">
                <text:p>475.188669058672</text:p>
              </table:table-cell>
              <table:table-cell office:value-type="float" office:value="479.797487849635">
                <text:p>479.797487849635</text:p>
              </table:table-cell>
              <table:table-cell office:value-type="float" office:value="484.450947590782">
                <text:p>484.450947590782</text:p>
              </table:table-cell>
              <table:table-cell office:value-type="float" office:value="489.149479361145">
                <text:p>489.149479361145</text:p>
              </table:table-cell>
              <table:table-cell office:value-type="float" office:value="493.893518206795">
                <text:p>493.893518206795</text:p>
              </table:table-cell>
              <table:table-cell office:value-type="float" office:value="498.683503186201">
                <text:p>498.683503186201</text:p>
              </table:table-cell>
              <table:table-cell office:value-type="float" office:value="503.519878511701">
                <text:p>503.519878511701</text:p>
              </table:table-cell>
              <table:table-cell office:value-type="float" office:value="508.403092475724">
                <text:p>508.403092475724</text:p>
              </table:table-cell>
              <table:table-cell office:value-type="float" office:value="513.333597197017">
                <text:p>513.333597197017</text:p>
              </table:table-cell>
              <table:table-cell office:value-type="float" office:value="518.311848949168">
                <text:p>518.311848949168</text:p>
              </table:table-cell>
              <table:table-cell office:value-type="float" office:value="523.338307965803">
                <text:p>523.338307965803</text:p>
              </table:table-cell>
              <table:table-cell office:value-type="float" office:value="528.41344183624">
                <text:p>528.41344183624</text:p>
              </table:table-cell>
              <table:table-cell office:value-type="float" office:value="533.537719608535">
                <text:p>533.537719608535</text:p>
              </table:table-cell>
              <table:table-cell office:value-type="float" office:value="538.711615765811">
                <text:p>538.711615765811</text:p>
              </table:table-cell>
              <table:table-cell office:value-type="float" office:value="543.935609060974">
                <text:p>543.935609060974</text:p>
              </table:table-cell>
              <table:table-cell office:value-type="float" office:value="549.21018311001">
                <text:p>549.21018311001</text:p>
              </table:table-cell>
              <table:table-cell office:value-type="float" office:value="554.535826801874">
                <text:p>554.535826801874</text:p>
              </table:table-cell>
              <table:table-cell office:value-type="float" office:value="559.913033062251">
                <text:p>559.913033062251</text:p>
              </table:table-cell>
              <table:table-cell office:value-type="float" office:value="565.342299507405">
                <text:p>565.342299507405</text:p>
              </table:table-cell>
              <table:table-cell office:value-type="float" office:value="570.824128525286">
                <text:p>570.824128525286</text:p>
              </table:table-cell>
              <table:table-cell office:value-type="float" office:value="576.359027343898">
                <text:p>576.359027343898</text:p>
              </table:table-cell>
              <table:table-cell office:value-type="float" office:value="581.947507749853">
                <text:p>581.947507749853</text:p>
              </table:table-cell>
              <table:table-cell office:value-type="float" office:value="587.590085033337">
                <text:p>587.590085033337</text:p>
              </table:table-cell>
              <table:table-cell office:value-type="float" office:value="593.28728151212">
                <text:p>593.28728151212</text:p>
              </table:table-cell>
              <table:table-cell office:value-type="float" office:value="599.039626678032">
                <text:p>599.039626678032</text:p>
              </table:table-cell>
              <table:table-cell office:value-type="float" office:value="604.847651887235">
                <text:p>604.847651887235</text:p>
              </table:table-cell>
              <table:table-cell office:value-type="float" office:value="610.711893561407">
                <text:p>610.711893561407</text:p>
              </table:table-cell>
              <table:table-cell office:value-type="float" office:value="616.632893451875">
                <text:p>616.632893451875</text:p>
              </table:table-cell>
              <table:table-cell office:value-type="float" office:value="622.611199958749">
                <text:p>622.611199958749</text:p>
              </table:table-cell>
              <table:table-cell office:value-type="float" office:value="628.647366142271">
                <text:p>628.647366142271</text:p>
              </table:table-cell>
              <table:table-cell office:value-type="float" office:value="634.741949358379">
                <text:p>634.741949358379</text:p>
              </table:table-cell>
              <table:table-cell office:value-type="float" office:value="640.895512761491">
                <text:p>640.895512761491</text:p>
              </table:table-cell>
              <table:table-cell office:value-type="float" office:value="647.108625262456">
                <text:p>647.108625262456</text:p>
              </table:table-cell>
              <table:table-cell office:value-type="float" office:value="653.381861284347">
                <text:p>653.381861284347</text:p>
              </table:table-cell>
              <table:table-cell office:value-type="float" office:value="659.715800381434">
                <text:p>659.715800381434</text:p>
              </table:table-cell>
              <table:table-cell office:value-type="float" office:value="666.111027369475">
                <text:p>666.111027369475</text:p>
              </table:table-cell>
              <table:table-cell office:value-type="float" office:value="672.568134087541">
                <text:p>672.568134087541</text:p>
              </table:table-cell>
              <table:table-cell office:value-type="float" office:value="679.08771665474">
                <text:p>679.08771665474</text:p>
              </table:table-cell>
              <table:table-cell office:value-type="float" office:value="685.670377164428">
                <text:p>685.670377164428</text:p>
              </table:table-cell>
              <table:table-cell office:value-type="float" office:value="692.316724042409">
                <text:p>692.316724042409</text:p>
              </table:table-cell>
              <table:table-cell office:value-type="float" office:value="699.027369740327">
                <text:p>699.027369740327</text:p>
              </table:table-cell>
              <table:table-cell office:value-type="float" office:value="705.802935274948">
                <text:p>705.802935274948</text:p>
              </table:table-cell>
              <table:table-cell office:value-type="float" office:value="712.644044873815">
                <text:p>712.644044873815</text:p>
              </table:table-cell>
              <table:table-cell office:value-type="float" office:value="719.551330656359">
                <text:p>719.551330656359</text:p>
              </table:table-cell>
              <table:table-cell office:value-type="float" office:value="726.525429556754">
                <text:p>726.525429556754</text:p>
              </table:table-cell>
              <table:table-cell office:value-type="float" office:value="733.56698549764">
                <text:p>733.56698549764</text:p>
              </table:table-cell>
              <table:table-cell office:value-type="float" office:value="740.676647960474">
                <text:p>740.676647960474</text:p>
              </table:table-cell>
              <table:table-cell office:value-type="float" office:value="747.855073439402">
                <text:p>747.855073439402</text:p>
              </table:table-cell>
              <table:table-cell office:value-type="float" office:value="755.102923085369">
                <text:p>755.102923085369</text:p>
              </table:table-cell>
              <table:table-cell office:value-type="float" office:value="762.420866477981">
                <text:p>762.420866477981</text:p>
              </table:table-cell>
              <table:table-cell office:value-type="float" office:value="769.809580271846">
                <text:p>769.809580271846</text:p>
              </table:table-cell>
              <table:table-cell office:value-type="float" office:value="777.269745156299">
                <text:p>777.269745156299</text:p>
              </table:table-cell>
              <table:table-cell office:value-type="float" office:value="784.802048510601">
                <text:p>784.802048510601</text:p>
              </table:table-cell>
              <table:table-cell office:value-type="float" office:value="792.407184596383">
                <text:p>792.407184596383</text:p>
              </table:table-cell>
              <table:table-cell office:value-type="float" office:value="800.085854563018">
                <text:p>800.085854563018</text:p>
              </table:table-cell>
              <table:table-cell office:value-type="float" office:value="807.838766486608">
                <text:p>807.838766486608</text:p>
              </table:table-cell>
              <table:table-cell office:value-type="float" office:value="815.666634758485">
                <text:p>815.666634758485</text:p>
              </table:table-cell>
              <table:table-cell office:value-type="float" office:value="823.57018047461">
                <text:p>823.57018047461</text:p>
              </table:table-cell>
              <table:table-cell office:value-type="float" office:value="831.550132450819">
                <text:p>831.550132450819</text:p>
              </table:table-cell>
              <table:table-cell office:value-type="float" office:value="839.607225599379">
                <text:p>839.607225599379</text:p>
              </table:table-cell>
              <table:table-cell office:value-type="float" office:value="847.742201890613">
                <text:p>847.742201890613</text:p>
              </table:table-cell>
              <table:table-cell office:value-type="float" office:value="855.955811180639">
                <text:p>855.955811180639</text:p>
              </table:table-cell>
              <table:table-cell office:value-type="float" office:value="864.248810110447">
                <text:p>864.248810110447</text:p>
              </table:table-cell>
              <table:table-cell office:value-type="float" office:value="872.621962107739">
                <text:p>872.621962107739</text:p>
              </table:table-cell>
              <table:table-cell office:value-type="float" office:value="881.076037755444">
                <text:p>881.076037755444</text:p>
              </table:table-cell>
              <table:table-cell office:value-type="float" office:value="889.611814871286">
                <text:p>889.611814871286</text:p>
              </table:table-cell>
              <table:table-cell office:value-type="float" office:value="898.230078587351">
                <text:p>898.230078587351</text:p>
              </table:table-cell>
              <table:table-cell office:value-type="float" office:value="906.931621736847">
                <text:p>906.931621736847</text:p>
              </table:table-cell>
              <table:table-cell office:value-type="float" office:value="915.717245426206">
                <text:p>915.717245426206</text:p>
              </table:table-cell>
              <table:table-cell office:value-type="float" office:value="924.587757976834">
                <text:p>924.587757976834</text:p>
              </table:table-cell>
              <table:table-cell office:value-type="float" office:value="933.543975472849">
                <text:p>933.543975472849</text:p>
              </table:table-cell>
              <table:table-cell office:value-type="float" office:value="942.586721887153">
                <text:p>942.586721887153</text:p>
              </table:table-cell>
              <table:table-cell office:value-type="float" office:value="951.716829175057">
                <text:p>951.716829175057</text:p>
              </table:table-cell>
              <table:table-cell office:value-type="float" office:value="960.935137342852">
                <text:p>960.935137342852</text:p>
              </table:table-cell>
              <table:table-cell office:value-type="float" office:value="970.242493447155">
                <text:p>970.242493447155</text:p>
              </table:table-cell>
              <table:table-cell office:value-type="float" office:value="979.63975262939">
                <text:p>979.63975262939</text:p>
              </table:table-cell>
              <table:table-cell office:value-type="float" office:value="989.127778565677">
                <text:p>989.127778565677</text:p>
              </table:table-cell>
              <table:table-cell office:value-type="float" office:value="998.707443143256">
                <text:p>998.707443143256</text:p>
              </table:table-cell>
              <table:table-cell office:value-type="float" office:value="1008.37962653417">
                <text:p>1008.37962653417</text:p>
              </table:table-cell>
              <table:table-cell office:value-type="float" office:value="1018.14521726898">
                <text:p>1018.14521726898</text:p>
              </table:table-cell>
              <table:table-cell office:value-type="float" office:value="1028.00511231062">
                <text:p>1028.00511231062</text:p>
              </table:table-cell>
              <table:table-cell office:value-type="float" office:value="1037.96021712872">
                <text:p>1037.96021712872</text:p>
              </table:table-cell>
              <table:table-cell office:value-type="float" office:value="1048.01144577222">
                <text:p>1048.01144577222</text:p>
              </table:table-cell>
              <table:table-cell office:value-type="float" office:value="1058.15972094339">
                <text:p>1058.15972094339</text:p>
              </table:table-cell>
              <table:table-cell office:value-type="float" office:value="1068.40597407165">
                <text:p>1068.40597407165</text:p>
              </table:table-cell>
              <table:table-cell office:value-type="float" office:value="1078.75114538727">
                <text:p>1078.75114538727</text:p>
              </table:table-cell>
              <table:table-cell office:value-type="float" office:value="1089.19618399579">
                <text:p>1089.19618399579</text:p>
              </table:table-cell>
              <table:table-cell office:value-type="float" office:value="1099.74204796112">
                <text:p>1099.74204796112</text:p>
              </table:table-cell>
              <table:table-cell office:value-type="float" office:value="1110.38970435385">
                <text:p>1110.38970435385</text:p>
              </table:table-cell>
              <table:table-cell office:value-type="float" office:value="1121.14012934667">
                <text:p>1121.14012934667</text:p>
              </table:table-cell>
              <table:table-cell office:value-type="float" office:value="1131.99430828192">
                <text:p>1131.99430828192</text:p>
              </table:table-cell>
              <table:table-cell office:value-type="float" office:value="1142.95323574534">
                <text:p>1142.95323574534</text:p>
              </table:table-cell>
              <table:table-cell office:value-type="float" office:value="1154.01791563977">
                <text:p>1154.01791563977</text:p>
              </table:table-cell>
              <table:table-cell office:value-type="float" office:value="1165.1893615132">
                <text:p>1165.1893615132</text:p>
              </table:table-cell>
              <table:table-cell office:value-type="float" office:value="1176.46859970061">
                <text:p>1176.46859970061</text:p>
              </table:table-cell>
              <table:table-cell office:value-type="float" office:value="1187.85666166005">
                <text:p>1187.85666166005</text:p>
              </table:table-cell>
              <table:table-cell office:value-type="float" office:value="1199.35459034691">
                <text:p>1199.35459034691</text:p>
              </table:table-cell>
              <table:table-cell office:value-type="float" office:value="1210.96343859209">
                <text:p>1210.96343859209</text:p>
              </table:table-cell>
              <table:table-cell office:value-type="float" office:value="1222.68426919012">
                <text:p>1222.68426919012</text:p>
              </table:table-cell>
              <table:table-cell office:value-type="float" office:value="1234.51815508306">
                <text:p>1234.51815508306</text:p>
              </table:table-cell>
              <table:table-cell office:value-type="float" office:value="1246.4661793439">
                <text:p>1246.4661793439</text:p>
              </table:table-cell>
              <table:table-cell office:value-type="float" office:value="1258.52943518394">
                <text:p>1258.52943518394</text:p>
              </table:table-cell>
              <table:table-cell office:value-type="float" office:value="1270.70902619256">
                <text:p>1270.70902619256</text:p>
              </table:table-cell>
              <table:table-cell office:value-type="float" office:value="1283.0060663737">
                <text:p>1283.0060663737</text:p>
              </table:table-cell>
              <table:table-cell office:value-type="float" office:value="1295.42168022231">
                <text:p>1295.42168022231</text:p>
              </table:table-cell>
              <table:table-cell office:value-type="float" office:value="1307.95700207531">
                <text:p>1307.95700207531</text:p>
              </table:table-cell>
              <table:table-cell office:value-type="float" office:value="1320.6131778999">
                <text:p>1320.6131778999</text:p>
              </table:table-cell>
              <table:table-cell office:value-type="float" office:value="1333.39136403907">
                <text:p>1333.39136403907</text:p>
              </table:table-cell>
              <table:table-cell office:value-type="float" office:value="1346.29272765688">
                <text:p>1346.29272765688</text:p>
              </table:table-cell>
              <table:table-cell office:value-type="float" office:value="1359.31844682441">
                <text:p>1359.31844682441</text:p>
              </table:table-cell>
              <table:table-cell office:value-type="float" office:value="1372.46971131911">
                <text:p>1372.46971131911</text:p>
              </table:table-cell>
              <table:table-cell office:value-type="float" office:value="1385.7477221873">
                <text:p>1385.7477221873</text:p>
              </table:table-cell>
              <table:table-cell office:value-type="float" office:value="1399.15369064946">
                <text:p>1399.15369064946</text:p>
              </table:table-cell>
              <table:table-cell office:value-type="float" office:value="1412.68883977055">
                <text:p>1412.68883977055</text:p>
              </table:table-cell>
              <table:table-cell office:value-type="float" office:value="1426.35440404079">
                <text:p>1426.35440404079</text:p>
              </table:table-cell>
              <table:table-cell office:value-type="float" office:value="1440.1516294681">
                <text:p>1440.1516294681</text:p>
              </table:table-cell>
              <table:table-cell office:value-type="float" office:value="1454.08177673019">
                <text:p>1454.08177673019</text:p>
              </table:table-cell>
              <table:table-cell office:value-type="float" office:value="1468.14611460559">
                <text:p>1468.14611460559</text:p>
              </table:table-cell>
              <table:table-cell office:value-type="float" office:value="1482.34592497051">
                <text:p>1482.34592497051</text:p>
              </table:table-cell>
              <table:table-cell office:value-type="float" office:value="1496.68250184926">
                <text:p>1496.68250184926</text:p>
              </table:table-cell>
              <table:table-cell office:value-type="float" office:value="1511.15715141691">
                <text:p>1511.15715141691</text:p>
              </table:table-cell>
              <table:table-cell office:value-type="float" office:value="1525.77119231487">
                <text:p>1525.77119231487</text:p>
              </table:table-cell>
              <table:table-cell office:value-type="float" office:value="1540.52595570125">
                <text:p>1540.52595570125</text:p>
              </table:table-cell>
              <table:table-cell office:value-type="float" office:value="1555.42278478023">
                <text:p>1555.42278478023</text:p>
              </table:table-cell>
              <table:table-cell office:value-type="float" office:value="1570.46303555269">
                <text:p>1570.46303555269</text:p>
              </table:table-cell>
              <table:table-cell office:value-type="float" office:value="1585.6480767245">
                <text:p>1585.6480767245</text:p>
              </table:table-cell>
              <table:table-cell office:value-type="float" office:value="1600.97928981349">
                <text:p>1600.97928981349</text:p>
              </table:table-cell>
              <table:table-cell office:value-type="float" office:value="1616.45806832151">
                <text:p>1616.45806832151</text:p>
              </table:table-cell>
              <table:table-cell office:value-type="float" office:value="1632.0858197671">
                <text:p>1632.0858197671</text:p>
              </table:table-cell>
              <table:table-cell office:value-type="float" office:value="1647.86396454252">
                <text:p>1647.86396454252</text:p>
              </table:table-cell>
              <table:table-cell office:value-type="float" office:value="1663.79393614312">
                <text:p>1663.79393614312</text:p>
              </table:table-cell>
              <table:table-cell office:value-type="float" office:value="1679.87718135385">
                <text:p>1679.87718135385</text:p>
              </table:table-cell>
              <table:table-cell office:value-type="float" office:value="1696.11516097665">
                <text:p>1696.11516097665</text:p>
              </table:table-cell>
              <table:table-cell office:value-type="float" office:value="1712.50935018415">
                <text:p>1712.50935018415</text:p>
              </table:table-cell>
              <table:table-cell office:value-type="float" office:value="1729.06123599236">
                <text:p>1729.06123599236</text:p>
              </table:table-cell>
              <table:table-cell office:value-type="float" office:value="1745.77232000335">
                <text:p>1745.77232000335</text:p>
              </table:table-cell>
              <table:table-cell office:value-type="float" office:value="1762.64411773445">
                <text:p>1762.64411773445</text:p>
              </table:table-cell>
              <table:table-cell office:value-type="float" office:value="1779.67815872938">
                <text:p>1779.67815872938</text:p>
              </table:table-cell>
              <table:table-cell office:value-type="float" office:value="1796.87599010082">
                <text:p>1796.87599010082</text:p>
              </table:table-cell>
              <table:table-cell office:value-type="float" office:value="1814.23917004245">
                <text:p>1814.23917004245</text:p>
              </table:table-cell>
              <table:table-cell office:value-type="float" office:value="1831.7692714669">
                <text:p>1831.7692714669</text:p>
              </table:table-cell>
              <table:table-cell office:value-type="float" office:value="1849.46788250293">
                <text:p>1849.46788250293</text:p>
              </table:table-cell>
              <table:table-cell office:value-type="float" office:value="1867.33660609291">
                <text:p>1867.33660609291</text:p>
              </table:table-cell>
              <table:table-cell office:value-type="float" office:value="1885.37706021089">
                <text:p>1885.37706021089</text:p>
              </table:table-cell>
              <table:table-cell office:value-type="float" office:value="1903.59087811443">
                <text:p>1903.59087811443</text:p>
              </table:table-cell>
              <table:table-cell office:value-type="float" office:value="1921.97970789512">
                <text:p>1921.97970789512</text:p>
              </table:table-cell>
              <table:table-cell office:value-type="float" office:value="1940.54521314245">
                <text:p>1940.54521314245</text:p>
              </table:table-cell>
              <table:table-cell office:value-type="float" office:value="1959.28907291904">
                <text:p>1959.28907291904</text:p>
              </table:table-cell>
              <table:table-cell office:value-type="float" office:value="1978.21298188995">
                <text:p>1978.21298188995</text:p>
              </table:table-cell>
              <table:table-cell office:value-type="float" office:value="1997.31864879467">
                <text:p>1997.31864879467</text:p>
              </table:table-cell>
              <table:table-cell office:value-type="float" office:value="2016.6077994969">
                <text:p>2016.6077994969</text:p>
              </table:table-cell>
              <table:table-cell office:value-type="float" office:value="2036.08217601382">
                <text:p>2036.08217601382</text:p>
              </table:table-cell>
              <table:table-cell office:value-type="float" office:value="2055.74353598418">
                <text:p>2055.74353598418</text:p>
              </table:table-cell>
              <table:table-cell office:value-type="float" office:value="2075.59365317166">
                <text:p>2075.59365317166</text:p>
              </table:table-cell>
              <table:table-cell office:value-type="float" office:value="2095.63431803952">
                <text:p>2095.63431803952</text:p>
              </table:table-cell>
              <table:table-cell office:value-type="float" office:value="2115.86733921676">
                <text:p>2115.86733921676</text:p>
              </table:table-cell>
              <table:table-cell office:value-type="float" office:value="2136.2945390893">
                <text:p>2136.2945390893</text:p>
              </table:table-cell>
              <table:table-cell office:value-type="float" office:value="2156.91775789174">
                <text:p>2156.91775789174</text:p>
              </table:table-cell>
              <table:table-cell office:value-type="float" office:value="2177.73885272285">
                <text:p>2177.73885272285</text:p>
              </table:table-cell>
              <table:table-cell office:value-type="float" office:value="2198.75969767628">
                <text:p>2198.75969767628</text:p>
              </table:table-cell>
              <table:table-cell office:value-type="float" office:value="2219.98218800553">
                <text:p>2219.98218800553</text:p>
              </table:table-cell>
              <table:table-cell office:value-type="float" office:value="2241.40823392363">
                <text:p>2241.40823392363</text:p>
              </table:table-cell>
              <table:table-cell office:value-type="float" office:value="2263.03976165526">
                <text:p>2263.03976165526</text:p>
              </table:table-cell>
              <table:table-cell office:value-type="float" office:value="2284.87871655837">
                <text:p>2284.87871655837</text:p>
              </table:table-cell>
              <table:table-cell office:value-type="float" office:value="2306.92706197821">
                <text:p>2306.92706197821</text:p>
              </table:table-cell>
              <table:table-cell office:value-type="float" office:value="2329.18677943163">
                <text:p>2329.18677943163</text:p>
              </table:table-cell>
              <table:table-cell office:value-type="float" office:value="2351.65986893687">
                <text:p>2351.65986893687</text:p>
              </table:table-cell>
              <table:table-cell office:value-type="float" office:value="2374.34834868082">
                <text:p>2374.34834868082</text:p>
              </table:table-cell>
              <table:table-cell office:value-type="float" office:value="2397.25425558382">
                <text:p>2397.25425558382</text:p>
              </table:table-cell>
              <table:table-cell office:value-type="float" office:value="2420.37964534331">
                <text:p>2420.37964534331</text:p>
              </table:table-cell>
              <table:table-cell office:value-type="float" office:value="2443.72659259015">
                <text:p>2443.72659259015</text:p>
              </table:table-cell>
              <table:table-cell office:value-type="float" office:value="2467.29718852529">
                <text:p>2467.29718852529</text:p>
              </table:table-cell>
              <table:table-cell office:value-type="float" office:value="2491.093544438">
                <text:p>2491.093544438</text:p>
              </table:table-cell>
              <table:table-cell office:value-type="float" office:value="2515.1177926231">
                <text:p>2515.1177926231</text:p>
              </table:table-cell>
              <table:table-cell office:value-type="float" office:value="2539.37208361884">
                <text:p>2539.37208361884</text:p>
              </table:table-cell>
              <table:table-cell office:value-type="float" office:value="2563.85858743899">
                <text:p>2563.85858743899</text:p>
              </table:table-cell>
              <table:table-cell office:value-type="float" office:value="2588.57949389848">
                <text:p>2588.57949389848</text:p>
              </table:table-cell>
              <table:table-cell office:value-type="float" office:value="2613.53701541805">
                <text:p>2613.53701541805</text:p>
              </table:table-cell>
              <table:table-cell office:value-type="float" office:value="2638.73338055317">
                <text:p>2638.73338055317</text:p>
              </table:table-cell>
              <table:table-cell office:value-type="float" office:value="2664.1708394868">
                <text:p>2664.1708394868</text:p>
              </table:table-cell>
              <table:table-cell office:value-type="float" office:value="2689.85166273107">
                <text:p>2689.85166273107</text:p>
              </table:table-cell>
              <table:table-cell office:value-type="float" office:value="2715.77814127818">
                <text:p>2715.77814127818</text:p>
              </table:table-cell>
              <table:table-cell office:value-type="float" office:value="2741.95259134756">
                <text:p>2741.95259134756</text:p>
              </table:table-cell>
              <table:table-cell office:value-type="float" office:value="2768.37734975161">
                <text:p>2768.37734975161</text:p>
              </table:table-cell>
              <table:table-cell office:value-type="float" office:value="2795.05476962108">
                <text:p>2795.05476962108</text:p>
              </table:table-cell>
              <table:table-cell office:value-type="float" office:value="2821.98722826585">
                <text:p>2821.98722826585</text:p>
              </table:table-cell>
              <table:table-cell office:value-type="float" office:value="2849.17712473177">
                <text:p>2849.17712473177</text:p>
              </table:table-cell>
              <table:table-cell office:value-type="float" office:value="2876.62687998936">
                <text:p>2876.62687998936</text:p>
              </table:table-cell>
              <table:table-cell office:value-type="float" office:value="2904.33893723441">
                <text:p>2904.33893723441</text:p>
              </table:table-cell>
              <table:table-cell office:value-type="float" office:value="2932.31576181912">
                <text:p>2932.31576181912</text:p>
              </table:table-cell>
              <table:table-cell office:value-type="float" office:value="2960.55984164183">
                <text:p>2960.55984164183</text:p>
              </table:table-cell>
              <table:table-cell office:value-type="float" office:value="2989.07368728133">
                <text:p>2989.07368728133</text:p>
              </table:table-cell>
              <table:table-cell office:value-type="float" office:value="3017.85983218506">
                <text:p>3017.85983218506</text:p>
              </table:table-cell>
              <table:table-cell office:value-type="float" office:value="3046.9208294766">
                <text:p>3046.9208294766</text:p>
              </table:table-cell>
              <table:table-cell office:value-type="float" office:value="3076.25925439221">
                <text:p>3076.25925439221</text:p>
              </table:table-cell>
              <table:table-cell office:value-type="float" office:value="3105.87771058878">
                <text:p>3105.87771058878</text:p>
              </table:table-cell>
              <table:table-cell office:value-type="float" office:value="3135.77882241194">
                <text:p>3135.77882241194</text:p>
              </table:table-cell>
              <table:table-cell office:value-type="float" office:value="3165.96523758763">
                <text:p>3165.96523758763</text:p>
              </table:table-cell>
              <table:table-cell office:value-type="float" office:value="3196.43962737861">
                <text:p>3196.43962737861</text:p>
              </table:table-cell>
              <table:table-cell office:value-type="float" office:value="3227.20469021655">
                <text:p>3227.20469021655</text:p>
              </table:table-cell>
              <table:table-cell office:value-type="float" office:value="3258.26314435406">
                <text:p>3258.26314435406</text:p>
              </table:table-cell>
              <table:table-cell office:value-type="float" office:value="3289.61773345004">
                <text:p>3289.61773345004</text:p>
              </table:table-cell>
              <table:table-cell office:value-type="float" office:value="3321.27122565466">
                <text:p>3321.27122565466</text:p>
              </table:table-cell>
              <table:table-cell office:value-type="float" office:value="3353.22641363401">
                <text:p>3353.22641363401</text:p>
              </table:table-cell>
              <table:table-cell office:value-type="float" office:value="3385.48611990335">
                <text:p>3385.48611990335</text:p>
              </table:table-cell>
              <table:table-cell office:value-type="float" office:value="3418.05319614769">
                <text:p>3418.05319614769</text:p>
              </table:table-cell>
              <table:table-cell office:value-type="float" office:value="3450.93050822981">
                <text:p>3450.93050822981</text:p>
              </table:table-cell>
              <table:table-cell office:value-type="float" office:value="3484.12095302075">
                <text:p>3484.12095302075</text:p>
              </table:table-cell>
              <table:table-cell office:value-type="float" office:value="3517.62745353987">
                <text:p>3517.62745353987</text:p>
              </table:table-cell>
              <table:table-cell office:value-type="float" office:value="3551.45295918322">
                <text:p>3551.45295918322</text:p>
              </table:table-cell>
              <table:table-cell office:value-type="float" office:value="3585.60044145823">
                <text:p>3585.60044145823</text:p>
              </table:table-cell>
              <table:table-cell office:value-type="float" office:value="3620.07290337417">
                <text:p>3620.07290337417</text:p>
              </table:table-cell>
              <table:table-cell office:value-type="float" office:value="3654.87337387561">
                <text:p>3654.87337387561</text:p>
              </table:table-cell>
              <table:table-cell office:value-type="float" office:value="3690.00490849159">
                <text:p>3690.00490849159</text:p>
              </table:table-cell>
              <table:table-cell office:value-type="float" office:value="3725.47058999073">
                <text:p>3725.47058999073</text:p>
              </table:table-cell>
              <table:table-cell office:value-type="float" office:value="3761.2735270561">
                <text:p>3761.2735270561</text:p>
              </table:table-cell>
              <table:table-cell office:value-type="float" office:value="3797.41685367361">
                <text:p>3797.41685367361</text:p>
              </table:table-cell>
            </table:table-row>
            <table:table-row>
              <table:table-cell office:value-type="string">
                <text:p>Infected</text:p>
                <draw:g>
                  <svg:desc>'South Korea_coronavirus'.A4:'South Korea_coronavirus'.A4</svg:desc>
                </draw:g>
              </table:table-cell>
              <table:table-cell office:value-type="float" office:value="0">
                <text:p>0</text:p>
                <draw:g>
                  <svg:desc>'South Korea_coronavirus'.B4:'South Korea_coronavirus'.SG4</svg:desc>
                </draw:g>
              </table:table-cell>
              <table:table-cell office:value-type="float" office:value="0.176459794387502">
                <text:p>0.176459794387502</text:p>
              </table:table-cell>
              <table:table-cell office:value-type="float" office:value="0.317772345366502">
                <text:p>0.317772345366502</text:p>
              </table:table-cell>
              <table:table-cell office:value-type="float" office:value="0.437682253178249">
                <text:p>0.437682253178249</text:p>
              </table:table-cell>
              <table:table-cell office:value-type="float" office:value="0.545853146090463">
                <text:p>0.545853146090463</text:p>
              </table:table-cell>
              <table:table-cell office:value-type="float" office:value="0.649205878061498">
                <text:p>0.649205878061498</text:p>
              </table:table-cell>
              <table:table-cell office:value-type="float" office:value="0.75283420136773">
                <text:p>0.75283420136773</text:p>
              </table:table-cell>
              <table:table-cell office:value-type="float" office:value="0.860633138343531">
                <text:p>0.860633138343531</text:p>
              </table:table-cell>
              <table:table-cell office:value-type="float" office:value="0.975732442995515">
                <text:p>0.975732442995515</text:p>
              </table:table-cell>
              <table:table-cell office:value-type="float" office:value="1.10079787327486">
                <text:p>1.10079787327486</text:p>
              </table:table-cell>
              <table:table-cell office:value-type="float" office:value="1.2382432372689">
                <text:p>1.2382432372689</text:p>
              </table:table-cell>
              <table:table-cell office:value-type="float" office:value="1.3903824387357">
                <text:p>1.3903824387357</text:p>
              </table:table-cell>
              <table:table-cell office:value-type="float" office:value="1.55954163153438">
                <text:p>1.55954163153438</text:p>
              </table:table-cell>
              <table:table-cell office:value-type="float" office:value="1.74814521630474">
                <text:p>1.74814521630474</text:p>
              </table:table-cell>
              <table:table-cell office:value-type="float" office:value="1.95878517150746">
                <text:p>1.95878517150746</text:p>
              </table:table-cell>
              <table:table-cell office:value-type="float" office:value="2.19428032556462">
                <text:p>2.19428032556462</text:p>
              </table:table-cell>
              <table:table-cell office:value-type="float" office:value="2.45773023808097">
                <text:p>2.45773023808097</text:p>
              </table:table-cell>
              <table:table-cell office:value-type="float" office:value="2.75256701261781">
                <text:p>2.75256701261781</text:p>
              </table:table-cell>
              <table:table-cell office:value-type="float" office:value="3.08260751794995">
                <text:p>3.08260751794995</text:p>
              </table:table-cell>
              <table:table-cell office:value-type="float" office:value="3.45210792261031">
                <text:p>3.45210792261031</text:p>
              </table:table-cell>
              <table:table-cell office:value-type="float" office:value="3.86582206372487">
                <text:p>3.86582206372487</text:p>
              </table:table-cell>
              <table:table-cell office:value-type="float" office:value="4.32906497963501">
                <text:p>4.32906497963501</text:p>
              </table:table-cell>
              <table:table-cell office:value-type="float" office:value="4.8477828096211">
                <text:p>4.8477828096211</text:p>
              </table:table-cell>
              <table:table-cell office:value-type="float" office:value="5.42863025605023">
                <text:p>5.42863025605023</text:p>
              </table:table-cell>
              <table:table-cell office:value-type="float" office:value="6.07905662783691">
                <text:p>6.07905662783691</text:p>
              </table:table-cell>
              <table:table-cell office:value-type="float" office:value="6.80740195004387">
                <text:p>6.80740195004387</text:p>
              </table:table-cell>
              <table:table-cell office:value-type="float" office:value="7.62300426838252">
                <text:p>7.62300426838252</text:p>
              </table:table-cell>
              <table:table-cell office:value-type="float" office:value="8.53631956313337">
                <text:p>8.53631956313337</text:p>
              </table:table-cell>
              <table:table-cell office:value-type="float" office:value="9.55905577843961">
                <text:p>9.55905577843961</text:p>
              </table:table-cell>
              <table:table-cell office:value-type="float" office:value="10.7043235663995">
                <text:p>10.7043235663995</text:p>
              </table:table-cell>
              <table:table-cell office:value-type="float" office:value="11.986803893895">
                <text:p>11.986803893895</text:p>
              </table:table-cell>
              <table:table-cell office:value-type="float" office:value="13.422936412643">
                <text:p>13.422936412643</text:p>
              </table:table-cell>
              <table:table-cell office:value-type="float" office:value="15.0311303257238">
                <text:p>15.0311303257238</text:p>
              </table:table-cell>
              <table:table-cell office:value-type="float" office:value="16.8320003286857">
                <text:p>16.8320003286857</text:p>
              </table:table-cell>
              <table:table-cell office:value-type="float" office:value="18.8486308886643">
                <text:p>18.8486308886643</text:p>
              </table:table-cell>
              <table:table-cell office:value-type="float" office:value="21.1068720600899">
                <text:p>21.1068720600899</text:p>
              </table:table-cell>
              <table:table-cell office:value-type="float" office:value="23.6356710972674">
                <text:p>23.6356710972674</text:p>
              </table:table-cell>
              <table:table-cell office:value-type="float" office:value="26.4674433010144">
                <text:p>26.4674433010144</text:p>
              </table:table-cell>
              <table:table-cell office:value-type="float" office:value="29.6384875340754">
                <text:p>29.6384875340754</text:p>
              </table:table-cell>
              <table:table-cell office:value-type="float" office:value="33.1894515900681">
                <text:p>33.1894515900681</text:p>
              </table:table-cell>
              <table:table-cell office:value-type="float" office:value="37.1658531841584">
                <text:p>37.1658531841584</text:p>
              </table:table-cell>
              <table:table-cell office:value-type="float" office:value="41.618663417742">
                <text:p>41.618663417742</text:p>
              </table:table-cell>
              <table:table-cell office:value-type="float" office:value="46.6049601594606">
                <text:p>46.6049601594606</text:p>
              </table:table-cell>
              <table:table-cell office:value-type="float" office:value="52.1886596504639">
                <text:p>52.1886596504639</text:p>
              </table:table-cell>
              <table:table-cell office:value-type="float" office:value="58.4413356664484">
                <text:p>58.4413356664484</text:p>
              </table:table-cell>
              <table:table-cell office:value-type="float" office:value="65.4431370125394">
                <text:p>65.4431370125394</text:p>
              </table:table-cell>
              <table:table-cell office:value-type="float" office:value="73.2838150521771">
                <text:p>73.2838150521771</text:p>
              </table:table-cell>
              <table:table-cell office:value-type="float" office:value="82.0638739092192">
                <text:p>82.0638739092192</text:p>
              </table:table-cell>
              <table:table-cell office:value-type="float" office:value="91.895858529547">
                <text:p>91.895858529547</text:p>
              </table:table-cell>
              <table:table-cell office:value-type="float" office:value="102.905797608788">
                <text:p>102.905797608788</text:p>
              </table:table-cell>
              <table:table-cell office:value-type="float" office:value="115.234818842804">
                <text:p>115.234818842804</text:p>
              </table:table-cell>
              <table:table-cell office:value-type="float" office:value="129.040957565367">
                <text:p>129.040957565367</text:p>
              </table:table-cell>
              <table:table-cell office:value-type="float" office:value="144.501182328072">
                <text:p>144.501182328072</text:p>
              </table:table-cell>
              <table:table-cell office:value-type="float" office:value="161.813663599318">
                <text:p>161.813663599318</text:p>
              </table:table-cell>
              <table:table-cell office:value-type="float" office:value="181.200313205205">
                <text:p>181.200313205205</text:p>
              </table:table-cell>
              <table:table-cell office:value-type="float" office:value="202.909628143203">
                <text:p>202.909628143203</text:p>
              </table:table-cell>
              <table:table-cell office:value-type="float" office:value="227.21987622721">
                <text:p>227.21987622721</text:p>
              </table:table-cell>
              <table:table-cell office:value-type="float" office:value="254.442662105299">
                <text:p>254.442662105299</text:p>
              </table:table-cell>
              <table:table-cell office:value-type="float" office:value="284.926920222897">
                <text:p>284.926920222897</text:p>
              </table:table-cell>
              <table:table-cell office:value-type="float" office:value="319.063386657373">
                <text:p>319.063386657373</text:p>
              </table:table-cell>
              <table:table-cell office:value-type="float" office:value="357.289607415">
                <text:p>357.289607415</text:p>
              </table:table-cell>
              <table:table-cell office:value-type="float" office:value="400.095544454805">
                <text:p>400.095544454805</text:p>
              </table:table-cell>
              <table:table-cell office:value-type="float" office:value="448.029853538428">
                <text:p>448.029853538428</text:p>
              </table:table-cell>
              <table:table-cell office:value-type="float" office:value="501.706916197106">
                <text:p>501.706916197106</text:p>
              </table:table-cell>
              <table:table-cell office:value-type="float" office:value="561.814711142177">
                <text:p>561.814711142177</text:p>
              </table:table-cell>
              <table:table-cell office:value-type="float" office:value="629.123628001792">
                <text:p>629.123628001792</text:p>
              </table:table-cell>
              <table:table-cell office:value-type="float" office:value="704.496337871918">
                <text:p>704.496337871918</text:p>
              </table:table-cell>
              <table:table-cell office:value-type="float" office:value="788.89884629078">
                <text:p>788.89884629078</text:p>
              </table:table-cell>
              <table:table-cell office:value-type="float" office:value="883.412865810101">
                <text:p>883.412865810101</text:p>
              </table:table-cell>
              <table:table-cell office:value-type="float" office:value="989.249670840548">
                <text:p>989.249670840548</text:p>
              </table:table-cell>
              <table:table-cell office:value-type="float" office:value="1107.76561474386">
                <text:p>1107.76561474386</text:p>
              </table:table-cell>
              <table:table-cell office:value-type="float" office:value="1240.479497534">
                <text:p>1240.479497534</text:p>
              </table:table-cell>
              <table:table-cell office:value-type="float" office:value="1389.09201075537">
                <text:p>1389.09201075537</text:p>
              </table:table-cell>
              <table:table-cell office:value-type="float" office:value="1555.50750702659">
                <text:p>1555.50750702659</text:p>
              </table:table-cell>
              <table:table-cell office:value-type="float" office:value="1741.85833011745">
                <text:p>1741.85833011745</text:p>
              </table:table-cell>
              <table:table-cell office:value-type="float" office:value="1950.53183966512">
                <text:p>1950.53183966512</text:p>
              </table:table-cell>
              <table:table-cell office:value-type="float" office:value="2184.19904961251">
                <text:p>2184.19904961251</text:p>
              </table:table-cell>
              <table:table-cell office:value-type="float" office:value="2445.83634567691">
                <text:p>2445.83634567691</text:p>
              </table:table-cell>
              <table:table-cell office:value-type="float" office:value="2738.68181953689">
                <text:p>2738.68181953689</text:p>
              </table:table-cell>
              <table:table-cell office:value-type="float" office:value="3065.74619905037">
                <text:p>3065.74619905037</text:p>
              </table:table-cell>
              <table:table-cell office:value-type="float" office:value="3426.60057465003">
                <text:p>3426.60057465003</text:p>
              </table:table-cell>
              <table:table-cell office:value-type="float" office:value="3802.49122216763">
                <text:p>3802.49122216763</text:p>
              </table:table-cell>
              <table:table-cell office:value-type="float" office:value="4136.02980847941">
                <text:p>4136.02980847941</text:p>
              </table:table-cell>
              <table:table-cell office:value-type="float" office:value="4378.4492777839">
                <text:p>4378.4492777839</text:p>
              </table:table-cell>
              <table:table-cell office:value-type="float" office:value="4529.17956091676">
                <text:p>4529.17956091676</text:p>
              </table:table-cell>
              <table:table-cell office:value-type="float" office:value="4604.72203912635">
                <text:p>4604.72203912635</text:p>
              </table:table-cell>
              <table:table-cell office:value-type="float" office:value="4621.56695518452">
                <text:p>4621.56695518452</text:p>
              </table:table-cell>
              <table:table-cell office:value-type="float" office:value="4593.3798284759">
                <text:p>4593.3798284759</text:p>
              </table:table-cell>
              <table:table-cell office:value-type="float" office:value="4531.08101792731">
                <text:p>4531.08101792731</text:p>
              </table:table-cell>
              <table:table-cell office:value-type="float" office:value="4443.31849555939">
                <text:p>4443.31849555939</text:p>
              </table:table-cell>
              <table:table-cell office:value-type="float" office:value="4336.91634747567">
                <text:p>4336.91634747567</text:p>
              </table:table-cell>
              <table:table-cell office:value-type="float" office:value="4217.24472339323">
                <text:p>4217.24472339323</text:p>
              </table:table-cell>
              <table:table-cell office:value-type="float" office:value="4088.51688335553">
                <text:p>4088.51688335553</text:p>
              </table:table-cell>
              <table:table-cell office:value-type="float" office:value="3954.02634126254">
                <text:p>3954.02634126254</text:p>
              </table:table-cell>
              <table:table-cell office:value-type="float" office:value="3816.33593851444">
                <text:p>3816.33593851444</text:p>
              </table:table-cell>
              <table:table-cell office:value-type="float" office:value="3677.428535788">
                <text:p>3677.428535788</text:p>
              </table:table-cell>
              <table:table-cell office:value-type="float" office:value="3538.82708077944">
                <text:p>3538.82708077944</text:p>
              </table:table-cell>
              <table:table-cell office:value-type="float" office:value="3401.69026182257">
                <text:p>3401.69026182257</text:p>
              </table:table-cell>
              <table:table-cell office:value-type="float" office:value="3266.88868608103">
                <text:p>3266.88868608103</text:p>
              </table:table-cell>
              <table:table-cell office:value-type="float" office:value="3135.06553975016">
                <text:p>3135.06553975016</text:p>
              </table:table-cell>
              <table:table-cell office:value-type="float" office:value="3006.68485703008">
                <text:p>3006.68485703008</text:p>
              </table:table-cell>
              <table:table-cell office:value-type="float" office:value="2882.06993116941">
                <text:p>2882.06993116941</text:p>
              </table:table-cell>
              <table:table-cell office:value-type="float" office:value="2761.43385181089">
                <text:p>2761.43385181089</text:p>
              </table:table-cell>
              <table:table-cell office:value-type="float" office:value="2644.90377600454">
                <text:p>2644.90377600454</text:p>
              </table:table-cell>
              <table:table-cell office:value-type="float" office:value="2532.54019648654">
                <text:p>2532.54019648654</text:p>
              </table:table-cell>
              <table:table-cell office:value-type="float" office:value="2424.35223281186">
                <text:p>2424.35223281186</text:p>
              </table:table-cell>
              <table:table-cell office:value-type="float" office:value="2320.30974262625">
                <text:p>2320.30974262625</text:p>
              </table:table-cell>
              <table:table-cell office:value-type="float" office:value="2220.3529124957">
                <text:p>2220.3529124957</text:p>
              </table:table-cell>
              <table:table-cell office:value-type="float" office:value="2124.39983222881">
                <text:p>2124.39983222881</text:p>
              </table:table-cell>
              <table:table-cell office:value-type="float" office:value="2032.35246805629">
                <text:p>2032.35246805629</text:p>
              </table:table-cell>
              <table:table-cell office:value-type="float" office:value="1944.10136172378">
                <text:p>1944.10136172378</text:p>
              </table:table-cell>
              <table:table-cell office:value-type="float" office:value="1859.52931436652">
                <text:p>1859.52931436652</text:p>
              </table:table-cell>
              <table:table-cell office:value-type="float" office:value="1778.51426573422">
                <text:p>1778.51426573422</text:p>
              </table:table-cell>
              <table:table-cell office:value-type="float" office:value="1700.9315322199">
                <text:p>1700.9315322199</text:p>
              </table:table-cell>
              <table:table-cell office:value-type="float" office:value="1626.65553754656">
                <text:p>1626.65553754656</text:p>
              </table:table-cell>
              <table:table-cell office:value-type="float" office:value="1555.56114008221">
                <text:p>1555.56114008221</text:p>
              </table:table-cell>
              <table:table-cell office:value-type="float" office:value="1487.52464146472">
                <text:p>1487.52464146472</text:p>
              </table:table-cell>
              <table:table-cell office:value-type="float" office:value="1422.42454285713">
                <text:p>1422.42454285713</text:p>
              </table:table-cell>
              <table:table-cell office:value-type="float" office:value="1360.14210211025">
                <text:p>1360.14210211025</text:p>
              </table:table-cell>
              <table:table-cell office:value-type="float" office:value="1300.56173424849">
                <text:p>1300.56173424849</text:p>
              </table:table-cell>
              <table:table-cell office:value-type="float" office:value="1243.57128875851">
                <text:p>1243.57128875851</text:p>
              </table:table-cell>
              <table:table-cell office:value-type="float" office:value="1189.06223049812">
                <text:p>1189.06223049812</text:p>
              </table:table-cell>
              <table:table-cell office:value-type="float" office:value="1136.92974604369">
                <text:p>1136.92974604369</text:p>
              </table:table-cell>
              <table:table-cell office:value-type="float" office:value="1087.07279078379">
                <text:p>1087.07279078379</text:p>
              </table:table-cell>
              <table:table-cell office:value-type="float" office:value="1039.394091802">
                <text:p>1039.394091802</text:p>
              </table:table-cell>
              <table:table-cell office:value-type="float" office:value="993.800117169182">
                <text:p>993.800117169182</text:p>
              </table:table-cell>
              <table:table-cell office:value-type="float" office:value="950.201018525208">
                <text:p>950.201018525208</text:p>
              </table:table-cell>
              <table:table-cell office:value-type="float" office:value="908.510554743656">
                <text:p>908.510554743656</text:p>
              </table:table-cell>
              <table:table-cell office:value-type="float" office:value="868.646001845419">
                <text:p>868.646001845419</text:p>
              </table:table-cell>
              <table:table-cell office:value-type="float" office:value="830.528052816051">
                <text:p>830.528052816051</text:p>
              </table:table-cell>
              <table:table-cell office:value-type="float" office:value="794.080711080721">
                <text:p>794.080711080721</text:p>
              </table:table-cell>
              <table:table-cell office:value-type="float" office:value="759.231179788581">
                <text:p>759.231179788581</text:p>
              </table:table-cell>
              <table:table-cell office:value-type="float" office:value="725.909748839737">
                <text:p>725.909748839737</text:p>
              </table:table-cell>
              <table:table-cell office:value-type="float" office:value="694.049681432706">
                <text:p>694.049681432706</text:p>
              </table:table-cell>
              <table:table-cell office:value-type="float" office:value="663.587101132455">
                <text:p>663.587101132455</text:p>
              </table:table-cell>
              <table:table-cell office:value-type="float" office:value="634.460880254528">
                <text:p>634.460880254528</text:p>
              </table:table-cell>
              <table:table-cell office:value-type="float" office:value="606.612530430285">
                <text:p>606.612530430285</text:p>
              </table:table-cell>
              <table:table-cell office:value-type="float" office:value="579.986095573795">
                <text:p>579.986095573795</text:p>
              </table:table-cell>
              <table:table-cell office:value-type="float" office:value="554.528047912605">
                <text:p>554.528047912605</text:p>
              </table:table-cell>
              <table:table-cell office:value-type="float" office:value="530.187187109648">
                <text:p>530.187187109648</text:p>
              </table:table-cell>
              <table:table-cell office:value-type="float" office:value="506.914543122579">
                <text:p>506.914543122579</text:p>
              </table:table-cell>
              <table:table-cell office:value-type="float" office:value="484.663284502019">
                <text:p>484.663284502019</text:p>
              </table:table-cell>
              <table:table-cell office:value-type="float" office:value="463.388662972136">
                <text:p>463.388662972136</text:p>
              </table:table-cell>
              <table:table-cell office:value-type="float" office:value="443.048227643644">
                <text:p>443.048227643644</text:p>
              </table:table-cell>
              <table:table-cell office:value-type="float" office:value="423.604528463088">
                <text:p>423.604528463088</text:p>
              </table:table-cell>
              <table:table-cell office:value-type="float" office:value="405.050387016529">
                <text:p>405.050387016529</text:p>
              </table:table-cell>
              <table:table-cell office:value-type="float" office:value="387.639374952548">
                <text:p>387.639374952548</text:p>
              </table:table-cell>
              <table:table-cell office:value-type="float" office:value="372.978284029639">
                <text:p>372.978284029639</text:p>
              </table:table-cell>
              <table:table-cell office:value-type="float" office:value="362.321321486142">
                <text:p>362.321321486142</text:p>
              </table:table-cell>
              <table:table-cell office:value-type="float" office:value="355.025364829364">
                <text:p>355.025364829364</text:p>
              </table:table-cell>
              <table:table-cell office:value-type="float" office:value="350.302143144218">
                <text:p>350.302143144218</text:p>
              </table:table-cell>
              <table:table-cell office:value-type="float" office:value="347.532222934638">
                <text:p>347.532222934638</text:p>
              </table:table-cell>
              <table:table-cell office:value-type="float" office:value="346.245569815049">
                <text:p>346.245569815049</text:p>
              </table:table-cell>
              <table:table-cell office:value-type="float" office:value="346.08702707847">
                <text:p>346.08702707847</text:p>
              </table:table-cell>
              <table:table-cell office:value-type="float" office:value="346.788406254886">
                <text:p>346.788406254886</text:p>
              </table:table-cell>
              <table:table-cell office:value-type="float" office:value="348.147226083298">
                <text:p>348.147226083298</text:p>
              </table:table-cell>
              <table:table-cell office:value-type="float" office:value="350.010639985862">
                <text:p>350.010639985862</text:p>
              </table:table-cell>
              <table:table-cell office:value-type="float" office:value="352.263282327258">
                <text:p>352.263282327258</text:p>
              </table:table-cell>
              <table:table-cell office:value-type="float" office:value="354.818099799572">
                <text:p>354.818099799572</text:p>
              </table:table-cell>
              <table:table-cell office:value-type="float" office:value="357.609424233087">
                <text:p>357.609424233087</text:p>
              </table:table-cell>
              <table:table-cell office:value-type="float" office:value="360.587738323498">
                <text:p>360.587738323498</text:p>
              </table:table-cell>
              <table:table-cell office:value-type="float" office:value="363.715724049236">
                <text:p>363.715724049236</text:p>
              </table:table-cell>
              <table:table-cell office:value-type="float" office:value="366.965278374237">
                <text:p>366.965278374237</text:p>
              </table:table-cell>
              <table:table-cell office:value-type="float" office:value="370.315258170962">
                <text:p>370.315258170962</text:p>
              </table:table-cell>
              <table:table-cell office:value-type="float" office:value="373.749778697617">
                <text:p>373.749778697617</text:p>
              </table:table-cell>
              <table:table-cell office:value-type="float" office:value="377.256926824938">
                <text:p>377.256926824938</text:p>
              </table:table-cell>
              <table:table-cell office:value-type="float" office:value="380.827789770684">
                <text:p>380.827789770684</text:p>
              </table:table-cell>
              <table:table-cell office:value-type="float" office:value="384.455722102516">
                <text:p>384.455722102516</text:p>
              </table:table-cell>
              <table:table-cell office:value-type="float" office:value="388.135791432768">
                <text:p>388.135791432768</text:p>
              </table:table-cell>
              <table:table-cell office:value-type="float" office:value="391.864360036914">
                <text:p>391.864360036914</text:p>
              </table:table-cell>
              <table:table-cell office:value-type="float" office:value="395.638769128967">
                <text:p>395.638769128967</text:p>
              </table:table-cell>
              <table:table-cell office:value-type="float" office:value="399.457099620678">
                <text:p>399.457099620678</text:p>
              </table:table-cell>
              <table:table-cell office:value-type="float" office:value="403.317992368278">
                <text:p>403.317992368278</text:p>
              </table:table-cell>
              <table:table-cell office:value-type="float" office:value="407.220511910062">
                <text:p>407.220511910062</text:p>
              </table:table-cell>
              <table:table-cell office:value-type="float" office:value="411.164043597521">
                <text:p>411.164043597521</text:p>
              </table:table-cell>
              <table:table-cell office:value-type="float" office:value="415.148216003779">
                <text:p>415.148216003779</text:p>
              </table:table-cell>
              <table:table-cell office:value-type="float" office:value="419.172842515736">
                <text:p>419.172842515736</text:p>
              </table:table-cell>
              <table:table-cell office:value-type="float" office:value="423.237876617785">
                <text:p>423.237876617785</text:p>
              </table:table-cell>
              <table:table-cell office:value-type="float" office:value="427.343378530611">
                <text:p>427.343378530611</text:p>
              </table:table-cell>
              <table:table-cell office:value-type="float" office:value="431.489490456299">
                <text:p>431.489490456299</text:p>
              </table:table-cell>
              <table:table-cell office:value-type="float" office:value="435.676417172434">
                <text:p>435.676417172434</text:p>
              </table:table-cell>
              <table:table-cell office:value-type="float" office:value="439.904411655194">
                <text:p>439.904411655194</text:p>
              </table:table-cell>
              <table:table-cell office:value-type="float" office:value="444.173764200046">
                <text:p>444.173764200046</text:p>
              </table:table-cell>
              <table:table-cell office:value-type="float" office:value="448.484794228486">
                <text:p>448.484794228486</text:p>
              </table:table-cell>
              <table:table-cell office:value-type="float" office:value="452.837844395546">
                <text:p>452.837844395546</text:p>
              </table:table-cell>
              <table:table-cell office:value-type="float" office:value="457.233275637967">
                <text:p>457.233275637967</text:p>
              </table:table-cell>
              <table:table-cell office:value-type="float" office:value="461.671463672187">
                <text:p>461.671463672187</text:p>
              </table:table-cell>
              <table:table-cell office:value-type="float" office:value="466.152796482606">
                <text:p>466.152796482606</text:p>
              </table:table-cell>
              <table:table-cell office:value-type="float" office:value="470.677672346096">
                <text:p>470.677672346096</text:p>
              </table:table-cell>
              <table:table-cell office:value-type="float" office:value="475.246498232185">
                <text:p>475.246498232185</text:p>
              </table:table-cell>
              <table:table-cell office:value-type="float" office:value="479.859688592937">
                <text:p>479.859688592937</text:p>
              </table:table-cell>
              <table:table-cell office:value-type="float" office:value="484.517664862283">
                <text:p>484.517664862283</text:p>
              </table:table-cell>
              <table:table-cell office:value-type="float" office:value="489.220854923733">
                <text:p>489.220854923733</text:p>
              </table:table-cell>
              <table:table-cell office:value-type="float" office:value="493.969692012463">
                <text:p>493.969692012463</text:p>
              </table:table-cell>
              <table:table-cell office:value-type="float" office:value="498.764614783687">
                <text:p>498.764614783687</text:p>
              </table:table-cell>
              <table:table-cell office:value-type="float" office:value="503.606066890752">
                <text:p>503.606066890752</text:p>
              </table:table-cell>
              <table:table-cell office:value-type="float" office:value="508.494497645277">
                <text:p>508.494497645277</text:p>
              </table:table-cell>
              <table:table-cell office:value-type="float" office:value="513.430361131994">
                <text:p>513.430361131994</text:p>
              </table:table-cell>
              <table:table-cell office:value-type="float" office:value="518.414115174087">
                <text:p>518.414115174087</text:p>
              </table:table-cell>
              <table:table-cell office:value-type="float" office:value="523.446223829368">
                <text:p>523.446223829368</text:p>
              </table:table-cell>
              <table:table-cell office:value-type="float" office:value="528.527153533611">
                <text:p>528.527153533611</text:p>
              </table:table-cell>
              <table:table-cell office:value-type="float" office:value="533.657378407149">
                <text:p>533.657378407149</text:p>
              </table:table-cell>
              <table:table-cell office:value-type="float" office:value="538.837374551892">
                <text:p>538.837374551892</text:p>
              </table:table-cell>
              <table:table-cell office:value-type="float" office:value="544.067624646595">
                <text:p>544.067624646595</text:p>
              </table:table-cell>
              <table:table-cell office:value-type="float" office:value="549.348614365866">
                <text:p>549.348614365866</text:p>
              </table:table-cell>
              <table:table-cell office:value-type="float" office:value="554.680835760766">
                <text:p>554.680835760766</text:p>
              </table:table-cell>
              <table:table-cell office:value-type="float" office:value="560.064785333265">
                <text:p>560.064785333265</text:p>
              </table:table-cell>
              <table:table-cell office:value-type="float" office:value="565.500964507413">
                <text:p>565.500964507413</text:p>
              </table:table-cell>
              <table:table-cell office:value-type="float" office:value="570.989878564638">
                <text:p>570.989878564638</text:p>
              </table:table-cell>
              <table:table-cell office:value-type="float" office:value="576.532039577442">
                <text:p>576.532039577442</text:p>
              </table:table-cell>
              <table:table-cell office:value-type="float" office:value="582.127964072545">
                <text:p>582.127964072545</text:p>
              </table:table-cell>
              <table:table-cell office:value-type="float" office:value="587.778171996119">
                <text:p>587.778171996119</text:p>
              </table:table-cell>
              <table:table-cell office:value-type="float" office:value="593.483189098754">
                <text:p>593.483189098754</text:p>
              </table:table-cell>
              <table:table-cell office:value-type="float" office:value="599.243546298062">
                <text:p>599.243546298062</text:p>
              </table:table-cell>
              <table:table-cell office:value-type="float" office:value="605.059779924163">
                <text:p>605.059779924163</text:p>
              </table:table-cell>
              <table:table-cell office:value-type="float" office:value="610.932431193643">
                <text:p>610.932431193643</text:p>
              </table:table-cell>
              <table:table-cell office:value-type="float" office:value="616.862046624563">
                <text:p>616.862046624563</text:p>
              </table:table-cell>
              <table:table-cell office:value-type="float" office:value="622.849178348729">
                <text:p>622.849178348729</text:p>
              </table:table-cell>
              <table:table-cell office:value-type="float" office:value="628.894383540973">
                <text:p>628.894383540973</text:p>
              </table:table-cell>
              <table:table-cell office:value-type="float" office:value="634.99822481336">
                <text:p>634.99822481336</text:p>
              </table:table-cell>
              <table:table-cell office:value-type="float" office:value="641.161270473085">
                <text:p>641.161270473085</text:p>
              </table:table-cell>
              <table:table-cell office:value-type="float" office:value="647.384093932714">
                <text:p>647.384093932714</text:p>
              </table:table-cell>
              <table:table-cell office:value-type="float" office:value="653.667273932299">
                <text:p>653.667273932299</text:p>
              </table:table-cell>
              <table:table-cell office:value-type="float" office:value="660.011394906631">
                <text:p>660.011394906631</text:p>
              </table:table-cell>
              <table:table-cell office:value-type="float" office:value="666.417047638667">
                <text:p>666.417047638667</text:p>
              </table:table-cell>
              <table:table-cell office:value-type="float" office:value="672.884827966927">
                <text:p>672.884827966927</text:p>
              </table:table-cell>
              <table:table-cell office:value-type="float" office:value="679.415337231655">
                <text:p>679.415337231655</text:p>
              </table:table-cell>
              <table:table-cell office:value-type="float" office:value="686.009182684903">
                <text:p>686.009182684903</text:p>
              </table:table-cell>
              <table:table-cell office:value-type="float" office:value="692.666978445537">
                <text:p>692.666978445537</text:p>
              </table:table-cell>
              <table:table-cell office:value-type="float" office:value="699.389343837152">
                <text:p>699.389343837152</text:p>
              </table:table-cell>
              <table:table-cell office:value-type="float" office:value="706.176903905332">
                <text:p>706.176903905332</text:p>
              </table:table-cell>
              <table:table-cell office:value-type="float" office:value="713.030289780521">
                <text:p>713.030289780521</text:p>
              </table:table-cell>
              <table:table-cell office:value-type="float" office:value="719.950139703933">
                <text:p>719.950139703933</text:p>
              </table:table-cell>
              <table:table-cell office:value-type="float" office:value="726.937097419583">
                <text:p>726.937097419583</text:p>
              </table:table-cell>
              <table:table-cell office:value-type="float" office:value="733.99181261352">
                <text:p>733.99181261352</text:p>
              </table:table-cell>
              <table:table-cell office:value-type="float" office:value="741.114941184589">
                <text:p>741.114941184589</text:p>
              </table:table-cell>
              <table:table-cell office:value-type="float" office:value="748.307146090916">
                <text:p>748.307146090916</text:p>
              </table:table-cell>
              <table:table-cell office:value-type="float" office:value="755.56909613995">
                <text:p>755.56909613995</text:p>
              </table:table-cell>
              <table:table-cell office:value-type="float" office:value="762.901466265631">
                <text:p>762.901466265631</text:p>
              </table:table-cell>
              <table:table-cell office:value-type="float" office:value="770.304937747873">
                <text:p>770.304937747873</text:p>
              </table:table-cell>
              <table:table-cell office:value-type="float" office:value="777.780199138181">
                <text:p>777.780199138181</text:p>
              </table:table-cell>
              <table:table-cell office:value-type="float" office:value="785.327945342635">
                <text:p>785.327945342635</text:p>
              </table:table-cell>
              <table:table-cell office:value-type="float" office:value="792.94887789359">
                <text:p>792.94887789359</text:p>
              </table:table-cell>
              <table:table-cell office:value-type="float" office:value="800.643705792595">
                <text:p>800.643705792595</text:p>
              </table:table-cell>
              <table:table-cell office:value-type="float" office:value="808.41314462121">
                <text:p>808.41314462121</text:p>
              </table:table-cell>
              <table:table-cell office:value-type="float" office:value="816.257916796867">
                <text:p>816.257916796867</text:p>
              </table:table-cell>
              <table:table-cell office:value-type="float" office:value="824.178751787388">
                <text:p>824.178751787388</text:p>
              </table:table-cell>
              <table:table-cell office:value-type="float" office:value="832.176385873068">
                <text:p>832.176385873068</text:p>
              </table:table-cell>
              <table:table-cell office:value-type="float" office:value="840.251562329152">
                <text:p>840.251562329152</text:p>
              </table:table-cell>
              <table:table-cell office:value-type="float" office:value="848.405031568267">
                <text:p>848.405031568267</text:p>
              </table:table-cell>
              <table:table-cell office:value-type="float" office:value="856.637550884581">
                <text:p>856.637550884581</text:p>
              </table:table-cell>
              <table:table-cell office:value-type="float" office:value="864.949881231611">
                <text:p>864.949881231611</text:p>
              </table:table-cell>
              <table:table-cell office:value-type="float" office:value="873.342807191691">
                <text:p>873.342807191691</text:p>
              </table:table-cell>
              <table:table-cell office:value-type="float" office:value="881.817097243015">
                <text:p>881.817097243015</text:p>
              </table:table-cell>
              <table:table-cell office:value-type="float" office:value="890.37354310391">
                <text:p>890.37354310391</text:p>
              </table:table-cell>
              <table:table-cell office:value-type="float" office:value="899.012939896046">
                <text:p>899.012939896046</text:p>
              </table:table-cell>
              <table:table-cell office:value-type="float" office:value="907.736089887091">
                <text:p>907.736089887091</text:p>
              </table:table-cell>
              <table:table-cell office:value-type="float" office:value="916.543804555488">
                <text:p>916.543804555488</text:p>
              </table:table-cell>
              <table:table-cell office:value-type="float" office:value="925.436899129027">
                <text:p>925.436899129027</text:p>
              </table:table-cell>
              <table:table-cell office:value-type="float" office:value="934.41620229915">
                <text:p>934.41620229915</text:p>
              </table:table-cell>
              <table:table-cell office:value-type="float" office:value="943.482547764577">
                <text:p>943.482547764577</text:p>
              </table:table-cell>
              <table:table-cell office:value-type="float" office:value="952.636776829763">
                <text:p>952.636776829763</text:p>
              </table:table-cell>
              <table:table-cell office:value-type="float" office:value="961.87974004749">
                <text:p>961.87974004749</text:p>
              </table:table-cell>
              <table:table-cell office:value-type="float" office:value="971.212295035785">
                <text:p>971.212295035785</text:p>
              </table:table-cell>
              <table:table-cell office:value-type="float" office:value="980.635309593367">
                <text:p>980.635309593367</text:p>
              </table:table-cell>
              <table:table-cell office:value-type="float" office:value="990.149660458798">
                <text:p>990.149660458798</text:p>
              </table:table-cell>
              <table:table-cell office:value-type="float" office:value="999.756230086536">
                <text:p>999.756230086536</text:p>
              </table:table-cell>
              <table:table-cell office:value-type="float" office:value="1009.4559100937">
                <text:p>1009.4559100937</text:p>
              </table:table-cell>
              <table:table-cell office:value-type="float" office:value="1019.24960081962">
                <text:p>1019.24960081962</text:p>
              </table:table-cell>
              <table:table-cell office:value-type="float" office:value="1029.1382119076">
                <text:p>1029.1382119076</text:p>
              </table:table-cell>
              <table:table-cell office:value-type="float" office:value="1039.1226614434">
                <text:p>1039.1226614434</text:p>
              </table:table-cell>
              <table:table-cell office:value-type="float" office:value="1049.20387609436">
                <text:p>1049.20387609436</text:p>
              </table:table-cell>
              <table:table-cell office:value-type="float" office:value="1059.3827919846">
                <text:p>1059.3827919846</text:p>
              </table:table-cell>
              <table:table-cell office:value-type="float" office:value="1069.66035399823">
                <text:p>1069.66035399823</text:p>
              </table:table-cell>
              <table:table-cell office:value-type="float" office:value="1080.03751583642">
                <text:p>1080.03751583642</text:p>
              </table:table-cell>
              <table:table-cell office:value-type="float" office:value="1090.5152412838">
                <text:p>1090.5152412838</text:p>
              </table:table-cell>
              <table:table-cell office:value-type="float" office:value="1101.09450293128">
                <text:p>1101.09450293128</text:p>
              </table:table-cell>
              <table:table-cell office:value-type="float" office:value="1111.77628214196">
                <text:p>1111.77628214196</text:p>
              </table:table-cell>
              <table:table-cell office:value-type="float" office:value="1122.56156931099">
                <text:p>1122.56156931099</text:p>
              </table:table-cell>
              <table:table-cell office:value-type="float" office:value="1133.45136457416">
                <text:p>1133.45136457416</text:p>
              </table:table-cell>
              <table:table-cell office:value-type="float" office:value="1144.44667994517">
                <text:p>1144.44667994517</text:p>
              </table:table-cell>
              <table:table-cell office:value-type="float" office:value="1155.54853555058">
                <text:p>1155.54853555058</text:p>
              </table:table-cell>
              <table:table-cell office:value-type="float" office:value="1166.75796077899">
                <text:p>1166.75796077899</text:p>
              </table:table-cell>
              <table:table-cell office:value-type="float" office:value="1178.07599447053">
                <text:p>1178.07599447053</text:p>
              </table:table-cell>
              <table:table-cell office:value-type="float" office:value="1189.50368665653">
                <text:p>1189.50368665653</text:p>
              </table:table-cell>
              <table:table-cell office:value-type="float" office:value="1201.04209877211">
                <text:p>1201.04209877211</text:p>
              </table:table-cell>
              <table:table-cell office:value-type="float" office:value="1212.69230073268">
                <text:p>1212.69230073268</text:p>
              </table:table-cell>
              <table:table-cell office:value-type="float" office:value="1224.45537234203">
                <text:p>1224.45537234203</text:p>
              </table:table-cell>
              <table:table-cell office:value-type="float" office:value="1236.33240340174">
                <text:p>1236.33240340174</text:p>
              </table:table-cell>
              <table:table-cell office:value-type="float" office:value="1248.32449644489">
                <text:p>1248.32449644489</text:p>
              </table:table-cell>
              <table:table-cell office:value-type="float" office:value="1260.43276416448">
                <text:p>1260.43276416448</text:p>
              </table:table-cell>
              <table:table-cell office:value-type="float" office:value="1272.65832880568">
                <text:p>1272.65832880568</text:p>
              </table:table-cell>
              <table:table-cell office:value-type="float" office:value="1285.00232295255">
                <text:p>1285.00232295255</text:p>
              </table:table-cell>
              <table:table-cell office:value-type="float" office:value="1297.46588911537">
                <text:p>1297.46588911537</text:p>
              </table:table-cell>
              <table:table-cell office:value-type="float" office:value="1310.0501869255">
                <text:p>1310.0501869255</text:p>
              </table:table-cell>
              <table:table-cell office:value-type="float" office:value="1322.75638064058">
                <text:p>1322.75638064058</text:p>
              </table:table-cell>
              <table:table-cell office:value-type="float" office:value="1335.5856475698">
                <text:p>1335.5856475698</text:p>
              </table:table-cell>
              <table:table-cell office:value-type="float" office:value="1348.53917560482">
                <text:p>1348.53917560482</text:p>
              </table:table-cell>
              <table:table-cell office:value-type="float" office:value="1361.61816482435">
                <text:p>1361.61816482435</text:p>
              </table:table-cell>
              <table:table-cell office:value-type="float" office:value="1374.82382859383">
                <text:p>1374.82382859383</text:p>
              </table:table-cell>
              <table:table-cell office:value-type="float" office:value="1388.15739013401">
                <text:p>1388.15739013401</text:p>
              </table:table-cell>
              <table:table-cell office:value-type="float" office:value="1401.62008429218">
                <text:p>1401.62008429218</text:p>
              </table:table-cell>
              <table:table-cell office:value-type="float" office:value="1415.21315773689">
                <text:p>1415.21315773689</text:p>
              </table:table-cell>
              <table:table-cell office:value-type="float" office:value="1428.93786911753">
                <text:p>1428.93786911753</text:p>
              </table:table-cell>
              <table:table-cell office:value-type="float" office:value="1442.79548977826">
                <text:p>1442.79548977826</text:p>
              </table:table-cell>
              <table:table-cell office:value-type="float" office:value="1456.78730571123">
                <text:p>1456.78730571123</text:p>
              </table:table-cell>
              <table:table-cell office:value-type="float" office:value="1470.91461257674">
                <text:p>1470.91461257674</text:p>
              </table:table-cell>
              <table:table-cell office:value-type="float" office:value="1485.17871546767">
                <text:p>1485.17871546767</text:p>
              </table:table-cell>
              <table:table-cell office:value-type="float" office:value="1499.5809359174">
                <text:p>1499.5809359174</text:p>
              </table:table-cell>
              <table:table-cell office:value-type="float" office:value="1514.12260798222">
                <text:p>1514.12260798222</text:p>
              </table:table-cell>
              <table:table-cell office:value-type="float" office:value="1528.80507826031">
                <text:p>1528.80507826031</text:p>
              </table:table-cell>
              <table:table-cell office:value-type="float" office:value="1543.62970491218">
                <text:p>1543.62970491218</text:p>
              </table:table-cell>
              <table:table-cell office:value-type="float" office:value="1558.59785967864">
                <text:p>1558.59785967864</text:p>
              </table:table-cell>
              <table:table-cell office:value-type="float" office:value="1573.71092843317">
                <text:p>1573.71092843317</text:p>
              </table:table-cell>
              <table:table-cell office:value-type="float" office:value="1588.97030988437">
                <text:p>1588.97030988437</text:p>
              </table:table-cell>
              <table:table-cell office:value-type="float" office:value="1604.37741581434">
                <text:p>1604.37741581434</text:p>
              </table:table-cell>
              <table:table-cell office:value-type="float" office:value="1619.93367145973">
                <text:p>1619.93367145973</text:p>
              </table:table-cell>
              <table:table-cell office:value-type="float" office:value="1635.64051607368">
                <text:p>1635.64051607368</text:p>
              </table:table-cell>
              <table:table-cell office:value-type="float" office:value="1651.49940183991">
                <text:p>1651.49940183991</text:p>
              </table:table-cell>
              <table:table-cell office:value-type="float" office:value="1667.51179810724">
                <text:p>1667.51179810724</text:p>
              </table:table-cell>
              <table:table-cell office:value-type="float" office:value="1683.6791847885">
                <text:p>1683.6791847885</text:p>
              </table:table-cell>
              <table:table-cell office:value-type="float" office:value="1700.0030567666">
                <text:p>1700.0030567666</text:p>
              </table:table-cell>
              <table:table-cell office:value-type="float" office:value="1716.48492470381">
                <text:p>1716.48492470381</text:p>
              </table:table-cell>
              <table:table-cell office:value-type="float" office:value="1733.1263093188">
                <text:p>1733.1263093188</text:p>
              </table:table-cell>
              <table:table-cell office:value-type="float" office:value="1749.92875255458">
                <text:p>1749.92875255458</text:p>
              </table:table-cell>
              <table:table-cell office:value-type="float" office:value="1766.8938043395">
                <text:p>1766.8938043395</text:p>
              </table:table-cell>
              <table:table-cell office:value-type="float" office:value="1784.02303422842">
                <text:p>1784.02303422842</text:p>
              </table:table-cell>
              <table:table-cell office:value-type="float" office:value="1801.31802375993">
                <text:p>1801.31802375993</text:p>
              </table:table-cell>
              <table:table-cell office:value-type="float" office:value="1818.78037185822">
                <text:p>1818.78037185822</text:p>
              </table:table-cell>
              <table:table-cell office:value-type="float" office:value="1836.41169126839">
                <text:p>1836.41169126839</text:p>
              </table:table-cell>
              <table:table-cell office:value-type="float" office:value="1854.21361218999">
                <text:p>1854.21361218999</text:p>
              </table:table-cell>
              <table:table-cell office:value-type="float" office:value="1872.1877764512">
                <text:p>1872.1877764512</text:p>
              </table:table-cell>
              <table:table-cell office:value-type="float" office:value="1890.33584683625">
                <text:p>1890.33584683625</text:p>
              </table:table-cell>
              <table:table-cell office:value-type="float" office:value="1908.65950373111">
                <text:p>1908.65950373111</text:p>
              </table:table-cell>
              <table:table-cell office:value-type="float" office:value="1927.16043751367">
                <text:p>1927.16043751367</text:p>
              </table:table-cell>
              <table:table-cell office:value-type="float" office:value="1945.84035520282">
                <text:p>1945.84035520282</text:p>
              </table:table-cell>
              <table:table-cell office:value-type="float" office:value="1964.7009809403">
                <text:p>1964.7009809403</text:p>
              </table:table-cell>
              <table:table-cell office:value-type="float" office:value="1983.74405600404">
                <text:p>1983.74405600404</text:p>
              </table:table-cell>
              <table:table-cell office:value-type="float" office:value="2002.97133890579">
                <text:p>2002.97133890579</text:p>
              </table:table-cell>
              <table:table-cell office:value-type="float" office:value="2022.38460385996">
                <text:p>2022.38460385996</text:p>
              </table:table-cell>
              <table:table-cell office:value-type="float" office:value="2041.9856417699">
                <text:p>2041.9856417699</text:p>
              </table:table-cell>
              <table:table-cell office:value-type="float" office:value="2061.77626286564">
                <text:p>2061.77626286564</text:p>
              </table:table-cell>
              <table:table-cell office:value-type="float" office:value="2081.75829248594">
                <text:p>2081.75829248594</text:p>
              </table:table-cell>
              <table:table-cell office:value-type="float" office:value="2101.93357356787">
                <text:p>2101.93357356787</text:p>
              </table:table-cell>
              <table:table-cell office:value-type="float" office:value="2122.30396863034">
                <text:p>2122.30396863034</text:p>
              </table:table-cell>
              <table:table-cell office:value-type="float" office:value="2142.87135709322">
                <text:p>2142.87135709322</text:p>
              </table:table-cell>
              <table:table-cell office:value-type="float" office:value="2163.63763529124">
                <text:p>2163.63763529124</text:p>
              </table:table-cell>
              <table:table-cell office:value-type="float" office:value="2184.60471738396">
                <text:p>2184.60471738396</text:p>
              </table:table-cell>
              <table:table-cell office:value-type="float" office:value="2205.77453555961">
                <text:p>2205.77453555961</text:p>
              </table:table-cell>
              <table:table-cell office:value-type="float" office:value="2227.14904023896">
                <text:p>2227.14904023896</text:p>
              </table:table-cell>
              <table:table-cell office:value-type="float" office:value="2248.73020096858">
                <text:p>2248.73020096858</text:p>
              </table:table-cell>
              <table:table-cell office:value-type="float" office:value="2270.52000773011">
                <text:p>2270.52000773011</text:p>
              </table:table-cell>
              <table:table-cell office:value-type="float" office:value="2292.5204685905">
                <text:p>2292.5204685905</text:p>
              </table:table-cell>
              <table:table-cell office:value-type="float" office:value="2314.73361095658">
                <text:p>2314.73361095658</text:p>
              </table:table-cell>
              <table:table-cell office:value-type="float" office:value="2337.1614818833">
                <text:p>2337.1614818833</text:p>
              </table:table-cell>
              <table:table-cell office:value-type="float" office:value="2359.80614830911">
                <text:p>2359.80614830911</text:p>
              </table:table-cell>
              <table:table-cell office:value-type="float" office:value="2382.66969722402">
                <text:p>2382.66969722402</text:p>
              </table:table-cell>
              <table:table-cell office:value-type="float" office:value="2405.75423296364">
                <text:p>2405.75423296364</text:p>
              </table:table-cell>
              <table:table-cell office:value-type="float" office:value="2429.06187997355">
                <text:p>2429.06187997355</text:p>
              </table:table-cell>
              <table:table-cell office:value-type="float" office:value="2452.59478400233">
                <text:p>2452.59478400233</text:p>
              </table:table-cell>
              <table:table-cell office:value-type="float" office:value="2476.35511121558">
                <text:p>2476.35511121558</text:p>
              </table:table-cell>
              <table:table-cell office:value-type="float" office:value="2500.34504837768">
                <text:p>2500.34504837768</text:p>
              </table:table-cell>
              <table:table-cell office:value-type="float" office:value="2524.56680303368">
                <text:p>2524.56680303368</text:p>
              </table:table-cell>
              <table:table-cell office:value-type="float" office:value="2549.02260375869">
                <text:p>2549.02260375869</text:p>
              </table:table-cell>
              <table:table-cell office:value-type="float" office:value="2573.71470053581">
                <text:p>2573.71470053581</text:p>
              </table:table-cell>
              <table:table-cell office:value-type="float" office:value="2598.6453645797">
                <text:p>2598.6453645797</text:p>
              </table:table-cell>
              <table:table-cell office:value-type="float" office:value="2623.81688864307">
                <text:p>2623.81688864307</text:p>
              </table:table-cell>
              <table:table-cell office:value-type="float" office:value="2649.23158722143">
                <text:p>2649.23158722143</text:p>
              </table:table-cell>
              <table:table-cell office:value-type="float" office:value="2674.89179673918">
                <text:p>2674.89179673918</text:p>
              </table:table-cell>
              <table:table-cell office:value-type="float" office:value="2700.79987599635">
                <text:p>2700.79987599635</text:p>
              </table:table-cell>
              <table:table-cell office:value-type="float" office:value="2726.95820955787">
                <text:p>2726.95820955787</text:p>
              </table:table-cell>
              <table:table-cell office:value-type="float" office:value="2753.36919924544">
                <text:p>2753.36919924544</text:p>
              </table:table-cell>
              <table:table-cell office:value-type="float" office:value="2780.03527175822">
                <text:p>2780.03527175822</text:p>
              </table:table-cell>
              <table:table-cell office:value-type="float" office:value="2806.95887675753">
                <text:p>2806.95887675753</text:p>
              </table:table-cell>
              <table:table-cell office:value-type="float" office:value="2834.14248705937">
                <text:p>2834.14248705937</text:p>
              </table:table-cell>
              <table:table-cell office:value-type="float" office:value="2861.58859882688">
                <text:p>2861.58859882688</text:p>
              </table:table-cell>
              <table:table-cell office:value-type="float" office:value="2889.299731951">
                <text:p>2889.299731951</text:p>
              </table:table-cell>
              <table:table-cell office:value-type="float" office:value="2917.27843251379">
                <text:p>2917.27843251379</text:p>
              </table:table-cell>
              <table:table-cell office:value-type="float" office:value="2945.52726725415">
                <text:p>2945.52726725415</text:p>
              </table:table-cell>
              <table:table-cell office:value-type="float" office:value="2974.04882842344">
                <text:p>2974.04882842344</text:p>
              </table:table-cell>
              <table:table-cell office:value-type="float" office:value="3002.84573272301">
                <text:p>3002.84573272301</text:p>
              </table:table-cell>
              <table:table-cell office:value-type="float" office:value="3031.92062150739">
                <text:p>3031.92062150739</text:p>
              </table:table-cell>
              <table:table-cell office:value-type="float" office:value="3061.27616294513">
                <text:p>3061.27616294513</text:p>
              </table:table-cell>
              <table:table-cell office:value-type="float" office:value="3090.91505008018">
                <text:p>3090.91505008018</text:p>
              </table:table-cell>
              <table:table-cell office:value-type="float" office:value="3120.8399993835">
                <text:p>3120.8399993835</text:p>
              </table:table-cell>
              <table:table-cell office:value-type="float" office:value="3151.05375405673">
                <text:p>3151.05375405673</text:p>
              </table:table-cell>
              <table:table-cell office:value-type="float" office:value="3181.559083179">
                <text:p>3181.559083179</text:p>
              </table:table-cell>
              <table:table-cell office:value-type="float" office:value="3212.35878198303">
                <text:p>3212.35878198303</text:p>
              </table:table-cell>
              <table:table-cell office:value-type="float" office:value="3243.45567548883">
                <text:p>3243.45567548883</text:p>
              </table:table-cell>
              <table:table-cell office:value-type="float" office:value="3274.85261085699">
                <text:p>3274.85261085699</text:p>
              </table:table-cell>
              <table:table-cell office:value-type="float" office:value="3306.55246382448">
                <text:p>3306.55246382448</text:p>
              </table:table-cell>
              <table:table-cell office:value-type="float" office:value="3338.55813727384">
                <text:p>3338.55813727384</text:p>
              </table:table-cell>
              <table:table-cell office:value-type="float" office:value="3370.87256146509">
                <text:p>3370.87256146509</text:p>
              </table:table-cell>
              <table:table-cell office:value-type="float" office:value="3403.49869506541">
                <text:p>3403.49869506541</text:p>
              </table:table-cell>
              <table:table-cell office:value-type="float" office:value="3436.43952479562">
                <text:p>3436.43952479562</text:p>
              </table:table-cell>
              <table:table-cell office:value-type="float" office:value="3469.69806434142">
                <text:p>3469.69806434142</text:p>
              </table:table-cell>
              <table:table-cell office:value-type="float" office:value="3503.27735635732">
                <text:p>3503.27735635732</text:p>
              </table:table-cell>
              <table:table-cell office:value-type="float" office:value="3537.18047213348">
                <text:p>3537.18047213348</text:p>
              </table:table-cell>
              <table:table-cell office:value-type="float" office:value="3571.41051183481">
                <text:p>3571.41051183481</text:p>
              </table:table-cell>
              <table:table-cell office:value-type="float" office:value="3605.97060612084">
                <text:p>3605.97060612084</text:p>
              </table:table-cell>
              <table:table-cell office:value-type="float" office:value="3640.86391337883">
                <text:p>3640.86391337883</text:p>
              </table:table-cell>
              <table:table-cell office:value-type="float" office:value="3676.09362217609">
                <text:p>3676.09362217609</text:p>
              </table:table-cell>
              <table:table-cell office:value-type="float" office:value="3711.66295102886">
                <text:p>3711.66295102886</text:p>
              </table:table-cell>
              <table:table-cell office:value-type="float" office:value="3747.57514860099">
                <text:p>3747.57514860099</text:p>
              </table:table-cell>
              <table:table-cell office:value-type="float" office:value="3783.83349540726">
                <text:p>3783.83349540726</text:p>
              </table:table-cell>
              <table:table-cell office:value-type="float" office:value="3820.44130368221">
                <text:p>3820.44130368221</text:p>
              </table:table-cell>
              <table:table-cell office:value-type="float" office:value="3857.40191364621">
                <text:p>3857.40191364621</text:p>
              </table:table-cell>
              <table:table-cell office:value-type="float" office:value="3894.71869821759">
                <text:p>3894.71869821759</text:p>
              </table:table-cell>
              <table:table-cell office:value-type="float" office:value="3932.3950618993">
                <text:p>3932.3950618993</text:p>
              </table:table-cell>
              <table:table-cell office:value-type="float" office:value="3970.43444103952">
                <text:p>3970.43444103952</text:p>
              </table:table-cell>
              <table:table-cell office:value-type="float" office:value="4008.84030894795">
                <text:p>4008.84030894795</text:p>
              </table:table-cell>
              <table:table-cell office:value-type="float" office:value="4047.61616615414">
                <text:p>4047.61616615414</text:p>
              </table:table-cell>
              <table:table-cell office:value-type="float" office:value="4086.76554716017">
                <text:p>4086.76554716017</text:p>
              </table:table-cell>
              <table:table-cell office:value-type="float" office:value="4126.29202006515">
                <text:p>4126.29202006515</text:p>
              </table:table-cell>
              <table:table-cell office:value-type="float" office:value="4166.19918641273">
                <text:p>4166.19918641273</text:p>
              </table:table-cell>
              <table:table-cell office:value-type="float" office:value="4206.49068217797">
                <text:p>4206.49068217797</text:p>
              </table:table-cell>
              <table:table-cell office:value-type="float" office:value="4247.1701783324">
                <text:p>4247.1701783324</text:p>
              </table:table-cell>
              <table:table-cell office:value-type="float" office:value="4288.24137815629">
                <text:p>4288.24137815629</text:p>
              </table:table-cell>
              <table:table-cell office:value-type="float" office:value="4329.70802050081">
                <text:p>4329.70802050081</text:p>
              </table:table-cell>
              <table:table-cell office:value-type="float" office:value="4371.57387919628">
                <text:p>4371.57387919628</text:p>
              </table:table-cell>
              <table:table-cell office:value-type="float" office:value="4413.8427633434">
                <text:p>4413.8427633434</text:p>
              </table:table-cell>
              <table:table-cell office:value-type="float" office:value="4456.51851809252">
                <text:p>4456.51851809252</text:p>
              </table:table-cell>
              <table:table-cell office:value-type="float" office:value="4499.60502399596">
                <text:p>4499.60502399596</text:p>
              </table:table-cell>
              <table:table-cell office:value-type="float" office:value="4543.10619780091">
                <text:p>4543.10619780091</text:p>
              </table:table-cell>
              <table:table-cell office:value-type="float" office:value="4587.0259927955">
                <text:p>4587.0259927955</text:p>
              </table:table-cell>
              <table:table-cell office:value-type="float" office:value="4631.36839902688">
                <text:p>4631.36839902688</text:p>
              </table:table-cell>
              <table:table-cell office:value-type="float" office:value="4676.13744466015">
                <text:p>4676.13744466015</text:p>
              </table:table-cell>
              <table:table-cell office:value-type="float" office:value="4721.33719773771">
                <text:p>4721.33719773771</text:p>
              </table:table-cell>
              <table:table-cell office:value-type="float" office:value="4766.97175965133">
                <text:p>4766.97175965133</text:p>
              </table:table-cell>
              <table:table-cell office:value-type="float" office:value="4813.04527176987">
                <text:p>4813.04527176987</text:p>
              </table:table-cell>
              <table:table-cell office:value-type="float" office:value="4859.56191392905">
                <text:p>4859.56191392905</text:p>
              </table:table-cell>
              <table:table-cell office:value-type="float" office:value="4906.52590474294">
                <text:p>4906.52590474294</text:p>
              </table:table-cell>
              <table:table-cell office:value-type="float" office:value="4953.94150721709">
                <text:p>4953.94150721709</text:p>
              </table:table-cell>
              <table:table-cell office:value-type="float" office:value="5001.81301971809">
                <text:p>5001.81301971809</text:p>
              </table:table-cell>
              <table:table-cell office:value-type="float" office:value="5050.14477980408">
                <text:p>5050.14477980408</text:p>
              </table:table-cell>
              <table:table-cell office:value-type="float" office:value="5098.94116665148">
                <text:p>5098.94116665148</text:p>
              </table:table-cell>
              <table:table-cell office:value-type="float" office:value="5148.20660017006">
                <text:p>5148.20660017006</text:p>
              </table:table-cell>
              <table:table-cell office:value-type="float" office:value="5197.94554181549">
                <text:p>5197.94554181549</text:p>
              </table:table-cell>
              <table:table-cell office:value-type="float" office:value="5248.1624963294">
                <text:p>5248.1624963294</text:p>
              </table:table-cell>
              <table:table-cell office:value-type="float" office:value="5298.86200736923">
                <text:p>5298.86200736923</text:p>
              </table:table-cell>
              <table:table-cell office:value-type="float" office:value="5350.04866197875">
                <text:p>5350.04866197875</text:p>
              </table:table-cell>
              <table:table-cell office:value-type="float" office:value="5401.7270897793">
                <text:p>5401.7270897793</text:p>
              </table:table-cell>
              <table:table-cell office:value-type="float" office:value="5453.9019633208">
                <text:p>5453.9019633208</text:p>
              </table:table-cell>
              <table:table-cell office:value-type="float" office:value="5506.57799804748">
                <text:p>5506.57799804748</text:p>
              </table:table-cell>
              <table:table-cell office:value-type="float" office:value="5559.75995325361">
                <text:p>5559.75995325361</text:p>
              </table:table-cell>
              <table:table-cell office:value-type="float" office:value="5613.45263234645">
                <text:p>5613.45263234645</text:p>
              </table:table-cell>
              <table:table-cell office:value-type="float" office:value="5667.66088291169">
                <text:p>5667.66088291169</text:p>
              </table:table-cell>
              <table:table-cell office:value-type="float" office:value="5722.38959718638">
                <text:p>5722.38959718638</text:p>
              </table:table-cell>
              <table:table-cell office:value-type="float" office:value="5777.64371301997">
                <text:p>5777.64371301997</text:p>
              </table:table-cell>
              <table:table-cell office:value-type="float" office:value="5833.42821790377">
                <text:p>5833.42821790377</text:p>
              </table:table-cell>
              <table:table-cell office:value-type="float" office:value="5889.74813901854">
                <text:p>5889.74813901854</text:p>
              </table:table-cell>
              <table:table-cell office:value-type="float" office:value="5946.60855222546">
                <text:p>5946.60855222546</text:p>
              </table:table-cell>
              <table:table-cell office:value-type="float" office:value="6004.01458005659">
                <text:p>6004.01458005659</text:p>
              </table:table-cell>
              <table:table-cell office:value-type="float" office:value="6061.97139208446">
                <text:p>6061.97139208446</text:p>
              </table:table-cell>
              <table:table-cell office:value-type="float" office:value="6120.4842109358">
                <text:p>6120.4842109358</text:p>
              </table:table-cell>
              <table:table-cell office:value-type="float" office:value="6179.55830513029">
                <text:p>6179.55830513029</text:p>
              </table:table-cell>
              <table:table-cell office:value-type="float" office:value="6239.19898774575">
                <text:p>6239.19898774575</text:p>
              </table:table-cell>
              <table:table-cell office:value-type="float" office:value="6299.41162332514">
                <text:p>6299.41162332514</text:p>
              </table:table-cell>
              <table:table-cell office:value-type="float" office:value="6360.20162583645">
                <text:p>6360.20162583645</text:p>
              </table:table-cell>
              <table:table-cell office:value-type="float" office:value="6421.57445925938">
                <text:p>6421.57445925938</text:p>
              </table:table-cell>
              <table:table-cell office:value-type="float" office:value="6483.53564053145">
                <text:p>6483.53564053145</text:p>
              </table:table-cell>
              <table:table-cell office:value-type="float" office:value="6546.09073366542">
                <text:p>6546.09073366542</text:p>
              </table:table-cell>
              <table:table-cell office:value-type="float" office:value="6609.2453552541">
                <text:p>6609.2453552541</text:p>
              </table:table-cell>
              <table:table-cell office:value-type="float" office:value="6673.00517351114">
                <text:p>6673.00517351114</text:p>
              </table:table-cell>
              <table:table-cell office:value-type="float" office:value="6737.37590869142">
                <text:p>6737.37590869142</text:p>
              </table:table-cell>
              <table:table-cell office:value-type="float" office:value="6802.36333208052">
                <text:p>6802.36333208052</text:p>
              </table:table-cell>
              <table:table-cell office:value-type="float" office:value="6867.97326790474">
                <text:p>6867.97326790474</text:p>
              </table:table-cell>
              <table:table-cell office:value-type="float" office:value="6934.21159512927">
                <text:p>6934.21159512927</text:p>
              </table:table-cell>
              <table:table-cell office:value-type="float" office:value="7001.08424547827">
                <text:p>7001.08424547827</text:p>
              </table:table-cell>
              <table:table-cell office:value-type="float" office:value="7068.59720466287">
                <text:p>7068.59720466287</text:p>
              </table:table-cell>
              <table:table-cell office:value-type="float" office:value="7136.7565128416">
                <text:p>7136.7565128416</text:p>
              </table:table-cell>
              <table:table-cell office:value-type="float" office:value="7205.56827121855">
                <text:p>7205.56827121855</text:p>
              </table:table-cell>
              <table:table-cell office:value-type="float" office:value="7275.03862837432">
                <text:p>7275.03862837432</text:p>
              </table:table-cell>
              <table:table-cell office:value-type="float" office:value="7345.17379175522">
                <text:p>7345.17379175522</text:p>
              </table:table-cell>
              <table:table-cell office:value-type="float" office:value="7415.98002514919">
                <text:p>7415.98002514919</text:p>
              </table:table-cell>
              <table:table-cell office:value-type="float" office:value="7487.46364911852">
                <text:p>7487.46364911852</text:p>
              </table:table-cell>
              <table:table-cell office:value-type="float" office:value="7559.63104727644">
                <text:p>7559.63104727644</text:p>
              </table:table-cell>
              <table:table-cell office:value-type="float" office:value="7632.48866283316">
                <text:p>7632.48866283316</text:p>
              </table:table-cell>
              <table:table-cell office:value-type="float" office:value="7706.04298844966">
                <text:p>7706.04298844966</text:p>
              </table:table-cell>
              <table:table-cell office:value-type="float" office:value="7780.30058036117">
                <text:p>7780.30058036117</text:p>
              </table:table-cell>
              <table:table-cell office:value-type="float" office:value="7855.2680544825">
                <text:p>7855.2680544825</text:p>
              </table:table-cell>
              <table:table-cell office:value-type="float" office:value="7930.95208689535">
                <text:p>7930.95208689535</text:p>
              </table:table-cell>
              <table:table-cell office:value-type="float" office:value="8007.35941715604">
                <text:p>8007.35941715604</text:p>
              </table:table-cell>
              <table:table-cell office:value-type="float" office:value="8084.49684269341">
                <text:p>8084.49684269341</text:p>
              </table:table-cell>
              <table:table-cell office:value-type="float" office:value="8162.37122370146">
                <text:p>8162.37122370146</text:p>
              </table:table-cell>
              <table:table-cell office:value-type="float" office:value="8240.98948275723">
                <text:p>8240.98948275723</text:p>
              </table:table-cell>
              <table:table-cell office:value-type="float" office:value="8320.35860520124">
                <text:p>8320.35860520124</text:p>
              </table:table-cell>
              <table:table-cell office:value-type="float" office:value="8400.48563700813">
                <text:p>8400.48563700813</text:p>
              </table:table-cell>
              <table:table-cell office:value-type="float" office:value="8481.37768571803">
                <text:p>8481.37768571803</text:p>
              </table:table-cell>
              <table:table-cell office:value-type="float" office:value="8563.04192865428">
                <text:p>8563.04192865428</text:p>
              </table:table-cell>
              <table:table-cell office:value-type="float" office:value="8645.485604941">
                <text:p>8645.485604941</text:p>
              </table:table-cell>
              <table:table-cell office:value-type="float" office:value="8728.71601856283">
                <text:p>8728.71601856283</text:p>
              </table:table-cell>
              <table:table-cell office:value-type="float" office:value="8812.74053883424">
                <text:p>8812.74053883424</text:p>
              </table:table-cell>
              <table:table-cell office:value-type="float" office:value="8897.56661081477">
                <text:p>8897.56661081477</text:p>
              </table:table-cell>
              <table:table-cell office:value-type="float" office:value="8983.20173550001">
                <text:p>8983.20173550001</text:p>
              </table:table-cell>
              <table:table-cell office:value-type="float" office:value="9069.65348311671">
                <text:p>9069.65348311671</text:p>
              </table:table-cell>
              <table:table-cell office:value-type="float" office:value="9156.9294926609">
                <text:p>9156.9294926609</text:p>
              </table:table-cell>
              <table:table-cell office:value-type="float" office:value="9245.03747142277">
                <text:p>9245.03747142277</text:p>
              </table:table-cell>
              <table:table-cell office:value-type="float" office:value="9333.98519880041">
                <text:p>9333.98519880041</text:p>
              </table:table-cell>
              <table:table-cell office:value-type="float" office:value="9423.78052857793">
                <text:p>9423.78052857793</text:p>
              </table:table-cell>
            </table:table-row>
            <table:table-row>
              <table:table-cell office:value-type="string">
                <text:p>Recovered</text:p>
                <draw:g>
                  <svg:desc>'South Korea_coronavirus'.A5:'South Korea_coronavirus'.A5</svg:desc>
                </draw:g>
              </table:table-cell>
              <table:table-cell office:value-type="float" office:value="0">
                <text:p>0</text:p>
                <draw:g>
                  <svg:desc>'South Korea_coronavirus'.B5:'South Korea_coronavirus'.SG5</svg:desc>
                </draw:g>
              </table:table-cell>
              <table:table-cell office:value-type="float" office:value="0.00638578522215727">
                <text:p>0.00638578522215727</text:p>
              </table:table-cell>
              <table:table-cell office:value-type="float" office:value="0.0237206873200636">
                <text:p>0.0237206873200636</text:p>
              </table:table-cell>
              <table:table-cell office:value-type="float" office:value="0.0500679042974151">
                <text:p>0.0500679042974151</text:p>
              </table:table-cell>
              <table:table-cell office:value-type="float" office:value="0.0842948710271996">
                <text:p>0.0842948710271996</text:p>
              </table:table-cell>
              <table:table-cell office:value-type="float" office:value="0.125839040214767">
                <text:p>0.125839040214767</text:p>
              </table:table-cell>
              <table:table-cell office:value-type="float" office:value="0.174551054045951">
                <text:p>0.174551054045951</text:p>
              </table:table-cell>
              <table:table-cell office:value-type="float" office:value="0.230590954958638">
                <text:p>0.230590954958638</text:p>
              </table:table-cell>
              <table:table-cell office:value-type="float" office:value="0.294360846465499">
                <text:p>0.294360846465499</text:p>
              </table:table-cell>
              <table:table-cell office:value-type="float" office:value="0.366462798334521">
                <text:p>0.366462798334521</text:p>
              </table:table-cell>
              <table:table-cell office:value-type="float" office:value="0.447674382213195">
                <text:p>0.447674382213195</text:p>
              </table:table-cell>
              <table:table-cell office:value-type="float" office:value="0.538936728191301">
                <text:p>0.538936728191301</text:p>
              </table:table-cell>
              <table:table-cell office:value-type="float" office:value="0.641351663470291">
                <text:p>0.641351663470291</text:p>
              </table:table-cell>
              <table:table-cell office:value-type="float" office:value="0.756185672039837">
                <text:p>0.756185672039837</text:p>
              </table:table-cell>
              <table:table-cell office:value-type="float" office:value="0.884879208073111">
                <text:p>0.884879208073111</text:p>
              </table:table-cell>
              <table:table-cell office:value-type="float" office:value="1.0290604476696">
                <text:p>1.0290604476696</text:p>
              </table:table-cell>
              <table:table-cell office:value-type="float" office:value="1.19056294859191">
                <text:p>1.19056294859191</text:p>
              </table:table-cell>
              <table:table-cell office:value-type="float" office:value="1.37144696815484">
                <text:p>1.37144696815484</text:p>
              </table:table-cell>
              <table:table-cell office:value-type="float" office:value="1.57402438403101">
                <text:p>1.57402438403101</text:p>
              </table:table-cell>
              <table:table-cell office:value-type="float" office:value="1.80088731782981">
                <text:p>1.80088731782981</text:p>
              </table:table-cell>
              <table:table-cell office:value-type="float" office:value="2.0549406692265">
                <text:p>2.0549406692265</text:p>
              </table:table-cell>
              <table:table-cell office:value-type="float" office:value="2.33943887693806">
                <text:p>2.33943887693806</text:p>
              </table:table-cell>
              <table:table-cell office:value-type="float" office:value="2.65802732043021">
                <text:p>2.65802732043021</text:p>
              </table:table-cell>
              <table:table-cell office:value-type="float" office:value="3.01478884971777">
                <text:p>3.01478884971777</text:p>
              </table:table-cell>
              <table:table-cell office:value-type="float" office:value="3.41429592237843">
                <text:p>3.41429592237843</text:p>
              </table:table-cell>
              <table:table-cell office:value-type="float" office:value="3.86166915505577">
                <text:p>3.86166915505577</text:p>
              </table:table-cell>
              <table:table-cell office:value-type="float" office:value="4.36264290226539">
                <text:p>4.36264290226539</text:p>
              </table:table-cell>
              <table:table-cell office:value-type="float" office:value="4.92363868825263">
                <text:p>4.92363868825263</text:p>
              </table:table-cell>
              <table:table-cell office:value-type="float" office:value="5.55184737988753">
                <text:p>5.55184737988753</text:p>
              </table:table-cell>
              <table:table-cell office:value-type="float" office:value="6.25532168076717">
                <text:p>6.25532168076717</text:p>
              </table:table-cell>
              <table:table-cell office:value-type="float" office:value="7.0430790057868">
                <text:p>7.0430790057868</text:p>
              </table:table-cell>
              <table:table-cell office:value-type="float" office:value="7.92521714264433">
                <text:p>7.92521714264433</text:p>
              </table:table-cell>
              <table:table-cell office:value-type="float" office:value="8.91304374563281">
                <text:p>8.91304374563281</text:p>
              </table:table-cell>
              <table:table-cell office:value-type="float" office:value="10.0192212360015">
                <text:p>10.0192212360015</text:p>
              </table:table-cell>
              <table:table-cell office:value-type="float" office:value="11.2579291239631">
                <text:p>11.2579291239631</text:p>
              </table:table-cell>
              <table:table-cell office:value-type="float" office:value="12.6450457025619">
                <text:p>12.6450457025619</text:p>
              </table:table-cell>
              <table:table-cell office:value-type="float" office:value="14.1983517330143">
                <text:p>14.1983517330143</text:p>
              </table:table-cell>
              <table:table-cell office:value-type="float" office:value="15.937758238042">
                <text:p>15.937758238042</text:p>
              </table:table-cell>
              <table:table-cell office:value-type="float" office:value="17.8855617275949">
                <text:p>17.8855617275949</text:p>
              </table:table-cell>
              <table:table-cell office:value-type="float" office:value="20.0667300517618">
                <text:p>20.0667300517618</text:p>
              </table:table-cell>
              <table:table-cell office:value-type="float" office:value="22.5092224269563">
                <text:p>22.5092224269563</text:p>
              </table:table-cell>
              <table:table-cell office:value-type="float" office:value="25.2443478274567">
                <text:p>25.2443478274567</text:p>
              </table:table-cell>
              <table:table-cell office:value-type="float" office:value="28.3071663321645">
                <text:p>28.3071663321645</text:p>
              </table:table-cell>
              <table:table-cell office:value-type="float" office:value="31.7369385247819">
                <text:p>31.7369385247819</text:p>
              </table:table-cell>
              <table:table-cell office:value-type="float" office:value="35.5776286745345">
                <text:p>35.5776286745345</text:p>
              </table:table-cell>
              <table:table-cell office:value-type="float" office:value="39.8784683152958">
                <text:p>39.8784683152958</text:p>
              </table:table-cell>
              <table:table-cell office:value-type="float" office:value="44.6945874310374">
                <text:p>44.6945874310374</text:p>
              </table:table-cell>
              <table:table-cell office:value-type="float" office:value="50.087720993517">
                <text:p>50.087720993517</text:p>
              </table:table-cell>
              <table:table-cell office:value-type="float" office:value="56.1270001870045">
                <text:p>56.1270001870045</text:p>
              </table:table-cell>
              <table:table-cell office:value-type="float" office:value="62.8898387507582">
                <text:p>62.8898387507582</text:p>
              </table:table-cell>
              <table:table-cell office:value-type="float" office:value="70.4629252131859">
                <text:p>70.4629252131859</text:p>
              </table:table-cell>
              <table:table-cell office:value-type="float" office:value="78.9433339159237">
                <text:p>78.9433339159237</text:p>
              </table:table-cell>
              <table:table-cell office:value-type="float" office:value="88.4397693056148">
                <text:p>88.4397693056148</text:p>
              </table:table-cell>
              <table:table-cell office:value-type="float" office:value="99.0739595663732">
                <text:p>99.0739595663732</text:p>
              </table:table-cell>
              <table:table-cell office:value-type="float" office:value="110.982216621322">
                <text:p>110.982216621322</text:p>
              </table:table-cell>
              <table:table-cell office:value-type="float" office:value="124.317183136736">
                <text:p>124.317183136736</text:p>
              </table:table-cell>
              <table:table-cell office:value-type="float" office:value="139.249789481814">
                <text:p>139.249789481814</text:p>
              </table:table-cell>
              <table:table-cell office:value-type="float" office:value="155.9714444144">
                <text:p>155.9714444144</text:p>
              </table:table-cell>
              <table:table-cell office:value-type="float" office:value="174.696488101573">
                <text:p>174.696488101573</text:p>
              </table:table-cell>
              <table:table-cell office:value-type="float" office:value="195.664939440987">
                <text:p>195.664939440987</text:p>
              </table:table-cell>
              <table:table-cell office:value-type="float" office:value="219.145572845772">
                <text:p>219.145572845772</text:p>
              </table:table-cell>
              <table:table-cell office:value-type="float" office:value="245.43936242437">
                <text:p>245.43936242437</text:p>
              </table:table-cell>
              <table:table-cell office:value-type="float" office:value="274.883339012447">
                <text:p>274.883339012447</text:p>
              </table:table-cell>
              <table:table-cell office:value-type="float" office:value="307.854910739225">
                <text:p>307.854910739225</text:p>
              </table:table-cell>
              <table:table-cell office:value-type="float" office:value="344.776699230953">
                <text:p>344.776699230953</text:p>
              </table:table-cell>
              <table:table-cell office:value-type="float" office:value="386.121955079448">
                <text:p>386.121955079448</text:p>
              </table:table-cell>
              <table:table-cell office:value-type="float" office:value="432.420623102201">
                <text:p>432.420623102201</text:p>
              </table:table-cell>
              <table:table-cell office:value-type="float" office:value="484.266134344268">
                <text:p>484.266134344268</text:p>
              </table:table-cell>
              <table:table-cell office:value-type="float" office:value="542.323009146464">
                <text:p>542.323009146464</text:p>
              </table:table-cell>
              <table:table-cell office:value-type="float" office:value="607.335371399062">
                <text:p>607.335371399062</text:p>
              </table:table-cell>
              <table:table-cell office:value-type="float" office:value="680.136485749182">
                <text:p>680.136485749182</text:p>
              </table:table-cell>
              <table:table-cell office:value-type="float" office:value="761.659432291941">
                <text:p>761.659432291941</text:p>
              </table:table-cell>
              <table:table-cell office:value-type="float" office:value="852.949059615085">
                <text:p>852.949059615085</text:p>
              </table:table-cell>
              <table:table-cell office:value-type="float" office:value="955.17537154216">
                <text:p>955.17537154216</text:p>
              </table:table-cell>
              <table:table-cell office:value-type="float" office:value="1069.64851479557">
                <text:p>1069.64851479557</text:p>
              </table:table-cell>
              <table:table-cell office:value-type="float" office:value="1197.83554297298">
                <text:p>1197.83554297298</text:p>
              </table:table-cell>
              <table:table-cell office:value-type="float" office:value="1341.37914740155">
                <text:p>1341.37914740155</text:p>
              </table:table-cell>
              <table:table-cell office:value-type="float" office:value="1502.11822772833">
                <text:p>1502.11822772833</text:p>
              </table:table-cell>
              <table:table-cell office:value-type="float" office:value="1682.10841985233">
                <text:p>1682.10841985233</text:p>
              </table:table-cell>
              <table:table-cell office:value-type="float" office:value="1883.62868903493">
                <text:p>1883.62868903493</text:p>
              </table:table-cell>
              <table:table-cell office:value-type="float" office:value="2109.08547861764">
                <text:p>2109.08547861764</text:p>
              </table:table-cell>
              <table:table-cell office:value-type="float" office:value="2360.36243380186">
                <text:p>2360.36243380186</text:p>
              </table:table-cell>
              <table:table-cell office:value-type="float" office:value="2636.69752302908">
                <text:p>2636.69752302908</text:p>
              </table:table-cell>
              <table:table-cell office:value-type="float" office:value="2933.17173306347">
                <text:p>2933.17173306347</text:p>
              </table:table-cell>
              <table:table-cell office:value-type="float" office:value="3243.23062370307">
                <text:p>3243.23062370307</text:p>
              </table:table-cell>
              <table:table-cell office:value-type="float" office:value="3561.05137933765">
                <text:p>3561.05137933765</text:p>
              </table:table-cell>
              <table:table-cell office:value-type="float" office:value="3881.99514863354">
                <text:p>3881.99514863354</text:p>
              </table:table-cell>
              <table:table-cell office:value-type="float" office:value="4202.4739972932">
                <text:p>4202.4739972932</text:p>
              </table:table-cell>
              <table:table-cell office:value-type="float" office:value="4519.75197887351">
                <text:p>4519.75197887351</text:p>
              </table:table-cell>
              <table:table-cell office:value-type="float" office:value="4831.77041939412">
                <text:p>4831.77041939412</text:p>
              </table:table-cell>
              <table:table-cell office:value-type="float" office:value="5137.00597941087">
                <text:p>5137.00597941087</text:p>
              </table:table-cell>
              <table:table-cell office:value-type="float" office:value="5434.35719446385">
                <text:p>5434.35719446385</text:p>
              </table:table-cell>
              <table:table-cell office:value-type="float" office:value="5723.0541243166">
                <text:p>5723.0541243166</text:p>
              </table:table-cell>
              <table:table-cell office:value-type="float" office:value="6002.58649305302">
                <text:p>6002.58649305302</text:p>
              </table:table-cell>
              <table:table-cell office:value-type="float" office:value="6272.64657944155">
                <text:p>6272.64657944155</text:p>
              </table:table-cell>
              <table:table-cell office:value-type="float" office:value="6533.08386424332">
                <text:p>6533.08386424332</text:p>
              </table:table-cell>
              <table:table-cell office:value-type="float" office:value="6783.86904908086">
                <text:p>6783.86904908086</text:p>
              </table:table-cell>
              <table:table-cell office:value-type="float" office:value="7025.06553885976">
                <text:p>7025.06553885976</text:p>
              </table:table-cell>
              <table:table-cell office:value-type="float" office:value="7256.80687174225">
                <text:p>7256.80687174225</text:p>
              </table:table-cell>
              <table:table-cell office:value-type="float" office:value="7479.27888191656">
                <text:p>7479.27888191656</text:p>
              </table:table-cell>
              <table:table-cell office:value-type="float" office:value="7692.70563567023">
                <text:p>7692.70563567023</text:p>
              </table:table-cell>
              <table:table-cell office:value-type="float" office:value="7897.33836364041">
                <text:p>7897.33836364041</text:p>
              </table:table-cell>
              <table:table-cell office:value-type="float" office:value="8093.44678083069">
                <text:p>8093.44678083069</text:p>
              </table:table-cell>
              <table:table-cell office:value-type="float" office:value="8281.31230174814">
                <text:p>8281.31230174814</text:p>
              </table:table-cell>
              <table:table-cell office:value-type="float" office:value="8461.22276362005">
                <text:p>8461.22276362005</text:p>
              </table:table-cell>
              <table:table-cell office:value-type="float" office:value="8633.46834374986">
                <text:p>8633.46834374986</text:p>
              </table:table-cell>
              <table:table-cell office:value-type="float" office:value="8798.33842718764">
                <text:p>8798.33842718764</text:p>
              </table:table-cell>
              <table:table-cell office:value-type="float" office:value="8956.1192232159">
                <text:p>8956.1192232159</text:p>
              </table:table-cell>
              <table:table-cell office:value-type="float" office:value="9107.09197688844">
                <text:p>9107.09197688844</text:p>
              </table:table-cell>
              <table:table-cell office:value-type="float" office:value="9251.53164903637">
                <text:p>9251.53164903637</text:p>
              </table:table-cell>
              <table:table-cell office:value-type="float" office:value="9389.7059652511">
                <text:p>9389.7059652511</text:p>
              </table:table-cell>
              <table:table-cell office:value-type="float" office:value="9521.87475526786">
                <text:p>9521.87475526786</text:p>
              </table:table-cell>
              <table:table-cell office:value-type="float" office:value="9648.28951897614">
                <text:p>9648.28951897614</text:p>
              </table:table-cell>
              <table:table-cell office:value-type="float" office:value="9769.19316972356">
                <text:p>9769.19316972356</text:p>
              </table:table-cell>
              <table:table-cell office:value-type="float" office:value="9884.81991463835">
                <text:p>9884.81991463835</text:p>
              </table:table-cell>
              <table:table-cell office:value-type="float" office:value="9995.39524084285">
                <text:p>9995.39524084285</text:p>
              </table:table-cell>
              <table:table-cell office:value-type="float" office:value="10101.135982323">
                <text:p>10101.135982323</text:p>
              </table:table-cell>
              <table:table-cell office:value-type="float" office:value="10202.2504478276">
                <text:p>10202.2504478276</text:p>
              </table:table-cell>
              <table:table-cell office:value-type="float" office:value="10298.9385941475">
                <text:p>10298.9385941475</text:p>
              </table:table-cell>
              <table:table-cell office:value-type="float" office:value="10391.392232431">
                <text:p>10391.392232431</text:p>
              </table:table-cell>
              <table:table-cell office:value-type="float" office:value="10479.795257908">
                <text:p>10479.795257908</text:p>
              </table:table-cell>
              <table:table-cell office:value-type="float" office:value="10564.3238954146">
                <text:p>10564.3238954146</text:p>
              </table:table-cell>
              <table:table-cell office:value-type="float" office:value="10645.1469546241">
                <text:p>10645.1469546241</text:p>
              </table:table-cell>
              <table:table-cell office:value-type="float" office:value="10722.4260908405">
                <text:p>10722.4260908405</text:p>
              </table:table-cell>
              <table:table-cell office:value-type="float" office:value="10796.3160673048">
                <text:p>10796.3160673048</text:p>
              </table:table-cell>
              <table:table-cell office:value-type="float" office:value="10866.9650162832">
                <text:p>10866.9650162832</text:p>
              </table:table-cell>
              <table:table-cell office:value-type="float" office:value="10934.5146973107">
                <text:p>10934.5146973107</text:p>
              </table:table-cell>
              <table:table-cell office:value-type="float" office:value="10999.1007506889">
                <text:p>10999.1007506889</text:p>
              </table:table-cell>
              <table:table-cell office:value-type="float" office:value="11060.8529451173">
                <text:p>11060.8529451173</text:p>
              </table:table-cell>
              <table:table-cell office:value-type="float" office:value="11119.8954187628">
                <text:p>11119.8954187628</text:p>
              </table:table-cell>
              <table:table-cell office:value-type="float" office:value="11176.3469130641">
                <text:p>11176.3469130641</text:p>
              </table:table-cell>
              <table:table-cell office:value-type="float" office:value="11230.3209989918">
                <text:p>11230.3209989918</text:p>
              </table:table-cell>
              <table:table-cell office:value-type="float" office:value="11281.9262955608">
                <text:p>11281.9262955608</text:p>
              </table:table-cell>
              <table:table-cell office:value-type="float" office:value="11331.2666804285">
                <text:p>11331.2666804285</text:p>
              </table:table-cell>
              <table:table-cell office:value-type="float" office:value="11378.4414926304">
                <text:p>11378.4414926304</text:p>
              </table:table-cell>
              <table:table-cell office:value-type="float" office:value="11423.5457274546">
                <text:p>11423.5457274546</text:p>
              </table:table-cell>
              <table:table-cell office:value-type="float" office:value="11466.6702237955">
                <text:p>11466.6702237955</text:p>
              </table:table-cell>
              <table:table-cell office:value-type="float" office:value="11507.9018436404">
                <text:p>11507.9018436404</text:p>
              </table:table-cell>
              <table:table-cell office:value-type="float" office:value="11547.3236447967">
                <text:p>11547.3236447967</text:p>
              </table:table-cell>
              <table:table-cell office:value-type="float" office:value="11585.0150459179">
                <text:p>11585.0150459179</text:p>
              </table:table-cell>
              <table:table-cell office:value-type="float" office:value="11621.0519849971">
                <text:p>11621.0519849971</text:p>
              </table:table-cell>
              <table:table-cell office:value-type="float" office:value="11655.5070715382">
                <text:p>11655.5070715382</text:p>
              </table:table-cell>
              <table:table-cell office:value-type="float" office:value="11688.4497314544">
                <text:p>11688.4497314544</text:p>
              </table:table-cell>
              <table:table-cell office:value-type="float" office:value="11719.9463569632">
                <text:p>11719.9463569632</text:p>
              </table:table-cell>
              <table:table-cell office:value-type="float" office:value="11750.0605268207">
                <text:p>11750.0605268207</text:p>
              </table:table-cell>
              <table:table-cell office:value-type="float" office:value="11778.853932627">
                <text:p>11778.853932627</text:p>
              </table:table-cell>
              <table:table-cell office:value-type="float" office:value="11806.393726427">
                <text:p>11806.393726427</text:p>
              </table:table-cell>
              <table:table-cell office:value-type="float" office:value="11832.8051461264">
                <text:p>11832.8051461264</text:p>
              </table:table-cell>
              <table:table-cell office:value-type="float" office:value="11858.3374595116">
                <text:p>11858.3374595116</text:p>
              </table:table-cell>
              <table:table-cell office:value-type="float" office:value="11883.250803538">
                <text:p>11883.250803538</text:p>
              </table:table-cell>
              <table:table-cell office:value-type="float" office:value="11907.7505236357">
                <text:p>11907.7505236357</text:p>
              </table:table-cell>
              <table:table-cell office:value-type="float" office:value="11931.9929465216">
                <text:p>11931.9929465216</text:p>
              </table:table-cell>
              <table:table-cell office:value-type="float" office:value="11956.0967451962">
                <text:p>11956.0967451962</text:p>
              </table:table-cell>
              <table:table-cell office:value-type="float" office:value="11980.1520974073">
                <text:p>11980.1520974073</text:p>
              </table:table-cell>
              <table:table-cell office:value-type="float" office:value="12004.2276587793">
                <text:p>12004.2276587793</text:p>
              </table:table-cell>
              <table:table-cell office:value-type="float" office:value="12028.3758343023">
                <text:p>12028.3758343023</text:p>
              </table:table-cell>
              <table:table-cell office:value-type="float" office:value="12052.636759396">
                <text:p>12052.636759396</text:p>
              </table:table-cell>
              <table:table-cell office:value-type="float" office:value="12077.041309926">
                <text:p>12077.041309926</text:p>
              </table:table-cell>
              <table:table-cell office:value-type="float" office:value="12101.6133729147">
                <text:p>12101.6133729147</text:p>
              </table:table-cell>
              <table:table-cell office:value-type="float" office:value="12126.3715621959">
                <text:p>12126.3715621959</text:p>
              </table:table-cell>
              <table:table-cell office:value-type="float" office:value="12151.3305148397">
                <text:p>12151.3305148397</text:p>
              </table:table-cell>
              <table:table-cell office:value-type="float" office:value="12176.5018699356">
                <text:p>12176.5018699356</text:p>
              </table:table-cell>
              <table:table-cell office:value-type="float" office:value="12201.8950078417">
                <text:p>12201.8950078417</text:p>
              </table:table-cell>
              <table:table-cell office:value-type="float" office:value="12227.5176088529">
                <text:p>12227.5176088529</text:p>
              </table:table-cell>
              <table:table-cell office:value-type="float" office:value="12253.37607479">
                <text:p>12253.37607479</text:p>
              </table:table-cell>
              <table:table-cell office:value-type="float" office:value="12279.4758478839">
                <text:p>12279.4758478839</text:p>
              </table:table-cell>
              <table:table-cell office:value-type="float" office:value="12305.8216515296">
                <text:p>12305.8216515296</text:p>
              </table:table-cell>
              <table:table-cell office:value-type="float" office:value="12332.4176720385">
                <text:p>12332.4176720385</text:p>
              </table:table-cell>
              <table:table-cell office:value-type="float" office:value="12359.2676961413">
                <text:p>12359.2676961413</text:p>
              </table:table-cell>
              <table:table-cell office:value-type="float" office:value="12386.3752148346">
                <text:p>12386.3752148346</text:p>
              </table:table-cell>
              <table:table-cell office:value-type="float" office:value="12413.7435018067">
                <text:p>12413.7435018067</text:p>
              </table:table-cell>
              <table:table-cell office:value-type="float" office:value="12441.375672926">
                <text:p>12441.375672926</text:p>
              </table:table-cell>
              <table:table-cell office:value-type="float" office:value="12469.2747310004">
                <text:p>12469.2747310004</text:p>
              </table:table-cell>
              <table:table-cell office:value-type="float" office:value="12497.443599769">
                <text:p>12497.443599769</text:p>
              </table:table-cell>
              <table:table-cell office:value-type="float" office:value="12525.8851496263">
                <text:p>12525.8851496263</text:p>
              </table:table-cell>
              <table:table-cell office:value-type="float" office:value="12554.60221709">
                <text:p>12554.60221709</text:p>
              </table:table-cell>
              <table:table-cell office:value-type="float" office:value="12583.5976195197">
                <text:p>12583.5976195197</text:p>
              </table:table-cell>
              <table:table-cell office:value-type="float" office:value="12612.8741664479">
                <text:p>12612.8741664479</text:p>
              </table:table-cell>
              <table:table-cell office:value-type="float" office:value="12642.4346681019">
                <text:p>12642.4346681019</text:p>
              </table:table-cell>
              <table:table-cell office:value-type="float" office:value="12672.2819417964">
                <text:p>12672.2819417964</text:p>
              </table:table-cell>
              <table:table-cell office:value-type="float" office:value="12702.4188170041">
                <text:p>12702.4188170041</text:p>
              </table:table-cell>
              <table:table-cell office:value-type="float" office:value="12732.8481391837">
                <text:p>12732.8481391837</text:p>
              </table:table-cell>
              <table:table-cell office:value-type="float" office:value="12763.5727727445">
                <text:p>12763.5727727445</text:p>
              </table:table-cell>
              <table:table-cell office:value-type="float" office:value="12794.5956033474">
                <text:p>12794.5956033474</text:p>
              </table:table-cell>
              <table:table-cell office:value-type="float" office:value="12825.9195396404">
                <text:p>12825.9195396404</text:p>
              </table:table-cell>
              <table:table-cell office:value-type="float" office:value="12857.5475147626">
                <text:p>12857.5475147626</text:p>
              </table:table-cell>
              <table:table-cell office:value-type="float" office:value="12889.4824874921">
                <text:p>12889.4824874921</text:p>
              </table:table-cell>
              <table:table-cell office:value-type="float" office:value="12921.727443153">
                <text:p>12921.727443153</text:p>
              </table:table-cell>
              <table:table-cell office:value-type="float" office:value="12954.285394384">
                <text:p>12954.285394384</text:p>
              </table:table-cell>
              <table:table-cell office:value-type="float" office:value="12987.1593818519">
                <text:p>12987.1593818519</text:p>
              </table:table-cell>
              <table:table-cell office:value-type="float" office:value="13020.3524747908">
                <text:p>13020.3524747908</text:p>
              </table:table-cell>
              <table:table-cell office:value-type="float" office:value="13053.8677714973">
                <text:p>13053.8677714973</text:p>
              </table:table-cell>
              <table:table-cell office:value-type="float" office:value="13087.708399612">
                <text:p>13087.708399612</text:p>
              </table:table-cell>
              <table:table-cell office:value-type="float" office:value="13121.8775168805">
                <text:p>13121.8775168805</text:p>
              </table:table-cell>
              <table:table-cell office:value-type="float" office:value="13156.3783113427">
                <text:p>13156.3783113427</text:p>
              </table:table-cell>
              <table:table-cell office:value-type="float" office:value="13191.2140007621">
                <text:p>13191.2140007621</text:p>
              </table:table-cell>
              <table:table-cell office:value-type="float" office:value="13226.3878375852">
                <text:p>13226.3878375852</text:p>
              </table:table-cell>
              <table:table-cell office:value-type="float" office:value="13261.9031052799">
                <text:p>13261.9031052799</text:p>
              </table:table-cell>
              <table:table-cell office:value-type="float" office:value="13297.7631118295">
                <text:p>13297.7631118295</text:p>
              </table:table-cell>
              <table:table-cell office:value-type="float" office:value="13333.9712079881">
                <text:p>13333.9712079881</text:p>
              </table:table-cell>
              <table:table-cell office:value-type="float" office:value="13370.5307609478">
                <text:p>13370.5307609478</text:p>
              </table:table-cell>
              <table:table-cell office:value-type="float" office:value="13407.4451905964">
                <text:p>13407.4451905964</text:p>
              </table:table-cell>
              <table:table-cell office:value-type="float" office:value="13444.7179309784">
                <text:p>13444.7179309784</text:p>
              </table:table-cell>
              <table:table-cell office:value-type="float" office:value="13482.3524626994">
                <text:p>13482.3524626994</text:p>
              </table:table-cell>
              <table:table-cell office:value-type="float" office:value="13520.3522879449">
                <text:p>13520.3522879449</text:p>
              </table:table-cell>
              <table:table-cell office:value-type="float" office:value="13558.7209545277">
                <text:p>13558.7209545277</text:p>
              </table:table-cell>
              <table:table-cell office:value-type="float" office:value="13597.4620416544">
                <text:p>13597.4620416544</text:p>
              </table:table-cell>
              <table:table-cell office:value-type="float" office:value="13636.5791638959">
                <text:p>13636.5791638959</text:p>
              </table:table-cell>
              <table:table-cell office:value-type="float" office:value="13676.0759639164">
                <text:p>13676.0759639164</text:p>
              </table:table-cell>
              <table:table-cell office:value-type="float" office:value="13715.9561325122">
                <text:p>13715.9561325122</text:p>
              </table:table-cell>
              <table:table-cell office:value-type="float" office:value="13756.2233930098">
                <text:p>13756.2233930098</text:p>
              </table:table-cell>
              <table:table-cell office:value-type="float" office:value="13796.8814945008">
                <text:p>13796.8814945008</text:p>
              </table:table-cell>
              <table:table-cell office:value-type="float" office:value="13837.934227429">
                <text:p>13837.934227429</text:p>
              </table:table-cell>
              <table:table-cell office:value-type="float" office:value="13879.3854194271">
                <text:p>13879.3854194271</text:p>
              </table:table-cell>
              <table:table-cell office:value-type="float" office:value="13921.238936924">
                <text:p>13921.238936924</text:p>
              </table:table-cell>
              <table:table-cell office:value-type="float" office:value="13963.4986817011">
                <text:p>13963.4986817011</text:p>
              </table:table-cell>
              <table:table-cell office:value-type="float" office:value="14006.1685936024">
                <text:p>14006.1685936024</text:p>
              </table:table-cell>
              <table:table-cell office:value-type="float" office:value="14049.2526525699">
                <text:p>14049.2526525699</text:p>
              </table:table-cell>
              <table:table-cell office:value-type="float" office:value="14092.7548749239">
                <text:p>14092.7548749239</text:p>
              </table:table-cell>
              <table:table-cell office:value-type="float" office:value="14136.679316509">
                <text:p>14136.679316509</text:p>
              </table:table-cell>
              <table:table-cell office:value-type="float" office:value="14181.0300750953">
                <text:p>14181.0300750953</text:p>
              </table:table-cell>
              <table:table-cell office:value-type="float" office:value="14225.8112848434">
                <text:p>14225.8112848434</text:p>
              </table:table-cell>
              <table:table-cell office:value-type="float" office:value="14271.0271183893">
                <text:p>14271.0271183893</text:p>
              </table:table-cell>
              <table:table-cell office:value-type="float" office:value="14316.6817898105">
                <text:p>14316.6817898105</text:p>
              </table:table-cell>
              <table:table-cell office:value-type="float" office:value="14362.7795598802">
                <text:p>14362.7795598802</text:p>
              </table:table-cell>
              <table:table-cell office:value-type="float" office:value="14409.3247256733">
                <text:p>14409.3247256733</text:p>
              </table:table-cell>
              <table:table-cell office:value-type="float" office:value="14456.3216241541">
                <text:p>14456.3216241541</text:p>
              </table:table-cell>
              <table:table-cell office:value-type="float" office:value="14503.7746348275">
                <text:p>14503.7746348275</text:p>
              </table:table-cell>
              <table:table-cell office:value-type="float" office:value="14551.6881857764">
                <text:p>14551.6881857764</text:p>
              </table:table-cell>
              <table:table-cell office:value-type="float" office:value="14600.0667431542">
                <text:p>14600.0667431542</text:p>
              </table:table-cell>
              <table:table-cell office:value-type="float" office:value="14648.9148144547">
                <text:p>14648.9148144547</text:p>
              </table:table-cell>
              <table:table-cell office:value-type="float" office:value="14698.2369509636">
                <text:p>14698.2369509636</text:p>
              </table:table-cell>
              <table:table-cell office:value-type="float" office:value="14748.0377547846">
                <text:p>14748.0377547846</text:p>
              </table:table-cell>
              <table:table-cell office:value-type="float" office:value="14798.3218678271">
                <text:p>14798.3218678271</text:p>
              </table:table-cell>
              <table:table-cell office:value-type="float" office:value="14849.0939748141">
                <text:p>14849.0939748141</text:p>
              </table:table-cell>
              <table:table-cell office:value-type="float" office:value="14900.3588056049">
                <text:p>14900.3588056049</text:p>
              </table:table-cell>
              <table:table-cell office:value-type="float" office:value="14952.1211431363">
                <text:p>14952.1211431363</text:p>
              </table:table-cell>
              <table:table-cell office:value-type="float" office:value="15004.3858120714">
                <text:p>15004.3858120714</text:p>
              </table:table-cell>
              <table:table-cell office:value-type="float" office:value="15057.1576813994">
                <text:p>15057.1576813994</text:p>
              </table:table-cell>
              <table:table-cell office:value-type="float" office:value="15110.4416663107">
                <text:p>15110.4416663107</text:p>
              </table:table-cell>
              <table:table-cell office:value-type="float" office:value="15164.2427355917">
                <text:p>15164.2427355917</text:p>
              </table:table-cell>
              <table:table-cell office:value-type="float" office:value="15218.5659042986">
                <text:p>15218.5659042986</text:p>
              </table:table-cell>
              <table:table-cell office:value-type="float" office:value="15273.4162348975">
                <text:p>15273.4162348975</text:p>
              </table:table-cell>
              <table:table-cell office:value-type="float" office:value="15328.7988397911">
                <text:p>15328.7988397911</text:p>
              </table:table-cell>
              <table:table-cell office:value-type="float" office:value="15384.7188791899">
                <text:p>15384.7188791899</text:p>
              </table:table-cell>
              <table:table-cell office:value-type="float" office:value="15441.1815630249">
                <text:p>15441.1815630249</text:p>
              </table:table-cell>
              <table:table-cell office:value-type="float" office:value="15498.1921544962">
                <text:p>15498.1921544962</text:p>
              </table:table-cell>
              <table:table-cell office:value-type="float" office:value="15555.7559651663">
                <text:p>15555.7559651663</text:p>
              </table:table-cell>
              <table:table-cell office:value-type="float" office:value="15613.8783582864">
                <text:p>15613.8783582864</text:p>
              </table:table-cell>
              <table:table-cell office:value-type="float" office:value="15672.5647512157">
                <text:p>15672.5647512157</text:p>
              </table:table-cell>
              <table:table-cell office:value-type="float" office:value="15731.8206111178">
                <text:p>15731.8206111178</text:p>
              </table:table-cell>
              <table:table-cell office:value-type="float" office:value="15791.6514303737">
                <text:p>15791.6514303737</text:p>
              </table:table-cell>
              <table:table-cell office:value-type="float" office:value="15852.0628691136">
                <text:p>15852.0628691136</text:p>
              </table:table-cell>
              <table:table-cell office:value-type="float" office:value="15913.0604730572">
                <text:p>15913.0604730572</text:p>
              </table:table-cell>
              <table:table-cell office:value-type="float" office:value="15974.6499533683">
                <text:p>15974.6499533683</text:p>
              </table:table-cell>
              <table:table-cell office:value-type="float" office:value="16036.8370461823">
                <text:p>16036.8370461823</text:p>
              </table:table-cell>
              <table:table-cell office:value-type="float" office:value="16099.6275451887">
                <text:p>16099.6275451887</text:p>
              </table:table-cell>
              <table:table-cell office:value-type="float" office:value="16163.0273080164">
                <text:p>16163.0273080164</text:p>
              </table:table-cell>
              <table:table-cell office:value-type="float" office:value="16227.0422188226">
                <text:p>16227.0422188226</text:p>
              </table:table-cell>
              <table:table-cell office:value-type="float" office:value="16291.6782587742">
                <text:p>16291.6782587742</text:p>
              </table:table-cell>
              <table:table-cell office:value-type="float" office:value="16356.9414461383">
                <text:p>16356.9414461383</text:p>
              </table:table-cell>
              <table:table-cell office:value-type="float" office:value="16422.8378536928">
                <text:p>16422.8378536928</text:p>
              </table:table-cell>
              <table:table-cell office:value-type="float" office:value="16489.3736210802">
                <text:p>16489.3736210802</text:p>
              </table:table-cell>
              <table:table-cell office:value-type="float" office:value="16556.5549401467">
                <text:p>16556.5549401467</text:p>
              </table:table-cell>
              <table:table-cell office:value-type="float" office:value="16624.3880760906">
                <text:p>16624.3880760906</text:p>
              </table:table-cell>
              <table:table-cell office:value-type="float" office:value="16692.8793588369">
                <text:p>16692.8793588369</text:p>
              </table:table-cell>
              <table:table-cell office:value-type="float" office:value="16762.0351600329">
                <text:p>16762.0351600329</text:p>
              </table:table-cell>
              <table:table-cell office:value-type="float" office:value="16831.8619177085">
                <text:p>16831.8619177085</text:p>
              </table:table-cell>
              <table:table-cell office:value-type="float" office:value="16902.3661330722">
                <text:p>16902.3661330722</text:p>
              </table:table-cell>
              <table:table-cell office:value-type="float" office:value="16973.5543742732">
                <text:p>16973.5543742732</text:p>
              </table:table-cell>
              <table:table-cell office:value-type="float" office:value="17045.433270643">
                <text:p>17045.433270643</text:p>
              </table:table-cell>
              <table:table-cell office:value-type="float" office:value="17118.0095137008">
                <text:p>17118.0095137008</text:p>
              </table:table-cell>
              <table:table-cell office:value-type="float" office:value="17191.2898638484">
                <text:p>17191.2898638484</text:p>
              </table:table-cell>
              <table:table-cell office:value-type="float" office:value="17265.281144957">
                <text:p>17265.281144957</text:p>
              </table:table-cell>
              <table:table-cell office:value-type="float" office:value="17339.9902447982">
                <text:p>17339.9902447982</text:p>
              </table:table-cell>
              <table:table-cell office:value-type="float" office:value="17415.4241246895">
                <text:p>17415.4241246895</text:p>
              </table:table-cell>
              <table:table-cell office:value-type="float" office:value="17491.5898097852">
                <text:p>17491.5898097852</text:p>
              </table:table-cell>
              <table:table-cell office:value-type="float" office:value="17568.4943888163">
                <text:p>17568.4943888163</text:p>
              </table:table-cell>
              <table:table-cell office:value-type="float" office:value="17646.145016067">
                <text:p>17646.145016067</text:p>
              </table:table-cell>
              <table:table-cell office:value-type="float" office:value="17724.5489165299">
                <text:p>17724.5489165299</text:p>
              </table:table-cell>
              <table:table-cell office:value-type="float" office:value="17803.7134014579">
                <text:p>17803.7134014579</text:p>
              </table:table-cell>
              <table:table-cell office:value-type="float" office:value="17883.6458409686">
                <text:p>17883.6458409686</text:p>
              </table:table-cell>
              <table:table-cell office:value-type="float" office:value="17964.3536724053">
                <text:p>17964.3536724053</text:p>
              </table:table-cell>
              <table:table-cell office:value-type="float" office:value="18045.844401717">
                <text:p>18045.844401717</text:p>
              </table:table-cell>
              <table:table-cell office:value-type="float" office:value="18128.1256158127">
                <text:p>18128.1256158127</text:p>
              </table:table-cell>
              <table:table-cell office:value-type="float" office:value="18211.2049840718">
                <text:p>18211.2049840718</text:p>
              </table:table-cell>
              <table:table-cell office:value-type="float" office:value="18295.090237581">
                <text:p>18295.090237581</text:p>
              </table:table-cell>
              <table:table-cell office:value-type="float" office:value="18379.7891791345">
                <text:p>18379.7891791345</text:p>
              </table:table-cell>
              <table:table-cell office:value-type="float" office:value="18465.3096840436">
                <text:p>18465.3096840436</text:p>
              </table:table-cell>
              <table:table-cell office:value-type="float" office:value="18551.6597204064">
                <text:p>18551.6597204064</text:p>
              </table:table-cell>
              <table:table-cell office:value-type="float" office:value="18638.8473300404">
                <text:p>18638.8473300404</text:p>
              </table:table-cell>
              <table:table-cell office:value-type="float" office:value="18726.8806239758">
                <text:p>18726.8806239758</text:p>
              </table:table-cell>
              <table:table-cell office:value-type="float" office:value="18815.7677882894">
                <text:p>18815.7677882894</text:p>
              </table:table-cell>
              <table:table-cell office:value-type="float" office:value="18905.5170809236">
                <text:p>18905.5170809236</text:p>
              </table:table-cell>
              <table:table-cell office:value-type="float" office:value="18996.1368871343">
                <text:p>18996.1368871343</text:p>
              </table:table-cell>
              <table:table-cell office:value-type="float" office:value="19087.635623199">
                <text:p>19087.635623199</text:p>
              </table:table-cell>
              <table:table-cell office:value-type="float" office:value="19180.0218013471">
                <text:p>19180.0218013471</text:p>
              </table:table-cell>
              <table:table-cell office:value-type="float" office:value="19273.3040107309">
                <text:p>19273.3040107309</text:p>
              </table:table-cell>
              <table:table-cell office:value-type="float" office:value="19367.4909289468">
                <text:p>19367.4909289468</text:p>
              </table:table-cell>
              <table:table-cell office:value-type="float" office:value="19462.5913299469">
                <text:p>19462.5913299469</text:p>
              </table:table-cell>
              <table:table-cell office:value-type="float" office:value="19558.6140595706">
                <text:p>19558.6140595706</text:p>
              </table:table-cell>
              <table:table-cell office:value-type="float" office:value="19655.5680482559">
                <text:p>19655.5680482559</text:p>
              </table:table-cell>
              <table:table-cell office:value-type="float" office:value="19753.4623124845">
                <text:p>19753.4623124845</text:p>
              </table:table-cell>
              <table:table-cell office:value-type="float" office:value="19852.3059559755">
                <text:p>19852.3059559755</text:p>
              </table:table-cell>
              <table:table-cell office:value-type="float" office:value="19952.1081719656">
                <text:p>19952.1081719656</text:p>
              </table:table-cell>
              <table:table-cell office:value-type="float" office:value="20052.8782479632">
                <text:p>20052.8782479632</text:p>
              </table:table-cell>
              <table:table-cell office:value-type="float" office:value="20154.6255580446">
                <text:p>20154.6255580446</text:p>
              </table:table-cell>
              <table:table-cell office:value-type="float" office:value="20257.3595623812">
                <text:p>20257.3595623812</text:p>
              </table:table-cell>
              <table:table-cell office:value-type="float" office:value="20361.0898162129">
                <text:p>20361.0898162129</text:p>
              </table:table-cell>
              <table:table-cell office:value-type="float" office:value="20465.8259660578">
                <text:p>20465.8259660578</text:p>
              </table:table-cell>
              <table:table-cell office:value-type="float" office:value="20571.577751201">
                <text:p>20571.577751201</text:p>
              </table:table-cell>
              <table:table-cell office:value-type="float" office:value="20678.3550054728">
                <text:p>20678.3550054728</text:p>
              </table:table-cell>
              <table:table-cell office:value-type="float" office:value="20786.167657416">
                <text:p>20786.167657416</text:p>
              </table:table-cell>
              <table:table-cell office:value-type="float" office:value="20895.0257312769">
                <text:p>20895.0257312769</text:p>
              </table:table-cell>
              <table:table-cell office:value-type="float" office:value="21004.9393480779">
                <text:p>21004.9393480779</text:p>
              </table:table-cell>
              <table:table-cell office:value-type="float" office:value="21115.9187266518">
                <text:p>21115.9187266518</text:p>
              </table:table-cell>
              <table:table-cell office:value-type="float" office:value="21227.974184364">
                <text:p>21227.974184364</text:p>
              </table:table-cell>
              <table:table-cell office:value-type="float" office:value="21341.1161380699">
                <text:p>21341.1161380699</text:p>
              </table:table-cell>
              <table:table-cell office:value-type="float" office:value="21455.3550991601">
                <text:p>21455.3550991601</text:p>
              </table:table-cell>
              <table:table-cell office:value-type="float" office:value="21570.7017047374">
                <text:p>21570.7017047374</text:p>
              </table:table-cell>
              <table:table-cell office:value-type="float" office:value="21687.1666690698">
                <text:p>21687.1666690698</text:p>
              </table:table-cell>
              <table:table-cell office:value-type="float" office:value="21804.7608153002">
                <text:p>21804.7608153002</text:p>
              </table:table-cell>
              <table:table-cell office:value-type="float" office:value="21923.4950815456">
                <text:p>21923.4950815456</text:p>
              </table:table-cell>
              <table:table-cell office:value-type="float" office:value="22043.3804791517">
                <text:p>22043.3804791517</text:p>
              </table:table-cell>
              <table:table-cell office:value-type="float" office:value="22164.428174394">
                <text:p>22164.428174394</text:p>
              </table:table-cell>
              <table:table-cell office:value-type="float" office:value="22286.6493917918">
                <text:p>22286.6493917918</text:p>
              </table:table-cell>
              <table:table-cell office:value-type="float" office:value="22410.0554990176">
                <text:p>22410.0554990176</text:p>
              </table:table-cell>
              <table:table-cell office:value-type="float" office:value="22534.657951181">
                <text:p>22534.657951181</text:p>
              </table:table-cell>
              <table:table-cell office:value-type="float" office:value="22660.4683302236">
                <text:p>22660.4683302236</text:p>
              </table:table-cell>
              <table:table-cell office:value-type="float" office:value="22787.4983188961">
                <text:p>22787.4983188961</text:p>
              </table:table-cell>
              <table:table-cell office:value-type="float" office:value="22915.7597273089">
                <text:p>22915.7597273089</text:p>
              </table:table-cell>
              <table:table-cell office:value-type="float" office:value="23045.2644505212">
                <text:p>23045.2644505212</text:p>
              </table:table-cell>
              <table:table-cell office:value-type="float" office:value="23176.0245364426">
                <text:p>23176.0245364426</text:p>
              </table:table-cell>
              <table:table-cell office:value-type="float" office:value="23308.0521614315">
                <text:p>23308.0521614315</text:p>
              </table:table-cell>
              <table:table-cell office:value-type="float" office:value="23441.3595751324">
                <text:p>23441.3595751324</text:p>
              </table:table-cell>
              <table:table-cell office:value-type="float" office:value="23575.9591486666">
                <text:p>23575.9591486666</text:p>
              </table:table-cell>
              <table:table-cell office:value-type="float" office:value="23711.8633781246">
                <text:p>23711.8633781246</text:p>
              </table:table-cell>
              <table:table-cell office:value-type="float" office:value="23849.0848848779">
                <text:p>23849.0848848779</text:p>
              </table:table-cell>
              <table:table-cell office:value-type="float" office:value="23987.6364163022">
                <text:p>23987.6364163022</text:p>
              </table:table-cell>
              <table:table-cell office:value-type="float" office:value="24127.5308344197">
                <text:p>24127.5308344197</text:p>
              </table:table-cell>
              <table:table-cell office:value-type="float" office:value="24268.7811231928">
                <text:p>24268.7811231928</text:p>
              </table:table-cell>
              <table:table-cell office:value-type="float" office:value="24411.4004079007">
                <text:p>24411.4004079007</text:p>
              </table:table-cell>
              <table:table-cell office:value-type="float" office:value="24555.4019241548">
                <text:p>24555.4019241548</text:p>
              </table:table-cell>
              <table:table-cell office:value-type="float" office:value="24700.7990362068">
                <text:p>24700.7990362068</text:p>
              </table:table-cell>
              <table:table-cell office:value-type="float" office:value="24847.6052518971">
                <text:p>24847.6052518971</text:p>
              </table:table-cell>
              <table:table-cell office:value-type="float" office:value="24995.8342025554">
                <text:p>24995.8342025554</text:p>
              </table:table-cell>
              <table:table-cell office:value-type="float" office:value="25145.4996430831">
                <text:p>25145.4996430831</text:p>
              </table:table-cell>
              <table:table-cell office:value-type="float" office:value="25296.6154587441">
                <text:p>25296.6154587441</text:p>
              </table:table-cell>
              <table:table-cell office:value-type="float" office:value="25449.1956666696">
                <text:p>25449.1956666696</text:p>
              </table:table-cell>
              <table:table-cell office:value-type="float" office:value="25603.2544173614">
                <text:p>25603.2544173614</text:p>
              </table:table-cell>
              <table:table-cell office:value-type="float" office:value="25758.8060015414">
                <text:p>25758.8060015414</text:p>
              </table:table-cell>
              <table:table-cell office:value-type="float" office:value="25915.8648602251">
                <text:p>25915.8648602251</text:p>
              </table:table-cell>
              <table:table-cell office:value-type="float" office:value="26074.4455664284">
                <text:p>26074.4455664284</text:p>
              </table:table-cell>
              <table:table-cell office:value-type="float" office:value="26234.5628348171">
                <text:p>26234.5628348171</text:p>
              </table:table-cell>
              <table:table-cell office:value-type="float" office:value="26396.2315240203">
                <text:p>26396.2315240203</text:p>
              </table:table-cell>
              <table:table-cell office:value-type="float" office:value="26559.4666383792">
                <text:p>26559.4666383792</text:p>
              </table:table-cell>
              <table:table-cell office:value-type="float" office:value="26724.2833292091">
                <text:p>26724.2833292091</text:p>
              </table:table-cell>
              <table:table-cell office:value-type="float" office:value="26890.6968753247">
                <text:p>26890.6968753247</text:p>
              </table:table-cell>
              <table:table-cell office:value-type="float" office:value="27058.7227030368">
                <text:p>27058.7227030368</text:p>
              </table:table-cell>
              <table:table-cell office:value-type="float" office:value="27228.3763948104">
                <text:p>27228.3763948104</text:p>
              </table:table-cell>
              <table:table-cell office:value-type="float" office:value="27399.6736829217">
                <text:p>27399.6736829217</text:p>
              </table:table-cell>
              <table:table-cell office:value-type="float" office:value="27572.6304508202">
                <text:p>27572.6304508202</text:p>
              </table:table-cell>
              <table:table-cell office:value-type="float" office:value="27747.2627344902">
                <text:p>27747.2627344902</text:p>
              </table:table-cell>
              <table:table-cell office:value-type="float" office:value="27923.5867242429">
                <text:p>27923.5867242429</text:p>
              </table:table-cell>
              <table:table-cell office:value-type="float" office:value="28101.6187673222">
                <text:p>28101.6187673222</text:p>
              </table:table-cell>
              <table:table-cell office:value-type="float" office:value="28281.375366993">
                <text:p>28281.375366993</text:p>
              </table:table-cell>
              <table:table-cell office:value-type="float" office:value="28462.8731846944">
                <text:p>28462.8731846944</text:p>
              </table:table-cell>
              <table:table-cell office:value-type="float" office:value="28646.1290415472">
                <text:p>28646.1290415472</text:p>
              </table:table-cell>
              <table:table-cell office:value-type="float" office:value="28831.1599197428">
                <text:p>28831.1599197428</text:p>
              </table:table-cell>
              <table:table-cell office:value-type="float" office:value="29017.982965396">
                <text:p>29017.982965396</text:p>
              </table:table-cell>
              <table:table-cell office:value-type="float" office:value="29206.6155079173">
                <text:p>29206.6155079173</text:p>
              </table:table-cell>
              <table:table-cell office:value-type="float" office:value="29397.0750125903">
                <text:p>29397.0750125903</text:p>
              </table:table-cell>
              <table:table-cell office:value-type="float" office:value="29589.3791237002">
                <text:p>29589.3791237002</text:p>
              </table:table-cell>
              <table:table-cell office:value-type="float" office:value="29783.5456541258">
                <text:p>29783.5456541258</text:p>
              </table:table-cell>
              <table:table-cell office:value-type="float" office:value="29979.5925867642">
                <text:p>29979.5925867642</text:p>
              </table:table-cell>
              <table:table-cell office:value-type="float" office:value="30177.5380759557">
                <text:p>30177.5380759557</text:p>
              </table:table-cell>
              <table:table-cell office:value-type="float" office:value="30377.4004513971">
                <text:p>30377.4004513971</text:p>
              </table:table-cell>
              <table:table-cell office:value-type="float" office:value="30579.1982495931">
                <text:p>30579.1982495931</text:p>
              </table:table-cell>
              <table:table-cell office:value-type="float" office:value="30782.9501395576">
                <text:p>30782.9501395576</text:p>
              </table:table-cell>
              <table:table-cell office:value-type="float" office:value="30988.6749858981">
                <text:p>30988.6749858981</text:p>
              </table:table-cell>
              <table:table-cell office:value-type="float" office:value="31196.391833647">
                <text:p>31196.391833647</text:p>
              </table:table-cell>
              <table:table-cell office:value-type="float" office:value="31406.1199098278">
                <text:p>31406.1199098278</text:p>
              </table:table-cell>
              <table:table-cell office:value-type="float" office:value="31617.8786366973">
                <text:p>31617.8786366973</text:p>
              </table:table-cell>
              <table:table-cell office:value-type="float" office:value="31831.6876205377">
                <text:p>31831.6876205377</text:p>
              </table:table-cell>
              <table:table-cell office:value-type="float" office:value="32047.5666433723">
                <text:p>32047.5666433723</text:p>
              </table:table-cell>
              <table:table-cell office:value-type="float" office:value="32265.5356830238">
                <text:p>32265.5356830238</text:p>
              </table:table-cell>
              <table:table-cell office:value-type="float" office:value="32485.6149083801">
                <text:p>32485.6149083801</text:p>
              </table:table-cell>
              <table:table-cell office:value-type="float" office:value="32707.8246813138">
                <text:p>32707.8246813138</text:p>
              </table:table-cell>
              <table:table-cell office:value-type="float" office:value="32932.1855738771">
                <text:p>32932.1855738771</text:p>
              </table:table-cell>
              <table:table-cell office:value-type="float" office:value="33158.7183341767">
                <text:p>33158.7183341767</text:p>
              </table:table-cell>
              <table:table-cell office:value-type="float" office:value="33387.4439163171">
                <text:p>33387.4439163171</text:p>
              </table:table-cell>
              <table:table-cell office:value-type="float" office:value="33618.383474554">
                <text:p>33618.383474554</text:p>
              </table:table-cell>
              <table:table-cell office:value-type="float" office:value="33851.5583650135">
                <text:p>33851.5583650135</text:p>
              </table:table-cell>
              <table:table-cell office:value-type="float" office:value="34086.9901561297">
                <text:p>34086.9901561297</text:p>
              </table:table-cell>
              <table:table-cell office:value-type="float" office:value="34324.7006239649">
                <text:p>34324.7006239649</text:p>
              </table:table-cell>
              <table:table-cell office:value-type="float" office:value="34564.7117394939">
                <text:p>34564.7117394939</text:p>
              </table:table-cell>
              <table:table-cell office:value-type="float" office:value="34807.0456896904">
                <text:p>34807.0456896904</text:p>
              </table:table-cell>
              <table:table-cell office:value-type="float" office:value="35051.7248730687">
                <text:p>35051.7248730687</text:p>
              </table:table-cell>
              <table:table-cell office:value-type="float" office:value="35298.7719014823">
                <text:p>35298.7719014823</text:p>
              </table:table-cell>
              <table:table-cell office:value-type="float" office:value="35548.2096275894">
                <text:p>35548.2096275894</text:p>
              </table:table-cell>
              <table:table-cell office:value-type="float" office:value="35800.0610907648">
                <text:p>35800.0610907648</text:p>
              </table:table-cell>
              <table:table-cell office:value-type="float" office:value="36054.3495600434">
                <text:p>36054.3495600434</text:p>
              </table:table-cell>
              <table:table-cell office:value-type="float" office:value="36311.098527175">
                <text:p>36311.098527175</text:p>
              </table:table-cell>
              <table:table-cell office:value-type="float" office:value="36570.3317076689">
                <text:p>36570.3317076689</text:p>
              </table:table-cell>
              <table:table-cell office:value-type="float" office:value="36832.0730524508">
                <text:p>36832.0730524508</text:p>
              </table:table-cell>
              <table:table-cell office:value-type="float" office:value="37096.3467472484">
                <text:p>37096.3467472484</text:p>
              </table:table-cell>
              <table:table-cell office:value-type="float" office:value="37363.1771878814">
                <text:p>37363.1771878814</text:p>
              </table:table-cell>
              <table:table-cell office:value-type="float" office:value="37632.5890120418">
                <text:p>37632.5890120418</text:p>
              </table:table-cell>
              <table:table-cell office:value-type="float" office:value="37904.607092111">
                <text:p>37904.607092111</text:p>
              </table:table-cell>
              <table:table-cell office:value-type="float" office:value="38179.2565371664">
                <text:p>38179.2565371664</text:p>
              </table:table-cell>
              <table:table-cell office:value-type="float" office:value="38456.5627182085">
                <text:p>38456.5627182085</text:p>
              </table:table-cell>
              <table:table-cell office:value-type="float" office:value="38736.5512223353">
                <text:p>38736.5512223353</text:p>
              </table:table-cell>
              <table:table-cell office:value-type="float" office:value="39019.2478857944">
                <text:p>39019.2478857944</text:p>
              </table:table-cell>
              <table:table-cell office:value-type="float" office:value="39304.6787929482">
                <text:p>39304.6787929482</text:p>
              </table:table-cell>
              <table:table-cell office:value-type="float" office:value="39592.8702763042">
                <text:p>39592.8702763042</text:p>
              </table:table-cell>
              <table:table-cell office:value-type="float" office:value="39883.8489265507">
                <text:p>39883.8489265507</text:p>
              </table:table-cell>
              <table:table-cell office:value-type="float" office:value="40177.6415978487">
                <text:p>40177.6415978487</text:p>
              </table:table-cell>
              <table:table-cell office:value-type="float" office:value="40474.2753765544">
                <text:p>40474.2753765544</text:p>
              </table:table-cell>
              <table:table-cell office:value-type="float" office:value="40773.7776168346">
                <text:p>40773.7776168346</text:p>
              </table:table-cell>
              <table:table-cell office:value-type="float" office:value="41076.1759329541">
                <text:p>41076.1759329541</text:p>
              </table:table-cell>
              <table:table-cell office:value-type="float" office:value="41381.4982014889">
                <text:p>41381.4982014889</text:p>
              </table:table-cell>
              <table:table-cell office:value-type="float" office:value="41689.7725870488">
                <text:p>41689.7725870488</text:p>
              </table:table-cell>
              <table:table-cell office:value-type="float" office:value="42001.0274992778">
                <text:p>42001.0274992778</text:p>
              </table:table-cell>
              <table:table-cell office:value-type="float" office:value="42315.2916192306">
                <text:p>42315.2916192306</text:p>
              </table:table-cell>
              <table:table-cell office:value-type="float" office:value="42632.5939042304">
                <text:p>42632.5939042304</text:p>
              </table:table-cell>
              <table:table-cell office:value-type="float" office:value="42952.9635865626">
                <text:p>42952.9635865626</text:p>
              </table:table-cell>
              <table:table-cell office:value-type="float" office:value="43276.4301828346">
                <text:p>43276.4301828346</text:p>
              </table:table-cell>
              <table:table-cell office:value-type="float" office:value="43603.0235059787">
                <text:p>43603.0235059787</text:p>
              </table:table-cell>
              <table:table-cell office:value-type="float" office:value="43932.7736225536">
                <text:p>43932.7736225536</text:p>
              </table:table-cell>
              <table:table-cell office:value-type="float" office:value="44265.7108968813">
                <text:p>44265.7108968813</text:p>
              </table:table-cell>
              <table:table-cell office:value-type="float" office:value="44601.8659814683">
                <text:p>44601.8659814683</text:p>
              </table:table-cell>
              <table:table-cell office:value-type="float" office:value="44941.2698194518">
                <text:p>44941.2698194518</text:p>
              </table:table-cell>
              <table:table-cell office:value-type="float" office:value="45283.9536695653">
                <text:p>45283.9536695653</text:p>
              </table:table-cell>
              <table:table-cell office:value-type="float" office:value="45629.9490689032">
                <text:p>45629.9490689032</text:p>
              </table:table-cell>
              <table:table-cell office:value-type="float" office:value="45979.2878503135">
                <text:p>45979.2878503135</text:p>
              </table:table-cell>
              <table:table-cell office:value-type="float" office:value="46332.0021538301">
                <text:p>46332.0021538301</text:p>
              </table:table-cell>
              <table:table-cell office:value-type="float" office:value="46688.1244240355">
                <text:p>46688.1244240355</text:p>
              </table:table-cell>
              <table:table-cell office:value-type="float" office:value="47047.6874183881">
                <text:p>47047.6874183881</text:p>
              </table:table-cell>
              <table:table-cell office:value-type="float" office:value="47410.7242268536">
                <text:p>47410.7242268536</text:p>
              </table:table-cell>
              <table:table-cell office:value-type="float" office:value="47777.2682170507">
                <text:p>47777.2682170507</text:p>
              </table:table-cell>
              <table:table-cell office:value-type="float" office:value="48147.3530871696">
                <text:p>48147.3530871696</text:p>
              </table:table-cell>
              <table:table-cell office:value-type="float" office:value="48521.0128545329">
                <text:p>48521.0128545329</text:p>
              </table:table-cell>
              <table:table-cell office:value-type="float" office:value="48898.2818582947">
                <text:p>48898.2818582947</text:p>
              </table:table-cell>
              <table:table-cell office:value-type="float" office:value="49279.1947849995">
                <text:p>49279.1947849995</text:p>
              </table:table-cell>
              <table:table-cell office:value-type="float" office:value="49663.7866354082">
                <text:p>49663.7866354082</text:p>
              </table:table-cell>
              <table:table-cell office:value-type="float" office:value="50052.0927324179">
                <text:p>50052.0927324179</text:p>
              </table:table-cell>
              <table:table-cell office:value-type="float" office:value="50444.1487407096">
                <text:p>50444.1487407096</text:p>
              </table:table-cell>
              <table:table-cell office:value-type="float" office:value="50839.9906622127">
                <text:p>50839.9906622127</text:p>
              </table:table-cell>
              <table:table-cell office:value-type="float" office:value="51239.6548430582">
                <text:p>51239.6548430582</text:p>
              </table:table-cell>
              <table:table-cell office:value-type="float" office:value="51643.1780011433">
                <text:p>51643.1780011433</text:p>
              </table:table-cell>
              <table:table-cell office:value-type="float" office:value="52050.5971597716">
                <text:p>52050.5971597716</text:p>
              </table:table-cell>
              <table:table-cell office:value-type="float" office:value="52461.9497085481">
                <text:p>52461.9497085481</text:p>
              </table:table-cell>
              <table:table-cell office:value-type="float" office:value="52877.2733903766">
                <text:p>52877.2733903766</text:p>
              </table:table-cell>
              <table:table-cell office:value-type="float" office:value="53296.6063044386">
                <text:p>53296.6063044386</text:p>
              </table:table-cell>
              <table:table-cell office:value-type="float" office:value="53719.9869297051">
                <text:p>53719.9869297051</text:p>
              </table:table-cell>
              <table:table-cell office:value-type="float" office:value="54147.4541005208">
                <text:p>54147.4541005208</text:p>
              </table:table-cell>
              <table:table-cell office:value-type="float" office:value="54579.0470033838">
                <text:p>54579.0470033838</text:p>
              </table:table-cell>
              <table:table-cell office:value-type="float" office:value="55014.8052037057">
                <text:p>55014.8052037057</text:p>
              </table:table-cell>
              <table:table-cell office:value-type="float" office:value="55454.7686400256">
                <text:p>55454.7686400256</text:p>
              </table:table-cell>
              <table:table-cell office:value-type="float" office:value="55898.9776295382">
                <text:p>55898.9776295382</text:p>
              </table:table-cell>
              <table:table-cell office:value-type="float" office:value="56347.4729055388">
                <text:p>56347.4729055388</text:p>
              </table:table-cell>
              <table:table-cell office:value-type="float" office:value="56800.2955354401">
                <text:p>56800.2955354401</text:p>
              </table:table-cell>
              <table:table-cell office:value-type="float" office:value="57257.4869928294">
                <text:p>57257.4869928294</text:p>
              </table:table-cell>
              <table:table-cell office:value-type="float" office:value="57719.0891420854">
                <text:p>57719.0891420854</text:p>
              </table:table-cell>
              <table:table-cell office:value-type="float" office:value="58185.144241657">
                <text:p>58185.144241657</text:p>
              </table:table-cell>
              <table:table-cell office:value-type="float" office:value="58655.6949683698">
                <text:p>58655.6949683698</text:p>
              </table:table-cell>
              <table:table-cell office:value-type="float" office:value="59130.7843988108">
                <text:p>59130.7843988108</text:p>
              </table:table-cell>
              <table:table-cell office:value-type="float" office:value="59610.4559923594">
                <text:p>59610.4559923594</text:p>
              </table:table-cell>
              <table:table-cell office:value-type="float" office:value="60094.7536297389">
                <text:p>60094.7536297389</text:p>
              </table:table-cell>
              <table:table-cell office:value-type="float" office:value="60583.721604427">
                <text:p>60583.721604427</text:p>
              </table:table-cell>
              <table:table-cell office:value-type="float" office:value="61077.4046264636">
                <text:p>61077.4046264636</text:p>
              </table:table-cell>
              <table:table-cell office:value-type="float" office:value="61575.8478693145">
                <text:p>61575.8478693145</text:p>
              </table:table-cell>
              <table:table-cell office:value-type="float" office:value="62079.096874564">
                <text:p>62079.096874564</text:p>
              </table:table-cell>
              <table:table-cell office:value-type="float" office:value="62587.1976330871">
                <text:p>62587.1976330871</text:p>
              </table:table-cell>
              <table:table-cell office:value-type="float" office:value="63100.1965679235">
                <text:p>63100.1965679235</text:p>
              </table:table-cell>
              <table:table-cell office:value-type="float" office:value="63618.1405378899">
                <text:p>63618.1405378899</text:p>
              </table:table-cell>
              <table:table-cell office:value-type="float" office:value="64141.0768588755">
                <text:p>64141.0768588755</text:p>
              </table:table-cell>
              <table:table-cell office:value-type="float" office:value="64669.0532956955">
                <text:p>64669.0532956955</text:p>
              </table:table-cell>
              <table:table-cell office:value-type="float" office:value="65202.1180336969">
                <text:p>65202.1180336969</text:p>
              </table:table-cell>
              <table:table-cell office:value-type="float" office:value="65740.3197237949">
                <text:p>65740.3197237949</text:p>
              </table:table-cell>
              <table:table-cell office:value-type="float" office:value="66283.7074729932">
                <text:p>66283.7074729932</text:p>
              </table:table-cell>
              <table:table-cell office:value-type="float" office:value="66832.330848163">
                <text:p>66832.330848163</text:p>
              </table:table-cell>
              <table:table-cell office:value-type="float" office:value="67386.2399251187">
                <text:p>67386.2399251187</text:p>
              </table:table-cell>
              <table:table-cell office:value-type="float" office:value="67945.4851945924">
                <text:p>67945.4851945924</text:p>
              </table:table-cell>
              <table:table-cell office:value-type="float" office:value="68510.1176367656">
                <text:p>68510.1176367656</text:p>
              </table:table-cell>
              <table:table-cell office:value-type="float" office:value="69080.1887110838">
                <text:p>69080.1887110838</text:p>
              </table:table-cell>
              <table:table-cell office:value-type="float" office:value="69655.7503583165">
                <text:p>69655.7503583165</text:p>
              </table:table-cell>
              <table:table-cell office:value-type="float" office:value="70236.8550226694">
                <text:p>70236.8550226694</text:p>
              </table:table-cell>
              <table:table-cell office:value-type="float" office:value="70823.5556527585">
                <text:p>70823.5556527585</text:p>
              </table:table-cell>
              <table:table-cell office:value-type="float" office:value="71415.905652265">
                <text:p>71415.905652265</text:p>
              </table:table-cell>
              <table:table-cell office:value-type="float" office:value="72013.958942468">
                <text:p>72013.958942468</text:p>
              </table:table-cell>
              <table:table-cell office:value-type="float" office:value="72617.7699485212">
                <text:p>72617.7699485212</text:p>
              </table:table-cell>
              <table:table-cell office:value-type="float" office:value="73227.3936036173">
                <text:p>73227.3936036173</text:p>
              </table:table-cell>
              <table:table-cell office:value-type="float" office:value="73842.8853955363">
                <text:p>73842.8853955363</text:p>
              </table:table-cell>
              <table:table-cell office:value-type="float" office:value="74464.3012843981">
                <text:p>74464.3012843981</text:p>
              </table:table-cell>
              <table:table-cell office:value-type="float" office:value="75091.6977614823">
                <text:p>75091.6977614823</text:p>
              </table:table-cell>
              <table:table-cell office:value-type="float" office:value="75725.1318494253">
                <text:p>75725.1318494253</text:p>
              </table:table-cell>
              <table:table-cell office:value-type="float" office:value="76364.6611023604">
                <text:p>76364.6611023604</text:p>
              </table:table-cell>
              <table:table-cell office:value-type="float" office:value="77010.3436245004">
                <text:p>77010.3436245004</text:p>
              </table:table-cell>
              <table:table-cell office:value-type="float" office:value="77662.2380820992">
                <text:p>77662.2380820992</text:p>
              </table:table-cell>
            </table:table-row>
            <table:table-row>
              <table:table-cell office:value-type="string">
                <text:p>Dead</text:p>
                <draw:g>
                  <svg:desc>'South Korea_coronavirus'.A6:'South Korea_coronavirus'.A6</svg:desc>
                </draw:g>
              </table:table-cell>
              <table:table-cell office:value-type="float" office:value="0">
                <text:p>0</text:p>
                <draw:g>
                  <svg:desc>'South Korea_coronavirus'.B6:'South Korea_coronavirus'.SG6</svg:desc>
                </draw:g>
              </table:table-cell>
              <table:table-cell office:value-type="float" office:value="0.000138840813077656">
                <text:p>0.000138840813077656</text:p>
              </table:table-cell>
              <table:table-cell office:value-type="float" office:value="0.000515739161231276">
                <text:p>0.000515739161231276</text:p>
              </table:table-cell>
              <table:table-cell office:value-type="float" office:value="0.00108858477069152">
                <text:p>0.00108858477069152</text:p>
              </table:table-cell>
              <table:table-cell office:value-type="float" office:value="0.00183275322055676">
                <text:p>0.00183275322055676</text:p>
              </table:table-cell>
              <table:table-cell office:value-type="float" office:value="0.00273601351321799">
                <text:p>0.00273601351321799</text:p>
              </table:table-cell>
              <table:table-cell office:value-type="float" office:value="0.00379511828603508">
                <text:p>0.00379511828603508</text:p>
              </table:table-cell>
              <table:table-cell office:value-type="float" office:value="0.0050135472085287">
                <text:p>0.0050135472085287</text:p>
              </table:table-cell>
              <table:table-cell office:value-type="float" office:value="0.00640004288269661">
                <text:p>0.00640004288269661</text:p>
              </table:table-cell>
              <table:table-cell office:value-type="float" office:value="0.00796769561039032">
                <text:p>0.00796769561039032</text:p>
              </table:table-cell>
              <table:table-cell office:value-type="float" office:value="0.00973341148475388">
                <text:p>0.00973341148475388</text:p>
              </table:table-cell>
              <table:table-cell office:value-type="float" office:value="0.0117176527140093">
                <text:p>0.0117176527140093</text:p>
              </table:table-cell>
              <table:table-cell office:value-type="float" office:value="0.0139443754099265">
                <text:p>0.0139443754099265</text:p>
              </table:table-cell>
              <table:table-cell office:value-type="float" office:value="0.0164411156797749">
                <text:p>0.0164411156797749</text:p>
              </table:table-cell>
              <table:table-cell office:value-type="float" office:value="0.0192391921197247">
                <text:p>0.0192391921197247</text:p>
              </table:table-cell>
              <table:table-cell office:value-type="float" office:value="0.0223740048075461">
                <text:p>0.0223740048075461</text:p>
              </table:table-cell>
              <table:table-cell office:value-type="float" office:value="0.0258854192635672">
                <text:p>0.0258854192635672</text:p>
              </table:table-cell>
              <table:table-cell office:value-type="float" office:value="0.029818229947793">
                <text:p>0.029818229947793</text:p>
              </table:table-cell>
              <table:table-cell office:value-type="float" office:value="0.0342227020922408">
                <text:p>0.0342227020922408</text:p>
              </table:table-cell>
              <table:table-cell office:value-type="float" office:value="0.0391551940395924">
                <text:p>0.0391551940395924</text:p>
              </table:table-cell>
              <table:table-cell office:value-type="float" office:value="0.0446788646056851">
                <text:p>0.0446788646056851</text:p>
              </table:table-cell>
              <table:table-cell office:value-type="float" office:value="0.0508644723428123">
                <text:p>0.0508644723428123</text:p>
              </table:table-cell>
              <table:table-cell office:value-type="float" office:value="0.0577912757025801">
                <text:p>0.0577912757025801</text:p>
              </table:table-cell>
              <table:table-cell office:value-type="float" office:value="0.0655480446946289">
                <text:p>0.0655480446946289</text:p>
              </table:table-cell>
              <table:table-cell office:value-type="float" office:value="0.0742341944583288">
                <text:p>0.0742341944583288</text:p>
              </table:table-cell>
              <table:table-cell office:value-type="float" office:value="0.0839610582993771">
                <text:p>0.0839610582993771</text:p>
              </table:table-cell>
              <table:table-cell office:value-type="float" office:value="0.0948533135151962">
                <text:p>0.0948533135151962</text:p>
              </table:table-cell>
              <table:table-cell office:value-type="float" office:value="0.107050577962699">
                <text:p>0.107050577962699</text:p>
              </table:table-cell>
              <table:table-cell office:value-type="float" office:value="0.120709196675148">
                <text:p>0.120709196675148</text:p>
              </table:table-cell>
              <table:table-cell office:value-type="float" office:value="0.136004252884441">
                <text:p>0.136004252884441</text:p>
              </table:table-cell>
              <table:table-cell office:value-type="float" office:value="0.153131804737282">
                <text:p>0.153131804737282</text:p>
              </table:table-cell>
              <table:table-cell office:value-type="float" office:value="0.172311400027011">
                <text:p>0.172311400027011</text:p>
              </table:table-cell>
              <table:table-cell office:value-type="float" office:value="0.19378889166935">
                <text:p>0.19378889166935</text:p>
              </table:table-cell>
              <table:table-cell office:value-type="float" office:value="0.217839588150354">
                <text:p>0.217839588150354</text:p>
              </table:table-cell>
              <table:table-cell office:value-type="float" office:value="0.244771782758709">
                <text:p>0.244771782758709</text:p>
              </table:table-cell>
              <table:table-cell office:value-type="float" office:value="0.274930704004277">
                <text:p>0.274930704004277</text:p>
              </table:table-cell>
              <table:table-cell office:value-type="float" office:value="0.308702944178929">
                <text:p>0.308702944178929</text:p>
              </table:table-cell>
              <table:table-cell office:value-type="float" office:value="0.346521412077387">
                <text:p>0.346521412077387</text:p>
              </table:table-cell>
              <table:table-cell office:value-type="float" office:value="0.388870882157696">
                <text:p>0.388870882157696</text:p>
              </table:table-cell>
              <table:table-cell office:value-type="float" office:value="0.436294209603127">
                <text:p>0.436294209603127</text:p>
              </table:table-cell>
              <table:table-cell office:value-type="float" office:value="0.489399288385187">
                <text:p>0.489399288385187</text:p>
              </table:table-cell>
              <table:table-cell office:value-type="float" office:value="0.548866843472569">
                <text:p>0.548866843472569</text:p>
              </table:table-cell>
              <table:table-cell office:value-type="float" office:value="0.615459156979671">
                <text:p>0.615459156979671</text:p>
              </table:table-cell>
              <table:table-cell office:value-type="float" office:value="0.690029839100619">
                <text:p>0.690029839100619</text:p>
              </table:table-cell>
              <table:table-cell office:value-type="float" office:value="0.773534768348906">
                <text:p>0.773534768348906</text:p>
              </table:table-cell>
              <table:table-cell office:value-type="float" office:value="0.86704434498922">
                <text:p>0.86704434498922</text:p>
              </table:table-cell>
              <table:table-cell office:value-type="float" office:value="0.97175721437735">
                <text:p>0.97175721437735</text:p>
              </table:table-cell>
              <table:table-cell office:value-type="float" office:value="1.08901562862106">
                <text:p>1.08901562862106</text:p>
              </table:table-cell>
              <table:table-cell office:value-type="float" office:value="1.22032264952075">
                <text:p>1.22032264952075</text:p>
              </table:table-cell>
              <table:table-cell office:value-type="float" office:value="1.36736141957624">
                <text:p>1.36736141957624</text:p>
              </table:table-cell>
              <table:table-cell office:value-type="float" office:value="1.53201673530821">
                <text:p>1.53201673530821</text:p>
              </table:table-cell>
              <table:table-cell office:value-type="float" office:value="1.71639920333008">
                <text:p>1.71639920333008</text:p>
              </table:table-cell>
              <table:table-cell office:value-type="float" office:value="1.92287229394848">
                <text:p>1.92287229394848</text:p>
              </table:table-cell>
              <table:table-cell office:value-type="float" office:value="2.15408264175398">
                <text:p>2.15408264175398</text:p>
              </table:table-cell>
              <table:table-cell office:value-type="float" office:value="2.41299396343609">
                <text:p>2.41299396343609</text:p>
              </table:table-cell>
              <table:table-cell office:value-type="float" office:value="2.70292504144029">
                <text:p>2.70292504144029</text:p>
              </table:table-cell>
              <table:table-cell office:value-type="float" office:value="3.02759227251557">
                <text:p>3.02759227251557</text:p>
              </table:table-cell>
              <table:table-cell office:value-type="float" office:value="3.39115729797063">
                <text:p>3.39115729797063</text:p>
              </table:table-cell>
              <table:table-cell office:value-type="float" office:value="3.798280337659">
                <text:p>3.798280337659</text:p>
              </table:table-cell>
              <table:table-cell office:value-type="float" office:value="4.25417992270016">
                <text:p>4.25417992270016</text:p>
              </table:table-cell>
              <table:table-cell office:value-type="float" office:value="4.76469979145288">
                <text:p>4.76469979145288</text:p>
              </table:table-cell>
              <table:table-cell office:value-type="float" office:value="5.33638377345063">
                <text:p>5.33638377345063</text:p>
              </table:table-cell>
              <table:table-cell office:value-type="float" office:value="5.97655964963631">
                <text:p>5.97655964963631</text:p>
              </table:table-cell>
              <table:table-cell office:value-type="float" office:value="6.69343309083979">
                <text:p>6.69343309083979</text:p>
              </table:table-cell>
              <table:table-cell office:value-type="float" office:value="7.49619280732472">
                <text:p>7.49619280732472</text:p>
              </table:table-cell>
              <table:table-cell office:value-type="float" office:value="8.39512829281377">
                <text:p>8.39512829281377</text:p>
              </table:table-cell>
              <table:table-cell office:value-type="float" office:value="9.40176169639072">
                <text:p>9.40176169639072</text:p>
              </table:table-cell>
              <table:table-cell office:value-type="float" office:value="10.5289954953445">
                <text:p>10.5289954953445</text:p>
              </table:table-cell>
              <table:table-cell office:value-type="float" office:value="11.7912778023529">
                <text:p>11.7912778023529</text:p>
              </table:table-cell>
              <table:table-cell office:value-type="float" office:value="13.2047874838139">
                <text:p>13.2047874838139</text:p>
              </table:table-cell>
              <table:table-cell office:value-type="float" office:value="14.7876415194081">
                <text:p>14.7876415194081</text:p>
              </table:table-cell>
              <table:table-cell office:value-type="float" office:value="16.560127093024">
                <text:p>16.560127093024</text:p>
              </table:table-cell>
              <table:table-cell office:value-type="float" office:value="18.5449614778578">
                <text:p>18.5449614778578</text:p>
              </table:table-cell>
              <table:table-cell office:value-type="float" office:value="20.7675830932291">
                <text:p>20.7675830932291</text:p>
              </table:table-cell>
              <table:table-cell office:value-type="float" office:value="23.2564773688636">
                <text:p>23.2564773688636</text:p>
              </table:table-cell>
              <table:table-cell office:value-type="float" office:value="26.0435412300792">
                <text:p>26.0435412300792</text:p>
              </table:table-cell>
              <table:table-cell office:value-type="float" office:value="29.1644903471602">
                <text:p>29.1644903471602</text:p>
              </table:table-cell>
              <table:table-cell office:value-type="float" office:value="32.6593063845818">
                <text:p>32.6593063845818</text:p>
              </table:table-cell>
              <table:table-cell office:value-type="float" office:value="36.572683322752">
                <text:p>36.572683322752</text:p>
              </table:table-cell>
              <table:table-cell office:value-type="float" office:value="40.9541708065245">
                <text:p>40.9541708065245</text:p>
              </table:table-cell>
              <table:table-cell office:value-type="float" office:value="45.8560901305457">
                <text:p>45.8560901305457</text:p>
              </table:table-cell>
              <table:table-cell office:value-type="float" office:value="51.3193958246366">
                <text:p>51.3193958246366</text:p>
              </table:table-cell>
              <table:table-cell office:value-type="float" office:value="57.3275196708742">
                <text:p>57.3275196708742</text:p>
              </table:table-cell>
              <table:table-cell office:value-type="float" office:value="63.7735116586575">
                <text:p>63.7735116586575</text:p>
              </table:table-cell>
              <table:table-cell office:value-type="float" office:value="70.5148640500576">
                <text:p>70.5148640500576</text:p>
              </table:table-cell>
              <table:table-cell office:value-type="float" office:value="77.4249762116991">
                <text:p>77.4249762116991</text:p>
              </table:table-cell>
              <table:table-cell office:value-type="float" office:value="84.4029894600363">
                <text:p>84.4029894600363</text:p>
              </table:table-cell>
              <table:table-cell office:value-type="float" office:value="91.3708943259419">
                <text:p>91.3708943259419</text:p>
              </table:table-cell>
              <table:table-cell office:value-type="float" office:value="98.2692054030825">
                <text:p>98.2692054030825</text:p>
              </table:table-cell>
              <table:table-cell office:value-type="float" office:value="105.053162656576">
                <text:p>105.053162656576</text:p>
              </table:table-cell>
              <table:table-cell office:value-type="float" office:value="111.689645384791">
                <text:p>111.689645384791</text:p>
              </table:table-cell>
              <table:table-cell office:value-type="float" office:value="118.154705362746">
                <text:p>118.154705362746</text:p>
              </table:table-cell>
              <table:table-cell office:value-type="float" office:value="124.431602420715">
                <text:p>124.431602420715</text:p>
              </table:table-cell>
              <table:table-cell office:value-type="float" office:value="130.509242054165">
                <text:p>130.509242054165</text:p>
              </table:table-cell>
              <table:table-cell office:value-type="float" office:value="136.380933736483">
                <text:p>136.380933736483</text:p>
              </table:table-cell>
              <table:table-cell office:value-type="float" office:value="142.043404853136">
                <text:p>142.043404853136</text:p>
              </table:table-cell>
              <table:table-cell office:value-type="float" office:value="147.496018393888">
                <text:p>147.496018393888</text:p>
              </table:table-cell>
              <table:table-cell office:value-type="float" office:value="152.74015291883">
                <text:p>152.74015291883</text:p>
              </table:table-cell>
              <table:table-cell office:value-type="float" office:value="157.778711837076">
                <text:p>157.778711837076</text:p>
              </table:table-cell>
              <table:table-cell office:value-type="float" office:value="162.615735586708">
                <text:p>162.615735586708</text:p>
              </table:table-cell>
              <table:table-cell office:value-type="float" office:value="167.256095854521">
                <text:p>167.256095854521</text:p>
              </table:table-cell>
              <table:table-cell office:value-type="float" office:value="171.705254939154">
                <text:p>171.705254939154</text:p>
              </table:table-cell>
              <table:table-cell office:value-type="float" office:value="175.969077029442">
                <text:p>175.969077029442</text:p>
              </table:table-cell>
              <table:table-cell office:value-type="float" office:value="180.053680686786">
                <text:p>180.053680686786</text:p>
              </table:table-cell>
              <table:table-cell office:value-type="float" office:value="183.965324116446">
                <text:p>183.965324116446</text:p>
              </table:table-cell>
              <table:table-cell office:value-type="float" office:value="187.710316402012">
                <text:p>187.710316402012</text:p>
              </table:table-cell>
              <table:table-cell office:value-type="float" office:value="191.294949401765">
                <text:p>191.294949401765</text:p>
              </table:table-cell>
              <table:table-cell office:value-type="float" office:value="194.725445925919">
                <text:p>194.725445925919</text:p>
              </table:table-cell>
              <table:table-cell office:value-type="float" office:value="198.007920851592">
                <text:p>198.007920851592</text:p>
              </table:table-cell>
              <table:table-cell office:value-type="float" office:value="201.148352423282">
                <text:p>201.148352423282</text:p>
              </table:table-cell>
              <table:table-cell office:value-type="float" office:value="204.152561575687">
                <text:p>204.152561575687</text:p>
              </table:table-cell>
              <table:table-cell office:value-type="float" office:value="207.026197570482">
                <text:p>207.026197570482</text:p>
              </table:table-cell>
              <table:table-cell office:value-type="float" office:value="209.774728560434">
                <text:p>209.774728560434</text:p>
              </table:table-cell>
              <table:table-cell office:value-type="float" office:value="212.40343600828">
                <text:p>212.40343600828</text:p>
              </table:table-cell>
              <table:table-cell office:value-type="float" office:value="214.917412084673">
                <text:p>214.917412084673</text:p>
              </table:table-cell>
              <table:table-cell office:value-type="float" office:value="217.321559368439">
                <text:p>217.321559368439</text:p>
              </table:table-cell>
              <table:table-cell office:value-type="float" office:value="219.620592300457">
                <text:p>219.620592300457</text:p>
              </table:table-cell>
              <table:table-cell office:value-type="float" office:value="221.819039964475">
                <text:p>221.819039964475</text:p>
              </table:table-cell>
              <table:table-cell office:value-type="float" office:value="223.921249854569">
                <text:p>223.921249854569</text:p>
              </table:table-cell>
              <table:table-cell office:value-type="float" office:value="225.931392360885">
                <text:p>225.931392360885</text:p>
              </table:table-cell>
              <table:table-cell office:value-type="float" office:value="227.85346576435">
                <text:p>227.85346576435</text:p>
              </table:table-cell>
              <table:table-cell office:value-type="float" office:value="229.691301574901">
                <text:p>229.691301574901</text:p>
              </table:table-cell>
              <table:table-cell office:value-type="float" office:value="231.448570080758">
                <text:p>231.448570080758</text:p>
              </table:table-cell>
              <table:table-cell office:value-type="float" office:value="233.128786018651">
                <text:p>233.128786018651</text:p>
              </table:table-cell>
              <table:table-cell office:value-type="float" office:value="234.735314276913">
                <text:p>234.735314276913</text:p>
              </table:table-cell>
              <table:table-cell office:value-type="float" office:value="236.271375572118">
                <text:p>236.271375572118</text:p>
              </table:table-cell>
              <table:table-cell office:value-type="float" office:value="237.740052063844">
                <text:p>237.740052063844</text:p>
              </table:table-cell>
              <table:table-cell office:value-type="float" office:value="239.144292866274">
                <text:p>239.144292866274</text:p>
              </table:table-cell>
              <table:table-cell office:value-type="float" office:value="240.48691943223">
                <text:p>240.48691943223</text:p>
              </table:table-cell>
              <table:table-cell office:value-type="float" office:value="241.770630794557">
                <text:p>241.770630794557</text:p>
              </table:table-cell>
              <table:table-cell office:value-type="float" office:value="242.998008649522">
                <text:p>242.998008649522</text:p>
              </table:table-cell>
              <table:table-cell office:value-type="float" office:value="244.171522276214">
                <text:p>244.171522276214</text:p>
              </table:table-cell>
              <table:table-cell office:value-type="float" office:value="245.293533287465">
                <text:p>245.293533287465</text:p>
              </table:table-cell>
              <table:table-cell office:value-type="float" office:value="246.366300208725">
                <text:p>246.366300208725</text:p>
              </table:table-cell>
              <table:table-cell office:value-type="float" office:value="247.391982885959">
                <text:p>247.391982885959</text:p>
              </table:table-cell>
              <table:table-cell office:value-type="float" office:value="248.372646722649">
                <text:p>248.372646722649</text:p>
              </table:table-cell>
              <table:table-cell office:value-type="float" office:value="249.310266753269">
                <text:p>249.310266753269</text:p>
              </table:table-cell>
              <table:table-cell office:value-type="float" office:value="250.206731545713">
                <text:p>250.206731545713</text:p>
              </table:table-cell>
              <table:table-cell office:value-type="float" office:value="251.063846956758">
                <text:p>251.063846956758</text:p>
              </table:table-cell>
              <table:table-cell office:value-type="float" office:value="251.88333972008">
                <text:p>251.88333972008</text:p>
              </table:table-cell>
              <table:table-cell office:value-type="float" office:value="252.666860892266">
                <text:p>252.666860892266</text:p>
              </table:table-cell>
              <table:table-cell office:value-type="float" office:value="253.41598916132">
                <text:p>253.41598916132</text:p>
              </table:table-cell>
              <table:table-cell office:value-type="float" office:value="254.132233997091">
                <text:p>254.132233997091</text:p>
              </table:table-cell>
              <table:table-cell office:value-type="float" office:value="254.817038910301">
                <text:p>254.817038910301</text:p>
              </table:table-cell>
              <table:table-cell office:value-type="float" office:value="255.471786240929">
                <text:p>255.471786240929</text:p>
              </table:table-cell>
              <table:table-cell office:value-type="float" office:value="256.09781729809">
                <text:p>256.09781729809</text:p>
              </table:table-cell>
              <table:table-cell office:value-type="float" office:value="256.6965921128">
                <text:p>256.6965921128</text:p>
              </table:table-cell>
              <table:table-cell office:value-type="float" office:value="257.270833628609">
                <text:p>257.270833628609</text:p>
              </table:table-cell>
              <table:table-cell office:value-type="float" office:value="257.825961467525">
                <text:p>257.825961467525</text:p>
              </table:table-cell>
              <table:table-cell office:value-type="float" office:value="258.367631570851">
                <text:p>258.367631570851</text:p>
              </table:table-cell>
              <table:table-cell office:value-type="float" office:value="258.900308593362">
                <text:p>258.900308593362</text:p>
              </table:table-cell>
              <table:table-cell office:value-type="float" office:value="259.427391416752">
                <text:p>259.427391416752</text:p>
              </table:table-cell>
              <table:table-cell office:value-type="float" office:value="259.951460249295">
                <text:p>259.951460249295</text:p>
              </table:table-cell>
              <table:table-cell office:value-type="float" office:value="260.474475750705">
                <text:p>260.474475750705</text:p>
              </table:table-cell>
              <table:table-cell office:value-type="float" office:value="260.997930643079">
                <text:p>260.997930643079</text:p>
              </table:table-cell>
              <table:table-cell office:value-type="float" office:value="261.522964324498">
                <text:p>261.522964324498</text:p>
              </table:table-cell>
              <table:table-cell office:value-type="float" office:value="262.050449425994">
                <text:p>262.050449425994</text:p>
              </table:table-cell>
              <table:table-cell office:value-type="float" office:value="262.581057255806">
                <text:p>262.581057255806</text:p>
              </table:table-cell>
              <table:table-cell office:value-type="float" office:value="263.115307169585">
                <text:p>263.115307169585</text:p>
              </table:table-cell>
              <table:table-cell office:value-type="float" office:value="263.653603872425">
                <text:p>263.653603872425</text:p>
              </table:table-cell>
              <table:table-cell office:value-type="float" office:value="264.196265605958">
                <text:p>264.196265605958</text:p>
              </table:table-cell>
              <table:table-cell office:value-type="float" office:value="264.743545429222">
                <text:p>264.743545429222</text:p>
              </table:table-cell>
              <table:table-cell office:value-type="float" office:value="265.295647291534">
                <text:p>265.295647291534</text:p>
              </table:table-cell>
              <table:table-cell office:value-type="float" office:value="265.852738179153">
                <text:p>265.852738179153</text:p>
              </table:table-cell>
              <table:table-cell office:value-type="float" office:value="266.414957281541">
                <text:p>266.414957281541</text:p>
              </table:table-cell>
              <table:table-cell office:value-type="float" office:value="266.982422924596">
                <text:p>266.982422924596</text:p>
              </table:table-cell>
              <table:table-cell office:value-type="float" office:value="267.555237805164">
                <text:p>267.555237805164</text:p>
              </table:table-cell>
              <table:table-cell office:value-type="float" office:value="268.133492942725">
                <text:p>268.133492942725</text:p>
              </table:table-cell>
              <table:table-cell office:value-type="float" office:value="268.717270669019">
                <text:p>268.717270669019</text:p>
              </table:table-cell>
              <table:table-cell office:value-type="float" office:value="269.306646885876">
                <text:p>269.306646885876</text:p>
              </table:table-cell>
              <table:table-cell office:value-type="float" office:value="269.901692770376">
                <text:p>269.901692770376</text:p>
              </table:table-cell>
              <table:table-cell office:value-type="float" office:value="270.502476068253">
                <text:p>270.502476068253</text:p>
              </table:table-cell>
              <table:table-cell office:value-type="float" office:value="271.109062067061">
                <text:p>271.109062067061</text:p>
              </table:table-cell>
              <table:table-cell office:value-type="float" office:value="271.721514335223">
                <text:p>271.721514335223</text:p>
              </table:table-cell>
              <table:table-cell office:value-type="float" office:value="272.339895281341">
                <text:p>272.339895281341</text:p>
              </table:table-cell>
              <table:table-cell office:value-type="float" office:value="272.964266577455">
                <text:p>272.964266577455</text:p>
              </table:table-cell>
              <table:table-cell office:value-type="float" office:value="273.594689479071">
                <text:p>273.594689479071</text:p>
              </table:table-cell>
              <table:table-cell office:value-type="float" office:value="274.231225071517">
                <text:p>274.231225071517</text:p>
              </table:table-cell>
              <table:table-cell office:value-type="float" office:value="274.873934455226">
                <text:p>274.873934455226</text:p>
              </table:table-cell>
              <table:table-cell office:value-type="float" office:value="275.522878884725">
                <text:p>275.522878884725</text:p>
              </table:table-cell>
              <table:table-cell office:value-type="float" office:value="276.178119878884">
                <text:p>276.178119878884</text:p>
              </table:table-cell>
              <table:table-cell office:value-type="float" office:value="276.839719304146">
                <text:p>276.839719304146</text:p>
              </table:table-cell>
              <table:table-cell office:value-type="float" office:value="277.507739438973">
                <text:p>277.507739438973</text:p>
              </table:table-cell>
              <table:table-cell office:value-type="float" office:value="278.182243023894">
                <text:p>278.182243023894</text:p>
              </table:table-cell>
              <table:table-cell office:value-type="float" office:value="278.863293299219">
                <text:p>278.863293299219</text:p>
              </table:table-cell>
              <table:table-cell office:value-type="float" office:value="279.55095403775">
                <text:p>279.55095403775</text:p>
              </table:table-cell>
              <table:table-cell office:value-type="float" office:value="280.245289569735">
                <text:p>280.245289569735</text:p>
              </table:table-cell>
              <table:table-cell office:value-type="float" office:value="280.946364802595">
                <text:p>280.946364802595</text:p>
              </table:table-cell>
              <table:table-cell office:value-type="float" office:value="281.654245237623">
                <text:p>281.654245237623</text:p>
              </table:table-cell>
              <table:table-cell office:value-type="float" office:value="282.368996985506">
                <text:p>282.368996985506</text:p>
              </table:table-cell>
              <table:table-cell office:value-type="float" office:value="283.090686778048">
                <text:p>283.090686778048</text:p>
              </table:table-cell>
              <table:table-cell office:value-type="float" office:value="283.819381978935">
                <text:p>283.819381978935</text:p>
              </table:table-cell>
              <table:table-cell office:value-type="float" office:value="284.555150589848">
                <text:p>284.555150589848</text:p>
              </table:table-cell>
              <table:table-cell office:value-type="float" office:value="285.298061267026">
                <text:p>285.298061267026</text:p>
              </table:table-cell>
              <table:table-cell office:value-type="float" office:value="286.048183325366">
                <text:p>286.048183325366</text:p>
              </table:table-cell>
              <table:table-cell office:value-type="float" office:value="286.805586726019">
                <text:p>286.805586726019</text:p>
              </table:table-cell>
              <table:table-cell office:value-type="float" office:value="287.570342184226">
                <text:p>287.570342184226</text:p>
              </table:table-cell>
              <table:table-cell office:value-type="float" office:value="288.342521089694">
                <text:p>288.342521089694</text:p>
              </table:table-cell>
              <table:table-cell office:value-type="float" office:value="289.122195365152">
                <text:p>289.122195365152</text:p>
              </table:table-cell>
              <table:table-cell office:value-type="float" office:value="289.909437863259">
                <text:p>289.909437863259</text:p>
              </table:table-cell>
              <table:table-cell office:value-type="float" office:value="290.704321794065">
                <text:p>290.704321794065</text:p>
              </table:table-cell>
              <table:table-cell office:value-type="float" office:value="291.50692151335">
                <text:p>291.50692151335</text:p>
              </table:table-cell>
              <table:table-cell office:value-type="float" office:value="292.317311684679">
                <text:p>292.317311684679</text:p>
              </table:table-cell>
              <table:table-cell office:value-type="float" office:value="293.135567983971">
                <text:p>293.135567983971</text:p>
              </table:table-cell>
              <table:table-cell office:value-type="float" office:value="293.961766556321">
                <text:p>293.961766556321</text:p>
              </table:table-cell>
              <table:table-cell office:value-type="float" office:value="294.795984538877">
                <text:p>294.795984538877</text:p>
              </table:table-cell>
              <table:table-cell office:value-type="float" office:value="295.638299751347">
                <text:p>295.638299751347</text:p>
              </table:table-cell>
              <table:table-cell office:value-type="float" office:value="296.488790782336">
                <text:p>296.488790782336</text:p>
              </table:table-cell>
              <table:table-cell office:value-type="float" office:value="297.347536831261">
                <text:p>297.347536831261</text:p>
              </table:table-cell>
              <table:table-cell office:value-type="float" office:value="298.214618144035">
                <text:p>298.214618144035</text:p>
              </table:table-cell>
              <table:table-cell office:value-type="float" office:value="299.090115673844">
                <text:p>299.090115673844</text:p>
              </table:table-cell>
              <table:table-cell office:value-type="float" office:value="299.97411093407">
                <text:p>299.97411093407</text:p>
              </table:table-cell>
              <table:table-cell office:value-type="float" office:value="300.866686337176">
                <text:p>300.866686337176</text:p>
              </table:table-cell>
              <table:table-cell office:value-type="float" office:value="301.767925104192">
                <text:p>301.767925104192</text:p>
              </table:table-cell>
              <table:table-cell office:value-type="float" office:value="302.677911299667">
                <text:p>302.677911299667</text:p>
              </table:table-cell>
              <table:table-cell office:value-type="float" office:value="303.596729756784">
                <text:p>303.596729756784</text:p>
              </table:table-cell>
              <table:table-cell office:value-type="float" office:value="304.524466136294">
                <text:p>304.524466136294</text:p>
              </table:table-cell>
              <table:table-cell office:value-type="float" office:value="305.461206970762">
                <text:p>305.461206970762</text:p>
              </table:table-cell>
              <table:table-cell office:value-type="float" office:value="306.407039583697">
                <text:p>306.407039583697</text:p>
              </table:table-cell>
              <table:table-cell office:value-type="float" office:value="307.362052157953">
                <text:p>307.362052157953</text:p>
              </table:table-cell>
              <table:table-cell office:value-type="float" office:value="308.326333787933">
                <text:p>308.326333787933</text:p>
              </table:table-cell>
              <table:table-cell office:value-type="float" office:value="309.299974359253">
                <text:p>309.299974359253</text:p>
              </table:table-cell>
              <table:table-cell office:value-type="float" office:value="310.283064594064">
                <text:p>310.283064594064</text:p>
              </table:table-cell>
              <table:table-cell office:value-type="float" office:value="311.275696115543">
                <text:p>311.275696115543</text:p>
              </table:table-cell>
              <table:table-cell office:value-type="float" office:value="312.277961562138">
                <text:p>312.277961562138</text:p>
              </table:table-cell>
              <table:table-cell office:value-type="float" office:value="313.289954361571">
                <text:p>313.289954361571</text:p>
              </table:table-cell>
              <table:table-cell office:value-type="float" office:value="314.311768808847">
                <text:p>314.311768808847</text:p>
              </table:table-cell>
              <table:table-cell office:value-type="float" office:value="315.343500123896">
                <text:p>315.343500123896</text:p>
              </table:table-cell>
              <table:table-cell office:value-type="float" office:value="316.38524458284">
                <text:p>316.38524458284</text:p>
              </table:table-cell>
              <table:table-cell office:value-type="float" office:value="317.437099289533">
                <text:p>317.437099289533</text:p>
              </table:table-cell>
              <table:table-cell office:value-type="float" office:value="318.499162246662">
                <text:p>318.499162246662</text:p>
              </table:table-cell>
              <table:table-cell office:value-type="float" office:value="319.571532409044">
                <text:p>319.571532409044</text:p>
              </table:table-cell>
              <table:table-cell office:value-type="float" office:value="320.65430983639">
                <text:p>320.65430983639</text:p>
              </table:table-cell>
              <table:table-cell office:value-type="float" office:value="321.747595453871">
                <text:p>321.747595453871</text:p>
              </table:table-cell>
              <table:table-cell office:value-type="float" office:value="322.851491117522">
                <text:p>322.851491117522</text:p>
              </table:table-cell>
              <table:table-cell office:value-type="float" office:value="323.966099664733">
                <text:p>323.966099664733</text:p>
              </table:table-cell>
              <table:table-cell office:value-type="float" office:value="325.091525086924">
                <text:p>325.091525086924</text:p>
              </table:table-cell>
              <table:table-cell office:value-type="float" office:value="326.227872282724">
                <text:p>326.227872282724</text:p>
              </table:table-cell>
              <table:table-cell office:value-type="float" office:value="327.375247114515">
                <text:p>327.375247114515</text:p>
              </table:table-cell>
              <table:table-cell office:value-type="float" office:value="328.53375644919">
                <text:p>328.53375644919</text:p>
              </table:table-cell>
              <table:table-cell office:value-type="float" office:value="329.703508318937">
                <text:p>329.703508318937</text:p>
              </table:table-cell>
              <table:table-cell office:value-type="float" office:value="330.88461176195">
                <text:p>330.88461176195</text:p>
              </table:table-cell>
              <table:table-cell office:value-type="float" office:value="332.077176847211">
                <text:p>332.077176847211</text:p>
              </table:table-cell>
              <table:table-cell office:value-type="float" office:value="333.281314729441">
                <text:p>333.281314729441</text:p>
              </table:table-cell>
              <table:table-cell office:value-type="float" office:value="334.497137602802">
                <text:p>334.497137602802</text:p>
              </table:table-cell>
              <table:table-cell office:value-type="float" office:value="335.724758742485">
                <text:p>335.724758742485</text:p>
              </table:table-cell>
              <table:table-cell office:value-type="float" office:value="336.964292581871">
                <text:p>336.964292581871</text:p>
              </table:table-cell>
              <table:table-cell office:value-type="float" office:value="338.215854605843">
                <text:p>338.215854605843</text:p>
              </table:table-cell>
              <table:table-cell office:value-type="float" office:value="339.479561423103">
                <text:p>339.479561423103</text:p>
              </table:table-cell>
              <table:table-cell office:value-type="float" office:value="340.755530818791">
                <text:p>340.755530818791</text:p>
              </table:table-cell>
              <table:table-cell office:value-type="float" office:value="342.043881660889">
                <text:p>342.043881660889</text:p>
              </table:table-cell>
              <table:table-cell office:value-type="float" office:value="343.344733365668">
                <text:p>343.344733365668</text:p>
              </table:table-cell>
              <table:table-cell office:value-type="float" office:value="344.658208996626">
                <text:p>344.658208996626</text:p>
              </table:table-cell>
              <table:table-cell office:value-type="float" office:value="345.984429129731">
                <text:p>345.984429129731</text:p>
              </table:table-cell>
              <table:table-cell office:value-type="float" office:value="347.323517938067">
                <text:p>347.323517938067</text:p>
              </table:table-cell>
              <table:table-cell office:value-type="float" office:value="348.675600137648">
                <text:p>348.675600137648</text:p>
              </table:table-cell>
              <table:table-cell office:value-type="float" office:value="350.040801695846">
                <text:p>350.040801695846</text:p>
              </table:table-cell>
              <table:table-cell office:value-type="float" office:value="351.419249970208">
                <text:p>351.419249970208</text:p>
              </table:table-cell>
              <table:table-cell office:value-type="float" office:value="352.811072895067">
                <text:p>352.811072895067</text:p>
              </table:table-cell>
              <table:table-cell office:value-type="float" office:value="354.216400513957">
                <text:p>354.216400513957</text:p>
              </table:table-cell>
              <table:table-cell office:value-type="float" office:value="355.635363677051">
                <text:p>355.635363677051</text:p>
              </table:table-cell>
              <table:table-cell office:value-type="float" office:value="357.068094419705">
                <text:p>357.068094419705</text:p>
              </table:table-cell>
              <table:table-cell office:value-type="float" office:value="358.514726231053">
                <text:p>358.514726231053</text:p>
              </table:table-cell>
              <table:table-cell office:value-type="float" office:value="359.975393735255">
                <text:p>359.975393735255</text:p>
              </table:table-cell>
              <table:table-cell office:value-type="float" office:value="361.450233151305">
                <text:p>361.450233151305</text:p>
              </table:table-cell>
              <table:table-cell office:value-type="float" office:value="362.939382105489">
                <text:p>362.939382105489</text:p>
              </table:table-cell>
              <table:table-cell office:value-type="float" office:value="364.442979131237">
                <text:p>364.442979131237</text:p>
              </table:table-cell>
              <table:table-cell office:value-type="float" office:value="365.961164205269">
                <text:p>365.961164205269</text:p>
              </table:table-cell>
              <table:table-cell office:value-type="float" office:value="367.494078677952">
                <text:p>367.494078677952</text:p>
              </table:table-cell>
              <table:table-cell office:value-type="float" office:value="369.04186535509">
                <text:p>369.04186535509</text:p>
              </table:table-cell>
              <table:table-cell office:value-type="float" office:value="370.604668372717">
                <text:p>370.604668372717</text:p>
              </table:table-cell>
              <table:table-cell office:value-type="float" office:value="372.182633218967">
                <text:p>372.182633218967</text:p>
              </table:table-cell>
              <table:table-cell office:value-type="float" office:value="373.775906879629">
                <text:p>373.775906879629</text:p>
              </table:table-cell>
              <table:table-cell office:value-type="float" office:value="375.384637720456">
                <text:p>375.384637720456</text:p>
              </table:table-cell>
              <table:table-cell office:value-type="float" office:value="377.00897549653">
                <text:p>377.00897549653</text:p>
              </table:table-cell>
              <table:table-cell office:value-type="float" office:value="378.649071561988">
                <text:p>378.649071561988</text:p>
              </table:table-cell>
              <table:table-cell office:value-type="float" office:value="380.305078658907">
                <text:p>380.305078658907</text:p>
              </table:table-cell>
              <table:table-cell office:value-type="float" office:value="381.97715091167">
                <text:p>381.97715091167</text:p>
              </table:table-cell>
              <table:table-cell office:value-type="float" office:value="383.665443869921">
                <text:p>383.665443869921</text:p>
              </table:table-cell>
              <table:table-cell office:value-type="float" office:value="385.370114620663">
                <text:p>385.370114620663</text:p>
              </table:table-cell>
              <table:table-cell office:value-type="float" office:value="387.091322126382">
                <text:p>387.091322126382</text:p>
              </table:table-cell>
              <table:table-cell office:value-type="float" office:value="388.829226629407">
                <text:p>388.829226629407</text:p>
              </table:table-cell>
              <table:table-cell office:value-type="float" office:value="390.583989833708">
                <text:p>390.583989833708</text:p>
              </table:table-cell>
              <table:table-cell office:value-type="float" office:value="392.355774934884">
                <text:p>392.355774934884</text:p>
              </table:table-cell>
              <table:table-cell office:value-type="float" office:value="394.144746888783">
                <text:p>394.144746888783</text:p>
              </table:table-cell>
              <table:table-cell office:value-type="float" office:value="395.951072444339">
                <text:p>395.951072444339</text:p>
              </table:table-cell>
              <table:table-cell office:value-type="float" office:value="397.774919692135">
                <text:p>397.774919692135</text:p>
              </table:table-cell>
              <table:table-cell office:value-type="float" office:value="399.616458281829">
                <text:p>399.616458281829</text:p>
              </table:table-cell>
              <table:table-cell office:value-type="float" office:value="401.47585943976">
                <text:p>401.47585943976</text:p>
              </table:table-cell>
              <table:table-cell office:value-type="float" office:value="403.353296409658">
                <text:p>403.353296409658</text:p>
              </table:table-cell>
              <table:table-cell office:value-type="float" office:value="405.248944038063">
                <text:p>405.248944038063</text:p>
              </table:table-cell>
              <table:table-cell office:value-type="float" office:value="407.162978676354">
                <text:p>407.162978676354</text:p>
              </table:table-cell>
              <table:table-cell office:value-type="float" office:value="409.095578307585">
                <text:p>409.095578307585</text:p>
              </table:table-cell>
              <table:table-cell office:value-type="float" office:value="411.046922477326">
                <text:p>411.046922477326</text:p>
              </table:table-cell>
              <table:table-cell office:value-type="float" office:value="413.017193499216">
                <text:p>413.017193499216</text:p>
              </table:table-cell>
              <table:table-cell office:value-type="float" office:value="415.006574361374">
                <text:p>415.006574361374</text:p>
              </table:table-cell>
              <table:table-cell office:value-type="float" office:value="417.015250138114">
                <text:p>417.015250138114</text:p>
              </table:table-cell>
              <table:table-cell office:value-type="float" office:value="419.043407576231">
                <text:p>419.043407576231</text:p>
              </table:table-cell>
              <table:table-cell office:value-type="float" office:value="421.091235345477">
                <text:p>421.091235345477</text:p>
              </table:table-cell>
              <table:table-cell office:value-type="float" office:value="423.15892421059">
                <text:p>423.15892421059</text:p>
              </table:table-cell>
              <table:table-cell office:value-type="float" office:value="425.246666499295">
                <text:p>425.246666499295</text:p>
              </table:table-cell>
              <table:table-cell office:value-type="float" office:value="427.354656378675">
                <text:p>427.354656378675</text:p>
              </table:table-cell>
              <table:table-cell office:value-type="float" office:value="429.483089886581">
                <text:p>429.483089886581</text:p>
              </table:table-cell>
              <table:table-cell office:value-type="float" office:value="431.632164957604">
                <text:p>431.632164957604</text:p>
              </table:table-cell>
              <table:table-cell office:value-type="float" office:value="433.802081472637">
                <text:p>433.802081472637</text:p>
              </table:table-cell>
              <table:table-cell office:value-type="float" office:value="435.993041362247">
                <text:p>435.993041362247</text:p>
              </table:table-cell>
              <table:table-cell office:value-type="float" office:value="438.205248439171">
                <text:p>438.205248439171</text:p>
              </table:table-cell>
              <table:table-cell office:value-type="float" office:value="440.43890838804">
                <text:p>440.43890838804</text:p>
              </table:table-cell>
              <table:table-cell office:value-type="float" office:value="442.694228960485">
                <text:p>442.694228960485</text:p>
              </table:table-cell>
              <table:table-cell office:value-type="float" office:value="444.971419892719">
                <text:p>444.971419892719</text:p>
              </table:table-cell>
              <table:table-cell office:value-type="float" office:value="447.27069293791">
                <text:p>447.27069293791</text:p>
              </table:table-cell>
              <table:table-cell office:value-type="float" office:value="449.592261904851">
                <text:p>449.592261904851</text:p>
              </table:table-cell>
              <table:table-cell office:value-type="float" office:value="451.936342661577">
                <text:p>451.936342661577</text:p>
              </table:table-cell>
              <table:table-cell office:value-type="float" office:value="454.303153156937">
                <text:p>454.303153156937</text:p>
              </table:table-cell>
              <table:table-cell office:value-type="float" office:value="456.692913443896">
                <text:p>456.692913443896</text:p>
              </table:table-cell>
              <table:table-cell office:value-type="float" office:value="459.105845702027">
                <text:p>459.105845702027</text:p>
              </table:table-cell>
              <table:table-cell office:value-type="float" office:value="461.542174253226">
                <text:p>461.542174253226</text:p>
              </table:table-cell>
              <table:table-cell office:value-type="float" office:value="464.002125582502">
                <text:p>464.002125582502</text:p>
              </table:table-cell>
              <table:table-cell office:value-type="float" office:value="466.485928230274">
                <text:p>466.485928230274</text:p>
              </table:table-cell>
              <table:table-cell office:value-type="float" office:value="468.993813470219">
                <text:p>468.993813470219</text:p>
              </table:table-cell>
              <table:table-cell office:value-type="float" office:value="471.526014253745">
                <text:p>471.526014253745</text:p>
              </table:table-cell>
              <table:table-cell office:value-type="float" office:value="474.08276589944">
                <text:p>474.08276589944</text:p>
              </table:table-cell>
              <table:table-cell office:value-type="float" office:value="476.664306225676">
                <text:p>476.664306225676</text:p>
              </table:table-cell>
              <table:table-cell office:value-type="float" office:value="479.270874642982">
                <text:p>479.270874642982</text:p>
              </table:table-cell>
              <table:table-cell office:value-type="float" office:value="481.902713930389">
                <text:p>481.902713930389</text:p>
              </table:table-cell>
              <table:table-cell office:value-type="float" office:value="484.560068133277">
                <text:p>484.560068133277</text:p>
              </table:table-cell>
              <table:table-cell office:value-type="float" office:value="487.243184409493">
                <text:p>487.243184409493</text:p>
              </table:table-cell>
              <table:table-cell office:value-type="float" office:value="489.952311817945">
                <text:p>489.952311817945</text:p>
              </table:table-cell>
              <table:table-cell office:value-type="float" office:value="492.687702175153">
                <text:p>492.687702175153</text:p>
              </table:table-cell>
              <table:table-cell office:value-type="float" office:value="495.449609489439">
                <text:p>495.449609489439</text:p>
              </table:table-cell>
              <table:table-cell office:value-type="float" office:value="498.238290538203">
                <text:p>498.238290538203</text:p>
              </table:table-cell>
              <table:table-cell office:value-type="float" office:value="501.054003945821">
                <text:p>501.054003945821</text:p>
              </table:table-cell>
              <table:table-cell office:value-type="float" office:value="503.89701165996">
                <text:p>503.89701165996</text:p>
              </table:table-cell>
              <table:table-cell office:value-type="float" office:value="506.767578421049">
                <text:p>506.767578421049</text:p>
              </table:table-cell>
              <table:table-cell office:value-type="float" office:value="509.66597056291">
                <text:p>509.66597056291</text:p>
              </table:table-cell>
              <table:table-cell office:value-type="float" office:value="512.592457060536">
                <text:p>512.592457060536</text:p>
              </table:table-cell>
              <table:table-cell office:value-type="float" office:value="515.547309606027">
                <text:p>515.547309606027</text:p>
              </table:table-cell>
              <table:table-cell office:value-type="float" office:value="518.530802615353">
                <text:p>518.530802615353</text:p>
              </table:table-cell>
              <table:table-cell office:value-type="float" office:value="521.543213244097">
                <text:p>521.543213244097</text:p>
              </table:table-cell>
              <table:table-cell office:value-type="float" office:value="524.584821140502">
                <text:p>524.584821140502</text:p>
              </table:table-cell>
              <table:table-cell office:value-type="float" office:value="527.655908604056">
                <text:p>527.655908604056</text:p>
              </table:table-cell>
              <table:table-cell office:value-type="float" office:value="530.756761006778">
                <text:p>530.756761006778</text:p>
              </table:table-cell>
              <table:table-cell office:value-type="float" office:value="533.887666119553">
                <text:p>533.887666119553</text:p>
              </table:table-cell>
              <table:table-cell office:value-type="float" office:value="537.048914510183">
                <text:p>537.048914510183</text:p>
              </table:table-cell>
              <table:table-cell office:value-type="float" office:value="540.240799868394">
                <text:p>540.240799868394</text:p>
              </table:table-cell>
              <table:table-cell office:value-type="float" office:value="543.463618568848">
                <text:p>543.463618568848</text:p>
              </table:table-cell>
              <table:table-cell office:value-type="float" office:value="546.717669672913">
                <text:p>546.717669672913</text:p>
              </table:table-cell>
              <table:table-cell office:value-type="float" office:value="550.00325507633">
                <text:p>550.00325507633</text:p>
              </table:table-cell>
              <table:table-cell office:value-type="float" office:value="553.320679541911">
                <text:p>553.320679541911</text:p>
              </table:table-cell>
              <table:table-cell office:value-type="float" office:value="556.670250732242">
                <text:p>556.670250732242</text:p>
              </table:table-cell>
              <table:table-cell office:value-type="float" office:value="560.052279358593">
                <text:p>560.052279358593</text:p>
              </table:table-cell>
              <table:table-cell office:value-type="float" office:value="563.467079399947">
                <text:p>563.467079399947</text:p>
              </table:table-cell>
              <table:table-cell office:value-type="float" office:value="566.914967705256">
                <text:p>566.914967705256</text:p>
              </table:table-cell>
              <table:table-cell office:value-type="float" office:value="570.396264203253">
                <text:p>570.396264203253</text:p>
              </table:table-cell>
              <table:table-cell office:value-type="float" office:value="573.911291952745">
                <text:p>573.911291952745</text:p>
              </table:table-cell>
              <table:table-cell office:value-type="float" office:value="577.46037718063">
                <text:p>577.46037718063</text:p>
              </table:table-cell>
              <table:table-cell office:value-type="float" office:value="581.04384930935">
                <text:p>581.04384930935</text:p>
              </table:table-cell>
              <table:table-cell office:value-type="float" office:value="584.662040533456">
                <text:p>584.662040533456</text:p>
              </table:table-cell>
              <table:table-cell office:value-type="float" office:value="588.315286254381">
                <text:p>588.315286254381</text:p>
              </table:table-cell>
              <table:table-cell office:value-type="float" office:value="592.003925268694">
                <text:p>592.003925268694</text:p>
              </table:table-cell>
              <table:table-cell office:value-type="float" office:value="595.728299630182">
                <text:p>595.728299630182</text:p>
              </table:table-cell>
              <table:table-cell office:value-type="float" office:value="599.488754679465">
                <text:p>599.488754679465</text:p>
              </table:table-cell>
              <table:table-cell office:value-type="float" office:value="603.285639073609">
                <text:p>603.285639073609</text:p>
              </table:table-cell>
              <table:table-cell office:value-type="float" office:value="607.119304825067">
                <text:p>607.119304825067</text:p>
              </table:table-cell>
              <table:table-cell office:value-type="float" office:value="610.990107358363">
                <text:p>610.990107358363</text:p>
              </table:table-cell>
              <table:table-cell office:value-type="float" office:value="614.898405490247">
                <text:p>614.898405490247</text:p>
              </table:table-cell>
              <table:table-cell office:value-type="float" office:value="618.844561476522">
                <text:p>618.844561476522</text:p>
              </table:table-cell>
              <table:table-cell office:value-type="float" office:value="622.828941044817">
                <text:p>622.828941044817</text:p>
              </table:table-cell>
              <table:table-cell office:value-type="float" office:value="626.851913424786">
                <text:p>626.851913424786</text:p>
              </table:table-cell>
              <table:table-cell office:value-type="float" office:value="630.913851410131">
                <text:p>630.913851410131</text:p>
              </table:table-cell>
              <table:table-cell office:value-type="float" office:value="635.015131779802">
                <text:p>635.015131779802</text:p>
              </table:table-cell>
              <table:table-cell office:value-type="float" office:value="639.156134266919">
                <text:p>639.156134266919</text:p>
              </table:table-cell>
              <table:table-cell office:value-type="float" office:value="643.337242496497">
                <text:p>643.337242496497</text:p>
              </table:table-cell>
              <table:table-cell office:value-type="float" office:value="647.55884375913">
                <text:p>647.55884375913</text:p>
              </table:table-cell>
              <table:table-cell office:value-type="float" office:value="651.821329041982">
                <text:p>651.821329041982</text:p>
              </table:table-cell>
              <table:table-cell office:value-type="float" office:value="656.125093059763">
                <text:p>656.125093059763</text:p>
              </table:table-cell>
              <table:table-cell office:value-type="float" office:value="660.470534339817">
                <text:p>660.470534339817</text:p>
              </table:table-cell>
              <table:table-cell office:value-type="float" office:value="664.858055905935">
                <text:p>664.858055905935</text:p>
              </table:table-cell>
              <table:table-cell office:value-type="float" office:value="669.288063662949">
                <text:p>669.288063662949</text:p>
              </table:table-cell>
              <table:table-cell office:value-type="float" office:value="673.760967768317">
                <text:p>673.760967768317</text:p>
              </table:table-cell>
              <table:table-cell office:value-type="float" office:value="678.277182302328">
                <text:p>678.277182302328</text:p>
              </table:table-cell>
              <table:table-cell office:value-type="float" office:value="682.837125302152">
                <text:p>682.837125302152</text:p>
              </table:table-cell>
              <table:table-cell office:value-type="float" office:value="687.441219049752">
                <text:p>687.441219049752</text:p>
              </table:table-cell>
              <table:table-cell office:value-type="float" office:value="692.089889828205">
                <text:p>692.089889828205</text:p>
              </table:table-cell>
              <table:table-cell office:value-type="float" office:value="696.783567741575">
                <text:p>696.783567741575</text:p>
              </table:table-cell>
              <table:table-cell office:value-type="float" office:value="701.522687151035">
                <text:p>701.522687151035</text:p>
              </table:table-cell>
              <table:table-cell office:value-type="float" office:value="706.307686571928">
                <text:p>706.307686571928</text:p>
              </table:table-cell>
              <table:table-cell office:value-type="float" office:value="711.139008715502">
                <text:p>711.139008715502</text:p>
              </table:table-cell>
              <table:table-cell office:value-type="float" office:value="716.017100862765">
                <text:p>716.017100862765</text:p>
              </table:table-cell>
              <table:table-cell office:value-type="float" office:value="720.942414122534">
                <text:p>720.942414122534</text:p>
              </table:table-cell>
              <table:table-cell office:value-type="float" office:value="725.915404082459">
                <text:p>725.915404082459</text:p>
              </table:table-cell>
              <table:table-cell office:value-type="float" office:value="730.936530681918">
                <text:p>730.936530681918</text:p>
              </table:table-cell>
              <table:table-cell office:value-type="float" office:value="736.006258249385">
                <text:p>736.006258249385</text:p>
              </table:table-cell>
              <table:table-cell office:value-type="float" office:value="741.125055729369">
                <text:p>741.125055729369</text:p>
              </table:table-cell>
              <table:table-cell office:value-type="float" office:value="746.29339658067">
                <text:p>746.29339658067</text:p>
              </table:table-cell>
              <table:table-cell office:value-type="float" office:value="751.511758499906">
                <text:p>751.511758499906</text:p>
              </table:table-cell>
              <table:table-cell office:value-type="float" office:value="756.780623879977">
                <text:p>756.780623879977</text:p>
              </table:table-cell>
              <table:table-cell office:value-type="float" office:value="762.10047971314">
                <text:p>762.10047971314</text:p>
              </table:table-cell>
              <table:table-cell office:value-type="float" office:value="767.471817630106">
                <text:p>767.471817630106</text:p>
              </table:table-cell>
              <table:table-cell office:value-type="float" office:value="772.895134497198">
                <text:p>772.895134497198</text:p>
              </table:table-cell>
              <table:table-cell office:value-type="float" office:value="778.370931240368">
                <text:p>778.370931240368</text:p>
              </table:table-cell>
              <table:table-cell office:value-type="float" office:value="783.899713778874">
                <text:p>783.899713778874</text:p>
              </table:table-cell>
              <table:table-cell office:value-type="float" office:value="789.481992874278">
                <text:p>789.481992874278</text:p>
              </table:table-cell>
              <table:table-cell office:value-type="float" office:value="795.118284153164">
                <text:p>795.118284153164</text:p>
              </table:table-cell>
              <table:table-cell office:value-type="float" office:value="800.809108360571">
                <text:p>800.809108360571</text:p>
              </table:table-cell>
              <table:table-cell office:value-type="float" office:value="806.554991346648">
                <text:p>806.554991346648</text:p>
              </table:table-cell>
              <table:table-cell office:value-type="float" office:value="812.356463529398">
                <text:p>812.356463529398</text:p>
              </table:table-cell>
              <table:table-cell office:value-type="float" office:value="818.214060585649">
                <text:p>818.214060585649</text:p>
              </table:table-cell>
              <table:table-cell office:value-type="float" office:value="824.128323294891">
                <text:p>824.128323294891</text:p>
              </table:table-cell>
              <table:table-cell office:value-type="float" office:value="830.099797582894">
                <text:p>830.099797582894</text:p>
              </table:table-cell>
              <table:table-cell office:value-type="float" office:value="836.129035070205">
                <text:p>836.129035070205</text:p>
              </table:table-cell>
              <table:table-cell office:value-type="float" office:value="842.216592075797">
                <text:p>842.216592075797</text:p>
              </table:table-cell>
              <table:table-cell office:value-type="float" office:value="848.363030335703">
                <text:p>848.363030335703</text:p>
              </table:table-cell>
              <table:table-cell office:value-type="float" office:value="854.568916980499">
                <text:p>854.568916980499</text:p>
              </table:table-cell>
              <table:table-cell office:value-type="float" office:value="860.834824535981">
                <text:p>860.834824535981</text:p>
              </table:table-cell>
              <table:table-cell office:value-type="float" office:value="867.161331141354">
                <text:p>867.161331141354</text:p>
              </table:table-cell>
              <table:table-cell office:value-type="float" office:value="873.549020664286">
                <text:p>873.549020664286</text:p>
              </table:table-cell>
              <table:table-cell office:value-type="float" office:value="879.998482020878">
                <text:p>879.998482020878</text:p>
              </table:table-cell>
              <table:table-cell office:value-type="float" office:value="886.51030995001">
                <text:p>886.51030995001</text:p>
              </table:table-cell>
              <table:table-cell office:value-type="float" office:value="893.085104845658">
                <text:p>893.085104845658</text:p>
              </table:table-cell>
              <table:table-cell office:value-type="float" office:value="899.723472805012">
                <text:p>899.723472805012</text:p>
              </table:table-cell>
              <table:table-cell office:value-type="float" office:value="906.42602618774">
                <text:p>906.42602618774</text:p>
              </table:table-cell>
              <table:table-cell office:value-type="float" office:value="913.193382681087">
                <text:p>913.193382681087</text:p>
              </table:table-cell>
              <table:table-cell office:value-type="float" office:value="920.026165873355">
                <text:p>920.026165873355</text:p>
              </table:table-cell>
              <table:table-cell office:value-type="float" office:value="926.925005359517">
                <text:p>926.925005359517</text:p>
              </table:table-cell>
              <table:table-cell office:value-type="float" office:value="933.890536712825">
                <text:p>933.890536712825</text:p>
              </table:table-cell>
              <table:table-cell office:value-type="float" office:value="940.92340168831">
                <text:p>940.92340168831</text:p>
              </table:table-cell>
              <table:table-cell office:value-type="float" office:value="948.02424848374">
                <text:p>948.02424848374</text:p>
              </table:table-cell>
              <table:table-cell office:value-type="float" office:value="955.193730811278">
                <text:p>955.193730811278</text:p>
              </table:table-cell>
              <table:table-cell office:value-type="float" office:value="962.432508857104">
                <text:p>962.432508857104</text:p>
              </table:table-cell>
              <table:table-cell office:value-type="float" office:value="969.741249073154">
                <text:p>969.741249073154</text:p>
              </table:table-cell>
              <table:table-cell office:value-type="float" office:value="977.120624230308">
                <text:p>977.120624230308</text:p>
              </table:table-cell>
              <table:table-cell office:value-type="float" office:value="984.571313961191">
                <text:p>984.571313961191</text:p>
              </table:table-cell>
              <table:table-cell office:value-type="float" office:value="992.094003950592">
                <text:p>992.094003950592</text:p>
              </table:table-cell>
              <table:table-cell office:value-type="float" office:value="999.689386313638">
                <text:p>999.689386313638</text:p>
              </table:table-cell>
              <table:table-cell office:value-type="float" office:value="1007.35815984433">
                <text:p>1007.35815984433</text:p>
              </table:table-cell>
              <table:table-cell office:value-type="float" office:value="1015.10102995822">
                <text:p>1015.10102995822</text:p>
              </table:table-cell>
              <table:table-cell office:value-type="float" office:value="1022.91870887347">
                <text:p>1022.91870887347</text:p>
              </table:table-cell>
              <table:table-cell office:value-type="float" office:value="1030.81191603765">
                <text:p>1030.81191603765</text:p>
              </table:table-cell>
              <table:table-cell office:value-type="float" office:value="1038.78137693513">
                <text:p>1038.78137693513</text:p>
              </table:table-cell>
              <table:table-cell office:value-type="float" office:value="1046.82782423761">
                <text:p>1046.82782423761</text:p>
              </table:table-cell>
              <table:table-cell office:value-type="float" office:value="1054.95199755543">
                <text:p>1054.95199755543</text:p>
              </table:table-cell>
              <table:table-cell office:value-type="float" office:value="1063.15464349622">
                <text:p>1063.15464349622</text:p>
              </table:table-cell>
              <table:table-cell office:value-type="float" office:value="1071.43651622065">
                <text:p>1071.43651622065</text:p>
              </table:table-cell>
              <table:table-cell office:value-type="float" office:value="1079.79837672114">
                <text:p>1079.79837672114</text:p>
              </table:table-cell>
              <table:table-cell office:value-type="float" office:value="1088.24099299404">
                <text:p>1088.24099299404</text:p>
              </table:table-cell>
              <table:table-cell office:value-type="float" office:value="1096.76514046683">
                <text:p>1096.76514046683</text:p>
              </table:table-cell>
              <table:table-cell office:value-type="float" office:value="1105.37160189948">
                <text:p>1105.37160189948</text:p>
              </table:table-cell>
              <table:table-cell office:value-type="float" office:value="1114.06116753568">
                <text:p>1114.06116753568</text:p>
              </table:table-cell>
              <table:table-cell office:value-type="float" office:value="1122.8346357021">
                <text:p>1122.8346357021</text:p>
              </table:table-cell>
              <table:table-cell office:value-type="float" office:value="1131.69281136562">
                <text:p>1131.69281136562</text:p>
              </table:table-cell>
              <table:table-cell office:value-type="float" office:value="1140.6365074573">
                <text:p>1140.6365074573</text:p>
              </table:table-cell>
              <table:table-cell office:value-type="float" office:value="1149.66654458968">
                <text:p>1149.66654458968</text:p>
              </table:table-cell>
              <table:table-cell office:value-type="float" office:value="1158.78375112155">
                <text:p>1158.78375112155</text:p>
              </table:table-cell>
              <table:table-cell office:value-type="float" office:value="1167.98896366916">
                <text:p>1167.98896366916</text:p>
              </table:table-cell>
              <table:table-cell office:value-type="float" office:value="1177.28302657533">
                <text:p>1177.28302657533</text:p>
              </table:table-cell>
              <table:table-cell office:value-type="float" office:value="1186.66679183949">
                <text:p>1186.66679183949</text:p>
              </table:table-cell>
              <table:table-cell office:value-type="float" office:value="1196.14111969944">
                <text:p>1196.14111969944</text:p>
              </table:table-cell>
              <table:table-cell office:value-type="float" office:value="1205.7068785056">
                <text:p>1205.7068785056</text:p>
              </table:table-cell>
              <table:table-cell office:value-type="float" office:value="1215.36494484118">
                <text:p>1215.36494484118</text:p>
              </table:table-cell>
              <table:table-cell office:value-type="float" office:value="1225.1162043363">
                <text:p>1225.1162043363</text:p>
              </table:table-cell>
              <table:table-cell office:value-type="float" office:value="1234.96154988556">
                <text:p>1234.96154988556</text:p>
              </table:table-cell>
              <table:table-cell office:value-type="float" office:value="1244.90188321463">
                <text:p>1244.90188321463</text:p>
              </table:table-cell>
              <table:table-cell office:value-type="float" office:value="1254.93811454585">
                <text:p>1254.93811454585</text:p>
              </table:table-cell>
              <table:table-cell office:value-type="float" office:value="1265.07116266952">
                <text:p>1265.07116266952</text:p>
              </table:table-cell>
              <table:table-cell office:value-type="float" office:value="1275.30195547232">
                <text:p>1275.30195547232</text:p>
              </table:table-cell>
              <table:table-cell office:value-type="float" office:value="1285.63142953264">
                <text:p>1285.63142953264</text:p>
              </table:table-cell>
              <table:table-cell office:value-type="float" office:value="1296.06052975158">
                <text:p>1296.06052975158</text:p>
              </table:table-cell>
              <table:table-cell office:value-type="float" office:value="1306.5902101912">
                <text:p>1306.5902101912</text:p>
              </table:table-cell>
              <table:table-cell office:value-type="float" office:value="1317.22143388771">
                <text:p>1317.22143388771</text:p>
              </table:table-cell>
              <table:table-cell office:value-type="float" office:value="1327.9551729343">
                <text:p>1327.9551729343</text:p>
              </table:table-cell>
              <table:table-cell office:value-type="float" office:value="1338.79240950004">
                <text:p>1338.79240950004</text:p>
              </table:table-cell>
              <table:table-cell office:value-type="float" office:value="1349.73413375768">
                <text:p>1349.73413375768</text:p>
              </table:table-cell>
              <table:table-cell office:value-type="float" office:value="1360.78134564854">
                <text:p>1360.78134564854</text:p>
              </table:table-cell>
              <table:table-cell office:value-type="float" office:value="1371.93505451014">
                <text:p>1371.93505451014</text:p>
              </table:table-cell>
              <table:table-cell office:value-type="float" office:value="1383.19627915473">
                <text:p>1383.19627915473</text:p>
              </table:table-cell>
              <table:table-cell office:value-type="float" office:value="1394.5660483323">
                <text:p>1394.5660483323</text:p>
              </table:table-cell>
              <table:table-cell office:value-type="float" office:value="1406.04540055348">
                <text:p>1406.04540055348</text:p>
              </table:table-cell>
              <table:table-cell office:value-type="float" office:value="1417.63538347216">
                <text:p>1417.63538347216</text:p>
              </table:table-cell>
              <table:table-cell office:value-type="float" office:value="1429.33705486469">
                <text:p>1429.33705486469</text:p>
              </table:table-cell>
              <table:table-cell office:value-type="float" office:value="1441.15148242379">
                <text:p>1441.15148242379</text:p>
              </table:table-cell>
              <table:table-cell office:value-type="float" office:value="1453.07974384067">
                <text:p>1453.07974384067</text:p>
              </table:table-cell>
              <table:table-cell office:value-type="float" office:value="1465.1229278721">
                <text:p>1465.1229278721</text:p>
              </table:table-cell>
              <table:table-cell office:value-type="float" office:value="1477.28213229604">
                <text:p>1477.28213229604</text:p>
              </table:table-cell>
              <table:table-cell office:value-type="float" office:value="1489.55846553214">
                <text:p>1489.55846553214</text:p>
              </table:table-cell>
              <table:table-cell office:value-type="float" office:value="1501.95304642029">
                <text:p>1501.95304642029</text:p>
              </table:table-cell>
              <table:table-cell office:value-type="float" office:value="1514.46700426541">
                <text:p>1514.46700426541</text:p>
              </table:table-cell>
              <table:table-cell office:value-type="float" office:value="1527.10147931823">
                <text:p>1527.10147931823</text:p>
              </table:table-cell>
              <table:table-cell office:value-type="float" office:value="1539.85762279642">
                <text:p>1539.85762279642</text:p>
              </table:table-cell>
              <table:table-cell office:value-type="float" office:value="1552.73659581177">
                <text:p>1552.73659581177</text:p>
              </table:table-cell>
              <table:table-cell office:value-type="float" office:value="1565.73957072979">
                <text:p>1565.73957072979</text:p>
              </table:table-cell>
              <table:table-cell office:value-type="float" office:value="1578.86773087128">
                <text:p>1578.86773087128</text:p>
              </table:table-cell>
              <table:table-cell office:value-type="float" office:value="1592.12227060294">
                <text:p>1592.12227060294</text:p>
              </table:table-cell>
              <table:table-cell office:value-type="float" office:value="1605.50439634938">
                <text:p>1605.50439634938</text:p>
              </table:table-cell>
              <table:table-cell office:value-type="float" office:value="1619.01532480491">
                <text:p>1619.01532480491</text:p>
              </table:table-cell>
              <table:table-cell office:value-type="float" office:value="1632.65628421241">
                <text:p>1632.65628421241</text:p>
              </table:table-cell>
              <table:table-cell office:value-type="float" office:value="1646.42851436759">
                <text:p>1646.42851436759</text:p>
              </table:table-cell>
              <table:table-cell office:value-type="float" office:value="1660.33326662207">
                <text:p>1660.33326662207</text:p>
              </table:table-cell>
              <table:table-cell office:value-type="float" office:value="1674.3718042874">
                <text:p>1674.3718042874</text:p>
              </table:table-cell>
              <table:table-cell office:value-type="float" office:value="1688.5454028951">
                <text:p>1688.5454028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